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1" svg:font-family="'Arial Unicode MS', 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Wingdings" svg:font-family="Wingdings" style:font-family-generic="roman"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Arial Unicode MS2" svg:font-family="'Arial Unicode MS', 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lassGarmnd BT1" svg:font-family="'ClassGarmnd B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Liberation Serif1" svg:font-family="'Liberation Serif', 'Times New Roman'" style:font-family-generic="system" style:font-pitch="variable"/>
    <style:font-face style:name="Linux Libertine Mono O" svg:font-family="'Linux Libertine Mono O'"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text-properties fo:color="#ffffff"/>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000000" style:font-name="Verdana1" fo:font-size="9pt" style:font-size-asian="9pt" style:font-name-complex="Verdana2" style:font-size-complex="9pt"/>
    </style:style>
    <style:style style:name="P4" style:family="paragraph" style:parent-style-name="Standard">
      <style:paragraph-properties fo:text-align="center" style:justify-single-word="false"/>
      <style:text-properties fo:color="#000000" style:font-name="Verdana1" fo:font-size="9pt" fo:font-weight="bold" style:font-size-asian="9pt" style:font-weight-asian="bold" style:font-name-complex="Verdana2" style:font-size-complex="9pt" style:font-weight-complex="bold"/>
    </style:style>
    <style:style style:name="P5" style:family="paragraph" style:parent-style-name="Standard">
      <style:paragraph-properties fo:text-align="start" style:justify-single-word="false"/>
      <style:text-properties fo:color="#000000" style:font-name="Verdana1" fo:font-size="9pt" fo:font-weight="normal" officeooo:rsid="0019683e" style:font-size-asian="9pt" style:font-weight-asian="normal" style:font-name-complex="Verdana2" style:font-size-complex="9pt" style:font-weight-complex="normal"/>
    </style:style>
    <style:style style:name="P6" style:family="paragraph" style:parent-style-name="Standard">
      <style:paragraph-properties fo:text-align="start" style:justify-single-word="false"/>
      <style:text-properties fo:color="#000000" style:font-name="Verdana1" fo:font-size="9pt" fo:font-weight="normal" officeooo:rsid="0035635f" officeooo:paragraph-rsid="00206bd3" style:font-size-asian="9pt" style:font-weight-asian="normal" style:font-name-complex="Verdana2" style:font-size-complex="9pt" style:font-weight-complex="normal"/>
    </style:style>
    <style:style style:name="P7" style:family="paragraph" style:parent-style-name="Standard">
      <style:paragraph-properties fo:text-align="start" style:justify-single-word="false"/>
      <style:text-properties fo:color="#000000" style:font-name="Verdana1" fo:font-size="9pt" fo:font-weight="normal" officeooo:rsid="003cb355" officeooo:paragraph-rsid="0035d2f1" style:font-size-asian="9pt" style:font-weight-asian="normal" style:font-name-complex="Verdana2" style:font-size-complex="9pt" style:font-weight-complex="normal"/>
    </style:style>
    <style:style style:name="P8" style:family="paragraph" style:parent-style-name="Standard">
      <style:paragraph-properties fo:text-align="start" style:justify-single-word="false"/>
      <style:text-properties fo:color="#000000" style:font-name="Verdana1" fo:font-size="9pt" fo:font-weight="normal" officeooo:rsid="005ba44e" officeooo:paragraph-rsid="005ba44e" style:font-size-asian="9pt" style:font-weight-asian="normal" style:font-name-complex="Verdana2" style:font-size-complex="9pt" style:font-weight-complex="normal"/>
    </style:style>
    <style:style style:name="P9" style:family="paragraph" style:parent-style-name="Standard">
      <style:paragraph-properties fo:text-align="start" style:justify-single-word="false"/>
      <style:text-properties fo:color="#000000" style:font-name="Verdana1" fo:font-size="9pt" fo:font-weight="normal" officeooo:rsid="002506ee" officeooo:paragraph-rsid="006582e3" style:font-size-asian="9pt" style:font-weight-asian="normal" style:font-name-complex="Verdana2" style:font-size-complex="9pt" style:font-weight-complex="normal"/>
    </style:style>
    <style:style style:name="P10" style:family="paragraph" style:parent-style-name="Standard">
      <style:paragraph-properties fo:text-align="start" style:justify-single-word="false"/>
      <style:text-properties fo:color="#000000" style:font-name="Verdana1" fo:font-size="9pt" fo:font-weight="normal" officeooo:rsid="0085a366" officeooo:paragraph-rsid="001a40fd" style:font-size-asian="9pt" style:font-weight-asian="normal" style:font-name-complex="Verdana2" style:font-size-complex="9pt" style:font-weight-complex="normal"/>
    </style:style>
    <style:style style:name="P11" style:family="paragraph" style:parent-style-name="Standard">
      <style:paragraph-properties fo:text-align="start" style:justify-single-word="false"/>
      <style:text-properties fo:color="#000000" style:font-name="Verdana1" fo:font-size="9pt" fo:font-weight="normal" officeooo:rsid="005270e9" officeooo:paragraph-rsid="00425af1" style:font-size-asian="9pt" style:font-weight-asian="normal" style:font-name-complex="Verdana2" style:font-size-complex="9pt" style:font-weight-complex="normal"/>
    </style:style>
    <style:style style:name="P12" style:family="paragraph" style:parent-style-name="Standard">
      <style:paragraph-properties fo:text-align="start" style:justify-single-word="false"/>
      <style:text-properties fo:color="#000000" style:font-name="Verdana1" fo:font-size="9pt" fo:font-style="normal" fo:font-weight="normal" officeooo:rsid="00a5c06c" officeooo:paragraph-rsid="00a45fa6" style:font-size-asian="9pt" style:font-style-asian="normal" style:font-weight-asian="normal" style:font-name-complex="Verdana2" style:font-size-complex="9pt" style:font-style-complex="normal"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officeooo:paragraph-rsid="00206bd3"/>
    </style:style>
    <style:style style:name="P15" style:family="paragraph" style:parent-style-name="Standard">
      <style:paragraph-properties fo:text-align="start" style:justify-single-word="false"/>
      <style:text-properties officeooo:paragraph-rsid="00a45fa6"/>
    </style:style>
    <style:style style:name="P16" style:family="paragraph" style:parent-style-name="Standard">
      <style:paragraph-properties fo:text-align="start" style:justify-single-word="false"/>
      <style:text-properties officeooo:paragraph-rsid="005ba44e"/>
    </style:style>
    <style:style style:name="P17" style:family="paragraph" style:parent-style-name="Standard">
      <style:paragraph-properties fo:text-align="start" style:justify-single-word="false"/>
      <style:text-properties officeooo:paragraph-rsid="00b1cf26"/>
    </style:style>
    <style:style style:name="P18" style:family="paragraph" style:parent-style-name="Standard">
      <style:paragraph-properties fo:text-align="start" style:justify-single-word="false"/>
      <style:text-properties fo:font-weight="bold" officeooo:rsid="0035d2f1" officeooo:paragraph-rsid="0035d2f1" style:font-weight-asian="bold" style:font-weight-complex="bold"/>
    </style:style>
    <style:style style:name="P19" style:family="paragraph" style:parent-style-name="Standard">
      <style:paragraph-properties fo:text-align="start" style:justify-single-word="false"/>
      <style:text-properties fo:font-weight="bold" officeooo:rsid="006582e3" officeooo:paragraph-rsid="006582e3" style:font-weight-asian="bold" style:font-weight-complex="bold"/>
    </style:style>
    <style:style style:name="P20" style:family="paragraph" style:parent-style-name="Standard">
      <style:paragraph-properties fo:text-align="start" style:justify-single-word="false"/>
      <style:text-properties fo:font-weight="bold" officeooo:rsid="001a40fd" officeooo:paragraph-rsid="001a40fd" style:font-weight-asian="bold" style:font-weight-complex="bold"/>
    </style:style>
    <style:style style:name="P21" style:family="paragraph" style:parent-style-name="Standard">
      <style:paragraph-properties fo:text-align="start" style:justify-single-word="false"/>
      <style:text-properties fo:font-weight="bold" officeooo:rsid="003dab5a" officeooo:paragraph-rsid="00425af1" style:font-weight-asian="bold" style:font-weight-complex="bold"/>
    </style:style>
    <style:style style:name="P22" style:family="paragraph" style:parent-style-name="Quotations">
      <style:paragraph-properties fo:margin-left="0in" fo:margin-right="0.3937in" fo:text-indent="0in" style:auto-text-indent="false"/>
      <style:text-properties fo:color="#000000" style:font-name="Verdana1" fo:font-size="9pt" style:font-size-asian="9pt" style:font-size-complex="9pt"/>
    </style:style>
    <style:style style:name="P23" style:family="paragraph" style:parent-style-name="Quotations">
      <style:paragraph-properties fo:margin-left="0in" fo:margin-right="0.3937in" fo:text-align="start" style:justify-single-word="false" fo:text-indent="0in" style:auto-text-indent="false"/>
      <style:text-properties fo:color="#000000" style:font-name="Verdana1" fo:font-size="9pt" style:font-size-asian="9pt" style:font-size-complex="9pt"/>
    </style:style>
    <style:style style:name="P24" style:family="paragraph" style:parent-style-name="Quotations">
      <style:paragraph-properties fo:margin-left="0in" fo:margin-right="0.3937in" fo:text-align="start" style:justify-single-word="false" fo:text-indent="0in" style:auto-text-indent="false"/>
    </style:style>
    <style:style style:name="P25" style:family="paragraph" style:parent-style-name="Quotations">
      <style:paragraph-properties fo:margin-left="0in" fo:margin-right="0.3937in" fo:text-indent="0in" style:auto-text-indent="false"/>
      <style:text-properties officeooo:paragraph-rsid="00121a6c"/>
    </style:style>
    <style:style style:name="P26" style:family="paragraph" style:parent-style-name="Standard">
      <style:paragraph-properties fo:margin-left="0in" fo:margin-right="0in" fo:text-align="start" style:justify-single-word="false" fo:text-indent="0in" style:auto-text-indent="false"/>
      <style:text-properties style:font-name="Verdana" fo:font-size="9pt" fo:font-weight="bold" officeooo:rsid="005f273b" officeooo:paragraph-rsid="005f273b" style:font-size-asian="9pt" style:font-weight-asian="bold" style:font-size-complex="9pt" style:font-weight-complex="bold"/>
    </style:style>
    <style:style style:name="P27" style:family="paragraph" style:parent-style-name="Text_20_body">
      <style:paragraph-properties fo:margin-left="0in" fo:margin-right="0in" fo:text-indent="0in" style:auto-text-indent="false"/>
      <style:text-properties style:font-name="Verdana" fo:font-size="9pt" style:font-size-asian="9pt" style:font-size-complex="9pt"/>
    </style:style>
    <style:style style:name="P28" style:family="paragraph" style:parent-style-name="Standard">
      <style:paragraph-properties fo:margin-left="0in" fo:margin-right="0in" fo:text-align="start" style:justify-single-word="false" fo:text-indent="0in" style:auto-text-indent="false"/>
      <style:text-properties style:font-name="Verdana" fo:font-size="9pt" officeooo:rsid="00ab27eb" officeooo:paragraph-rsid="00c05000" style:font-size-asian="9pt" style:font-size-complex="9pt"/>
    </style:style>
    <style:style style:name="P29" style:family="paragraph" style:parent-style-name="Standard">
      <style:paragraph-properties fo:text-align="center" style:justify-single-word="false"/>
      <style:text-properties fo:color="#000000" style:font-name="Verdana1" fo:font-size="9pt" fo:font-weight="bold" officeooo:paragraph-rsid="00c05000" style:font-size-asian="9pt" style:font-weight-asian="bold" style:font-name-complex="Verdana2" style:font-size-complex="9pt" style:font-weight-complex="bold"/>
    </style:style>
    <style:style style:name="P30" style:family="paragraph" style:parent-style-name="Standard">
      <style:paragraph-properties fo:text-align="center" style:justify-single-word="false"/>
      <style:text-properties fo:color="#000000" style:font-name="Verdana1" fo:font-size="9pt" fo:font-weight="bold" officeooo:paragraph-rsid="00c05000" style:font-size-asian="9pt" style:font-weight-asian="bold" style:font-name-complex="Verdana2" style:font-size-complex="9pt" style:font-weight-complex="bold"/>
    </style:style>
    <style:style style:name="P31" style:family="paragraph" style:parent-style-name="Standard">
      <style:paragraph-properties fo:text-align="start" style:justify-single-word="false"/>
      <style:text-properties fo:color="#000000" style:font-name="Verdana1" fo:font-size="9pt" fo:font-weight="bold" officeooo:paragraph-rsid="00c05000" style:font-size-asian="9pt" style:font-weight-asian="bold" style:font-name-complex="Verdana2" style:font-size-complex="9pt" style:font-weight-complex="bold"/>
    </style:style>
    <style:style style:name="P32" style:family="paragraph" style:parent-style-name="Standard">
      <style:paragraph-properties fo:text-align="center" style:justify-single-word="false"/>
      <style:text-properties fo:color="#000000" style:font-name="Verdana1" fo:font-size="9pt" officeooo:paragraph-rsid="00c05000" style:font-size-asian="9pt" style:font-name-complex="Verdana2" style:font-size-complex="9pt"/>
    </style:style>
    <style:style style:name="P33" style:family="paragraph" style:parent-style-name="Standard">
      <style:paragraph-properties fo:text-align="center" style:justify-single-word="false"/>
      <style:text-properties fo:color="#000000" style:font-name="Verdana1" fo:font-size="9pt" officeooo:paragraph-rsid="00c05000" style:font-size-asian="9pt" style:font-name-complex="Verdana2" style:font-size-complex="9pt"/>
    </style:style>
    <style:style style:name="P34" style:family="paragraph" style:parent-style-name="Standard">
      <style:paragraph-properties fo:text-align="start" style:justify-single-word="false"/>
      <style:text-properties fo:color="#000000" style:font-name="Verdana1" fo:font-size="9pt" officeooo:paragraph-rsid="00c05000" style:font-size-asian="9pt" style:font-name-complex="Verdana2" style:font-size-complex="9pt"/>
    </style:style>
    <style:style style:name="P35" style:family="paragraph" style:parent-style-name="Standard">
      <style:text-properties fo:color="#000000" style:font-name="Verdana1" fo:font-size="9pt" officeooo:paragraph-rsid="00c05000" style:font-size-asian="9pt" style:font-name-complex="Verdana2" style:font-size-complex="9pt"/>
    </style:style>
    <style:style style:name="P36" style:family="paragraph" style:parent-style-name="Standard">
      <style:paragraph-properties fo:text-align="start" style:justify-single-word="false"/>
      <style:text-properties fo:color="#000000" style:font-name="Verdana1" fo:font-size="9pt" officeooo:paragraph-rsid="00c05000" style:font-size-asian="9pt" style:font-size-complex="9pt"/>
    </style:style>
    <style:style style:name="P37" style:family="paragraph" style:parent-style-name="Standard">
      <style:paragraph-properties fo:text-align="start" style:justify-single-word="false"/>
      <style:text-properties fo:color="#000000" style:font-name="Verdana1" fo:font-size="9pt" fo:font-weight="normal" officeooo:paragraph-rsid="00c05000" style:font-size-asian="9pt" style:font-weight-asian="normal" style:font-name-complex="Verdana2" style:font-size-complex="9pt" style:font-weight-complex="normal"/>
    </style:style>
    <style:style style:name="P38" style:family="paragraph" style:parent-style-name="Standard">
      <style:paragraph-properties fo:text-align="center" style:justify-single-word="false"/>
      <style:text-properties fo:color="#000000" style:font-name="Verdana1" fo:font-size="9pt" fo:font-weight="normal" officeooo:paragraph-rsid="00c05000" style:font-size-asian="9pt" style:font-weight-asian="normal" style:font-name-complex="Verdana2" style:font-size-complex="9pt" style:font-weight-complex="normal"/>
    </style:style>
    <style:style style:name="P39" style:family="paragraph" style:parent-style-name="Standard">
      <style:paragraph-properties fo:text-align="start" style:justify-single-word="false"/>
      <style:text-properties fo:color="#000000" style:font-name="Verdana1" fo:font-size="9pt" fo:font-weight="normal" officeooo:paragraph-rsid="00c05000" style:font-size-asian="9pt" style:font-weight-asian="normal" style:font-name-complex="Verdana2" style:font-size-complex="9pt" style:font-weight-complex="normal"/>
    </style:style>
    <style:style style:name="P40" style:family="paragraph" style:parent-style-name="Standard">
      <style:paragraph-properties fo:text-align="start" style:justify-single-word="false"/>
      <style:text-properties fo:color="#000000" style:font-name="Verdana1" fo:font-size="9pt" fo:font-weight="normal" officeooo:paragraph-rsid="00c05000" style:font-size-asian="9pt" style:font-weight-asian="normal" style:font-size-complex="9pt" style:font-weight-complex="normal"/>
    </style:style>
    <style:style style:name="P41" style:family="paragraph" style:parent-style-name="Standard">
      <style:paragraph-properties fo:text-align="start" style:justify-single-word="false"/>
      <style:text-properties fo:color="#000000" style:font-name="Verdana1" fo:font-size="9pt" fo:font-weight="normal" officeooo:paragraph-rsid="00c05000" style:font-size-asian="9pt" style:font-weight-asian="normal" style:font-size-complex="9pt" style:font-weight-complex="normal"/>
    </style:style>
    <style:style style:name="P42" style:family="paragraph" style:parent-style-name="Standard">
      <style:paragraph-properties fo:text-align="start" style:justify-single-word="false"/>
      <style:text-properties fo:color="#000000" style:font-name="Verdana1" fo:font-size="9pt" fo:font-style="italic" fo:font-weight="normal" officeooo:paragraph-rsid="00c05000" style:font-size-asian="9pt" style:font-style-asian="italic" style:font-weight-asian="normal" style:font-size-complex="9pt" style:font-style-complex="italic" style:font-weight-complex="normal"/>
    </style:style>
    <style:style style:name="P43" style:family="paragraph" style:parent-style-name="Standard">
      <style:paragraph-properties fo:text-align="start" style:justify-single-word="false"/>
      <style:text-properties fo:color="#000000" style:font-name="Verdana1" fo:font-size="9pt" fo:font-style="normal" fo:font-weight="bold" officeooo:paragraph-rsid="00c05000" style:font-name-asian="DejaVu Sans" style:font-size-asian="9pt" style:font-style-asian="normal" style:font-weight-asian="bold" style:font-name-complex="Verdana2" style:font-size-complex="9pt" style:font-style-complex="normal" style:font-weight-complex="bold"/>
    </style:style>
    <style:style style:name="P44" style:family="paragraph" style:parent-style-name="Standard">
      <style:paragraph-properties fo:text-align="center" style:justify-single-word="false"/>
      <style:text-properties fo:color="#000000" style:font-name="Verdana1" fo:font-size="9pt" fo:font-style="normal" fo:font-weight="bold" officeooo:paragraph-rsid="00c05000" style:font-name-asian="DejaVu Sans" style:font-size-asian="9pt" style:font-style-asian="normal" style:font-weight-asian="bold" style:font-name-complex="Verdana2" style:font-size-complex="9pt" style:font-style-complex="normal" style:font-weight-complex="bold"/>
    </style:style>
    <style:style style:name="P45" style:family="paragraph" style:parent-style-name="Standard">
      <style:paragraph-properties fo:text-align="start" style:justify-single-word="false"/>
      <style:text-properties fo:color="#000000" style:font-name="Verdana1" fo:font-size="9pt" fo:font-style="normal" fo:font-weight="normal" officeooo:paragraph-rsid="00c05000" style:font-name-asian="DejaVu Sans" style:font-size-asian="9pt" style:font-style-asian="normal" style:font-weight-asian="normal" style:font-name-complex="Verdana2" style:font-size-complex="9pt" style:font-style-complex="normal" style:font-weight-complex="normal"/>
    </style:style>
    <style:style style:name="P46" style:family="paragraph" style:parent-style-name="Standard">
      <style:text-properties fo:color="#000000" style:font-name="Verdana1" fo:font-size="9pt" fo:font-style="normal" officeooo:paragraph-rsid="00c05000" style:font-size-asian="9pt" style:font-style-asian="normal" style:font-name-complex="Verdana2" style:font-size-complex="9pt" style:font-style-complex="normal"/>
    </style:style>
    <style:style style:name="P47" style:family="paragraph" style:parent-style-name="Standard">
      <style:paragraph-properties fo:text-align="center" style:justify-single-word="false"/>
      <style:text-properties officeooo:paragraph-rsid="00c05000"/>
    </style:style>
    <style:style style:name="P48" style:family="paragraph" style:parent-style-name="Standard">
      <style:paragraph-properties fo:text-align="start" style:justify-single-word="false"/>
      <style:text-properties officeooo:paragraph-rsid="00c05000"/>
    </style:style>
    <style:style style:name="P49" style:family="paragraph" style:parent-style-name="Standard">
      <style:paragraph-properties fo:text-align="start" style:justify-single-word="false"/>
      <style:text-properties fo:font-weight="normal" officeooo:paragraph-rsid="00c05000" style:font-weight-asian="normal" style:font-weight-complex="normal"/>
    </style:style>
    <style:style style:name="P50" style:family="paragraph" style:parent-style-name="Standard">
      <style:paragraph-properties fo:text-align="start" style:justify-single-word="false"/>
      <style:text-properties style:font-name="Verdana1" fo:font-size="9pt" fo:font-weight="normal" officeooo:paragraph-rsid="00c05000" style:font-size-asian="9pt" style:font-weight-asian="normal" style:font-size-complex="9pt" style:font-weight-complex="normal"/>
    </style:style>
    <style:style style:name="P51" style:family="paragraph" style:parent-style-name="Standard">
      <style:paragraph-properties fo:text-align="start" style:justify-single-word="false"/>
      <style:text-properties style:font-name="Verdana1" fo:font-size="9pt" fo:font-style="italic" fo:font-weight="normal" officeooo:paragraph-rsid="00c05000" style:font-size-asian="9pt" style:font-style-asian="italic" style:font-weight-asian="normal" style:font-size-complex="9pt" style:font-style-complex="italic" style:font-weight-complex="normal"/>
    </style:style>
    <style:style style:name="P52" style:family="paragraph" style:parent-style-name="Standard">
      <style:text-properties officeooo:paragraph-rsid="00c05000"/>
    </style:style>
    <style:style style:name="P53" style:family="paragraph" style:parent-style-name="Standard">
      <style:paragraph-properties fo:margin-left="0in" fo:margin-right="0.3937in" fo:text-align="start" style:justify-single-word="false" fo:text-indent="0in" style:auto-text-indent="false"/>
      <style:text-properties fo:color="#000000" style:font-name="Verdana1" fo:font-size="9pt" officeooo:paragraph-rsid="00c05000" style:font-size-asian="9pt" style:font-size-complex="9pt"/>
    </style:style>
    <style:style style:name="P54" style:family="paragraph" style:parent-style-name="Text_20_body">
      <style:paragraph-properties fo:margin-left="0in" fo:margin-right="0in" fo:text-indent="0in" style:auto-text-indent="false"/>
      <style:text-properties style:font-name="Verdana" fo:font-size="9pt" officeooo:rsid="00ab27eb" officeooo:paragraph-rsid="00ab27eb" style:font-size-asian="9pt" style:font-size-complex="9pt"/>
    </style:style>
    <style:style style:name="P55" style:family="paragraph" style:parent-style-name="Text_20_body">
      <style:paragraph-properties fo:margin-left="0in" fo:margin-right="0in" fo:text-indent="0in" style:auto-text-indent="false"/>
      <style:text-properties officeooo:paragraph-rsid="00ab27eb"/>
    </style:style>
    <style:style style:name="P56" style:family="paragraph" style:parent-style-name="Quotations" style:master-page-name="First_20_Page">
      <style:paragraph-properties fo:margin-left="0in" fo:margin-right="0.3937in" fo:text-align="start" style:justify-single-word="false" fo:text-indent="0in" style:auto-text-indent="false" style:page-number="auto"/>
      <style:text-properties fo:color="#000000" style:font-name="Verdana1" fo:font-size="9pt" style:font-size-asian="9pt" style:font-size-complex="9pt"/>
    </style:style>
    <style:style style:name="P57" style:family="paragraph" style:parent-style-name="Quotations">
      <style:paragraph-properties fo:margin-left="0in" fo:margin-right="0.3937in" fo:text-align="start" style:justify-single-word="false" fo:text-indent="0in" style:auto-text-indent="false"/>
      <style:text-properties fo:color="#000000" style:font-name="Verdana1" fo:font-size="9pt" officeooo:paragraph-rsid="00c05000" style:font-size-asian="9pt" style:font-size-complex="9pt"/>
    </style:style>
    <style:style style:name="P58" style:family="paragraph" style:parent-style-name="Quotations">
      <style:paragraph-properties fo:margin-left="0in" fo:margin-right="0.3937in" fo:text-indent="0in" style:auto-text-indent="false"/>
      <style:text-properties fo:color="#000000" style:font-name="Verdana1" fo:font-size="9pt" officeooo:paragraph-rsid="00c05000" style:font-size-asian="9pt" style:font-size-complex="9pt"/>
    </style:style>
    <style:style style:name="P59" style:family="paragraph" style:parent-style-name="Quotations">
      <style:paragraph-properties fo:margin-left="0in" fo:margin-right="0.3937in" fo:text-align="start" style:justify-single-word="false" fo:text-indent="0in" style:auto-text-indent="false"/>
      <style:text-properties fo:color="#000000" style:font-name="Verdana1" fo:font-size="9pt" officeooo:paragraph-rsid="00c05000" style:font-size-asian="9pt" style:font-size-complex="9pt"/>
    </style:style>
    <style:style style:name="P60" style:family="paragraph" style:parent-style-name="Quotations">
      <style:paragraph-properties fo:margin-left="0in" fo:margin-right="0.3937in" fo:text-align="start" style:justify-single-word="false" fo:text-indent="0in" style:auto-text-indent="false"/>
      <style:text-properties officeooo:paragraph-rsid="00c05000"/>
    </style:style>
    <style:style style:name="P61" style:family="paragraph" style:parent-style-name="Quotations">
      <style:paragraph-properties fo:margin-left="0in" fo:margin-right="0.3937in" fo:text-indent="0in" style:auto-text-indent="false"/>
      <style:text-properties officeooo:paragraph-rsid="00c05000"/>
    </style:style>
    <style:style style:name="P62" style:family="paragraph" style:parent-style-name="Quotations">
      <style:paragraph-properties fo:text-align="start" style:justify-single-word="false"/>
      <style:text-properties fo:color="#000000" style:font-name="Verdana1" fo:font-size="9pt" officeooo:paragraph-rsid="00c05000" style:font-size-asian="9pt" style:font-size-complex="9pt"/>
    </style:style>
    <style:style style:name="P63" style:family="paragraph">
      <loext:graphic-properties draw:fill="none"/>
      <style:paragraph-properties fo:text-align="start"/>
      <style:text-properties fo:font-size="18pt"/>
    </style:style>
    <style:style style:name="T1" style:family="text">
      <style:text-properties fo:color="#000000" style:font-name="Verdana1" fo:font-size="9pt" style:font-size-asian="9pt" style:font-size-complex="9pt"/>
    </style:style>
    <style:style style:name="T2" style:family="text">
      <style:text-properties fo:color="#000000" style:font-name="Verdana1" fo:font-size="9pt" officeooo:rsid="0013a805" style:font-size-asian="9pt" style:font-size-complex="9pt"/>
    </style:style>
    <style:style style:name="T3" style:family="text">
      <style:text-properties fo:color="#000000" style:font-name="Verdana1" fo:font-size="9pt" style:font-size-asian="9pt" style:font-size-complex="9pt"/>
    </style:style>
    <style:style style:name="T4" style:family="text">
      <style:text-properties fo:color="#000000" style:font-name="Verdana1" fo:font-size="9pt" style:font-size-asian="9pt" style:font-name-complex="Verdana2" style:font-size-complex="9pt"/>
    </style:style>
    <style:style style:name="T5" style:family="text">
      <style:text-properties fo:color="#000000" style:font-name="Verdana1" fo:font-size="9pt" officeooo:rsid="0019683e" style:font-size-asian="9pt" style:font-name-complex="Verdana2" style:font-size-complex="9pt"/>
    </style:style>
    <style:style style:name="T6" style:family="text">
      <style:text-properties fo:color="#000000" style:font-name="Verdana1" fo:font-size="9pt" officeooo:rsid="0035635f" style:font-size-asian="9pt" style:font-name-complex="Verdana2" style:font-size-complex="9pt"/>
    </style:style>
    <style:style style:name="T7" style:family="text">
      <style:text-properties fo:color="#000000" style:font-name="Verdana1" fo:font-size="9pt" officeooo:rsid="003cb355" style:font-size-asian="9pt" style:font-name-complex="Verdana2" style:font-size-complex="9pt"/>
    </style:style>
    <style:style style:name="T8" style:family="text">
      <style:text-properties fo:color="#000000" style:font-name="Verdana1" fo:font-size="9pt" officeooo:rsid="005ba44e" style:font-size-asian="9pt" style:font-name-complex="Verdana2" style:font-size-complex="9pt"/>
    </style:style>
    <style:style style:name="T9" style:family="text">
      <style:text-properties fo:color="#000000" style:font-name="Verdana1" fo:font-size="9pt" style:font-size-asian="9pt" style:font-name-complex="Verdana2" style:font-size-complex="9pt"/>
    </style:style>
    <style:style style:name="T10" style:family="text">
      <style:text-properties fo:color="#000000" style:font-name="Verdana1" fo:font-size="9pt" fo:font-weight="bold" style:font-size-asian="9pt" style:font-weight-asian="bold" style:font-name-complex="Verdana2" style:font-size-complex="9pt" style:font-weight-complex="bold"/>
    </style:style>
    <style:style style:name="T11" style:family="text">
      <style:text-properties fo:color="#000000" style:font-name="Verdana1" fo:font-size="9pt" fo:font-weight="bold" officeooo:rsid="001567c0" style:font-size-asian="9pt" style:font-weight-asian="bold" style:font-name-complex="Verdana2" style:font-size-complex="9pt" style:font-weight-complex="bold"/>
    </style:style>
    <style:style style:name="T12" style:family="text">
      <style:text-properties fo:color="#000000" style:font-name="Verdana1" fo:font-size="9pt" fo:font-weight="bold" officeooo:rsid="001ed8a4" style:font-size-asian="9pt" style:font-weight-asian="bold" style:font-name-complex="Verdana2" style:font-size-complex="9pt" style:font-weight-complex="bold"/>
    </style:style>
    <style:style style:name="T13" style:family="text">
      <style:text-properties fo:color="#000000" style:font-name="Verdana1" fo:font-size="9pt" fo:font-weight="bold" officeooo:rsid="00206bd3" style:font-size-asian="9pt" style:font-weight-asian="bold" style:font-name-complex="Verdana2" style:font-size-complex="9pt" style:font-weight-complex="bold"/>
    </style:style>
    <style:style style:name="T14" style:family="text">
      <style:text-properties fo:color="#000000" style:font-name="Verdana1" fo:font-size="9pt" fo:font-weight="bold" officeooo:rsid="005270e9" style:font-size-asian="9pt" style:font-weight-asian="bold" style:font-name-complex="Verdana2" style:font-size-complex="9pt" style:font-weight-complex="bold"/>
    </style:style>
    <style:style style:name="T15" style:family="text">
      <style:text-properties fo:color="#000000" style:font-name="Verdana1" fo:font-size="9pt" fo:font-weight="bold" officeooo:rsid="005397a4" style:font-size-asian="9pt" style:font-weight-asian="bold" style:font-name-complex="Verdana2" style:font-size-complex="9pt" style:font-weight-complex="bold"/>
    </style:style>
    <style:style style:name="T16" style:family="text">
      <style:text-properties fo:color="#000000" style:font-name="Verdana1" fo:font-size="9pt" fo:font-weight="bold" officeooo:rsid="002506ee" style:font-size-asian="9pt" style:font-weight-asian="bold" style:font-name-complex="Verdana2" style:font-size-complex="9pt" style:font-weight-complex="bold"/>
    </style:style>
    <style:style style:name="T17" style:family="text">
      <style:text-properties fo:color="#000000" style:font-name="Verdana1" fo:font-size="9pt" fo:font-weight="bold" officeooo:rsid="0065e877" style:font-size-asian="9pt" style:font-weight-asian="bold" style:font-name-complex="Verdana2" style:font-size-complex="9pt" style:font-weight-complex="bold"/>
    </style:style>
    <style:style style:name="T18" style:family="text">
      <style:text-properties fo:color="#000000" style:font-name="Verdana1" fo:font-size="9pt" fo:font-weight="bold" officeooo:rsid="006788e2" style:font-size-asian="9pt" style:font-weight-asian="bold" style:font-name-complex="Verdana2" style:font-size-complex="9pt" style:font-weight-complex="bold"/>
    </style:style>
    <style:style style:name="T19" style:family="text">
      <style:text-properties fo:color="#000000" style:font-name="Verdana1" fo:font-size="9pt" fo:font-weight="bold" officeooo:rsid="00b1cf26" style:font-size-asian="9pt" style:font-weight-asian="bold" style:font-name-complex="Verdana2" style:font-size-complex="9pt" style:font-weight-complex="bold"/>
    </style:style>
    <style:style style:name="T20" style:family="text">
      <style:text-properties fo:color="#000000" style:font-name="Verdana1" fo:font-size="9pt" fo:font-weight="bold" style:font-size-asian="9pt" style:font-weight-asian="bold" style:font-name-complex="Verdana2" style:font-size-complex="9pt" style:font-weight-complex="bold"/>
    </style:style>
    <style:style style:name="T21" style:family="text">
      <style:text-properties fo:color="#000000" style:font-name="Verdana1" fo:font-size="9pt" fo:font-weight="bold" style:font-size-asian="9pt" style:font-weight-asian="bold" style:font-size-complex="9pt" style:font-weight-complex="bold"/>
    </style:style>
    <style:style style:name="T22" style:family="text">
      <style:text-properties fo:color="#000000" style:font-name="Verdana1" fo:font-size="9pt" fo:font-weight="bold" style:font-size-asian="9pt" style:font-weight-asian="bold" style:font-size-complex="9pt" style:font-weight-complex="bold"/>
    </style:style>
    <style:style style:name="T23" style:family="text">
      <style:text-properties fo:color="#000000" style:font-name="Verdana1" fo:font-size="9pt" fo:font-weight="bold" style:font-name-asian="DejaVu Sans" style:font-size-asian="9pt" style:font-weight-asian="bold" style:font-name-complex="Verdana2" style:font-size-complex="9pt" style:font-weight-complex="bold"/>
    </style:style>
    <style:style style:name="T24" style:family="text">
      <style:text-properties fo:color="#000000" style:font-name="Verdana1" fo:font-size="9pt" fo:font-weight="normal" style:font-size-asian="9pt" style:font-weight-asian="normal" style:font-name-complex="Verdana2" style:font-size-complex="9pt" style:font-weight-complex="normal"/>
    </style:style>
    <style:style style:name="T25" style:family="text">
      <style:text-properties fo:color="#000000" style:font-name="Verdana1" fo:font-size="9pt" fo:font-weight="normal" officeooo:rsid="0015bc00" style:font-size-asian="9pt" style:font-weight-asian="normal" style:font-name-complex="Verdana2" style:font-size-complex="9pt" style:font-weight-complex="normal"/>
    </style:style>
    <style:style style:name="T26" style:family="text">
      <style:text-properties fo:color="#000000" style:font-name="Verdana1" fo:font-size="9pt" fo:font-weight="normal" officeooo:rsid="00167929" style:font-size-asian="9pt" style:font-weight-asian="normal" style:font-name-complex="Verdana2" style:font-size-complex="9pt" style:font-weight-complex="normal"/>
    </style:style>
    <style:style style:name="T27" style:family="text">
      <style:text-properties fo:color="#000000" style:font-name="Verdana1" fo:font-size="9pt" fo:font-weight="normal" officeooo:rsid="00173a8f" style:font-size-asian="9pt" style:font-weight-asian="normal" style:font-name-complex="Verdana2" style:font-size-complex="9pt" style:font-weight-complex="normal"/>
    </style:style>
    <style:style style:name="T28" style:family="text">
      <style:text-properties fo:color="#000000" style:font-name="Verdana1" fo:font-size="9pt" fo:font-weight="normal" officeooo:rsid="0017e91b" style:font-size-asian="9pt" style:font-weight-asian="normal" style:font-name-complex="Verdana2" style:font-size-complex="9pt" style:font-weight-complex="normal"/>
    </style:style>
    <style:style style:name="T29" style:family="text">
      <style:text-properties fo:color="#000000" style:font-name="Verdana1" fo:font-size="9pt" fo:font-weight="normal" officeooo:rsid="0019683e" style:font-size-asian="9pt" style:font-weight-asian="normal" style:font-name-complex="Verdana2" style:font-size-complex="9pt" style:font-weight-complex="normal"/>
    </style:style>
    <style:style style:name="T30" style:family="text">
      <style:text-properties fo:color="#000000" style:font-name="Verdana1" fo:font-size="9pt" fo:font-weight="normal" officeooo:rsid="001a9520" style:font-size-asian="9pt" style:font-weight-asian="normal" style:font-name-complex="Verdana2" style:font-size-complex="9pt" style:font-weight-complex="normal"/>
    </style:style>
    <style:style style:name="T31" style:family="text">
      <style:text-properties fo:color="#000000" style:font-name="Verdana1" fo:font-size="9pt" fo:font-weight="normal" officeooo:rsid="001aabc8" style:font-size-asian="9pt" style:font-weight-asian="normal" style:font-name-complex="Verdana2" style:font-size-complex="9pt" style:font-weight-complex="normal"/>
    </style:style>
    <style:style style:name="T32" style:family="text">
      <style:text-properties fo:color="#000000" style:font-name="Verdana1" fo:font-size="9pt" fo:font-weight="normal" officeooo:rsid="001c382c" style:font-size-asian="9pt" style:font-weight-asian="normal" style:font-name-complex="Verdana2" style:font-size-complex="9pt" style:font-weight-complex="normal"/>
    </style:style>
    <style:style style:name="T33" style:family="text">
      <style:text-properties fo:color="#000000" style:font-name="Verdana1" fo:font-size="9pt" fo:font-weight="normal" officeooo:rsid="001da71d" style:font-size-asian="9pt" style:font-weight-asian="normal" style:font-name-complex="Verdana2" style:font-size-complex="9pt" style:font-weight-complex="normal"/>
    </style:style>
    <style:style style:name="T34" style:family="text">
      <style:text-properties fo:color="#000000" style:font-name="Verdana1" fo:font-size="9pt" fo:font-weight="normal" officeooo:rsid="001ed8a4" style:font-size-asian="9pt" style:font-weight-asian="normal" style:font-name-complex="Verdana2" style:font-size-complex="9pt" style:font-weight-complex="normal"/>
    </style:style>
    <style:style style:name="T35" style:family="text">
      <style:text-properties fo:color="#000000" style:font-name="Verdana1" fo:font-size="9pt" fo:font-weight="normal" officeooo:rsid="0021277a" style:font-size-asian="9pt" style:font-weight-asian="normal" style:font-name-complex="Verdana2" style:font-size-complex="9pt" style:font-weight-complex="normal"/>
    </style:style>
    <style:style style:name="T36" style:family="text">
      <style:text-properties fo:color="#000000" style:font-name="Verdana1" fo:font-size="9pt" fo:font-weight="normal" officeooo:rsid="00227e95" style:font-size-asian="9pt" style:font-weight-asian="normal" style:font-name-complex="Verdana2" style:font-size-complex="9pt" style:font-weight-complex="normal"/>
    </style:style>
    <style:style style:name="T37" style:family="text">
      <style:text-properties fo:color="#000000" style:font-name="Verdana1" fo:font-size="9pt" fo:font-weight="normal" officeooo:rsid="0023de64" style:font-size-asian="9pt" style:font-weight-asian="normal" style:font-name-complex="Verdana2" style:font-size-complex="9pt" style:font-weight-complex="normal"/>
    </style:style>
    <style:style style:name="T38" style:family="text">
      <style:text-properties fo:color="#000000" style:font-name="Verdana1" fo:font-size="9pt" fo:font-weight="normal" officeooo:rsid="002506ee" style:font-size-asian="9pt" style:font-weight-asian="normal" style:font-name-complex="Verdana2" style:font-size-complex="9pt" style:font-weight-complex="normal"/>
    </style:style>
    <style:style style:name="T39" style:family="text">
      <style:text-properties fo:color="#000000" style:font-name="Verdana1" fo:font-size="9pt" fo:font-weight="normal" officeooo:rsid="00262959" style:font-size-asian="9pt" style:font-weight-asian="normal" style:font-name-complex="Verdana2" style:font-size-complex="9pt" style:font-weight-complex="normal"/>
    </style:style>
    <style:style style:name="T40" style:family="text">
      <style:text-properties fo:color="#000000" style:font-name="Verdana1" fo:font-size="9pt" fo:font-weight="normal" officeooo:rsid="00269ca2" style:font-size-asian="9pt" style:font-weight-asian="normal" style:font-name-complex="Verdana2" style:font-size-complex="9pt" style:font-weight-complex="normal"/>
    </style:style>
    <style:style style:name="T41" style:family="text">
      <style:text-properties fo:color="#000000" style:font-name="Verdana1" fo:font-size="9pt" fo:font-weight="normal" officeooo:rsid="0027fbf3" style:font-size-asian="9pt" style:font-weight-asian="normal" style:font-name-complex="Verdana2" style:font-size-complex="9pt" style:font-weight-complex="normal"/>
    </style:style>
    <style:style style:name="T42" style:family="text">
      <style:text-properties fo:color="#000000" style:font-name="Verdana1" fo:font-size="9pt" fo:font-weight="normal" officeooo:rsid="0029aee2" style:font-size-asian="9pt" style:font-weight-asian="normal" style:font-name-complex="Verdana2" style:font-size-complex="9pt" style:font-weight-complex="normal"/>
    </style:style>
    <style:style style:name="T43" style:family="text">
      <style:text-properties fo:color="#000000" style:font-name="Verdana1" fo:font-size="9pt" fo:font-weight="normal" officeooo:rsid="0029e821" style:font-size-asian="9pt" style:font-weight-asian="normal" style:font-name-complex="Verdana2" style:font-size-complex="9pt" style:font-weight-complex="normal"/>
    </style:style>
    <style:style style:name="T44" style:family="text">
      <style:text-properties fo:color="#000000" style:font-name="Verdana1" fo:font-size="9pt" fo:font-weight="normal" officeooo:rsid="002ba255" style:font-size-asian="9pt" style:font-weight-asian="normal" style:font-name-complex="Verdana2" style:font-size-complex="9pt" style:font-weight-complex="normal"/>
    </style:style>
    <style:style style:name="T45" style:family="text">
      <style:text-properties fo:color="#000000" style:font-name="Verdana1" fo:font-size="9pt" fo:font-weight="normal" officeooo:rsid="002bdecd" style:font-size-asian="9pt" style:font-weight-asian="normal" style:font-name-complex="Verdana2" style:font-size-complex="9pt" style:font-weight-complex="normal"/>
    </style:style>
    <style:style style:name="T46" style:family="text">
      <style:text-properties fo:color="#000000" style:font-name="Verdana1" fo:font-size="9pt" fo:font-weight="normal" officeooo:rsid="002cc9c1" style:font-size-asian="9pt" style:font-weight-asian="normal" style:font-name-complex="Verdana2" style:font-size-complex="9pt" style:font-weight-complex="normal"/>
    </style:style>
    <style:style style:name="T47" style:family="text">
      <style:text-properties fo:color="#000000" style:font-name="Verdana1" fo:font-size="9pt" fo:font-weight="normal" officeooo:rsid="002eba12" style:font-size-asian="9pt" style:font-weight-asian="normal" style:font-name-complex="Verdana2" style:font-size-complex="9pt" style:font-weight-complex="normal"/>
    </style:style>
    <style:style style:name="T48" style:family="text">
      <style:text-properties fo:color="#000000" style:font-name="Verdana1" fo:font-size="9pt" fo:font-weight="normal" officeooo:rsid="002f066d" style:font-size-asian="9pt" style:font-weight-asian="normal" style:font-name-complex="Verdana2" style:font-size-complex="9pt" style:font-weight-complex="normal"/>
    </style:style>
    <style:style style:name="T49" style:family="text">
      <style:text-properties fo:color="#000000" style:font-name="Verdana1" fo:font-size="9pt" fo:font-weight="normal" officeooo:rsid="0032ab62" style:font-size-asian="9pt" style:font-weight-asian="normal" style:font-name-complex="Verdana2" style:font-size-complex="9pt" style:font-weight-complex="normal"/>
    </style:style>
    <style:style style:name="T50" style:family="text">
      <style:text-properties fo:color="#000000" style:font-name="Verdana1" fo:font-size="9pt" fo:font-weight="normal" officeooo:rsid="00344102" style:font-size-asian="9pt" style:font-weight-asian="normal" style:font-name-complex="Verdana2" style:font-size-complex="9pt" style:font-weight-complex="normal"/>
    </style:style>
    <style:style style:name="T51" style:family="text">
      <style:text-properties fo:color="#000000" style:font-name="Verdana1" fo:font-size="9pt" fo:font-weight="normal" officeooo:rsid="0035635f" style:font-size-asian="9pt" style:font-weight-asian="normal" style:font-name-complex="Verdana2" style:font-size-complex="9pt" style:font-weight-complex="normal"/>
    </style:style>
    <style:style style:name="T52" style:family="text">
      <style:text-properties fo:color="#000000" style:font-name="Verdana1" fo:font-size="9pt" fo:font-weight="normal" officeooo:rsid="0036d47e" style:font-size-asian="9pt" style:font-weight-asian="normal" style:font-name-complex="Verdana2" style:font-size-complex="9pt" style:font-weight-complex="normal"/>
    </style:style>
    <style:style style:name="T53" style:family="text">
      <style:text-properties fo:color="#000000" style:font-name="Verdana1" fo:font-size="9pt" fo:font-weight="normal" officeooo:rsid="003726a8" style:font-size-asian="9pt" style:font-weight-asian="normal" style:font-name-complex="Verdana2" style:font-size-complex="9pt" style:font-weight-complex="normal"/>
    </style:style>
    <style:style style:name="T54" style:family="text">
      <style:text-properties fo:color="#000000" style:font-name="Verdana1" fo:font-size="9pt" fo:font-weight="normal" officeooo:rsid="0037365c" style:font-size-asian="9pt" style:font-weight-asian="normal" style:font-name-complex="Verdana2" style:font-size-complex="9pt" style:font-weight-complex="normal"/>
    </style:style>
    <style:style style:name="T55" style:family="text">
      <style:text-properties fo:color="#000000" style:font-name="Verdana1" fo:font-size="9pt" fo:font-weight="normal" officeooo:rsid="003857fe" style:font-size-asian="9pt" style:font-weight-asian="normal" style:font-name-complex="Verdana2" style:font-size-complex="9pt" style:font-weight-complex="normal"/>
    </style:style>
    <style:style style:name="T56" style:family="text">
      <style:text-properties fo:color="#000000" style:font-name="Verdana1" fo:font-size="9pt" fo:font-weight="normal" officeooo:rsid="003995cc" style:font-size-asian="9pt" style:font-weight-asian="normal" style:font-name-complex="Verdana2" style:font-size-complex="9pt" style:font-weight-complex="normal"/>
    </style:style>
    <style:style style:name="T57" style:family="text">
      <style:text-properties fo:color="#000000" style:font-name="Verdana1" fo:font-size="9pt" fo:font-weight="normal" officeooo:rsid="003b7441" style:font-size-asian="9pt" style:font-weight-asian="normal" style:font-name-complex="Verdana2" style:font-size-complex="9pt" style:font-weight-complex="normal"/>
    </style:style>
    <style:style style:name="T58" style:family="text">
      <style:text-properties fo:color="#000000" style:font-name="Verdana1" fo:font-size="9pt" fo:font-weight="normal" officeooo:rsid="003cb355" style:font-size-asian="9pt" style:font-weight-asian="normal" style:font-name-complex="Verdana2" style:font-size-complex="9pt" style:font-weight-complex="normal"/>
    </style:style>
    <style:style style:name="T59" style:family="text">
      <style:text-properties fo:color="#000000" style:font-name="Verdana1" fo:font-size="9pt" fo:font-weight="normal" officeooo:rsid="003ed8a1" style:font-size-asian="9pt" style:font-weight-asian="normal" style:font-name-complex="Verdana2" style:font-size-complex="9pt" style:font-weight-complex="normal"/>
    </style:style>
    <style:style style:name="T60" style:family="text">
      <style:text-properties fo:color="#000000" style:font-name="Verdana1" fo:font-size="9pt" fo:font-weight="normal" officeooo:rsid="0040b5e2" style:font-size-asian="9pt" style:font-weight-asian="normal" style:font-name-complex="Verdana2" style:font-size-complex="9pt" style:font-weight-complex="normal"/>
    </style:style>
    <style:style style:name="T61" style:family="text">
      <style:text-properties fo:color="#000000" style:font-name="Verdana1" fo:font-size="9pt" fo:font-weight="normal" officeooo:rsid="00425af1" style:font-size-asian="9pt" style:font-weight-asian="normal" style:font-name-complex="Verdana2" style:font-size-complex="9pt" style:font-weight-complex="normal"/>
    </style:style>
    <style:style style:name="T62" style:family="text">
      <style:text-properties fo:color="#000000" style:font-name="Verdana1" fo:font-size="9pt" fo:font-weight="normal" officeooo:rsid="0044195c" style:font-size-asian="9pt" style:font-weight-asian="normal" style:font-name-complex="Verdana2" style:font-size-complex="9pt" style:font-weight-complex="normal"/>
    </style:style>
    <style:style style:name="T63" style:family="text">
      <style:text-properties fo:color="#000000" style:font-name="Verdana1" fo:font-size="9pt" fo:font-weight="normal" officeooo:rsid="0045caa4" style:font-size-asian="9pt" style:font-weight-asian="normal" style:font-name-complex="Verdana2" style:font-size-complex="9pt" style:font-weight-complex="normal"/>
    </style:style>
    <style:style style:name="T64" style:family="text">
      <style:text-properties fo:color="#000000" style:font-name="Verdana1" fo:font-size="9pt" fo:font-weight="normal" officeooo:rsid="0046b5f5" style:font-size-asian="9pt" style:font-weight-asian="normal" style:font-name-complex="Verdana2" style:font-size-complex="9pt" style:font-weight-complex="normal"/>
    </style:style>
    <style:style style:name="T65" style:family="text">
      <style:text-properties fo:color="#000000" style:font-name="Verdana1" fo:font-size="9pt" fo:font-weight="normal" officeooo:rsid="0047d578" style:font-size-asian="9pt" style:font-weight-asian="normal" style:font-name-complex="Verdana2" style:font-size-complex="9pt" style:font-weight-complex="normal"/>
    </style:style>
    <style:style style:name="T66" style:family="text">
      <style:text-properties fo:color="#000000" style:font-name="Verdana1" fo:font-size="9pt" fo:font-weight="normal" officeooo:rsid="004883a8" style:font-size-asian="9pt" style:font-weight-asian="normal" style:font-name-complex="Verdana2" style:font-size-complex="9pt" style:font-weight-complex="normal"/>
    </style:style>
    <style:style style:name="T67" style:family="text">
      <style:text-properties fo:color="#000000" style:font-name="Verdana1" fo:font-size="9pt" fo:font-weight="normal" officeooo:rsid="0049b810" style:font-size-asian="9pt" style:font-weight-asian="normal" style:font-name-complex="Verdana2" style:font-size-complex="9pt" style:font-weight-complex="normal"/>
    </style:style>
    <style:style style:name="T68" style:family="text">
      <style:text-properties fo:color="#000000" style:font-name="Verdana1" fo:font-size="9pt" fo:font-weight="normal" officeooo:rsid="004b405e" style:font-size-asian="9pt" style:font-weight-asian="normal" style:font-name-complex="Verdana2" style:font-size-complex="9pt" style:font-weight-complex="normal"/>
    </style:style>
    <style:style style:name="T69" style:family="text">
      <style:text-properties fo:color="#000000" style:font-name="Verdana1" fo:font-size="9pt" fo:font-weight="normal" officeooo:rsid="004b40c0" style:font-size-asian="9pt" style:font-weight-asian="normal" style:font-name-complex="Verdana2" style:font-size-complex="9pt" style:font-weight-complex="normal"/>
    </style:style>
    <style:style style:name="T70" style:family="text">
      <style:text-properties fo:color="#000000" style:font-name="Verdana1" fo:font-size="9pt" fo:font-weight="normal" officeooo:rsid="004bd865" style:font-size-asian="9pt" style:font-weight-asian="normal" style:font-name-complex="Verdana2" style:font-size-complex="9pt" style:font-weight-complex="normal"/>
    </style:style>
    <style:style style:name="T71" style:family="text">
      <style:text-properties fo:color="#000000" style:font-name="Verdana1" fo:font-size="9pt" fo:font-weight="normal" officeooo:rsid="004cb11b" style:font-size-asian="9pt" style:font-weight-asian="normal" style:font-name-complex="Verdana2" style:font-size-complex="9pt" style:font-weight-complex="normal"/>
    </style:style>
    <style:style style:name="T72" style:family="text">
      <style:text-properties fo:color="#000000" style:font-name="Verdana1" fo:font-size="9pt" fo:font-weight="normal" officeooo:rsid="004d7c6a" style:font-size-asian="9pt" style:font-weight-asian="normal" style:font-name-complex="Verdana2" style:font-size-complex="9pt" style:font-weight-complex="normal"/>
    </style:style>
    <style:style style:name="T73" style:family="text">
      <style:text-properties fo:color="#000000" style:font-name="Verdana1" fo:font-size="9pt" fo:font-weight="normal" officeooo:rsid="004eba3f" style:font-size-asian="9pt" style:font-weight-asian="normal" style:font-name-complex="Verdana2" style:font-size-complex="9pt" style:font-weight-complex="normal"/>
    </style:style>
    <style:style style:name="T74" style:family="text">
      <style:text-properties fo:color="#000000" style:font-name="Verdana1" fo:font-size="9pt" fo:font-weight="normal" officeooo:rsid="0050622e" style:font-size-asian="9pt" style:font-weight-asian="normal" style:font-name-complex="Verdana2" style:font-size-complex="9pt" style:font-weight-complex="normal"/>
    </style:style>
    <style:style style:name="T75" style:family="text">
      <style:text-properties fo:color="#000000" style:font-name="Verdana1" fo:font-size="9pt" fo:font-weight="normal" officeooo:rsid="005184df" style:font-size-asian="9pt" style:font-weight-asian="normal" style:font-name-complex="Verdana2" style:font-size-complex="9pt" style:font-weight-complex="normal"/>
    </style:style>
    <style:style style:name="T76" style:family="text">
      <style:text-properties fo:color="#000000" style:font-name="Verdana1" fo:font-size="9pt" fo:font-weight="normal" officeooo:rsid="005270e9" style:font-size-asian="9pt" style:font-weight-asian="normal" style:font-name-complex="Verdana2" style:font-size-complex="9pt" style:font-weight-complex="normal"/>
    </style:style>
    <style:style style:name="T77" style:family="text">
      <style:text-properties fo:color="#000000" style:font-name="Verdana1" fo:font-size="9pt" fo:font-weight="normal" officeooo:rsid="00550371" style:font-size-asian="9pt" style:font-weight-asian="normal" style:font-name-complex="Verdana2" style:font-size-complex="9pt" style:font-weight-complex="normal"/>
    </style:style>
    <style:style style:name="T78" style:family="text">
      <style:text-properties fo:color="#000000" style:font-name="Verdana1" fo:font-size="9pt" fo:font-weight="normal" officeooo:rsid="005397a4" style:font-size-asian="9pt" style:font-weight-asian="normal" style:font-name-complex="Verdana2" style:font-size-complex="9pt" style:font-weight-complex="normal"/>
    </style:style>
    <style:style style:name="T79" style:family="text">
      <style:text-properties fo:color="#000000" style:font-name="Verdana1" fo:font-size="9pt" fo:font-weight="normal" officeooo:rsid="005542aa" style:font-size-asian="9pt" style:font-weight-asian="normal" style:font-name-complex="Verdana2" style:font-size-complex="9pt" style:font-weight-complex="normal"/>
    </style:style>
    <style:style style:name="T80" style:family="text">
      <style:text-properties fo:color="#000000" style:font-name="Verdana1" fo:font-size="9pt" fo:font-weight="normal" officeooo:rsid="00560db8" style:font-size-asian="9pt" style:font-weight-asian="normal" style:font-name-complex="Verdana2" style:font-size-complex="9pt" style:font-weight-complex="normal"/>
    </style:style>
    <style:style style:name="T81" style:family="text">
      <style:text-properties fo:color="#000000" style:font-name="Verdana1" fo:font-size="9pt" fo:font-weight="normal" officeooo:rsid="0057d7cc" style:font-size-asian="9pt" style:font-weight-asian="normal" style:font-name-complex="Verdana2" style:font-size-complex="9pt" style:font-weight-complex="normal"/>
    </style:style>
    <style:style style:name="T82" style:family="text">
      <style:text-properties fo:color="#000000" style:font-name="Verdana1" fo:font-size="9pt" fo:font-weight="normal" officeooo:rsid="0059798f" style:font-size-asian="9pt" style:font-weight-asian="normal" style:font-name-complex="Verdana2" style:font-size-complex="9pt" style:font-weight-complex="normal"/>
    </style:style>
    <style:style style:name="T83" style:family="text">
      <style:text-properties fo:color="#000000" style:font-name="Verdana1" fo:font-size="9pt" fo:font-weight="normal" officeooo:rsid="0059af25" style:font-size-asian="9pt" style:font-weight-asian="normal" style:font-name-complex="Verdana2" style:font-size-complex="9pt" style:font-weight-complex="normal"/>
    </style:style>
    <style:style style:name="T84" style:family="text">
      <style:text-properties fo:color="#000000" style:font-name="Verdana1" fo:font-size="9pt" fo:font-weight="normal" officeooo:rsid="005a804f" style:font-size-asian="9pt" style:font-weight-asian="normal" style:font-name-complex="Verdana2" style:font-size-complex="9pt" style:font-weight-complex="normal"/>
    </style:style>
    <style:style style:name="T85" style:family="text">
      <style:text-properties fo:color="#000000" style:font-name="Verdana1" fo:font-size="9pt" fo:font-weight="normal" officeooo:rsid="005ba44e" style:font-size-asian="9pt" style:font-weight-asian="normal" style:font-name-complex="Verdana2" style:font-size-complex="9pt" style:font-weight-complex="normal"/>
    </style:style>
    <style:style style:name="T86" style:family="text">
      <style:text-properties fo:color="#000000" style:font-name="Verdana1" fo:font-size="9pt" fo:font-weight="normal" officeooo:rsid="005c7c3a" style:font-size-asian="9pt" style:font-weight-asian="normal" style:font-name-complex="Verdana2" style:font-size-complex="9pt" style:font-weight-complex="normal"/>
    </style:style>
    <style:style style:name="T87" style:family="text">
      <style:text-properties fo:color="#000000" style:font-name="Verdana1" fo:font-size="9pt" fo:font-weight="normal" officeooo:rsid="005d7752" style:font-size-asian="9pt" style:font-weight-asian="normal" style:font-name-complex="Verdana2" style:font-size-complex="9pt" style:font-weight-complex="normal"/>
    </style:style>
    <style:style style:name="T88" style:family="text">
      <style:text-properties fo:color="#000000" style:font-name="Verdana1" fo:font-size="9pt" fo:font-weight="normal" officeooo:rsid="0060dc4a" style:font-size-asian="9pt" style:font-weight-asian="normal" style:font-name-complex="Verdana2" style:font-size-complex="9pt" style:font-weight-complex="normal"/>
    </style:style>
    <style:style style:name="T89" style:family="text">
      <style:text-properties fo:color="#000000" style:font-name="Verdana1" fo:font-size="9pt" fo:font-weight="normal" officeooo:rsid="0060f26e" style:font-size-asian="9pt" style:font-weight-asian="normal" style:font-name-complex="Verdana2" style:font-size-complex="9pt" style:font-weight-complex="normal"/>
    </style:style>
    <style:style style:name="T90" style:family="text">
      <style:text-properties fo:color="#000000" style:font-name="Verdana1" fo:font-size="9pt" fo:font-weight="normal" officeooo:rsid="006444b8" style:font-size-asian="9pt" style:font-weight-asian="normal" style:font-name-complex="Verdana2" style:font-size-complex="9pt" style:font-weight-complex="normal"/>
    </style:style>
    <style:style style:name="T91" style:family="text">
      <style:text-properties fo:color="#000000" style:font-name="Verdana1" fo:font-size="9pt" fo:font-weight="normal" officeooo:rsid="001a40fd" style:font-size-asian="9pt" style:font-weight-asian="normal" style:font-name-complex="Verdana2" style:font-size-complex="9pt" style:font-weight-complex="normal"/>
    </style:style>
    <style:style style:name="T92" style:family="text">
      <style:text-properties fo:color="#000000" style:font-name="Verdana1" fo:font-size="9pt" fo:font-weight="normal" officeooo:rsid="0066c091" style:font-size-asian="9pt" style:font-weight-asian="normal" style:font-name-complex="Verdana2" style:font-size-complex="9pt" style:font-weight-complex="normal"/>
    </style:style>
    <style:style style:name="T93" style:family="text">
      <style:text-properties fo:color="#000000" style:font-name="Verdana1" fo:font-size="9pt" fo:font-weight="normal" officeooo:rsid="00699698" style:font-size-asian="9pt" style:font-weight-asian="normal" style:font-name-complex="Verdana2" style:font-size-complex="9pt" style:font-weight-complex="normal"/>
    </style:style>
    <style:style style:name="T94" style:family="text">
      <style:text-properties fo:color="#000000" style:font-name="Verdana1" fo:font-size="9pt" fo:font-weight="normal" officeooo:rsid="006d5660" style:font-size-asian="9pt" style:font-weight-asian="normal" style:font-name-complex="Verdana2" style:font-size-complex="9pt" style:font-weight-complex="normal"/>
    </style:style>
    <style:style style:name="T95" style:family="text">
      <style:text-properties fo:color="#000000" style:font-name="Verdana1" fo:font-size="9pt" fo:font-weight="normal" officeooo:rsid="006da9d9" style:font-size-asian="9pt" style:font-weight-asian="normal" style:font-name-complex="Verdana2" style:font-size-complex="9pt" style:font-weight-complex="normal"/>
    </style:style>
    <style:style style:name="T96" style:family="text">
      <style:text-properties fo:color="#000000" style:font-name="Verdana1" fo:font-size="9pt" fo:font-weight="normal" officeooo:rsid="006e4000" style:font-size-asian="9pt" style:font-weight-asian="normal" style:font-name-complex="Verdana2" style:font-size-complex="9pt" style:font-weight-complex="normal"/>
    </style:style>
    <style:style style:name="T97" style:family="text">
      <style:text-properties fo:color="#000000" style:font-name="Verdana1" fo:font-size="9pt" fo:font-weight="normal" officeooo:rsid="007126fc" style:font-size-asian="9pt" style:font-weight-asian="normal" style:font-name-complex="Verdana2" style:font-size-complex="9pt" style:font-weight-complex="normal"/>
    </style:style>
    <style:style style:name="T98" style:family="text">
      <style:text-properties fo:color="#000000" style:font-name="Verdana1" fo:font-size="9pt" fo:font-weight="normal" officeooo:rsid="00771e26" style:font-size-asian="9pt" style:font-weight-asian="normal" style:font-name-complex="Verdana2" style:font-size-complex="9pt" style:font-weight-complex="normal"/>
    </style:style>
    <style:style style:name="T99" style:family="text">
      <style:text-properties fo:color="#000000" style:font-name="Verdana1" fo:font-size="9pt" fo:font-weight="normal" officeooo:rsid="00776487" style:font-size-asian="9pt" style:font-weight-asian="normal" style:font-name-complex="Verdana2" style:font-size-complex="9pt" style:font-weight-complex="normal"/>
    </style:style>
    <style:style style:name="T100" style:family="text">
      <style:text-properties fo:color="#000000" style:font-name="Verdana1" fo:font-size="9pt" fo:font-weight="normal" officeooo:rsid="007931e2" style:font-size-asian="9pt" style:font-weight-asian="normal" style:font-name-complex="Verdana2" style:font-size-complex="9pt" style:font-weight-complex="normal"/>
    </style:style>
    <style:style style:name="T101" style:family="text">
      <style:text-properties fo:color="#000000" style:font-name="Verdana1" fo:font-size="9pt" fo:font-weight="normal" officeooo:rsid="0079776e" style:font-size-asian="9pt" style:font-weight-asian="normal" style:font-name-complex="Verdana2" style:font-size-complex="9pt" style:font-weight-complex="normal"/>
    </style:style>
    <style:style style:name="T102" style:family="text">
      <style:text-properties fo:color="#000000" style:font-name="Verdana1" fo:font-size="9pt" fo:font-weight="normal" officeooo:rsid="007998a6" style:font-size-asian="9pt" style:font-weight-asian="normal" style:font-name-complex="Verdana2" style:font-size-complex="9pt" style:font-weight-complex="normal"/>
    </style:style>
    <style:style style:name="T103" style:family="text">
      <style:text-properties fo:color="#000000" style:font-name="Verdana1" fo:font-size="9pt" fo:font-weight="normal" officeooo:rsid="007b23f7" style:font-size-asian="9pt" style:font-weight-asian="normal" style:font-name-complex="Verdana2" style:font-size-complex="9pt" style:font-weight-complex="normal"/>
    </style:style>
    <style:style style:name="T104" style:family="text">
      <style:text-properties fo:color="#000000" style:font-name="Verdana1" fo:font-size="9pt" fo:font-weight="normal" officeooo:rsid="007ca083" style:font-size-asian="9pt" style:font-weight-asian="normal" style:font-name-complex="Verdana2" style:font-size-complex="9pt" style:font-weight-complex="normal"/>
    </style:style>
    <style:style style:name="T105" style:family="text">
      <style:text-properties fo:color="#000000" style:font-name="Verdana1" fo:font-size="9pt" fo:font-weight="normal" officeooo:rsid="007d132e" style:font-size-asian="9pt" style:font-weight-asian="normal" style:font-name-complex="Verdana2" style:font-size-complex="9pt" style:font-weight-complex="normal"/>
    </style:style>
    <style:style style:name="T106" style:family="text">
      <style:text-properties fo:color="#000000" style:font-name="Verdana1" fo:font-size="9pt" fo:font-weight="normal" officeooo:rsid="007efcc2" style:font-size-asian="9pt" style:font-weight-asian="normal" style:font-name-complex="Verdana2" style:font-size-complex="9pt" style:font-weight-complex="normal"/>
    </style:style>
    <style:style style:name="T107" style:family="text">
      <style:text-properties fo:color="#000000" style:font-name="Verdana1" fo:font-size="9pt" fo:font-weight="normal" officeooo:rsid="007f9d18" style:font-size-asian="9pt" style:font-weight-asian="normal" style:font-name-complex="Verdana2" style:font-size-complex="9pt" style:font-weight-complex="normal"/>
    </style:style>
    <style:style style:name="T108" style:family="text">
      <style:text-properties fo:color="#000000" style:font-name="Verdana1" fo:font-size="9pt" fo:font-weight="normal" officeooo:rsid="0080e44f" style:font-size-asian="9pt" style:font-weight-asian="normal" style:font-name-complex="Verdana2" style:font-size-complex="9pt" style:font-weight-complex="normal"/>
    </style:style>
    <style:style style:name="T109" style:family="text">
      <style:text-properties fo:color="#000000" style:font-name="Verdana1" fo:font-size="9pt" fo:font-weight="normal" officeooo:rsid="0081fb3c" style:font-size-asian="9pt" style:font-weight-asian="normal" style:font-name-complex="Verdana2" style:font-size-complex="9pt" style:font-weight-complex="normal"/>
    </style:style>
    <style:style style:name="T110" style:family="text">
      <style:text-properties fo:color="#000000" style:font-name="Verdana1" fo:font-size="9pt" fo:font-weight="normal" officeooo:rsid="0082d7e6" style:font-size-asian="9pt" style:font-weight-asian="normal" style:font-name-complex="Verdana2" style:font-size-complex="9pt" style:font-weight-complex="normal"/>
    </style:style>
    <style:style style:name="T111" style:family="text">
      <style:text-properties fo:color="#000000" style:font-name="Verdana1" fo:font-size="9pt" fo:font-weight="normal" officeooo:rsid="0082e7c1" style:font-size-asian="9pt" style:font-weight-asian="normal" style:font-name-complex="Verdana2" style:font-size-complex="9pt" style:font-weight-complex="normal"/>
    </style:style>
    <style:style style:name="T112" style:family="text">
      <style:text-properties fo:color="#000000" style:font-name="Verdana1" fo:font-size="9pt" fo:font-weight="normal" officeooo:rsid="0084952e" style:font-size-asian="9pt" style:font-weight-asian="normal" style:font-name-complex="Verdana2" style:font-size-complex="9pt" style:font-weight-complex="normal"/>
    </style:style>
    <style:style style:name="T113" style:family="text">
      <style:text-properties fo:color="#000000" style:font-name="Verdana1" fo:font-size="9pt" fo:font-weight="normal" officeooo:rsid="0085267c" style:font-size-asian="9pt" style:font-weight-asian="normal" style:font-name-complex="Verdana2" style:font-size-complex="9pt" style:font-weight-complex="normal"/>
    </style:style>
    <style:style style:name="T114" style:family="text">
      <style:text-properties fo:color="#000000" style:font-name="Verdana1" fo:font-size="9pt" fo:font-weight="normal" officeooo:rsid="0085a366" style:font-size-asian="9pt" style:font-weight-asian="normal" style:font-name-complex="Verdana2" style:font-size-complex="9pt" style:font-weight-complex="normal"/>
    </style:style>
    <style:style style:name="T115" style:family="text">
      <style:text-properties fo:color="#000000" style:font-name="Verdana1" fo:font-size="9pt" fo:font-weight="normal" officeooo:rsid="00887714" style:font-size-asian="9pt" style:font-weight-asian="normal" style:font-name-complex="Verdana2" style:font-size-complex="9pt" style:font-weight-complex="normal"/>
    </style:style>
    <style:style style:name="T116" style:family="text">
      <style:text-properties fo:color="#000000" style:font-name="Verdana1" fo:font-size="9pt" fo:font-weight="normal" officeooo:rsid="0088fe71" style:font-size-asian="9pt" style:font-weight-asian="normal" style:font-name-complex="Verdana2" style:font-size-complex="9pt" style:font-weight-complex="normal"/>
    </style:style>
    <style:style style:name="T117" style:family="text">
      <style:text-properties fo:color="#000000" style:font-name="Verdana1" fo:font-size="9pt" fo:font-weight="normal" officeooo:rsid="008981f7" style:font-size-asian="9pt" style:font-weight-asian="normal" style:font-name-complex="Verdana2" style:font-size-complex="9pt" style:font-weight-complex="normal"/>
    </style:style>
    <style:style style:name="T118" style:family="text">
      <style:text-properties fo:color="#000000" style:font-name="Verdana1" fo:font-size="9pt" fo:font-weight="normal" officeooo:rsid="008ad250" style:font-size-asian="9pt" style:font-weight-asian="normal" style:font-name-complex="Verdana2" style:font-size-complex="9pt" style:font-weight-complex="normal"/>
    </style:style>
    <style:style style:name="T119" style:family="text">
      <style:text-properties fo:color="#000000" style:font-name="Verdana1" fo:font-size="9pt" fo:font-weight="normal" officeooo:rsid="008c2b85" style:font-size-asian="9pt" style:font-weight-asian="normal" style:font-name-complex="Verdana2" style:font-size-complex="9pt" style:font-weight-complex="normal"/>
    </style:style>
    <style:style style:name="T120" style:family="text">
      <style:text-properties fo:color="#000000" style:font-name="Verdana1" fo:font-size="9pt" fo:font-weight="normal" officeooo:rsid="008cd1b0" style:font-size-asian="9pt" style:font-weight-asian="normal" style:font-name-complex="Verdana2" style:font-size-complex="9pt" style:font-weight-complex="normal"/>
    </style:style>
    <style:style style:name="T121" style:family="text">
      <style:text-properties fo:color="#000000" style:font-name="Verdana1" fo:font-size="9pt" fo:font-weight="normal" officeooo:rsid="008ff047" style:font-size-asian="9pt" style:font-weight-asian="normal" style:font-name-complex="Verdana2" style:font-size-complex="9pt" style:font-weight-complex="normal"/>
    </style:style>
    <style:style style:name="T122" style:family="text">
      <style:text-properties fo:color="#000000" style:font-name="Verdana1" fo:font-size="9pt" fo:font-weight="normal" officeooo:rsid="0090f64e" style:font-size-asian="9pt" style:font-weight-asian="normal" style:font-name-complex="Verdana2" style:font-size-complex="9pt" style:font-weight-complex="normal"/>
    </style:style>
    <style:style style:name="T123" style:family="text">
      <style:text-properties fo:color="#000000" style:font-name="Verdana1" fo:font-size="9pt" fo:font-weight="normal" officeooo:rsid="0091dc9d" style:font-size-asian="9pt" style:font-weight-asian="normal" style:font-name-complex="Verdana2" style:font-size-complex="9pt" style:font-weight-complex="normal"/>
    </style:style>
    <style:style style:name="T124" style:family="text">
      <style:text-properties fo:color="#000000" style:font-name="Verdana1" fo:font-size="9pt" fo:font-weight="normal" officeooo:rsid="009399a5" style:font-size-asian="9pt" style:font-weight-asian="normal" style:font-name-complex="Verdana2" style:font-size-complex="9pt" style:font-weight-complex="normal"/>
    </style:style>
    <style:style style:name="T125" style:family="text">
      <style:text-properties fo:color="#000000" style:font-name="Verdana1" fo:font-size="9pt" fo:font-weight="normal" officeooo:rsid="00949251" style:font-size-asian="9pt" style:font-weight-asian="normal" style:font-name-complex="Verdana2" style:font-size-complex="9pt" style:font-weight-complex="normal"/>
    </style:style>
    <style:style style:name="T126" style:family="text">
      <style:text-properties fo:color="#000000" style:font-name="Verdana1" fo:font-size="9pt" fo:font-weight="normal" officeooo:rsid="0095563c" style:font-size-asian="9pt" style:font-weight-asian="normal" style:font-name-complex="Verdana2" style:font-size-complex="9pt" style:font-weight-complex="normal"/>
    </style:style>
    <style:style style:name="T127" style:family="text">
      <style:text-properties fo:color="#000000" style:font-name="Verdana1" fo:font-size="9pt" fo:font-weight="normal" officeooo:rsid="0098342b" style:font-size-asian="9pt" style:font-weight-asian="normal" style:font-name-complex="Verdana2" style:font-size-complex="9pt" style:font-weight-complex="normal"/>
    </style:style>
    <style:style style:name="T128" style:family="text">
      <style:text-properties fo:color="#000000" style:font-name="Verdana1" fo:font-size="9pt" fo:font-weight="normal" officeooo:rsid="0099051d" style:font-size-asian="9pt" style:font-weight-asian="normal" style:font-name-complex="Verdana2" style:font-size-complex="9pt" style:font-weight-complex="normal"/>
    </style:style>
    <style:style style:name="T129" style:family="text">
      <style:text-properties fo:color="#000000" style:font-name="Verdana1" fo:font-size="9pt" fo:font-weight="normal" officeooo:rsid="009a70a9" style:font-size-asian="9pt" style:font-weight-asian="normal" style:font-name-complex="Verdana2" style:font-size-complex="9pt" style:font-weight-complex="normal"/>
    </style:style>
    <style:style style:name="T130" style:family="text">
      <style:text-properties fo:color="#000000" style:font-name="Verdana1" fo:font-size="9pt" fo:font-weight="normal" officeooo:rsid="009c2ac1" style:font-size-asian="9pt" style:font-weight-asian="normal" style:font-name-complex="Verdana2" style:font-size-complex="9pt" style:font-weight-complex="normal"/>
    </style:style>
    <style:style style:name="T131" style:family="text">
      <style:text-properties fo:color="#000000" style:font-name="Verdana1" fo:font-size="9pt" fo:font-weight="normal" officeooo:rsid="009cc850" style:font-size-asian="9pt" style:font-weight-asian="normal" style:font-name-complex="Verdana2" style:font-size-complex="9pt" style:font-weight-complex="normal"/>
    </style:style>
    <style:style style:name="T132" style:family="text">
      <style:text-properties fo:color="#000000" style:font-name="Verdana1" fo:font-size="9pt" fo:font-weight="normal" officeooo:rsid="009d94f5" style:font-size-asian="9pt" style:font-weight-asian="normal" style:font-name-complex="Verdana2" style:font-size-complex="9pt" style:font-weight-complex="normal"/>
    </style:style>
    <style:style style:name="T133" style:family="text">
      <style:text-properties fo:color="#000000" style:font-name="Verdana1" fo:font-size="9pt" fo:font-weight="normal" officeooo:rsid="009eeee7" style:font-size-asian="9pt" style:font-weight-asian="normal" style:font-name-complex="Verdana2" style:font-size-complex="9pt" style:font-weight-complex="normal"/>
    </style:style>
    <style:style style:name="T134" style:family="text">
      <style:text-properties fo:color="#000000" style:font-name="Verdana1" fo:font-size="9pt" fo:font-weight="normal" officeooo:rsid="009f3eee" style:font-size-asian="9pt" style:font-weight-asian="normal" style:font-name-complex="Verdana2" style:font-size-complex="9pt" style:font-weight-complex="normal"/>
    </style:style>
    <style:style style:name="T135" style:family="text">
      <style:text-properties fo:color="#000000" style:font-name="Verdana1" fo:font-size="9pt" fo:font-weight="normal" officeooo:rsid="00a12f3c" style:font-size-asian="9pt" style:font-weight-asian="normal" style:font-name-complex="Verdana2" style:font-size-complex="9pt" style:font-weight-complex="normal"/>
    </style:style>
    <style:style style:name="T136" style:family="text">
      <style:text-properties fo:color="#000000" style:font-name="Verdana1" fo:font-size="9pt" fo:font-weight="normal" officeooo:rsid="00a19a52" style:font-size-asian="9pt" style:font-weight-asian="normal" style:font-name-complex="Verdana2" style:font-size-complex="9pt" style:font-weight-complex="normal"/>
    </style:style>
    <style:style style:name="T137" style:family="text">
      <style:text-properties fo:color="#000000" style:font-name="Verdana1" fo:font-size="9pt" fo:font-weight="normal" officeooo:rsid="00a24998" style:font-size-asian="9pt" style:font-weight-asian="normal" style:font-name-complex="Verdana2" style:font-size-complex="9pt" style:font-weight-complex="normal"/>
    </style:style>
    <style:style style:name="T138" style:family="text">
      <style:text-properties fo:color="#000000" style:font-name="Verdana1" fo:font-size="9pt" fo:font-weight="normal" officeooo:rsid="00a3708c" style:font-size-asian="9pt" style:font-weight-asian="normal" style:font-name-complex="Verdana2" style:font-size-complex="9pt" style:font-weight-complex="normal"/>
    </style:style>
    <style:style style:name="T139" style:family="text">
      <style:text-properties fo:color="#000000" style:font-name="Verdana1" fo:font-size="9pt" fo:font-weight="normal" officeooo:rsid="00a744d9" style:font-size-asian="9pt" style:font-weight-asian="normal" style:font-name-complex="Verdana2" style:font-size-complex="9pt" style:font-weight-complex="normal"/>
    </style:style>
    <style:style style:name="T140" style:family="text">
      <style:text-properties fo:color="#000000" style:font-name="Verdana1" fo:font-size="9pt" fo:font-weight="normal" officeooo:rsid="00a898aa" style:font-size-asian="9pt" style:font-weight-asian="normal" style:font-name-complex="Verdana2" style:font-size-complex="9pt" style:font-weight-complex="normal"/>
    </style:style>
    <style:style style:name="T141" style:family="text">
      <style:text-properties fo:color="#000000" style:font-name="Verdana1" fo:font-size="9pt" fo:font-weight="normal" officeooo:rsid="00a9c707" style:font-size-asian="9pt" style:font-weight-asian="normal" style:font-name-complex="Verdana2" style:font-size-complex="9pt" style:font-weight-complex="normal"/>
    </style:style>
    <style:style style:name="T142" style:family="text">
      <style:text-properties fo:color="#000000" style:font-name="Verdana1" fo:font-size="9pt" fo:font-weight="normal" officeooo:rsid="00af6494" style:font-size-asian="9pt" style:font-weight-asian="normal" style:font-name-complex="Verdana2" style:font-size-complex="9pt" style:font-weight-complex="normal"/>
    </style:style>
    <style:style style:name="T143" style:family="text">
      <style:text-properties fo:color="#000000" style:font-name="Verdana1" fo:font-size="9pt" fo:font-weight="normal" officeooo:rsid="00b226ce" style:font-size-asian="9pt" style:font-weight-asian="normal" style:font-name-complex="Verdana2" style:font-size-complex="9pt" style:font-weight-complex="normal"/>
    </style:style>
    <style:style style:name="T144" style:family="text">
      <style:text-properties fo:color="#000000" style:font-name="Verdana1" fo:font-size="9pt" fo:font-weight="normal" officeooo:rsid="00b2bc1f" style:font-size-asian="9pt" style:font-weight-asian="normal" style:font-name-complex="Verdana2" style:font-size-complex="9pt" style:font-weight-complex="normal"/>
    </style:style>
    <style:style style:name="T145" style:family="text">
      <style:text-properties fo:color="#000000" style:font-name="Verdana1" fo:font-size="9pt" fo:font-weight="normal" officeooo:rsid="00b31a8f" style:font-size-asian="9pt" style:font-weight-asian="normal" style:font-name-complex="Verdana2" style:font-size-complex="9pt" style:font-weight-complex="normal"/>
    </style:style>
    <style:style style:name="T146" style:family="text">
      <style:text-properties fo:color="#000000" style:font-name="Verdana1" fo:font-size="9pt" fo:font-weight="normal" officeooo:rsid="00b4a121" style:font-size-asian="9pt" style:font-weight-asian="normal" style:font-name-complex="Verdana2" style:font-size-complex="9pt" style:font-weight-complex="normal"/>
    </style:style>
    <style:style style:name="T147" style:family="text">
      <style:text-properties fo:color="#000000" style:font-name="Verdana1" fo:font-size="9pt" fo:font-weight="normal" officeooo:rsid="00b69e9c" style:font-size-asian="9pt" style:font-weight-asian="normal" style:font-name-complex="Verdana2" style:font-size-complex="9pt" style:font-weight-complex="normal"/>
    </style:style>
    <style:style style:name="T148" style:family="text">
      <style:text-properties fo:color="#000000" style:font-name="Verdana1" fo:font-size="9pt" fo:font-weight="normal" officeooo:rsid="00b8720b" style:font-size-asian="9pt" style:font-weight-asian="normal" style:font-name-complex="Verdana2" style:font-size-complex="9pt" style:font-weight-complex="normal"/>
    </style:style>
    <style:style style:name="T149" style:family="text">
      <style:text-properties fo:color="#000000" style:font-name="Verdana1" fo:font-size="9pt" fo:font-weight="normal" officeooo:rsid="00ba4ee1" style:font-size-asian="9pt" style:font-weight-asian="normal" style:font-name-complex="Verdana2" style:font-size-complex="9pt" style:font-weight-complex="normal"/>
    </style:style>
    <style:style style:name="T150" style:family="text">
      <style:text-properties fo:color="#000000" style:font-name="Verdana1" fo:font-size="9pt" fo:font-weight="normal" officeooo:rsid="00bb1889" style:font-size-asian="9pt" style:font-weight-asian="normal" style:font-name-complex="Verdana2" style:font-size-complex="9pt" style:font-weight-complex="normal"/>
    </style:style>
    <style:style style:name="T151" style:family="text">
      <style:text-properties fo:color="#000000" style:font-name="Verdana1" fo:font-size="9pt" fo:font-weight="normal" officeooo:rsid="00bbe9d6" style:font-size-asian="9pt" style:font-weight-asian="normal" style:font-name-complex="Verdana2" style:font-size-complex="9pt" style:font-weight-complex="normal"/>
    </style:style>
    <style:style style:name="T152" style:family="text">
      <style:text-properties fo:color="#000000" style:font-name="Verdana1" fo:font-size="9pt" fo:font-weight="normal" officeooo:rsid="00b1cf26" style:font-size-asian="9pt" style:font-weight-asian="normal" style:font-name-complex="Verdana2" style:font-size-complex="9pt" style:font-weight-complex="normal"/>
    </style:style>
    <style:style style:name="T153" style:family="text">
      <style:text-properties fo:color="#000000" style:font-name="Verdana1" fo:font-size="9pt" fo:font-weight="normal" officeooo:rsid="00bd083d" style:font-size-asian="9pt" style:font-weight-asian="normal" style:font-name-complex="Verdana2" style:font-size-complex="9pt" style:font-weight-complex="normal"/>
    </style:style>
    <style:style style:name="T154" style:family="text">
      <style:text-properties fo:color="#000000" style:font-name="Verdana1" fo:font-size="9pt" fo:font-weight="normal" officeooo:rsid="00bfef36" style:font-size-asian="9pt" style:font-weight-asian="normal" style:font-name-complex="Verdana2" style:font-size-complex="9pt" style:font-weight-complex="normal"/>
    </style:style>
    <style:style style:name="T155" style:family="text">
      <style:text-properties fo:color="#000000" style:font-name="Verdana1" fo:font-size="9pt" fo:font-weight="normal" style:font-size-asian="9pt" style:font-weight-asian="normal" style:font-name-complex="Verdana2" style:font-size-complex="9pt" style:font-weight-complex="normal"/>
    </style:style>
    <style:style style:name="T156" style:family="text">
      <style:text-properties fo:color="#000000" style:font-name="Verdana1" fo:font-size="9pt" fo:font-weight="normal" style:font-size-asian="9pt" style:font-weight-asian="normal" style:font-size-complex="9pt" style:font-weight-complex="normal"/>
    </style:style>
    <style:style style:name="T157" style:family="text">
      <style:text-properties fo:color="#000000" style:font-name="Verdana1" fo:font-size="9pt" fo:font-weight="normal" style:font-size-asian="9pt" style:font-weight-asian="normal" style:font-size-complex="9pt" style:font-weight-complex="normal"/>
    </style:style>
    <style:style style:name="T158" style:family="text">
      <style:text-properties fo:color="#000000" style:font-name="Verdana1" fo:font-size="9pt" fo:font-weight="normal" style:font-name-asian="Verdana2" style:font-size-asian="9pt" style:font-weight-asian="normal" style:font-name-complex="Verdana2" style:font-size-complex="9pt" style:font-weight-complex="normal"/>
    </style:style>
    <style:style style:name="T159" style:family="text">
      <style:text-properties fo:color="#000000" style:font-name="Verdana1" fo:font-size="9pt" fo:font-weight="normal" style:font-name-asian="Linux Libertine Mono O" style:font-size-asian="9pt" style:font-weight-asian="normal" style:font-name-complex="Verdana2" style:font-size-complex="9pt" style:font-weight-complex="normal"/>
    </style:style>
    <style:style style:name="T160" style:family="text">
      <style:text-properties fo:color="#000000" style:font-name="Verdana1" fo:font-size="9pt" fo:font-weight="normal" style:font-name-asian="DejaVu Sans" style:font-size-asian="9pt" style:font-weight-asian="normal" style:font-name-complex="Verdana2" style:font-size-complex="9pt" style:font-weight-complex="normal"/>
    </style:style>
    <style:style style:name="T161" style:family="text">
      <style:text-properties fo:color="#000000" style:font-name="Verdana1" fo:font-size="9pt" fo:font-weight="normal" style:font-name-asian="Liberation Serif1" style:font-size-asian="9pt" style:font-weight-asian="normal" style:font-name-complex="Verdana2" style:font-size-complex="9pt" style:font-weight-complex="normal"/>
    </style:style>
    <style:style style:name="T162" style:family="text">
      <style:text-properties fo:color="#000000" style:font-name="Verdana1" fo:font-size="9pt" fo:font-style="italic" fo:font-weight="normal" style:font-size-asian="9pt" style:font-style-asian="italic" style:font-weight-asian="normal" style:font-name-complex="Verdana2" style:font-size-complex="9pt" style:font-style-complex="italic" style:font-weight-complex="normal"/>
    </style:style>
    <style:style style:name="T163" style:family="text">
      <style:text-properties fo:color="#000000" style:font-name="Verdana1" fo:font-size="9pt" fo:font-style="italic" fo:font-weight="normal" officeooo:rsid="0017e91b" style:font-size-asian="9pt" style:font-style-asian="italic" style:font-weight-asian="normal" style:font-name-complex="Verdana2" style:font-size-complex="9pt" style:font-style-complex="italic" style:font-weight-complex="normal"/>
    </style:style>
    <style:style style:name="T164" style:family="text">
      <style:text-properties fo:color="#000000" style:font-name="Verdana1" fo:font-size="9pt" fo:font-style="italic" fo:font-weight="normal" officeooo:rsid="0062b90a" style:font-size-asian="9pt" style:font-style-asian="italic" style:font-weight-asian="normal" style:font-name-complex="Verdana2" style:font-size-complex="9pt" style:font-style-complex="italic" style:font-weight-complex="normal"/>
    </style:style>
    <style:style style:name="T165" style:family="text">
      <style:text-properties fo:color="#000000" style:font-name="Verdana1" fo:font-size="9pt" fo:font-style="italic" fo:font-weight="normal" officeooo:rsid="00a24998" style:font-size-asian="9pt" style:font-style-asian="italic" style:font-weight-asian="normal" style:font-name-complex="Verdana2" style:font-size-complex="9pt" style:font-style-complex="italic" style:font-weight-complex="normal"/>
    </style:style>
    <style:style style:name="T166" style:family="text">
      <style:text-properties fo:color="#000000" style:font-name="Verdana1" fo:font-size="9pt" fo:font-style="italic" fo:font-weight="normal" officeooo:rsid="00a4b704" style:font-size-asian="9pt" style:font-style-asian="italic" style:font-weight-asian="normal" style:font-name-complex="Verdana2" style:font-size-complex="9pt" style:font-style-complex="italic" style:font-weight-complex="normal"/>
    </style:style>
    <style:style style:name="T167" style:family="text">
      <style:text-properties fo:color="#000000" style:font-name="Verdana1" fo:font-size="9pt" fo:font-style="normal" fo:font-weight="normal" style:font-size-asian="9pt" style:font-style-asian="normal" style:font-weight-asian="normal" style:font-name-complex="Verdana2" style:font-size-complex="9pt" style:font-style-complex="normal" style:font-weight-complex="normal"/>
    </style:style>
    <style:style style:name="T168" style:family="text">
      <style:text-properties fo:color="#000000" style:font-name="Verdana1" fo:font-size="9pt" fo:font-style="normal" fo:font-weight="normal" officeooo:rsid="0062b90a" style:font-size-asian="9pt" style:font-style-asian="normal" style:font-weight-asian="normal" style:font-name-complex="Verdana2" style:font-size-complex="9pt" style:font-style-complex="normal" style:font-weight-complex="normal"/>
    </style:style>
    <style:style style:name="T169" style:family="text">
      <style:text-properties fo:color="#000000" style:font-name="Verdana1" fo:font-size="9pt" fo:font-style="normal" fo:font-weight="normal" officeooo:rsid="006f986b" style:font-size-asian="9pt" style:font-style-asian="normal" style:font-weight-asian="normal" style:font-name-complex="Verdana2" style:font-size-complex="9pt" style:font-style-complex="normal" style:font-weight-complex="normal"/>
    </style:style>
    <style:style style:name="T170" style:family="text">
      <style:text-properties fo:color="#000000" style:font-name="Verdana1" fo:font-size="9pt" fo:font-style="normal" fo:font-weight="normal" officeooo:rsid="007126fc" style:font-size-asian="9pt" style:font-style-asian="normal" style:font-weight-asian="normal" style:font-name-complex="Verdana2" style:font-size-complex="9pt" style:font-style-complex="normal" style:font-weight-complex="normal"/>
    </style:style>
    <style:style style:name="T171" style:family="text">
      <style:text-properties fo:color="#000000" style:font-name="Verdana1" fo:font-size="9pt" fo:font-style="normal" fo:font-weight="normal" officeooo:rsid="00718342" style:font-size-asian="9pt" style:font-style-asian="normal" style:font-weight-asian="normal" style:font-name-complex="Verdana2" style:font-size-complex="9pt" style:font-style-complex="normal" style:font-weight-complex="normal"/>
    </style:style>
    <style:style style:name="T172" style:family="text">
      <style:text-properties fo:color="#000000" style:font-name="Verdana1" fo:font-size="9pt" fo:font-style="normal" fo:font-weight="normal" officeooo:rsid="00730e2d" style:font-size-asian="9pt" style:font-style-asian="normal" style:font-weight-asian="normal" style:font-name-complex="Verdana2" style:font-size-complex="9pt" style:font-style-complex="normal" style:font-weight-complex="normal"/>
    </style:style>
    <style:style style:name="T173" style:family="text">
      <style:text-properties fo:color="#000000" style:font-name="Verdana1" fo:font-size="9pt" fo:font-style="normal" fo:font-weight="normal" officeooo:rsid="0073b8c7" style:font-size-asian="9pt" style:font-style-asian="normal" style:font-weight-asian="normal" style:font-name-complex="Verdana2" style:font-size-complex="9pt" style:font-style-complex="normal" style:font-weight-complex="normal"/>
    </style:style>
    <style:style style:name="T174" style:family="text">
      <style:text-properties fo:color="#000000" style:font-name="Verdana1" fo:font-size="9pt" fo:font-style="normal" fo:font-weight="normal" officeooo:rsid="007450ca" style:font-size-asian="9pt" style:font-style-asian="normal" style:font-weight-asian="normal" style:font-name-complex="Verdana2" style:font-size-complex="9pt" style:font-style-complex="normal" style:font-weight-complex="normal"/>
    </style:style>
    <style:style style:name="T175" style:family="text">
      <style:text-properties fo:color="#000000" style:font-name="Verdana1" fo:font-size="9pt" fo:font-style="normal" fo:font-weight="normal" officeooo:rsid="0074c716" style:font-size-asian="9pt" style:font-style-asian="normal" style:font-weight-asian="normal" style:font-name-complex="Verdana2" style:font-size-complex="9pt" style:font-style-complex="normal" style:font-weight-complex="normal"/>
    </style:style>
    <style:style style:name="T176" style:family="text">
      <style:text-properties fo:color="#000000" style:font-name="Verdana1" fo:font-size="9pt" fo:font-style="normal" fo:font-weight="normal" officeooo:rsid="0075d3e1" style:font-size-asian="9pt" style:font-style-asian="normal" style:font-weight-asian="normal" style:font-name-complex="Verdana2" style:font-size-complex="9pt" style:font-style-complex="normal" style:font-weight-complex="normal"/>
    </style:style>
    <style:style style:name="T177" style:family="text">
      <style:text-properties fo:color="#000000" style:font-name="Verdana1" fo:font-size="9pt" fo:font-style="normal" fo:font-weight="normal" officeooo:rsid="00a45fa6" style:font-size-asian="9pt" style:font-style-asian="normal" style:font-weight-asian="normal" style:font-name-complex="Verdana2" style:font-size-complex="9pt" style:font-style-complex="normal" style:font-weight-complex="normal"/>
    </style:style>
    <style:style style:name="T178" style:family="text">
      <style:text-properties fo:color="#000000" style:font-name="Verdana1" fo:font-size="9pt" fo:font-style="normal" fo:font-weight="normal" officeooo:rsid="00a4b704" style:font-size-asian="9pt" style:font-style-asian="normal" style:font-weight-asian="normal" style:font-name-complex="Verdana2" style:font-size-complex="9pt" style:font-style-complex="normal" style:font-weight-complex="normal"/>
    </style:style>
    <style:style style:name="T179" style:family="text">
      <style:text-properties fo:color="#000000" style:font-name="Verdana1" fo:font-size="9pt" fo:font-style="normal" fo:font-weight="normal" officeooo:rsid="00a5c06c" style:font-size-asian="9pt" style:font-style-asian="normal" style:font-weight-asian="normal" style:font-name-complex="Verdana2" style:font-size-complex="9pt" style:font-style-complex="normal" style:font-weight-complex="normal"/>
    </style:style>
    <style:style style:name="T180" style:family="text">
      <style:text-properties fo:color="#000000" style:font-name="Verdana1" fo:font-size="9pt" fo:font-style="normal" fo:font-weight="normal" style:font-name-asian="DejaVu Sans" style:font-size-asian="9pt" style:font-style-asian="normal" style:font-weight-asian="normal" style:font-name-complex="Verdana2" style:font-size-complex="9pt" style:font-style-complex="normal" style:font-weight-complex="normal"/>
    </style:style>
    <style:style style:name="T181" style:family="text">
      <style:text-properties fo:color="#000000" style:font-name="Verdana1" fo:font-size="9pt" fo:font-style="normal" fo:font-weight="bold" style:font-name-asian="DejaVu Sans" style:font-size-asian="9pt" style:font-style-asian="normal" style:font-weight-asian="bold" style:font-name-complex="Verdana2" style:font-size-complex="9pt" style:font-style-complex="normal" style:font-weight-complex="bold"/>
    </style:style>
    <style:style style:name="T182" style:family="text">
      <style:text-properties fo:color="#000000" style:font-name="Verdana1" fo:font-size="9pt" fo:font-style="normal" style:font-size-asian="9pt" style:font-style-asian="normal" style:font-name-complex="Verdana2" style:font-size-complex="9pt" style:font-style-complex="normal"/>
    </style:style>
    <style:style style:name="T183" style:family="text">
      <style:text-properties fo:color="#000000" style:font-name="Verdana1" fo:font-size="9pt" fo:language="en" fo:country="US" fo:font-weight="normal" style:font-name-asian="Liberation Serif1" style:font-size-asian="9pt" style:font-weight-asian="normal" style:font-name-complex="Verdana2" style:font-size-complex="9pt" style:font-weight-complex="normal"/>
    </style:style>
    <style:style style:name="T184" style:family="text">
      <style:text-properties fo:color="#000000" style:font-name="Verdana1" fo:font-size="9pt" fo:language="en" fo:country="US" fo:font-weight="normal" style:font-name-asian="Times New Roman1" style:font-size-asian="9pt" style:font-weight-asian="normal" style:font-name-complex="Verdana2" style:font-size-complex="9pt" style:font-weight-complex="normal"/>
    </style:style>
    <style:style style:name="T185" style:family="text">
      <style:text-properties fo:color="#000000" style:font-name="Verdana1" fo:font-size="9pt" fo:language="en" fo:country="US" style:font-name-asian="Times New Roman1" style:font-size-asian="9pt" style:font-name-complex="Verdana2" style:font-size-complex="9pt"/>
    </style:style>
    <style:style style:name="T186" style:family="text">
      <style:text-properties fo:color="#000000" style:font-name="Verdana1" fo:font-size="9pt" fo:language="en" fo:country="US" fo:font-weight="bold" style:font-name-asian="DejaVu Sans" style:font-size-asian="9pt" style:font-weight-asian="bold" style:font-name-complex="Verdana2" style:font-size-complex="9pt" style:font-weight-complex="bold"/>
    </style:style>
    <style:style style:name="T187" style:family="text">
      <style:text-properties fo:color="#000000" style:text-line-through-style="solid" style:text-line-through-type="single" style:font-name="Verdana1" fo:font-size="9pt" fo:font-weight="normal" officeooo:rsid="005ba44e" style:font-size-asian="9pt" style:font-weight-asian="normal" style:font-name-complex="Verdana2" style:font-size-complex="9pt" style:font-weight-complex="normal"/>
    </style:style>
    <style:style style:name="T188" style:family="text">
      <style:text-properties fo:color="#000000" style:text-line-through-style="none" style:text-line-through-type="none" style:font-name="Verdana1" fo:font-size="9pt" fo:font-weight="normal" officeooo:rsid="005ba44e" style:font-size-asian="9pt" style:font-weight-asian="normal" style:font-name-complex="Verdana2" style:font-size-complex="9pt" style:font-weight-complex="normal"/>
    </style:style>
    <style:style style:name="T189" style:family="text">
      <style:text-properties fo:color="#000000" style:text-line-through-style="none" style:text-line-through-type="none" style:font-name="Verdana1" fo:font-size="9pt" fo:font-weight="normal" officeooo:rsid="0057d7cc" style:font-size-asian="9pt" style:font-weight-asian="normal" style:font-name-complex="Verdana2" style:font-size-complex="9pt" style:font-weight-complex="normal"/>
    </style:style>
    <style:style style:name="T190" style:family="text">
      <style:text-properties fo:color="#000000" style:font-name-complex="Verdana2"/>
    </style:style>
    <style:style style:name="T191" style:family="text">
      <style:text-properties fo:color="#000000" officeooo:rsid="0057d7cc" style:font-name-complex="Verdana2"/>
    </style:style>
    <style:style style:name="T192" style:family="text">
      <style:text-properties fo:color="#000000" style:text-position="super 58%" style:font-name="Verdana1" fo:font-size="9pt" fo:font-weight="normal" style:font-size-asian="9pt" style:font-weight-asian="normal" style:font-name-complex="Verdana2" style:font-size-complex="9pt" style:font-weight-complex="normal"/>
    </style:style>
    <style:style style:name="T193" style:family="text">
      <style:text-properties fo:color="#000000" style:text-position="super 58%" style:font-name="Verdana1" fo:font-size="9pt" fo:font-style="normal" fo:font-weight="normal" style:font-name-asian="DejaVu Sans" style:font-size-asian="9pt" style:font-style-asian="normal" style:font-weight-asian="normal" style:font-name-complex="Verdana2" style:font-size-complex="9pt" style:font-style-complex="normal" style:font-weight-complex="normal"/>
    </style:style>
    <style:style style:name="T194" style:family="text">
      <style:text-properties fo:color="#000000" fo:font-weight="normal" officeooo:rsid="005542aa" style:font-weight-asian="normal" style:font-name-complex="Verdana2" style:font-weight-complex="normal"/>
    </style:style>
    <style:style style:name="T195" style:family="text">
      <style:text-properties officeooo:rsid="001567c0"/>
    </style:style>
    <style:style style:name="T196" style:family="text">
      <style:text-properties style:font-name="Verdana" fo:font-size="9pt" style:font-size-asian="9pt" style:font-size-complex="9pt"/>
    </style:style>
    <style:style style:name="T197" style:family="text">
      <style:text-properties style:font-name="Verdana" fo:font-size="9pt" officeooo:rsid="00a3708c" style:font-size-asian="9pt" style:font-size-complex="9pt"/>
    </style:style>
    <style:style style:name="T198" style:family="text">
      <style:text-properties style:font-name="Verdana" fo:font-size="9pt" officeooo:rsid="00a45fa6" style:font-size-asian="9pt" style:font-size-complex="9pt"/>
    </style:style>
    <style:style style:name="T199" style:family="text">
      <style:text-properties officeooo:rsid="00ad03e1"/>
    </style:style>
    <style:style style:name="T200" style:family="text">
      <style:text-properties style:font-name="Verdana1" fo:font-size="9pt" fo:font-weight="normal" style:font-size-asian="9pt" style:font-weight-asian="normal" style:font-size-complex="9pt" style:font-weight-complex="normal"/>
    </style:style>
    <style:style style:name="T201" style:family="text">
      <style:text-properties style:font-name="Verdana1" fo:font-size="9pt" style:font-size-asian="9pt" style:font-size-complex="9pt"/>
    </style:style>
    <style:style style:name="T202" style:family="text">
      <style:text-properties style:font-name="Verdana1" fo:font-size="9pt" fo:font-weight="bold" style:font-size-asian="9pt" style:font-weight-asian="bold" style:font-size-complex="9pt" style:font-weight-complex="bold"/>
    </style:style>
    <style:style style:name="T203" style:family="text">
      <style:text-properties style:font-name="Verdana1" fo:font-size="9pt" fo:font-style="italic" fo:font-weight="normal" style:font-size-asian="9pt" style:font-style-asian="italic" style:font-weight-asian="normal" style:font-size-complex="9pt" style:font-style-complex="italic" style:font-weight-complex="normal"/>
    </style:style>
    <style:style style:name="T204" style:family="text">
      <style:text-properties style:font-name="Verdana1" fo:font-size="9pt" fo:font-style="normal" fo:font-weight="normal" style:font-size-asian="9pt" style:font-style-asian="normal" style:font-weight-asian="normal" style:font-size-complex="9pt" style:font-style-complex="normal" style:font-weight-complex="normal"/>
    </style:style>
    <style:style style:name="T205" style:family="text">
      <style:text-properties fo:font-style="normal" fo:font-weight="normal" style:font-name-asian="DejaVu Sans" style:font-style-asian="normal" style:font-weight-asian="normal" style:font-name-complex="Verdana2" style:font-style-complex="normal" style:font-weight-complex="normal"/>
    </style:style>
    <style:style style:name="T206" style:family="text">
      <style:text-properties fo:color="#ffffff" style:font-name="Verdana1" fo:font-size="9pt" style:font-size-asian="9pt" style:font-size-complex="9pt"/>
    </style:style>
    <style:style style:name="T207" style:family="text">
      <style:text-properties fo:color="#ffffff" style:font-name="Verdana1" fo:font-size="9pt" fo:font-weight="bold" style:font-name-asian="DejaVu Sans" style:font-size-asian="9pt" style:font-weight-asian="bold" style:font-name-complex="Verdana2" style:font-size-complex="9pt" style:font-weight-complex="bold"/>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3465a4"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Copyright © 2020 by Brent Elisens<text:line-break/>All rights reserved. This book or any portion thereof may not be reproduced or used in any manner whatsoever without the express written permission of the publisher except for the use of brief quotations in a book review.</text:p>
      <text:p text:style-name="P22">Printed in the United States of America</text:p>
      <text:p text:style-name="P22">First Printing, 2020</text:p>
      <text:p text:style-name="P25"><text:span text:style-name="T1">ISBN</text:span><text:span text:style-name="T2">:</text:span><text:span text:style-name="T1"> <text:line-break/></text:span><text:bookmark text:name="zme-indie-bookshelf-dual-digital-price-asin-CHGMH1VCYS2"/><text:span text:style-name="T1">ASIN: <text:s/></text:span></text:p>
      <text:p text:style-name="P24"><text:a xlink:type="simple" xlink:href="mailto:sixie6e@gmail.com" text:style-name="ListLabel_20_31" text:visited-style-name="ListLabel_20_31"><text:span text:style-name="Internet_20_link"><text:span text:style-name="T1">sixie6e@gmail.com</text:span></text:span></text:a><text:span text:style-name="T10"><text:line-break/></text:span><text:a xlink:type="simple" xlink:href="mailto:paracosmoclast@gmail.com" text:style-name="ListLabel_20_32" text:visited-style-name="ListLabel_20_32"><text:span text:style-name="Internet_20_link"><text:span text:style-name="T10">paracosmoclast@gmail.com</text:span></text:span></text:a><text:span text:style-name="T10"><text:line-break/></text:span><text:a xlink:type="simple" xlink:href="https://www.facebook.com/sixie6e" text:style-name="ListLabel_20_31" text:visited-style-name="ListLabel_20_31"><text:span text:style-name="Internet_20_link"><text:span text:style-name="T1">https://www.facebook.com/sixie6e</text:span></text:span></text:a><text:span text:style-name="T10"><text:line-break/></text:span><text:a xlink:type="simple" xlink:href="https://distherapy.net/" text:style-name="Internet_20_link" text:visited-style-name="Visited_20_Internet_20_Link">http://distherapy.net</text:a><text:span text:style-name="T10"><text:line-break/></text:span><text:a xlink:type="simple" xlink:href="https://sixie6e.altervista.org/" text:style-name="ListLabel_20_31" text:visited-style-name="ListLabel_20_31"><text:span text:style-name="Internet_20_link"><text:span text:style-name="T1">https://sixie6e.altervista.org</text:span></text:span></text:a></text:p>
      <text:p text:style-name="P4"><text:soft-page-break/><text:line-break/><text:line-break/><text:line-break/>sufferware<text:span text:style-name="T195"> 0</text:span>.x</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make believe worlds</text:p>
      <text:p text:style-name="P3">with actual world consequen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rent elisens</text:p>
      <text:p text:style-name="P2"><text:span text:style-name="T4">(</text:span><text:span text:style-name="T10">sixie6e</text:span><text:span text:style-name="T4">)</text:span></text:p>
      <text:p text:style-name="P3"/>
      <text:p text:style-name="P3"/>
      <text:p text:style-name="P4"/>
      <text:p text:style-name="P17"><text:soft-page-break/><text:span text:style-name="T19">sufferware v0.0</text:span><text:span text:style-name="T152">again i will say, i am not innocent. i am also not guilty of the things i was made to atone for. my rage and my mental health have been grotesquely misrepresented, mispresented, and used against me. </text:span><text:span text:style-name="T143">i go hard on sick humans and cherish the existence of the smallest creatures. humans are a/the problem. a sociology professor at a prestigious college declared that my writing is exceptional. not in those words. that i am aware of what is happening and people would do well to at least hear me out. knowing human behavior, rare that a book not based on doctrine changes it. the bible and quran for example. </text:span><text:span text:style-name="T144">books that teach people what instead of how to think. people are not inherently stupid. they are not inherently evil though they often make it easy to think that. they were taught to worship symbolism. flags, songs, abstract/relative concepts and ideas that breed nationalism </text:span><text:span text:style-name="T145">cementing</text:span><text:span text:style-name="T144"> indoctrination.</text:span><text:span text:style-name="T145"> removing rational/critical thought and replacing it with some symbolism drenched in twisted definitions of words like justice, honor, and integrity. </text:span><text:span text:style-name="T146">disgusting honestly and wretched </text:span><text:span text:style-name="T147">to the marrow. the somber wake of an elated</text:span><text:span text:style-name="T148">,</text:span><text:span text:style-name="T147"> </text:span><text:span text:style-name="T148">asleep,</text:span><text:span text:style-name="T147"> rich person's yacht.</text:span><text:span text:style-name="T149"> </text:span><text:span text:style-name="T150">p</text:span><text:span text:style-name="T149">rofiteering steering </text:span><text:span text:style-name="T150">the</text:span><text:span text:style-name="T149"> domineering system ship.</text:span><text:span text:style-name="T151"> mass production, mass marketing, mass consumption, mass waste, mass media, mass destruction</text:span><text:span text:style-name="T153">. </text:span></text:p>
      <text:p text:style-name="P13"><text:soft-page-break/><text:span text:style-name="T10">sufferware </text:span><text:span text:style-name="T11">v0.1</text:span><text:span text:style-name="T25">suffering and destruction</text:span><text:span text:style-name="T88">.</text:span><text:span text:style-name="T25"> caused by our 'evolved' species</text:span><text:span text:style-name="T26">, beings detached emotionally and enhanced technologically. broken mentally and corrupted phanerologically. </text:span><text:span text:style-name="T27">consumer 'needs' are catered to at the expense of all </text:span><text:span text:style-name="T89">of </text:span><text:span text:style-name="T27">life. how can this be an acceptable existence? how can this be the only way to advance as a species</text:span><text:span text:style-name="T90">?</text:span><text:span text:style-name="T27"> </text:span><text:span text:style-name="T90">'</text:span><text:span text:style-name="T27">democracy is trash when the majority is retarded'. brent, you can't use the 'r' word anymore. uh, ok how about you stop language policing and find the intent of the entire sentence?</text:span><text:span text:style-name="T28"> you won't because it is easier to repel genuine information using junk cognition, than it is to realign your world view. he said the 'r' word so everything he </text:span><text:span text:style-name="T164">has </text:span><text:span text:style-name="T168">s</text:span><text:span text:style-name="T28">aid and </text:span><text:span text:style-name="T163">will</text:span><text:span text:style-name="T28"> say is now invalid.</text:span><text:span text:style-name="T29"> that is a tragic way of thinking and the effects of it on the individual and the collective shows. horribly.</text:span><text:span text:style-name="T128"> the past few years i have struggled heavily. i know i have eaten guilt that wasn't mine and i have tried to understand how double standards could be so blatant and acceptable. </text:span><text:span text:style-name="T129">the basic question is </text:span><text:span text:style-name="T128">how can the depraved be depraved</text:span><text:span text:style-name="T130"> - </text:span><text:span text:style-name="T128">but there is a different, passive depraved that lies just underneath the surface. people will dehumanize each other behind a symbol, a label, a flag, a dollar, an imaginary line. </text:span><text:span text:style-name="T129">humans will group up on other humans, publicly socially. often without evidence or moral standing. </text:span><text:span text:style-name="T130">humans scream free speech is a right until they have to hear things they don't like. </text:span><text:span text:style-name="T131">i constantly hear engines. i hear the societal machines steamrolling through existence. even at 4am walking to my toilet job. there is always a hum. there is no silence where there are humans. yet speech is restricted. sounds. humans try to contain and define sounds, take people to jail for them, and have sex to them. </text:span><text:span text:style-name="T132">personally if it's engines or dead silence, i choose that quiet coffin. why are the only choices extremes? i would like to hear streams and chipmunks, birds and amphibians. however, i </text:span><text:span text:style-name="T133">would </text:span><text:span text:style-name="T132">have to also listen to things i absolutely can't stand</text:span><text:span text:style-name="T133">. machines. humans. humans in machines. humans on machines. humans using machines. machines operating autonomously. machines timed to kick on, machines timed to shut down. machines monitoring the power grid, machines monitoring the temperature of closed spaces.</text:span><text:span text:style-name="T135"> </text:span><text:soft-page-break/><text:span text:style-name="T135">machines monitoring machines. machines monitoring humans.</text:span><text:span text:style-name="T133"> humans in humans, humans on humans, humans using machines in and on humans...noise. constant. fucking. noise.</text:span><text:span text:style-name="T134"> when does it stop? the persistent chaotic hum of human existence?</text:span></text:p>
      <text:p text:style-name="P5"/>
      <text:p text:style-name="P20"><text:soft-page-break/><text:span text:style-name="T5">s</text:span><text:span text:style-name="T4">ufferware v0.2</text:span><text:span text:style-name="T108">i would always present myself o</text:span><text:span text:style-name="T109">n social media</text:span><text:span text:style-name="T108"> to others </text:span><text:span text:style-name="T109">who were </text:span><text:span text:style-name="T108">suffering as if i was free mentally and</text:span><text:span text:style-name="T109"> unlike me,</text:span><text:span text:style-name="T108"> they were still trapped in their suffering</text:span><text:span text:style-name="T109">. i have a corporeal form. i have a physiological existence. i have a consciousness and i see pain in my environment. i will suffer mentally and physically until i no longer exist.</text:span><text:span text:style-name="T110"> the state classifies crime by severity. in a sense, this subconsciously applies a type of value to suffering. humans judge by comparison daily.</text:span><text:span text:style-name="T111"> prices, time, etc. shouldn't crime be based on what causes suffering? or is it based on what humans apply...value...to? inflicting emotion on others is illegal unless it is the 'correct' ones</text:span><text:span text:style-name="T112">? anger, sadness, embarrassment, shame are unacceptable. unless you are the police or authority enforcing emotional law</text:span><text:span text:style-name="T113">. considering the witch hunts and technology</text:span><text:span text:style-name="T137"> </text:span><text:span text:style-name="T113">advanc</text:span><text:span text:style-name="T137">ing</text:span><text:span text:style-name="T113"> past human intellect, i don't put it outside the realm of possibility that brain scanners could eventually be everywhere. brain scanners that show rising chemical levels or wave patterns and in response they immediately send suits?</text:span><text:span text:style-name="T114"> or perhaps have their own safety measures that are implemented - some sedative gas or audio/visual paral</text:span><text:span text:style-name="T136">y</text:span><text:span text:style-name="T114">zation. </text:span><text:span text:style-name="T136">what group or class of people will be the undesirables? most likely a race or religion. that is the easiest go-to for the simple minded. belief vs belief. paracosm vs paracosm. there can be no true victor in a battle of belief vs belief. that defaults to strength in numbers. democracy. oh shit, here we go again. the societal cycle of resource hoarding and irrational social </text:span><text:span text:style-name="T137">behaviors. desires of the consumer slaves each trying to pretend they are upstanding members of the community. why? because they go to the indoctrination house once a week in nice clothes and drop their shit wages in the collection plate? because they work 40+ hrs per week at a factory making shit we don't need? or because they are politicians? pastors? principals? no label is above reproach. no one is above questioning. we are all humans and in a depraved society, depraved behavior spreads, the contagion it is. i confronted two addicts fucking in a park. i said, 'this sexually depraved behavior in society needs to stop.' she replied with, 'what? </text:span><text:span text:style-name="T154">yer</text:span><text:span text:style-name="T137"> dumb, that </text:span><text:soft-page-break/><text:span text:style-name="T137">means you ain't getting any, you are </text:span><text:span text:style-name="T165">deprived</text:span><text:span text:style-name="T137"> of it.' i had no response to that level of stupid. i didn't even correct her on it. i just said, 'oh is that what that means?'</text:span><text:span text:style-name="T154">. hard to not hate people from my perspective. hard to want good things for them.</text:span></text:p>
      <text:p text:style-name="P10"/>
      <text:p text:style-name="P14"><text:soft-page-break/><text:span text:style-name="T12">s</text:span><text:span text:style-name="T13">ufferware v0.3</text:span><text:span text:style-name="T40">we learn from other</text:span><text:span text:style-name="T47"> beings</text:span><text:span text:style-name="T40">. period. if you grew up like mowgli you still learn from other</text:span><text:span text:style-name="T47"> beings</text:span><text:span text:style-name="T40">. we are a collection of our memories</text:span><text:span text:style-name="T47">, the emotions we attach to them, and </text:span><text:span text:style-name="T40">our </text:span><text:span text:style-name="T47">mental/</text:span><text:span text:style-name="T40">emotional conditions that stem from</text:span><text:span text:style-name="T47"> them. </text:span><text:span text:style-name="T40">our chemical, molecular, and atomic composition changes. we are not the same physical blocks of matter that construct us, as we were </text:span><text:span text:style-name="T47">5</text:span><text:span text:style-name="T40"> years ago. is it our pain tolerance that increases or is it our fear of it that decreases? </text:span><text:span text:style-name="T47">both? </text:span><text:span text:style-name="T40">in many </text:span><text:span text:style-name="T44">life situations</text:span><text:span text:style-name="T40"> fear increases</text:span><text:span text:style-name="T44"> but for this example </text:span><text:span text:style-name="T40">when it comes to cuts and br</text:span><text:span text:style-name="T45">oken bones,</text:span><text:span text:style-name="T40"> we know what to expect. so does it hurt </text:span><text:span text:style-name="T44">less because</text:span><text:span text:style-name="T40"> </text:span><text:span text:style-name="T44">our </text:span><text:span text:style-name="T40">perception of it change</text:span><text:span text:style-name="T45">s</text:span><text:span text:style-name="T40">? </text:span><text:span text:style-name="T41">if our perception of it changes does it have direct physical affects such as - it hurting less?</text:span><text:span text:style-name="T42"> chicken or the egg</text:span><text:span text:style-name="T45"> for the phaneron</text:span><text:span text:style-name="T42">? male or female?</text:span><text:span text:style-name="T43"> well, the chicken came first but it wasn't a chicken</text:span><text:span text:style-name="T45"> and</text:span><text:span text:style-name="T43"> there was no defining line where it was all of a sudden fish&gt;&gt;&gt;chimp&gt;&gt;&gt;</text:span><text:span text:style-name="T44">human(with a penis or a vagina)</text:span><text:span text:style-name="T43">. it took a series of populations of complex sexual structures and relationships to create what we are. </text:span><text:span text:style-name="T44">w</text:span><text:span text:style-name="T46">ith w</text:span><text:span text:style-name="T44">hat began as </text:span><text:span text:style-name="T43">food memory</text:span><text:span text:style-name="T46">(taste, location, methods of obtaining),</text:span><text:span text:style-name="T43"> </text:span><text:span text:style-name="T46">how are we</text:span><text:span text:style-name="T44"> to make sense of the erratic collection of non-food memories</text:span><text:span text:style-name="T46">?</text:span><text:span text:style-name="T44"> </text:span><text:span text:style-name="T46">our collective sense of morality and justice? morality is relative and justice is a misnomer for state sanctioned vengeance.</text:span><text:span text:style-name="T48"> humans evolve and adapt, how far outside the realm of possibility is it that our bodies are being conditioned to be cheap labor? work, sleep, work, sleep, work, and for a few hours per week you can sit and do nothing or spend it cleaning the domicile you don't have time to do much but sleep in.</text:span><text:span text:style-name="T49"> state and federal law? what is the system then with different rules for different people in different parts of the nation and different sentencing guidelines for the same crimes? garbage.</text:span><text:span text:style-name="T50"> person a and person b both grew up in similar environments, same gender, similar levels of mental processing, same crime circumstances, and get a different sentence.</text:span><text:span text:style-name="T51"> </text:span><text:span text:style-name="T127">a lot of people have done things that many people are doing 20+ years in prison for. voters never caught doing dirt cheap deeds while they ad hominem some politician to death to pretend they are on the up and up. </text:span><text:span text:style-name="T128">image. </text:span></text:p>
      <text:p text:style-name="P6"><text:soft-page-break/></text:p>
      <text:p text:style-name="P18"><text:soft-page-break/><text:span text:style-name="T6">s</text:span><text:span text:style-name="T4">ufferware v0.4</text:span><text:span text:style-name="T24">i am a problem. i am a problem because <text:s/>i refuse to run bad processes and programs. i refuse to make the commercial, consumer oriented operating system my own. my mind processes independently of the system but is still based</text:span><text:span text:style-name="T52"> on it. roughly stated analogously - the mind is a compute</text:span><text:span text:style-name="T53">r and </text:span><text:span text:style-name="T52">i run linux, while the majority of society runs windows/</text:span><text:span text:style-name="T53">appleOS</text:span><text:span text:style-name="T52">. </text:span><text:span text:style-name="T53">society runs </text:span><text:span text:style-name="T52">what they are told to run and </text:span><text:span text:style-name="T53">they run </text:span><text:span text:style-name="T52">programs designed to continue th</text:span><text:span text:style-name="T53">at consumer</text:span><text:span text:style-name="T52"> operati</text:span><text:span text:style-name="T53">ng system running while keeping the user dependent. </text:span><text:span text:style-name="T54">telling people to not waste so much and make so many 'things' is trying to install a .deb package on a windows machine. it isn't compatible.</text:span><text:span text:style-name="T55"> telling a male who believes he is...'cool'..</text:span><text:span text:style-name="T57">.</text:span><text:span text:style-name="T55">to not rev his engine absurdly, loudly, is not going to get met with an apology and a change of behavior. 100% of the time. </text:span><text:span text:style-name="T56">they rev it harder and/or talk shit as they drive away</text:span><text:span text:style-name="T57">,</text:span><text:span text:style-name="T56"> safe from any threat you posed them back there.</text:span><text:span text:style-name="T55"> </text:span><text:span text:style-name="T58">people get tough when they believe they are safe.</text:span><text:span text:style-name="T98"> i know how tough guys and cowards act. </text:span><text:span text:style-name="T99">boiled down both</text:span><text:span text:style-name="T98"> are </text:span><text:span text:style-name="T99">a</text:span><text:span text:style-name="T98">fraid. understand their fear better than they do and you have an advantage do you not?</text:span><text:span text:style-name="T100"> turn bullies into cowards. turn cowards into mass shooters. that is what being tough in response gets</text:span><text:span text:style-name="T102">. </text:span><text:span text:style-name="T100">like roosters kangaroo kicking and chasing one he knows he can chase. if you know you can hold your own, you need fear neither. then it just becomes a question of defusing fights when possible but also maintaining dominance without patronizing or humiliating, in addition to getting the desired effect of 'leave me the fuck alone' without having to go to jail or sending them to the hospital or vice versa.</text:span><text:span text:style-name="T101"> </text:span><text:span text:style-name="T102">cowards seethe and seethe and seethe. revenge and emotional release for the emotionally fragile are usually passive aggressive(lying to bosses or coworkers about you, etc). </text:span><text:span text:style-name="T101">i learned how to stand for myself because no one stood for me. i saw others not able and i felt guilty for being able to when they couldn't. how could i not use what means i have available to stop predatory behavior</text:span><text:span text:style-name="T102"> when i know what it is to be victim of it?</text:span><text:span text:style-name="T103"> i'd be most people in this society, that's how.</text:span><text:span text:style-name="T104"> not everyone develops the mental and physical ability to defend themselves and others. so what do they do? let it build up inside and fucking</text:span><text:span text:style-name="T115"> kill</text:span><text:span text:style-name="T104"> you </text:span><text:soft-page-break/><text:span text:style-name="T104">and your ignorant ass family is what they do. that sounds harsh but if you are wasting</text:span><text:span text:style-name="T115"> resources</text:span><text:span text:style-name="T104">, living luxurious, driving all the time, consuming and consuming high priced personalized items, wearing a mask during these corporately dubbed and subbed "trying times", returning fast food orders for fresh ones while wasting the original, having to have specific brands of things, wearing complete outfits that cost more than $40, </text:span><text:span text:style-name="T115">tims, jorda</text:span><text:span text:style-name="T104">ns and</text:span><text:span text:style-name="T115">/or</text:span><text:span text:style-name="T104"> gucci </text:span><text:span text:style-name="T115">&amp;</text:span><text:span text:style-name="T104"> dookie - your family is ignorant you ignorant ass.</text:span><text:span text:style-name="T105"> </text:span><text:span text:style-name="T115">if your child spends more of their slave wages(probably YOUR slave wages actually) on make up, clothes, and fashion than they do living supplies for the home - your child is a problem and you raised it hence the phrase 'you and your ignorant ass family'. don't take offense, take a parenting class held by a homeless person or a crunchy mom. those mfs can do with little to nothing and alternatives.</text:span><text:span text:style-name="T116"> 'repurpose' is their middle name. 'waste and buy new' is yours. if i didn't demand and enjoy maintaining the level of personal hygiene i do, i would go crunchy. however, i bathe, shave, brush my teeth, floss, use deodorant, and wash my hands after touching my butthole. </text:span><text:span text:style-name="T117">i also don't eat placenta. get me off of this planet, i want on the next plane of existence out of here. i can't believe i have to actually present a disclaimer that i don't eat placenta. </text:span><text:span text:style-name="T118">it is more socially acceptable to eat someone's asshole. there's that authoritarian phrase again. socially acceptable. democracy. garbage. </text:span><text:span text:style-name="T119">i sincerely am starting to think ego is pushed because those bound in ego don't unite very long. angry, hurting people united against an enemy usually doesn't bode well for that enemy. so as that enemy, assuming that enemy is in control of the yet ununited people, why not psychologically condition them with material desires, fear, labels, and stories of heroes? </text:span><text:span text:style-name="T120">to me it seems compelling enough to warrant a second look. subtle mental corruption is legal. you can do whatever you like - as long as it fits within legislative wording.</text:span></text:p>
      <text:p text:style-name="P7"/>
      <text:p text:style-name="P21"><text:soft-page-break/><text:span text:style-name="T7">s</text:span><text:span text:style-name="T4">ufferware v0.5</text:span><text:span text:style-name="T24">this is how</text:span><text:span text:style-name="T59"> i have gotten my existential </text:span><text:span text:style-name="T24">needs met - my parents. i work weekends as a custodian cleaning up after humans, i get food stamps, and my application for SSI is pending but my family has always made sure i have had food, clothes, and shelter. </text:span><text:span text:style-name="T60">i believe they have spent more dollars</text:span><text:span text:style-name="T61"> </text:span><text:span text:style-name="T60">on helping me cope with society as an adult than they have on facilities and schools</text:span><text:span text:style-name="T61"> when i was not.</text:span><text:span text:style-name="T60"> </text:span><text:span text:style-name="T61">i really don't like that i have been conditioned to be a mental health customer.</text:span><text:span text:style-name="T62"> how are you supposed to feel about someone who helped break you mentally, but always provided physically. in order to reconcile that you have to let go of the anger, or get angry that the physical is constantly used to leverage against the guilt from the mental experiments with medications and psychotherapy. </text:span><text:span text:style-name="T63">then there is my cat, unrelated, not just species-wise. she loves me extra when there is no food. she cuddles with me. i cannot withhold her basic needs for affection, it does fill me with despair though. what if animals aren't the sentient beings i believe them to be </text:span><text:span text:style-name="T64">and she only shows 'love' because i am the hand that feeds her and cleans out her turdbucket</text:span><text:span text:style-name="T65">? am i only affectionate when i am getting my needs met? i think so. that is hard to admit. i am sentient, so i guess affection for needs met is not an excluding behavior.</text:span><text:span text:style-name="T66"> you can be sentient with parasitic behaviors. </text:span><text:span text:style-name="T67">if people didn't look at people as possessions, murders wouldn't be also considered thefts.</text:span><text:span text:style-name="T68"> so what then is the 'value' of a human life? value is relative even to those with an exact equal number of dollars. "oh bro, i can get 12 mcdoubles!" versus "oh bro, i can get a new deck of magic the gathering cards</text:span><text:span text:style-name="T69">!</text:span><text:span text:style-name="T68">"</text:span><text:span text:style-name="T69">, "hey bro, i can get a gram of some goody good botanicals!", or</text:span><text:span text:style-name="T68"> "hey, this is 12 cans i can add to the food bank</text:span><text:span text:style-name="T69">!</text:span><text:span text:style-name="T68">"</text:span><text:span text:style-name="T69">, with different emotional states and intensities for each individual</text:span><text:span text:style-name="T68">. so, how could life have "value" except to those who view others and/or relationships as possessions</text:span><text:span text:style-name="T69">? equating life to worth, to dollars is disgusting. i often tell people they are 'worth' more than corporations and the state give them permission to be. sometimes i have to use symbolism they understand if that symbolism is so deeply ingrained. human life as a commodity is nothing new. in </text:span><text:soft-page-break/><text:span text:style-name="T69">fact, the majority of society views it that way. animals are expendable. when animals kill other animals, why aren't they then? well, by that logic why aren't we then? we kill each other. we do brutal shit, primitive, sexual, depraved shit to each other. yet when we 'lose' someone it is such a tragic loss. that person could have fucked your children but a dexter got him. perception is reality and the reality of society is distorted and almost impossible to navigate</text:span><text:span text:style-name="T74">. it's wading</text:span><text:span text:style-name="T69"> through </text:span><text:span text:style-name="T70">a swamp of garbage morals, murky with </text:span><text:span text:style-name="T71">r</text:span><text:span text:style-name="T70">ugs thrown out after so much being swept under them</text:span><text:span text:style-name="T71">. a molasses river of absolute shit, carpeted with a noxious fog, byproduct of junk cognition of the medieval ages. </text:span><text:span text:style-name="T72">the earth is flat and jesus fell off of it apparently. i notice jesus and other forms of irrational thought go hand in hand. foot on foot, nail the thought home</text:span><text:span text:style-name="T76">, </text:span><text:span text:style-name="T73">cross your heart</text:span><text:span text:style-name="T74">,</text:span><text:span text:style-name="T73"> i hope i die</text:span><text:span text:style-name="T75">,</text:span><text:span text:style-name="T73"> and all that</text:span><text:span text:style-name="T75"> other</text:span><text:span text:style-name="T73"> superstitious malignant thought.</text:span><text:span text:style-name="T76"> neither santa nor satan nor any representation or opposite of either gives a goddamn fuck about you bro. that's like saying, "one day, batman will come back and make everything okay again." it is absurd thought. your phaneron is fucked, fam.</text:span><text:span text:style-name="T126"> </text:span><text:span text:style-name="T139">speaking of the phaneronically inhibited, i finally</text:span><text:span text:style-name="T140">,</text:span><text:span text:style-name="T139"> after much meditation and introspection</text:span><text:span text:style-name="T140"> was hit with a skull-fracturing satori</text:span><text:span text:style-name="T139"> that fighting the world is fighting myself. i cannot remedy society by resolving individual situations. i happen upon all kinds of weird ass happenings. if i didn't have audio/visual documentation of them, most would consider them incredible. i would engage these people because the situation is big enough to need attention but smaller than requiring police attention. i make sure i get record because humans will do or say almost anything when they are caught. especially blame shift and li</text:span><text:span text:style-name="T140">e. especially</text:span><text:span text:style-name="T139"> about the person who caught them.</text:span><text:span text:style-name="T140"> especially when it is depraved behavior they were engaged in. i fight this sickness. even though i am not sexually depraved, i am emotionally depraved. what is worse - i mentally map morbid movies of murder or a pastor playing out pornographic perversions of preschoolers? violence vs sexuality. which is worse? can you even compare them? i</text:span><text:span text:style-name="T141"> always</text:span><text:span text:style-name="T140"> feel guilty after releasing on someone even if they wanted it/deserved it. that includes sexually. </text:span><text:span text:style-name="T141">however, i </text:span><text:soft-page-break/><text:span text:style-name="T141">absolutely enjoy it and want to do it again and again. i just know limits and know i can't so i don't. why do i know i can't? what stops me? what tells me "do not end the existence of this monster even though society and police would thank me for taking out the trash"? why do i stop? fear of incarceration? no, that's easy. i sit in a box and do nothing. meditation heaven. i don't want the guilt if i am not morally sound in making such a permanent decision. for example, if a </text:span></text:p>
      <text:p text:style-name="P11"/>
      <text:p text:style-name="P16"><text:soft-page-break/><text:span text:style-name="T14">s</text:span><text:span text:style-name="T15">ufferware v0.6</text:span><text:span text:style-name="T78">corporations, oligarchies, the need to control others, a lifetime of debt slavery(cheap labor with false hopes of prosperity)</text:span><text:span text:style-name="T77">, false morals, distorted symbolism to keep the construct structurally sound, and a very sad, brutal existence for most. but hey...'murica. get that boomer nationalist doctrine out of your ass and start walking freely. voters are keeping the politicians perpetual. older voters specifically, but all of them. you know why old people get restless without a job? because they have been conditioned their entire lives to be an employee and have been taught that people who sit at home are considered lazy, even though they may possess a mental potential greater than their physical labor is "worth".</text:span><text:span text:style-name="T79"> rich people do negative work. that means that the cost to sustain their lifestyle is exponentially more than their physical labor could produce. people that can barely afford gas dollars are idolizing people who spend $25,000+ on a single piece of body jewelry. did you ever think there might be a reason you're having trouble getting those gas dollars besides what you were told (like you weren't working hard enough or some other corporate doctrine bullshit)? as long as wealth is a thing, poverty will be, also. corporations rule the planet. if i don't wear a mask i can't work --&gt; if i can't work, i can't get paid --&gt; if i can't get paid, i can't eat --&gt; if i don't wear a mask i cannot eat. corporations dictate law. politicians dictate law. you are to shut the fuck up, clock in, and conform or your basic needs are withheld. i don't know about you, but that's not morally sound or a chance at a legitimate existence. why are you not declaring war on corporations instead of each other...? the gargantuan number of "compliance over safety" conformists disturbs me greatly. the CEOs and world leaders are watching and looking at you shopping ass zombies like i do. you are mindless, you lack critical thinking and rational processing. if the state told these people to hop in boxcars, they wouldn't think twice. they even know about 1930s-40s germany. they seem to have trouble seeing how their existence exists almost exactly the same as that germany except with better technology. same social constructs. same human behavior, same government </text:span><text:soft-page-break/><text:span text:style-name="T79">control tactics.</text:span><text:span text:style-name="T80"> we are all cheap labor. just because you get paid more federal debt credits per hour than they do, doesn't mean they are cheap labor and you're not. is our existence as purposeless, cheap labor acceptable because we get packaged food, internet, and plastic/metal things with logos on them like xboxes and cars? freedom in this society is freedom to choose your own slavery. freedom of religion is freedom to choose your own mental slavery. hourly employment is freedom to choose your own physical slavery. if you don't choose, then you don't get to eat in this life or whatever afterlife you 'chose' from the paracosm brochure. neither do the people you have to provide food and housing for. so, fear of guilt of having chose yourself over your loved ones, keeps you working wasting your mind and body for a corporate dollar. if you think about it, clocking in makes life harder for everyone, makes our existence a plastic replica of a copy of a rich person's vision of the world. that is a guilt ultimatum with threat of withholding your basic needs if you don't comply. on television they liberate labor camps. in society we clock in to them.</text:span><text:span text:style-name="T81"> basic needs barely met and to remain in a constant fear of losing them... that's what we get for our cheap labor, our physical existence expended for trivial things, broken for a rich human's dollar.</text:span><text:span text:style-name="T85"> </text:span><text:span text:style-name="T81">it's possible for humans to only work 2-3 hours per day and all of our needs get met, that just wouldn't be convenient or profitable for the corporate oligarchs. there are truths to existence. truth is relative but we all know what it is to suffer do we not? i don't give a fuck about your religion, political or street gang, your justifications for causing suffering and allowing it to continue, or your feelings when you use them to continue your shit behavior. you need to fucking quit. to submit to the oppression and enslavement of society with logos and brands(which continues the cheap labor and further cements the foundation for a corporate oligarchical government with false morals and compassionate tones) makes you a traitor to humanity and all of life. your instant burgers and mass produced animals, manufactured nature. holy shit was baudrillard on point. this societal reality is created in mimicry of an original that was never an </text:span><text:soft-page-break/><text:span text:style-name="T81">original to begin with, a copy of a copy. consumer morality. i cannot understand how people can both cry about suffering yet at the same keep engaging in the activities and behaviors that cause it for others. there is only one answer - they just ACT like they care with their virtue signals and changing a profile picture. </text:span><text:span text:style-name="T85">in this corporate society, </text:span><text:span text:style-name="T81">words have been corrupted</text:span><text:span text:style-name="T85">. </text:span><text:span text:style-name="T81">civilized means </text:span><text:span text:style-name="T85">just </text:span><text:span text:style-name="T81">be polite. do your depravity behind closed doors - just be polite while you do it.</text:span><text:span text:style-name="T85"> </text:span><text:span text:style-name="T81">if you want to smear poop all over your chest while gazing fondly at your AR on the mantle and sing the horst wessel lied, FINE</text:span><text:span text:style-name="T85"> i just don't want to see it. thats sounds good however looking the other way is not logical. not looking at the garbage doesn't make it go away or not stink. pretending it doesn't exist turns it into an unhealthy ecosystem, quickly. j</text:span><text:span text:style-name="T81">ust don't force others or cause suffering for others. voting is forcing your will on others yet you don't like it when it happens to you. companies cater to people who are wrong because those people have dollars instead of intellect or morality. your entire existence is sold. me? i die free. </text:span><text:span text:style-name="T85">"america runs on </text:span><text:span text:style-name="T187">dunkin'</text:span><text:span text:style-name="T188"> the exploited labor of the poor". i am </text:span><text:span text:style-name="T189">banned</text:span><text:span text:style-name="T81"> from all dunkin donuts</text:span><text:span text:style-name="T85"> for a year</text:span><text:span text:style-name="T81"> by police decree for </text:span><text:span text:style-name="T85">refusing to wear</text:span><text:span text:style-name="T81"> a piece of cloth on my face. i don't ever need to go to dunkin'</text:span><text:span text:style-name="T86"> though, so...okay</text:span><text:span text:style-name="T81">. some sort of karen called the police, a 1930's german citizen with a crew of donut serving, bootlickers.</text:span><text:span text:style-name="T86"> </text:span><text:span text:style-name="T81">authority is make believe. </text:span><text:span text:style-name="T86">s</text:span><text:span text:style-name="T81">omeone else with a motive of control/revenue said someone else has authority over </text:span><text:span text:style-name="T86">you</text:span><text:span text:style-name="T81">?</text:span><text:span text:style-name="T85"> </text:span><text:span text:style-name="T81">self sufficiency, minimizing preference, ending cheap labor, and killing fear are some of the keys. this society is not sustainable. sudo init 6 i have said for </text:span><text:span text:style-name="T82">most of my linux familiar existence</text:span><text:span text:style-name="T81">.</text:span><text:span text:style-name="T83"> if you look at cities from above, they are scabs on the planet's gorgeous face. industry, convenience, waste. aside from them killing 3000+ people per day, getting financially exploited by the state, dealerships, autoshops, insurance companies, and private sellers, preference in vehicle is killing life and resources as is operating them. 30,000+ parts per vehicle to have to be manufactured separately to suit an entitled consumer's needs. then the waste from the industry and the fossil fuels exhausted. </text:span><text:span text:style-name="T87">now picture all the other </text:span><text:soft-page-break/><text:span text:style-name="T87">industries. golf courses. </text:span><text:span text:style-name="T83">paints, oils, chemicals - so they can go to work to make waste of the same things. sickening</text:span><text:span text:style-name="T84"> how people cry about gay people, abortion, masks, and burgers but beg for vehicles</text:span><text:span text:style-name="T85">. humans evolve and adapt so how far outside the realm of possibility is it that our bodies are being conditioned to be physical labor and eat garbage? work, sleep, work, sleep, work, and for a few hours per week you can sit and do nothing or spend it cleaning the domicile you don't have time to do much but sleep in. who wants to cook when they get off work? easier to go get some instant synthetic. are we biological machines being hacked, corporately? yes. maybe not exactly as i have described but yes, our entire existence is a corporate laboratory. i have a great idea - for the next month, instead of clocking in making shit we don't actually need which creates a stupid amount of waste - we use 4 hours per day, for 5 days cleaning up our disgusting ass environments, our neighborhoods, the parks, and most importantly you infection of a fucking species - clean up the flowing, and the bodies of, WATER!!! </text:span><text:span text:style-name="T138">those are important fights. </text:span><text:span text:style-name="T85">you are not to attack or defend symbolism</text:span><text:span text:style-name="T138"> unless you are attacking the concept of symbolism</text:span><text:span text:style-name="T85">.</text:span><text:span text:style-name="T138"> it's like intervening in a fight. you aren't fighting their fight with them, you're fighting a fight that will stop their fight. </text:span><text:span text:style-name="T196">if your foundation of mental processing is based on relative, abstract concepts and irrational thought - your phaneron is garbage. the mind is a function. input --&gt; output. if the data you are accepting is bogus, then the data you output is bogus. reading/watching something is not input. accept all incoming connections but be psychsec conscious of the packets of data and file transfers you accept.</text:span><text:span text:style-name="T197"> </text:span><text:span text:style-name="T196">this is a planet. earth. survival, resources, suffering, fear. why do things like 'republicans' and 'democrats' even matter?</text:span></text:p>
      <text:p text:style-name="P8"/>
      <text:p text:style-name="P8"/>
      <text:p text:style-name="P19"><text:soft-page-break/><text:span text:style-name="T8">s</text:span><text:span text:style-name="T4">ufferware v0.7</text:span><text:span text:style-name="T91">today was to be a decent day. i decided that when i woke up. i walked and took my packages to the post office. as i am leaving there is a guy blocking the entrance to the parking lot and yelling at people. i ignore him but he turns his attention towards me. he starts calling me sweet and asking if i want to eat his knife. i hit him with a right jab as i choke pushed him away and brought my knee up, in one motion. he pulls his blade and starts talking about killing me. i stand up with my arms out like the fictitious jesus on the plus sign and look at him like i am ready to destroy his existence. </text:span><text:span text:style-name="T30">he starts walking away</text:span><text:span text:style-name="T32"> telling me "you ain't gon' do shit"</text:span><text:span text:style-name="T30">. i</text:span><text:span text:style-name="T32"> responded with 'you are the one talking about stabbing me, fucking go for it'. he doesn't.</text:span><text:span text:style-name="T30"> </text:span><text:span text:style-name="T32">i </text:span><text:span text:style-name="T30">go around the corner and turn my camera on in case anything happens on the way home and i could possibly get a face picture. i put it in my chest pocket and walked home. he was cramped in a car and pops out to talk shit when he sees me. more talk and no action. the post office employee </text:span><text:span text:style-name="T32">said</text:span><text:span text:style-name="T30"> to call the police. i am used to situations looking bad. this guy was </text:span><text:span text:style-name="T92">as drunk/</text:span><text:span text:style-name="T30">high as </text:span><text:span text:style-name="T32">most other people in bangor </text:span><text:span text:style-name="T30">and looking for problems. the police tried to say i instigated it. i wanted to deck the two officers trying to make me the problem. gestapo </text:span><text:span text:style-name="T32">bastards</text:span><text:span text:style-name="T30">. </text:span><text:span text:style-name="T31">he was out of control holding up traffic.</text:span><text:span text:style-name="T95"> </text:span><text:span text:style-name="T31">there is no justice in this garbage society.</text:span><text:span text:style-name="T32"> that dude was long gone by then, but the police gave me a disorderly conduct warning so they didn't have to do anything else. i have been observing police for the past </text:span><text:span text:style-name="T95">few</text:span><text:span text:style-name="T32"> years and they are not for us. they are for the system, nationalism, the flag, usually the cross, </text:span><text:span text:style-name="T34">a</text:span><text:span text:style-name="T32">nd their brothers in arms in blue. another gang </text:span><text:span text:style-name="T34">tricked into believing</text:span><text:span text:style-name="T32"> they are doing the lord's work. the government is go</text:span><text:span text:style-name="T33">d.</text:span><text:span text:style-name="T34"> law enforcement that solve rapes, murders, home invasions(WITHOUT PINNING </text:span><text:span text:style-name="T106">THEM</text:span><text:span text:style-name="T107"> </text:span><text:span text:style-name="T34">ON AN INNOCENT PERSON) are necessary. law enforcement pulling you over in traffic to generate revenue for the state(usually about a week's worth of wages) need to be shut the fuck down, quickly, swiftly. they are exploiting us claiming they are protecting us, some of them even believing it. </text:span><text:span text:style-name="T35">it has been 3 days since that incident and i have, by chance, run into this same individual twice. both times he </text:span><text:soft-page-break/><text:span text:style-name="T35">started up, but i just stayed silent and kept my video on. </text:span><text:span text:style-name="T37">he talks stupid and makes faces from a distance. he no longer steps in my path or threatens me with weapons.</text:span><text:span text:style-name="T35"> knowing i am in the right</text:span><text:span text:style-name="T37"> coupled with my considerate efforts to avoid and ignore - </text:span><text:span text:style-name="T35">i am not going to stop with one swift motion. i will lump him up. the depraved part of me looks forward to it</text:span><text:span text:style-name="T36"> but </text:span><text:span text:style-name="T35">i am not actively looking for him. one time i had to go to the pharmacy, the other the grocery store. should i just stay in the house to avoid any potential conflict? fuck that. or maybe i should. might save a life. everyone has the potential in them to kill. some do it only when forced, others enjoy it or do it out of anger. i would only do it if forced</text:span><text:span text:style-name="T92">. </text:span><text:span text:style-name="T37">i was shown a video on facebook and wouldn't you know it - someone else has had issues with him. high</text:span><text:span text:style-name="T95"> </text:span><text:span text:style-name="T37">and/or drunk doing high and/or drunk shit. knowing what i know now about my enemy, he has co-occurring disorders. you can have a gang of disorders and diagnoses but that does NOT justify, excuse, or entitle you causing suffer for others. once upon a nightmare dreary i threatened the police with a grenade. they could have come squared up and then shook hands after. we could have discussed what the issues were. instead they needed to make example. the system is broken. knowing the system is broken and my anger at it, i cannot be angry at that dude feeling the same way. i would be out of line if i did anything severe to him. i see that and i am glad i only touched him up some, gave him a tune up. if i have the knowledge he lacks, and he acts on his ignorance, </text:span><text:span text:style-name="T38">is not </text:span><text:span text:style-name="T37">then my reactio</text:span><text:span text:style-name="T39">n </text:span><text:span text:style-name="T37">the most culpable</text:span><text:span text:style-name="T38">?</text:span><text:span text:style-name="T121"> today i was by the river to be alone and get some peace as far away from engines as i could get without starving my cat. there are no humans all the way to the left and there is no one all the way to the right. next to the rushing water i get about seven minutes into a calm state and behind me, trounces a woman and her pack of wallabies that are loud, throwing rocks, and breaking branches. am i on punk'd? why in the entire natural area, they choose where i am and choose to be obnoxious when i am seeking peace? is there some deity giving me increasingly more difficult challenges refusing me mental peace? i do not have the answer to </text:span><text:soft-page-break/><text:span text:style-name="T121">that. i do know it is happen</text:span><text:span text:style-name="T122">ing frequently. i cannot get away from engine noise. there is always some chump on a motorcycle or a redneck in a truck revving their stupid engines. i don't know why they think we all want to hear that but it tries the PTSD. it tries it hard. if you rev you</text:span><text:span text:style-name="T142">r </text:span><text:span text:style-name="T122">engine directly next to where i am walking, you are asking to get your face picassoed with a sidewalk</text:span><text:span text:style-name="T123"> paintbrush</text:span><text:span text:style-name="T124">, having used my walking stick in your spokes as leverage.</text:span><text:span text:style-name="T125"> why is it acceptable for them to do what they did, but not for me to curb their behavior, literally? noise is used as torture. light is used as torture. knocking people off of their motorcycle at 3mph is not. </text:span></text:p>
      <text:p text:style-name="P9"/>
      <text:p text:style-name="P15"><text:soft-page-break/><text:span text:style-name="T16">s</text:span><text:span text:style-name="T17">ufferware </text:span><text:span text:style-name="T18">v0.8</text:span><text:span text:style-name="T93">with hand over your heart, swear fealty to a cloth with colors on it. your imaginary boundary line with emotional symbolism attached to it, is better than their lines and their symbols. swear fealty by singing the special song at the same time. the 'horst wessel lied'(in the united states it's the 'star spangled banner'). raise your hand and get permission before you speak and always tell the teacher. never handle anything on your own. no cursing allowed. </text:span><text:span text:style-name="T94">having a group of people to hate. </text:span><text:span text:style-name="T93">follow legislative wording, stay between the lines. uniforms are usually required. corporations dictate policy. war is profit, war is industry. identification is required everywhere you go. most things are state regulated. the system is a late stage capitalist, socialist, authoritarian, totalitarian, corporate oligarchical, paracosmic venn diagram. money is god, government is god, fear is god, corporations are gods, the judges, police, and politicians are gods...gestapo germany </text:span><text:span text:style-name="T96">all over again but with laptops and openly feminine men.</text:span><text:span text:style-name="T97"> </text:span><text:span text:style-name="T169">debts to pay and mouths to feed, trying times globally</text:span><text:span text:style-name="T170">. suffering's </text:span><text:span text:style-name="T169">relative</text:span><text:span text:style-name="T170"> yet </text:span><text:span text:style-name="T169">we all bleed hemoglobally</text:span><text:span text:style-name="T170">. each thinks their own suffering is the worst because they are the ones that are going through it. perception is reality and perceiving another's suffering with the same intensity as your own is discouraged in a corporate slavery society. if you feel for others you might end up trying to help them</text:span><text:span text:style-name="T171">. unity for a purpose outside of the set program's functions is not acceptable</text:span><text:span text:style-name="T173">.</text:span><text:span text:style-name="T171"> it</text:span><text:span text:style-name="T173"> would </text:span><text:span text:style-name="T171">break the program</text:span><text:span text:style-name="T173">, </text:span><text:span text:style-name="T171">exception handling </text:span><text:span text:style-name="T172">yet </text:span><text:span text:style-name="T171">again. </text:span><text:span text:style-name="T173">how do you prevent it? symbolism and a sense of honor/duty/justice will get most rednecks up in arms at each other - as long as you give them their information separately, and make sources invalid regardless of the information presented. </text:span><text:span text:style-name="T174">the governments and medias of the world are mentally beating our logical selves into oblivion.</text:span><text:span text:style-name="T175"> in this socioeconomic system - poor blacks and rednecks are laterally equal yet influenced to be at war with each other instead of those oppressing them for cheap labor.</text:span><text:span text:style-name="T177"> rednecks are the state's last resort weapon...</text:span><text:span text:style-name="T196">most are xenophobic behind nationalism so will fight, and die, for free.</text:span><text:span text:style-name="T198"> let your culture go, let your label go, let your group symbolism go, let this society of the </text:span><text:soft-page-break/><text:span text:style-name="T198">depraved and profiteering go.</text:span><text:span text:style-name="T177"> </text:span><text:span text:style-name="T175">if people do not know who to trust they will </text:span><text:span text:style-name="T176">default to </text:span><text:span text:style-name="T175">trust</text:span><text:span text:style-name="T176">ing</text:span><text:span text:style-name="T175"> the state. after all, the state has badges, stamps, and other official insignia. symbolism.</text:span><text:span text:style-name="T176"> other people do it. majority rule. don't stand out, don't rock the boat. go with the program or the program will end you. </text:span><text:span text:style-name="T177">what i wouldn't give to sudo init 6 myself, achieve a mental state of calm awareness with no emotion attached to it. thinking on that further, maybe i wouldn't give my anger up because then my pain and suffering would become invalidated as holding on to my rage is holding on to my pain? maybe holding onto my rage is the way to defend myself. i had to overcome my fear of others with anger. if i can get mad i can beat an ass. show me how i can beat an ass in a calm state and i'll let my anger go. the goal is defense. get the other human to stop whatever behavior it is they are doing that is negatively affecting me. am i to just ignore the injustices against me? how do i let that happen but also it not be a reflection of inner cowardice by not making sure people aren't causing suffering for others?</text:span><text:span text:style-name="T178"> </text:span><text:span text:style-name="T166">my definition </text:span><text:span text:style-name="T178">of suffering. their definition could be they didn't get the parking place they wanted at the price they expected. their definition could be they don't get the car they wanted. my suffering is based on depravity and fear, sickness and psychological damage. you don't get mental damage from not getting your parking spot unless you try to confront them and they rattle your brain in its canister. </text:span><text:span text:style-name="T179"><text:s/>you do get mental damage from your father placing his dick in your rectum. you do get mental damage from kids singling you out at school. you do get mental damage from not having a constant source of food and shelter. you should get mental damage from witnessing those things happen to others. what is the difference between ignorance and apathy? don't know, don't care.</text:span></text:p>
      <text:p text:style-name="P12"/>
      <text:p text:style-name="P12"/>
      <text:p text:style-name="P26"><text:soft-page-break/><text:span text:style-name="T191">s</text:span><text:span text:style-name="T190">ufferware v0.9</text:span><text:span text:style-name="T194">feel &gt; the instant reaction<text:line-break/>observe &gt; those feelings<text:line-break/>analyze &gt; the thought cycle during that observation<text:line-break/>process &gt; the data from that analysis<text:line-break/>act &gt; based on what causes the least amount of suffering for others while goal accomplishment takes a back seat but isn't completely ignored.</text:span></text:p>
      <text:p text:style-name="P27">that is how i combat emotional/irrational thought. like any other learned behavior it takes practice and constant effort. thought patterns are grooves, you have to make new ones or you become lazy and slide into the old ones. introspection is not for the thugs or the other simpleminded humans. they will refuse it at all costs to themselves and others. try it. let me know how it works.</text:p>
      <text:p text:style-name="P54">the original purpose of sufferware was to defend myself and to copy my mental hdd in a half humorous entirely serious way.<text:span text:style-name="T199"> through the process of writing it, and events that have taken place in during, i see that changing society is not possible. the materialistic culture with holiday economies and cheap labor are insurmountable enemies. the politics and religion that act as enforcers make the problem a liquid load in the levi's time worse. people will defend their bullshit and it gets tiresome, tedious, and turbulent if they keep pushing it. </text:span></text:p>
      <text:p text:style-name="P55"><text:span text:style-name="T4"/></text:p>
      <text:p text:style-name="P32"/>
      <text:p text:style-name="P32"/>
      <text:p text:style-name="P32"/>
      <text:p text:style-name="P32"/>
      <text:p text:style-name="P48"><text:soft-page-break/><text:span text:style-name="T10">introduction for v1.x-5.x:<text:line-break/><text:line-break/></text:span><text:span text:style-name="T4">what started out as a defend myself endeavor turned into me using this as a way to copy my mental hard drive onto an external one. i have suffered, i have raged, i observe, i introspect, and then write. *ware whether suffer, rage, or waste - is an homage to linux, python, and open source software. hobbies of mine. this book is absolutely for children. if you don't teach them about the real world, and instead try to wall out suffer, you are only hindering their development. in order to stop the cycles of suffer we have to teach our children to understand and value the suffering of others or we will never raise a hand to alleviate it. humans are conditioned to be selfish by corporations. selfish people are bound my materialism and spend their wages in excess on trivial things. abandon this system of profit and cheap labor. i use profanity, destroy religion, and talk about sexual depravity. i also skip around and touch certain issues twice. if you are the tone police and refuse knowledge based on its presentation, you will hate this book. you are a major part of society's problems. you force others to change and do the mental work so you don't have to. perfect way to start off a disasterpiece by accosting the reader. you just paid money and that's the only thing most humans truly value. so don't fucking waste it. i am sharing my brain not because my brain is so exceptional but because my experiences and processing of them are. <text:s/>you can learn from me or not. you can think whatever you want of me and feel whatever way you desire - just don't ignore what i am telling you. despite having been on many sides of the system since birth, i retained my conscience and my empathy. i hate the horrors of humanity but more than that i hate seeing humans suffer. they cause it, they need it, they desire it, lust for it, facilitate it, and often cause it out of ignorance. we are not evolved. technology is not the definition of evolution. intelligence is not the definition of evolution. mass mental evolution through introspection. yes we have the technology but we still exploit each other. we have technology but it is not utilized properly. we are </text:span><text:soft-page-break/><text:span text:style-name="T4">programmed to function in this operating system of society based on consumer logic and profiteering. gain for self and family - everyone else can fuck off. this type of system is not sustainable. </text:span><text:span text:style-name="T24">this series is for you to think about how you perceive, process, and interact with your environment so that you cause the least amount of suffer for others. i explain my maternal issues and the problems with my adoptive family. what i did not go into was the qualities that made them exceptional. regardless of what was done beforehand or the circumstances that led up to it, i said mean('mean' is a severe understatement) things to them many times. i am not innocent and have done my part in contributing to conflict. they still are there for me, didn't give up. poops i will say just wanted peace and was in hard in a rock place with conflicting social obligations. introspection is not just necessary, but disgustingly difficult. if engaged in successfully, introspection will be an emotional torment like you have never felt. in this victim society we are taught to blame others and look the innocent. through suffer and conflict we learn much about ourselves and each other. i have. i've raged, despaired, and suffered. to exist is to suffer but there is a retarded amount of extra, unnecessary suffering inflicted upon people in our society because the financial, irrational construct can only be enforced also, irrationally. donating dollars, clothes, and food does not stop that extra suffering. it just placates your societally conditioned remnant of an empathetic conscience. it just makes your shell of a moral baseline think it does. it is much easier to relax in our domiciles filled with electronics and snacks. i mean after all, you worked, you earned it. earned what? we are taught to overvalue our own work. this creates slave competition. what type of work is considered of more value to society, mental or physical? not having to do the repulsive work is what is of value. no one wants to clean where other humans shit. so why is that type work paid the least while a clean cut person with all their luxuries, suits and sitting down all day gets 'paid' ridiculous dollars? so we as the cheap labor can demean and degrade each other in stupid pursuits for pieces of paper or numbers in cyberspace? </text:span><text:soft-page-break/><text:span text:style-name="T24">every toilet scrubbed is an executive fellatio-ed. every burger served is a politician and businessman's load swallowed. too graphic for you in a no mental fortitude having totalitarian state where orwell predicted correctly that freedom is slavery? language and tone policing is our demise and our ability to dehumanize others, dismissing their suffering. in sufferware and the next literary work "paracosmoclast" i will show you how, why, and what you can do to not be an ignorant fuck that oppresses self and others with your votes, prayers, and hourly employment as the cheap labor while celebrating holidays for an economy boost because you're told to. my goal is to change lives and society in ~100 pages. it may be possible it may not. i would extend to 400+ but people in this society only have time to read about what some famous person or another is doing with or to another famous person and how that other famous person feels about it. so to account for the lowest intellect individual who most likely will have a shit attention span, here is around 100 pages to rattle their brain inside its canister.<text:line-break/><text:line-break/></text:span><text:span text:style-name="T10">for revenue, man created god in his image and likeness to exploit the innate human fear of existence. <text:line-break/><text:line-break/>sufferware_ v 1.1</text:span><text:span text:style-name="T24">you are in wal-mart. the old guy in old clothes is talking to god. you can’t wait to get through the checkout line. he’s nutroll, belongs in the puzzle factory. his face looks like bulbasaur with necrotized fasciitis but what is probably impetigo is extra loud too. he’s so dirty he has to creep up on the bath water yet won’t shut the fuck up about holy water and being baptised. you get to your car and fatfinger the play button on your third day and switchfoot songs. you forget all about the dirty religious 'fanatic' who obviously has 'mental health' issues. wait a minute though - sunday rolls around. you get all dressed up and go to a building to give away your wages where a lot of your friends group up to talk to god or listen to another human push that specific doctrine.</text:span><text:span text:style-name="T158"><text:line-break/><text:line-break/><text:tab/></text:span><text:span text:style-name="T24">they’re not crazy though, just the old man is.<text:line-break/></text:span><text:soft-page-break/><text:span text:style-name="T24"><text:line-break/>why? because he was by himself doing it in an ‘undesignated’ area. because they take showers and groom themselves[0</text:span><text:span text:style-name="T159"></text:span><text:span text:style-name="T160">]</text:span><text:span text:style-name="T24">. as an adult human, it is acceptable to thrash around on the ground and repeat nonsense syllables, just not in public. conveniently only in church or the home but your god is everywhere? religion is debilitating. it is mentally crippling and completely throws a wrench into critical thinking, reason, and logic. if you believe the impossible things in religious texts, you now have to justify that with illogical and irrational thought. if someone is bound by irrational thought, how can they make sound decisions regarding the existence, sustenance, of humanity and all of life? sometimes they believe things resolve themselves. they don’t. all the time spent praying and money donated to churches[1</text:span><text:span text:style-name="T159">]</text:span><text:span text:style-name="T24"> could have been spent rebuilding a society where need takes priority over preference.</text:span><text:span text:style-name="T158"> </text:span><text:span text:style-name="T24">most religious people i have encountered are polite until their beliefs get questioned, then it ends with either ‘i’ll pray for your soul’ or ‘you’re going to burn in hell’. their logic is at its base faulty. the contradictions/inaccuracies/flaws/lies of the bible and qu’ran and most other religious text have been proven, so i am writing with the assumption that you either understand that as well, or are open-minded enough to pretend for a minute. you pretend your whole life anyway. kings needed a divine right to rule to keep slaves submissive and working, an authority higher than themselves that no one could question. jesus is exactly equal to revenue and labor. we perceive the world with our senses and our technology. the brain is fascinating. it can not only create a paracosm, but lends legitimacy to it by distorting actual world situations. the mind is similar to a hard drive, an os, processes...so what happens when the code is trash? you get corrupted partitions. many academics and professors have dual boot. a logical partition and an irrational one. which one is dominant? how can you believe in the laws of physics and thermodynamics, but also believe the stories in religious texts about zombies born to virgins, generating food from nothing, and walking on water? religion is a problem. </text:span><text:soft-page-break/><text:span text:style-name="T24">emotional thought and lack of a logical foundation leads to conflict. religion relies on fear. debates usually end in being blocked(as if shutting something out makes it not exist or not true(nimby[0</text:span><text:span text:style-name="T159"></text:span><text:span text:style-name="T160">])).the extent of human knowledge is not enough to say that there either is or is not a divine hand in creation. certainly not the mystical, bearded, all loving, eternal, totalitarian disciplinarian presented in religious texts. people often equate anti-religion with atheism but that is not accurate. how could you be so proud, foolish, and lie by saying you know the thoughts, feelings, or intentions of your chosen deity? easy. the religious and the atheists do it daily. we’re all agnostic. there are no religious children, only religious parents. thousands of deities in thousands of societies throughout history but yours is the only correct one? they all say that. on the site i am including sources, examples from social media called ‘screenshots of stupid’ to show the thinking errors in many of these individuals. there are solutions to stop societal suffer, most of it consists of eliminating the instant gratification, mass consumption, and preference[9]. a massive shift in priorities and paradigms is required. it requires more introspection than most people seem to have the emotional capacity for. many do though. many break their religion’s chains and say they ‘woke up’ only to trade one doctrine out for another, remaining in the cycle of perpetual suffering for their fear and their dollar. i have been heavy handed on religion because out of all the make believe worlds, religion has caused the most suffering and devastation as a control method that uses fear and the inability to prove a negative. humans have to have a reason for their existence, their suffering. the circumstances in the universe were just right to create life and various sentient beings. we have limbic systems. the body design is so advanced, many use the common, ‘well what else could have created the universe?’</text:span><text:span text:style-name="T24"> why do we feel bad, why do we suffer? what is pain and why is it necessary? no one knows. the primitive minded claim that they suffer because a girl ate an apple a long time ago, others will say they eventually won’t suffer because their deity died for the things they did wrong. this is absurd thinking. </text:span><text:soft-page-break/><text:span text:style-name="T24">obviously. many believe that somehow their own life is going to be fulfilling some prophecy. for example, i worked at wendy’s with an individual who i later found out had charges for running away with a minor he was having sex with. up until i found that out we were acquaintances. after discussing that issue and him justifying it with the bible, he slowly expressed that he felt he was one of the two witnesses in the bible. he kept trying to convince me that i was one of them, too. his mind has the ability to flex reality past its boundaries. his reality is subjective, irrational, and not reality at all to anyone but himself...unless i were to go along. when two people agree on something it becomes a firmer reality. three people, four, and so on. that is a major flaw in democracy when the majority is living in a make believe world. hilarious to me is almost none of them in the same one. religious doctrine teaches people to accept fantasy and reject all foundations of intelligent thought. he served time for this crime. not many ‘successful life’ options after that and then knowing how people and society look at you as a sex offender? his mind would have to find some sort of coping mechanism(s) if he had a conscience. however, he had these coping mechanisms: drugs, the bible, and continuing his relationship with her because he feels he did nothing wrong. a decade older than her and she was almost 15. she ‘loves’ him but still, his mind has no solid foundation, his mental hard drive is defective. his make believe world has actual world consequences for others.</text:span><text:span text:style-name="T161"><text:line-break/><text:line-break/></text:span><text:span text:style-name="T24">my grandmother had a stroke days before her 96</text:span><text:span text:style-name="T192">th</text:span><text:span text:style-name="T24"> birthday. my aunt has a paralyzed daughter who drowned young, and my aunt decided a lifetime of machines and no communication with anyone was a ‘quality’ life. my grandmother felt very different. she was loud for years about how dnr she was. my father asked if she wanted a feeding tube and she said emphatically ‘no!’ with my sister, nephew, and other grandmother present. my aunt while no one was around was visited by a new neurosurgeon who she claims, in the medical profession mind you, that my grandmother’s abilities to swallow and </text:span><text:soft-page-break/><text:span text:style-name="T24">open her eyes would return soon, guaranteed. my aunt is unbelievably religious and says jesus wants her to live. i believe that my aunt was in my grandmothers ear because the very next day, my grandmother ‘wanted’ a tube. there are five hospice organizations tending to my cousin. this is unacceptable. she should not have been forced to live because an indoctrinated person claims to know the thoughts, feelings, and intentions of their chosen deity. my aunt’s mind has no solid foundation, her mental hard drive is defective. her make believe world has actual world consequences for others.</text:span><text:span text:style-name="T161"><text:line-break/><text:line-break/></text:span><text:span text:style-name="T24">most people in today’s society lack critical thinking. writer hannah arendt warned that "the ideal subject of totalitarian rule is not the convinced nazi or the dedicated communist, but people for whom the distinction between fact and fiction, true and false, no longer exists."[5</text:span><text:span text:style-name="T159"></text:span><text:span text:style-name="T160">]</text:span><text:span text:style-name="T24"> critical thinking plays the most important role in understanding our environment. when someone’s critical thinking filter gets corrupted, their anti-defective-thought resistant world becomes limitless in possibility. they will absolutely refuse factual information based either on how it’s presented, who presented it, or if it contradicts their emotional/irrational thought paradigms that stem from a priori foundations. emotional thought is a problem. the trolley problem[7</text:span><text:span text:style-name="T159"></text:span><text:span text:style-name="T160">]</text:span><text:span text:style-name="T24"> is famous. do you throw the switch or don’t you? five lives lost if you do nothing, one life lost if you act. here’s a similar situation. vaccination. vaccinations can cause injury. there is a compensation fund for it. if there were no injuries there would be no fund. one person in one thousand [8</text:span><text:span text:style-name="T159"></text:span><text:span text:style-name="T160">] either dies, has inflammation of the brain, etc. the vaccines for society as a whole might help. vaccines for certain individuals are deadly. brain dead is not living. so there lies the central problem. do you value society or the individual? who has priority? society as a whole to flourish means looking out for what’s best for everybody. those vaccine injured are a part of everybody. so what are we to do? vaccinate and have one or two people out of a thousand suffer so that everyone’s immune system has that extra defense? what is the morally and ethically correct thing to do? on days </text:span><text:soft-page-break/><text:span text:style-name="T160">that misanthropy is having a siesta, i say the individual life is most important. on days i am in traffic or in public where people are doing people things, i lean more vhem. the greater good is relative. the definition varies by the person. this is a harsh statement i am about to make but i mean it with every ounce of conscience i have, the less people on the planet, the better for all of life. we destroy, waste, consume, over-harvest, all to 'survive' for a dollar and instant gratification[8</text:span><text:span text:style-name="T159"></text:span><text:span text:style-name="T160">]. that is a make believe world that has actual world consequences. the financial construct. people are so accustomed to comforts and conveniences, that without them, life would be empty, never fulfilling. every choice of a flavor, a logo, a brand means industrial production to supply it. this is a planet. elemental earth. you can get a cheeseburger within minutes. there are people who still fucking cry. they will say no onions, get onions on it, then take the whole thing back wasting the original when they got more food than they thought they were going to get. in a world of hunger, they wasted food for an irrational, make believe reason.<text:line-break/></text:span><text:span text:style-name="T161"><text:line-break/></text:span><text:span text:style-name="T160">language is a weapon. the human mind constructs a reality for itself by applying labels it can call and reflect upon. usually, these definitions, these labels are not entirely accurate, and relative. everyone knows what a ‘house’ is but each individual’s mental imagery of a house is different. a chocolate bar is a chocolate bar but a goodbar is not a hershey bar, yet both are chocolate bars. you can go further down that line of thought on your own to see how it applies elsewhere. self awareness is everything. introspection. ego makes it hard and i don’t mean ego how most internet people wear it out with other psych buzzwords like ‘narcissist’, ‘cognitive dissonance’, etc. i mean it by definition. picture the ego’s ability to flex definitions to suit its need. <text:s/>the ability to paint a false perspective to someone else, giving that person a pair of glasses with distorted lenses. humans are narrative creatures. each with a story stored in memory. we tell stories, we have the ability to create a mental view for another. that may not seem like a feat but </text:span><text:soft-page-break/><text:span text:style-name="T160">without communication, how would you? input output is a mind. most <text:s/>processors are dysfunctional. their firewall filters are trash. they allow illogical information to pass and their emotions are attached to it, to defend it. how could that mind’s output be sound after such corruption of input? i love paradoxes because they flex the mind, but jesus is not a paradox. satan is not a paradox. god and devil, jesus and satan, are an oversimplified dichotomy of the explanation of events and their emotional impact on us. also when things aren’t understood many people will declare what coulson coined ‘god of the gaps’[10</text:span><text:span text:style-name="T159"></text:span><text:span text:style-name="T160">], that since we don’t know it must be their god. that is trash logic. since ‘we don’t know’, then it ‘must be’ x...it doesn’t matter what x is. the ignorant are outspoken and the intelligent ones are to remain quiet...sounds like galileo all over again. democracy is null when the majority is stupid and causing exponential destruction of everything around us because of it. pray to solve instead of act to solve. prayer should be, if a person absolutely must use it, a self motivation. if they give their god an identity, they don’t know their god. how could they when they can’t even accurately perceive or describe their tangible environment? the most aggravating ones to me personally are the irrational thought beings(the religious, the nationalists, etc) who have an expansive vocabulary. they push garbage as information and try and sound intelligent doing it. for many, who can’t understand the whole, or lack of, it can be less mentally frustrating to just agree. there are many in your own state, your own city who don’t know how to read, or write, or use a computer, or anything other than listen and watch the television. that is downloading corrupted data onto an already tired hard drive. this data has emotional trojans that get you buy shit and go to an hourly job to afford to keep buying shit you don’t need.</text:span><text:span text:style-name="T23"> </text:span><text:span text:style-name="T160">nudge theory[11</text:span><text:span text:style-name="T159"></text:span><text:span text:style-name="T160">] is a fascinating subject to me. individuals who are about their routine can have it altered with a nudge, a slight outside influence. the social engineering implications are insane. put a road cone in the middle of a one way street where there is zero construction. make someone do something different than they would have. alter their course of </text:span><text:soft-page-break/><text:span text:style-name="T160">direction. present them with alternative decisions of your choice. this often will also alter their emotional state. some are accustomed to things happening a certain way and will get angry at their environment not behaving as expected. usually people who establish routines to make it through the day are fearful of not doing so. it is human nature to fear and also human nature to exploit fear. spouses, parents, bosses, children. everyone exploits fear in others. doesn't have to be abuse. fear of losing a toy, fear of not being loved, fear of fear itself. people wanting their environment to behave a certain way often forget that people are in that environment. without using direct force, fear is an effective alternative. as is love. i do not trust love because i know how humans use it against others. i try not to perceive manipulations where there are none. i err on the side of mental health and try to present other motives for the one saying 'i love you'. emotional manipulation is a trigger for me. i have those glasses. </text:span><text:span text:style-name="T183"><text:line-break/><text:line-break/></text:span><text:span text:style-name="T184">the war of this age is not one of territory but for the mind. the average, malleable, copy + paste minds are mission critical for the system. they are required for the system to keep steamrolling. those minds take labels and identify with them, or identify them as adversarial, thus engaging in a make believe fight with each other instead of the real fight with those who exploit them and help misdirect their anger. examples of these minds are those who use the terms liberal, conservative, democrat, republican, hillary, trump, right wing, left wing...proof indoctrination works is seeing someone walk in the court clerk’s office with a check to give up a weeks wages because they went 54mph in a 50mph zone, or hiring an attorney for such - without a second thought. they need that second thought. that’s what it’s there for. if the purpose of the criminal justice system is not revenue generation, why is a man who stole because he has nothing unable to bond out, but a child predator with the funds can? why is it that the success of cases in favor the of a criminal defendant having a paid attorney is much higher than that of a public defender? why is 4mph equal </text:span><text:soft-page-break/><text:span text:style-name="T184">to a weeks wages you owe the state? </text:span><text:span text:style-name="T185">why is the success rate for civil appeals around 4.2%? why are there “special judges” with tenure? why is every element for sale? why do you officially own nothing but items like electronics and chairs? why are humans the only species not able to obtain a home just for existing? even after purchase, your house isn’t yours. if you don’t pay property taxes...your car, you don’t get to just drive it after buying it with your wages, you have to pay the state continually, annually to do so. the worst part about the exploitation of people is their own acceptance of it. file a form and remain complacent, submissive. back in the day, with this extent of injustices and malfeasance, people would not hide behind their children as an excuse to do nothing. then again, i wasn’t there and have only heard biased recollections of history written by the victor. the boston tea party could very well have just been a tea party. like 5 or 6 crusty pasty white guys sipping earl grey, got real mad and poured their cups out at each other. later, they didn’t want to sound like girls, so the embellishment began. obviously wrong, but who really knows is the point. the literary hero that broke all the laws of thermodynamics for example. born to a virgin. how do you know mary didn’t cheat on joe, then covered it up with some mystical story about a god’s will. don’t act like infidelity and trying to hide it just started last week. <text:line-break/><text:line-break/>this societal construct exists inside the earth construct. the needs of it have overcome the needs of the earth construct. all life operates on a...let’s say wavelength. through the industrial revolution humans have created their own wavelength that is drowning out the other. we consume, waste, destroy, value our own life above all other’s including other humans, we squash bugs like it’s nothing for what i call “construct infractions” (an ant on the sidewalk, a solitary beetle on your floor). he didn’t have to die for merely existing where the universe put him like he had a choice. like he intentionally set out to trespass on your property knowing what man’s law constitutes. we as a species are a virus, but we don’t have to be. we choose to be because it’s easier, we get to </text:span><text:soft-page-break/><text:span text:style-name="T185">have ‘things’, <text:s/>everyone else is doing it (we know what happens to outcasts), and most religious text tells humans that they are more important than all other life. manifest destiny with a divine directive. zio’s, a restaurant i worked at, would cut off, diagonally, the corners of loaves of bread. those corners from one loaf make up a whole loaf themselves. they are thrown away for fear of the homeless population suing for a feigned illness. in society’s construct, this mandate is to protect everyone. in what logic in what universe is this acceptable? instant gratification and mass consumption in this one. what is more important? oneself, one’s loved ones, oneself and one’s loved ones, humanity as a whole, or all of life as a whole? judging by the people i have met, there are few who are strictly for the latter, able to make inhumane decisions. that should tell you everything - the fact that decisions that would make life better for all beings in existence, involve removal of most human activity. humanity is included in all life. i don’t understand why people think they’ll lose out so much by having concern for everything. humanity is a threat to themselves and all of life, therefore should they not either be eliminated or reduced greatly in number like we would do to any other species causing such destruction? i love being, but i hate it as well. i understand having to eat, but humans have the knowledge and intelligence to only take what we need. we don’t eat other humans, but we feed off of their being, their labor, their energy, their life, their time. we’re not cannibals though, just because we don’t cook and eat them after. <text:line-break/><text:line-break/>humans, also shown by eckhart tolle, are in love with their pain. the addiction to suffering is real. they system is setup so that those who were wronged can, instead of retaliation, seek relief. this is an awesome concept but there are so many loopholes, flaws, and vulnerabilities, that both sides have to manipulate to win. this also brings about a very serious epidemic - playing the victim. it is not only profitable and re-enforces the perception of the system granting relief for those wronged, but it also destroys lives without killing them. in a civil matter lies, </text:span><text:soft-page-break/><text:span text:style-name="T185">character assaults, and blatantly false accusations of abuse generally go unpunished. protective orders/injunctions are tools to dismantle your enemy’s base. slander them beforehand, then anything they say is lie. make your enemy out to be someone to fear, then through sympathy and victimstance, you can coast to an easy judgment in your favor. that judge stamp is reviewed as legitimate and no further investigation required. relationships are chemical reactions, physical attractions, pheromones centered around reproduction. i’m more interested in the emotional cycles and cohabitation. your hurt is who you are and in your relationships you see things about others that you do not like in yourself. that is why most with low self-esteem cannot love another fully. they believe they can and the desire to be loved in return re-enforces the delusional hope. co-dependency when relationships are profit for the economy and to keep you focused on that instead of the real world. focus on your square mile, your family and friends. with so many people and no verifiable explanation and reason for our existence - it’s no wonder so many people are afraid and turn to religion and government. if i work and provide for my family, i am therefore a “real man”. question though, for the general public why is the only definition of work going to clock in as cheap labor to make someone else money, while being given barely enough to live on in this land of dreams?<text:line-break/><text:line-break/>empathy, compassion, conservation of resources, celibacy, and self sufficiency are not profitable.<text:line-break/><text:line-break/>you have two individuals that grow up in a separate environment. one person’s familial views, values, pains, angers, rejections, and losses mixed with personal views on the above, government, and religion(amongst other things) meets another’s. in this world of flooded advertising, twisted values based on money and image, and instant gratification do you sincerely expect very many people to reach adulthood through that to be - unselfish? two selfish people can have great sex and hate each other. the physical need outweighs common sense. </text:span><text:soft-page-break/><text:span text:style-name="T185">that should be a red flag. each person is going through an emotional battle trying to figure out why “they did this to me”. rarely do you have those who are well versed in introspection and weigh events objectively to fix the situation and themselves (even if what they fix had nothing to do with the situation at all) instead of blaming everything on the other. satori are not linear. society teaches you to blame the other. in the animal kingdom, being an outcast when your species is dependent on groups, means death. it’s illegal to kill, so new methods of vengeance are implemented. make someone an outcast. it’s not hard to do. people love to join in hating someone, as long as it isn’t them. social customs and society's understood ‘rules’ such as don’t hit a woman, are often exploited with no punishment. punch yourself in the face, cry and mumble something about how you just love the kids, then he goes to jail to think about how bad of a boy he is. men exploit that too. it isn’t about women, it’s about how the system is able and even encouraged to be manipulated. men going their own way shouldn’t be about men against women and though they say it isn’t, the title implies it by default. it should be humanity going it’s own way. the suffering alone should be cause enough alone to stop having children. when you have so many people that hate themselves, all you can do is reproduce and pass on that hate. they would have you believe earning money is the key to cease your suffering. now look where we are. a whole infestation of greedy, entitled, instant gratification bred humans with no backbone being exploited and we love it. we depend on it. the certificate of marriage and every system process that comes with and after it, is for profit. humans need love. humans need to know that this suffering isn’t solo. humans will sacrifice it all to not feel alone. that includes their freedoms and rights. so many lost, so much suffering, no escape. a consciousness with no foundation to base existence on, except lies. sex and drugs are common coping mechanisms. society is a huge mass of sadness and despair masked by “hey how’s the weather, bob?” or “i just got a promotion” or “the baby i just reproduced to go through the same suffering is sooooo </text:span><text:soft-page-break/><text:span text:style-name="T185">cute”. selfless thought is only possible by those who do not value money or things. the worst part is that society, since your birth, stresses money so hard that you’d think electricity and food were made from those pieces of paper. i work and don’t work and have the same amount of money to spare with more conveniences and 10,000% more stressors. employment is a carrot on a stick. there are enough resources on the planet for every species to live comfortably. humans are trying to get it all. in our effort for comfort in existing, we trample other beings existence period.</text:span><text:span text:style-name="Internet_20_link"><text:span text:style-name="T186"><text:line-break/><text:line-break/></text:span></text:span><text:span text:style-name="T23">sufferware v1.2</text:span><text:span text:style-name="T160">the pharmaceutical industry and mental health industry together, have created one of the most profitable ‘one hand washes the other’ schemes and it is fucking up society. to me, many ‘mental health' issues are from the logical partition of the mind trying to adapt to an illogical construct(existence is not go to work at mcdonald’s). so people exhibit behaviors to match. however instead of trying to cure the problem, it is more profitable to make work and keep treating the symptoms. in many cases they don’t diagnose based on the symptoms, they make the symptoms meet the diagnoses that matches the prescriptions that need to be sold. just like police trying to make a crime fit. it isn’t an exception. it is standard practice. </text:span><text:span text:style-name="T23"><text:line-break/><text:line-break/></text:span><text:span text:style-name="T160">humans are advanced, disgusting amoeba. the urge to continue our existence. what did we stem from, we are that same material? none of the particles that make up my physical being now are the same ones as five years ago. i am a completely new person, with the same consciousness? has my consciousness not advanced in it’s material/matter as well or hasn't it?<text:line-break/></text:span><text:span text:style-name="T23"><text:line-break/></text:span><text:span text:style-name="T160">we are unable to measure the largest or smallest anything. that means the limits have not been found. we could just as easily be an ant colony to greater beings, our universe touching other ones or...no or. we’re not the center of the universe. we presume that because we would create a world with a purpose, ours must be one </text:span><text:soft-page-break/><text:span text:style-name="T160">created with a purpose as well.<text:line-break/></text:span><text:span text:style-name="T23"><text:line-break/></text:span><text:span text:style-name="T160">social media is amazing, wondrous, and absolute shit. the negative effects on the psyche, the self-esteem, the general emotional state of not only the individual, but the collective. the ability to communicate information instantly across the ocean and continents. social media and credit cards give the religious confidence in revelations because it is, by apparent economic necessity, becoming a cashless society. i think a global system is absolutely necessary. our waste, destruction, for our instant gratification and mass consumption is a fucking problem. it seems the issue is that most people can’t see it directly, so it doesn’t really exist. i use facebook to reach people instead of twitter or reddit because facebook is where people who generally are bound in irrational thought or emotional thought - because of some sort of previous trauma that as of yet has no resolution - flock to. facebook is where the page is the person’s projected image of themselves. image is a problem. so many sexual abuse victims, so many people who have been brutalized by the system feel worthless and need a speaking platform. many end up feeling worse because you have a group of previous abuse victims’ egos competing for attention and sympathy for who was the victim the hardest, but they do so using the political correctness fallacy by changing the name from victim to survivor or warrior. they clash and it becomes a mob mentality and identity politics. facebook removes me having to focus on in person behaviors and use my entire focus on their language and mental processing. harder to lie in text. many visual cues can be deceptive, intentionally and unintentionally. perception is reality and many don’t perceive theirs accurately. though their perceptions are inaccurate they don’t hesitate to try and convince others to join them. everyone will say their perception is accurate because it’s theirs. how many people would honestly say, ‘i don’t think i perceive reality accurately’? understanding this, i will still say it anyway. i perceive reality more accurately than most because the foundation of my perspective is suffer. what we all experience and </text:span><text:soft-page-break/><text:span text:style-name="T160">don’t want, yet continually self inflict. many people offer solutions to fix the symptoms but their foundation is faulty. how do we keep things the way they are but change them? i want what i want but i also don’t want that other thing or anyone else to have that other thing even though it doesn’t cause suffer. ‘i don’t like that smell’.</text:span><text:span text:style-name="T23"><text:line-break/><text:line-break/></text:span><text:span text:style-name="T160">societal restructuring should start by separating basic needs from the economy, redefining police duties, reassigning housing (based on economic status), reducing the edible waste (40%), reducing imports and exports, redesigning our energy systems, money is wasted on roads, preference in vehicles, etc. all kinds of excess that is not only unnecessary, but morally disgusting. i cannot remove these images from my mind. so many with too much and so many with too little. those who were born into an environment with excess don’t understand the suffering that comes with it. they also sympathize with people who have less but only in a distant detached way. if cars were uniform in an almost totalitarian fashion, along with food, then we would not be destroying everything for this make believe way of ‘supporting’ everyone. we cannot go into peoples homes and dictate what they eat. some boundary however, has to be set to limit the mass consumption.<text:line-break/><text:line-break/></text:span><text:span text:style-name="T23">a utopia is never possible, but suffering can be minimized<text:line-break/><text:line-break/>_food.</text:span><text:span text:style-name="T160">let’s start with the entire food industry becoming obsolete, the diet of society changing, and the preference in logos and brands severely limited. combined with housing, more and variable food will be awarded. if you do not work, you will be awarded the healthiest food available in the categories required.<text:line-break/><text:line-break/></text:span><text:span text:style-name="T23">_labor.</text:span><text:span text:style-name="T160">if you work the most disgusting, physically intense, or necessary jobs, should you not be allowed the best housing but still not a mansion? i haven’t figured out whether currency should be eliminated altogether, but i </text:span><text:soft-page-break/><text:span text:style-name="T160">do believe it should be separated from the basic necessities. even those who are unable or choose not to work. i am not condoning being lazy. i would prefer people being lazy over people suffering. the way the system is constructed is not sustainable, so labor needs to be redefined.<text:line-break/><text:line-break/></text:span><text:span text:style-name="T23">_housing. </text:span><text:span text:style-name="T160">humans are the most advanced species and there are enough resources for all species to live comfortably yet are we the only ones not able to obtain a home without money, a cosigner, a background check, a bank, and a decent seller etc. the government didn’t buy earth, they stole it and started force renting it out. humans can have houses. fuck any of your arguments against it. <text:line-break/><text:line-break/></text:span><text:span text:style-name="T23">_medical.</text:span><text:span text:style-name="T160">yes, healthcare should be free. medications should be free. money should not be a barrier. if people are suffering, fucking help them. even if you don’t like them or you don’t believe in the deity or doctrine they do. they are still human and they still feel pain. if you think that people should have to pay to not be sick or suffer, you value a dollar over life and in today’s society that is what seems to most define a human morally being that our lives are centered around it. i sincerely believe if you we dismantle the pharmaceutical industry many of society’s issues such as addiction will decrease or resolve. <text:line-break/><text:line-break/></text:span><text:span text:style-name="T23">def(self):</text:span><text:span text:style-name="T160">i was born to a sick woman we’ll call jary and then adopted by another one we’ll call mary. subjected to two make believe worlds. jary was sickness and depravity, all freedom, no needs met, sexual abuse, physical abuse then to get adopted at 6 years old and joined at the hip to a woman battling her own sicknesses and social bullshit by placing it on me was mentally and emotionally debilitating. i wore it for her. now mary is following in the footsteps of her mother and has developed a food psychosis where she always has to be in people’s ass about something to eat. i don’t say psychosis lightly. she pretends to be passive but is angry and has </text:span><text:soft-page-break/><text:span text:style-name="T160">written letters to ‘god’ and others about my adopted sister and myself wishing our deaths and making us out to be responsible for her shit character. she grew up pampered and entitled, her emotional manipulation has imprinted generations down. i see it in my sister and niece. both women have given me negative characteristics that have caused issues in relationships not just one or the other. for the past two years i have avoided sex or relationships for this reason. i cannot seem to have a relationship that is not codependent so i abstain. i hate catering to petty emotional shit and trivial problems. ‘the relationship’ always seems to be a weapon to use or hold hostage. testing to see if someone truly loves you. how far will they go to see if you do or prove that they do? when you say you love someone you do anything for them within reason. what are those reasons? what are the limitations, the boundaries? would you kill someone you like for someone you love? would you die for someone you love? how can you know someone truly loves you unless they will die for you or kill for you? why is death the bottom line in this equation? humans value their own above all and we only get one that we are aware of. for me, i hate life so that opens up opportunities that fear of death would have otherwise prevented. i was the weird kid. i was the kid that you thought would shoot up the school. i used to fantasize about it but i have a conscience and i couldn’t do it. i stopped jerry drake varnell from blowing up downtown oklahoma city. i knew his anger, his rage but you can’t kill for how you think the world should be. you cannot cause the suffering of innocent people. you cannot cause unnecessary suffering to those who do deserve it. if someone fucks a child, beating them to death is appropriate. if someone calls you a bitch in traffic, beating them to death is not appropriate. humans learn themselves and each other through conflict. two people who have had shit childhoods grow up hating themselves and end up fucking and having a child that ends up doing the same. the universe is cycles. cycles are everything. how do we break them? codependent relationships are really good during the good times and really bad during </text:span><text:soft-page-break/><text:span text:style-name="T160">the bad times. irrational thought partitions, extremist thinking. there is no actual line for good and bad. the more i stay away from relationships and analyze the ones i have had, the more i see that there is neither side was all wrong or right. every human has some form of mental illness and no one is normal. some women say i hate women and that is not the case. i hate emotional manipulation, head games, misrepresentations, straw men, and irrational thought. do all women do those things? no. do many of them? yes. do many men as well? yes. because of growing up with a single mother? very likely. because humans are animals manipulating their environment? very likely. could be a combination. i do know that women judges and district attorneys have been more spiteful and vindictive than males in my experience. judge jequita napoli in cleveland county, ok and judge kenneth friedland in brevard county, fl should be hanged. they abuse their authority and power. i have had female attorneys, probation officers, counselors, etc and still maintain contact with some of them. i don’t hate women. i hate humans. stop confusing misanthropy with misogyny. i have always been on the outside of social groups except for one or two friends, usually another weird kid. i got in fights often and loved put the mitts on bullies. i remember one named chad who used to bully people and make fun of my mothers. i beat his fucking ass. the next time he beat my ass. this traded back and forth for a year. now he’s incarcerated for weapons, armor, etc and i am writing books at my walden pond.<text:line-break/><text:line-break/>i hate gestapo. the badge in itself is not gestapo. i have spent a ridiculous amount of time on social media trying to prove to people that a totalitarian state is here and how, but most love it. a victim society bound in irrational thought never able to trust anyone, leads to state control. the kids cannot stop arguing over which color is better. each says it is the one they have on. life is suffer and people have to cope somehow. religion gives the emotionally retarded answers right now. even though they aren’t accurate they are at least something. previous abuse victims know it the most. i do not mean previous ‘i </text:span><text:soft-page-break/><text:span text:style-name="T160">started some shit to get to my husband/wife to beat me so i could say they beat me’ ‘victims’. i am talking about dave pelzer type victims. child predator victims. sex with children is probably the most disgusting thing a person can do. completely destroy any chance of a life for that child. they will almost definitely turn to drugs, grow up to do the same thing, or end up incarcerated. there is no normal life, but there certainly is nothing close for a child predator’s victim especially the sexual victims. there develops a hurricane in the abdomen. an insatiable feeling that is a combination of fear, anger, worthlessness, despair, and anxiety. it only seems to stop for me when i use some kind of chemical. weed helps for the time but long term the effects are paranoia and memory loss. gabapentin when i take 1600mg/am and 1600mg/pm, my mental processing is enhanced exponentially as are my social interactions. the problem with that is that when i don’t have it, it feels like i have been ‘stilled’. in the book series by robert jordan ‘the wheel of time’, aes sedai are sorceresses that draw from the source. the source is what some call god, energy, and it fills the aes sedai with such completeness, enlightened, that when cut off from it, life is...nothing. caffeine helps momentarily and i feel like i can program a program to program programs, but after a while it wears off then it’s light sensitivity, perspiration. cycles. instead of being taught better social behaviors, anything i did that didn’t fit my mother’s idea of perfect child was medicine related. i’m broken. forced to take medications since i was 8 years old. i say 8 because my mother always has to correct and say 9. she knows it’s a problem that’s why she wastes stupid time arguing about the age like 8 is any different than 9 when it comes to giving children chemicals that alter their brain before their brain even has a chance to develop. why can people never own their shit? i have owned guilt for things i have done which i am content with. i have also though, owned a substantial amount of guilt that was not mine to carry. i tried to give it back but their egos won’t allow them to accept responsibility for my suffer. so i try to accept responsibility for everyone’s suffer. in a sick, fucked up ass way, my get back at the </text:span><text:soft-page-break/><text:span text:style-name="T160">world is to teach them to not destroy themselves even though i think nothing would be better for all of life and earth. i have solutions, i am not the most intelligent being ever but i am not the most retarded either. in school i always finished my work first then i was like hey i’ll fuck with other kids. we were not allowed to have any other materials out during class so i used my boredom and social retardation to get in trouble. this put me in the sed class on an iep where they weren’t like here learn about life and earth – they were like this company has a contract with this one and the school gets a discount so you have to learn this stuff. i did that but i also spent my time trying to learn about computers. i used to steal hacking books from hasting’s. my mother was so strict that she kept me under supervision 24/7 until i was 16. whenever i would go to a friend’s house she would tell the parents that i needed to be supervised 24/7 to make sure i didn’t do computer shit, watch tv, play video games, or do anything else this victorian era leftover saw as unfit for her upper class mentality where she has never experienced actual suffer. she hasn’t starved. she hasn’t gone without. i think that if people’s physical needs are met, then emotional, mental evolution can begin, but then i see her. she has had her needs met her whole life and she’s stupid. she believes in crazy religious shit, cultist dances. so many people lost, walking around with defective mental hard drives. ‘it’s all we have!!’ the system apologists say. no, it’s what we choose to submit to and allow to continue. they cry that earth isn’t sustainable this way, then they go through the mcdonald’s drive-thru. the system has to come to a halt while we still have the resources to restructure. humans and their instant gratification will wait until they can’t do anything about it. if i can’t stop the child abuse that is religious indoctrination, you need to teach them things that help them build a foundation in reality, not to hope and pray so they’ll suffer but still go to work. elementary school teaches it ‘...one nation, under god...’ religious nationalism. i believe that many of societies defects come from them having to be treated for symptoms they wouldn’t have were they not forced into an environment </text:span><text:soft-page-break/><text:span text:style-name="T160">that is not suitable for the human psyche, the human psychological well-being. cheap labor. everything goes back to cheap labor and humans needing an incentive. i think the system itself with its destruction and waste should be incentive enough. there are other ways to live that don’t require so much suffer to continue. this section is called def self for a reason. the human mind is a big ass function. accept input, process it, output. i am explaining how my mentality, my mind came to be molded and shaped. i would probably be dead were i not adopted, however is breathing alive? no. i suspect i would not have had to be adopted were it not for the construct we live in. it takes a village and all, but the system allows room for predators to operate and the cycles of suffer to continue though generations. i have been on all sides of the system since birth and i can tell you things that most couldn’t. however, i get labeled as ‘crazy’ or anything else by the simpleminded who have constructed their reality with state/media given labels, as a way to refuse the information presented. ad hominem is doing so much damage to humanity. in a victim society someone has to be the bad guy. someone has to be to blame otherwise people would realize there is no purpose for their bullshit. what if there was no one to blame for your family member dying? what if there is no one to blame for the tree falling on your house? the fuel pump going out, the pipe busting? a blameless society is a hateful vindictive ego bound society that will do anything to maintain innocence even at the expense of the innocent. who is to blame for what my biological mother and her boyfriends did to my brothers and i? my biological mother and her boyfriends? okay, let’s start with that premise, they are the ones to blame, the guilty ones. they didn’t have sex with kids because it sounded like a good idea at the time. they did it because it happened to them, they were given the sickness and so on and so forth. so now who is to blame? say you find the guilt party...no punishment will undo the sickness, the pathogen. the cycle continues. is it even possible to break the cycle on a societal scale? is social engineering honorable if it is for their own good?<text:line-break/><text:line-break/></text:span><text:soft-page-break/><text:span text:style-name="T160">_</text:span><text:span text:style-name="T23">criminal.history. <text:line-break/><text:line-break/></text:span><text:span text:style-name="T160">the majority of my criminal history stems from my son’s mother lying and trying to present me as a monster. i was 21, young and didn’t understand how the system worked with protective orders. i didn’t go to the hearing because everything she said in the filing was ridiculous. i found out the hard way that if you don’t show up, they don’t continue it, they grant it by default. then the protective order is used to supplement criminal charges, and she used it maliciously. said i yelled at her in traffic and other weak things that eventually were dismissed, but it still stands on paper. it doesn’t matter if you are found guilty. if you are accused of a charge, in the average citizen’s mind you did it. those words are now associated with that name and face. i have never been accused of a sex crime but still, poisoning dogs and threatening kids...bad enough by itself. i have received possession of weed charges and things but no robberies, burglaries. i did fed time for threatening the police for being an extension of my son’s mother’s arm. after i lost my son to lies, i lost my mind to monsters. i told them i was leo tolstoy and they asked for war or some other lame symbolism. i did the same with mcveigh. the thing is my rage makes me fantasize about hurting those who are guilty of whatever it is at that time. my conscience won’t allow me to do it. for example, fast forward 7 years later to jerry drake varnell, i stopped him from doing what i’ve fantasized about doing[5</text:span><text:span text:style-name="T159"></text:span><text:span text:style-name="T160">]. fantasy and reality are two extremely different things but many (because of the make believe world constructed around them for cheap labor), can’t differentiate the two. oklahoma loves to capitalize on domestic incidents, even feigned. yet for some reason they seem to really be slacking in the sexual assault department. i stole from churches and justified it by saying they steal from everyone. then i realized that i am stealing from everyone, too. that money came from somewhere, some slave being fooled, so i stopped. i adjusted my mental processing to suit. i have been in more fights than i can count but have never been charged with assault. let that sink in. that means it had to have </text:span><text:soft-page-break/><text:span text:style-name="T160">been justified every single time, or i printed my own money to pay people i don’t know. in other words i am broke and i don’t know anyone who would do that, especially that many times. my anger is justified and my channeling of it is accurate. they can no longer use rage to prove guilt. i have shown my self control and i have shown my anger. it isn’t hard to tell who’s telling <text:s/>the truth about what in these situations. group up efforts and bandwagoneers. the more people they have the more right they are. the jails and prisons i have been to are as follows:<text:line-break/><text:line-break/><text:line-break/>cleveland county, ok</text:span></text:p>
      <text:p text:style-name="P48"><text:span text:style-name="T160">logan county, ok</text:span></text:p>
      <text:p text:style-name="P48"><text:span text:style-name="T160">tulsa county, ok</text:span></text:p>
      <text:p text:style-name="P48"><text:span text:style-name="T160">grady county, ok</text:span></text:p>
      <text:p text:style-name="P48"><text:span text:style-name="T160">floyd county, ia</text:span></text:p>
      <text:p text:style-name="P48"><text:span text:style-name="T160">cayuga county, ny</text:span></text:p>
      <text:p text:style-name="P48"><text:span text:style-name="T160">rensellaer county, ny</text:span></text:p>
      <text:p text:style-name="P48"><text:span text:style-name="T160">brooklyn mdc, ny</text:span></text:p>
      <text:p text:style-name="P48"><text:span text:style-name="T160">lexington a&amp;r, ok</text:span></text:p>
      <text:p text:style-name="P48"><text:span text:style-name="T160">granite osr, ok</text:span></text:p>
      <text:p text:style-name="P48"><text:span text:style-name="T160">fort dodge, ia</text:span></text:p>
      <text:p text:style-name="P48"><text:span text:style-name="T160">marlin, tx<text:line-break/>brevard county, fl<text:line-break/>usp hazelton, wv<text:line-break/>usp coleman ii, fl</text:span></text:p>
      <text:p text:style-name="P48"><text:soft-page-break/><text:span text:style-name="T160">i smoke weed, i fight sometimes, i ride my bicycle against traffic because motherfuckers can’t drive and they can see behind me, i can’t. somehow that turns into i’m extorting people for my last two weeks paycheck, i am stalking and harassing women, beating up women and am a monster terrorizing the streets. the problem is that if i was who they made me out to be, there would be a whole lot of buffalo bill bodies and trophies, bundy with blood, butt briskets, broken bones, and brackish brains buttered up. i write to release my beasts. music and this kind of shit you are reading right now. essays of a social retard with some ingrained sense of morality and justice that has been refined by witnessing an ungodly(or godly if you are religious) amount of suffering. any time </text:span><text:span text:style-name="T180">i hear that someone committed a crime, i immediately question every aspect of it and usually by details coupled with wording, i can get a feel for what really happened. if you take a phone out of someone’s hands in ny it is (i witnessed this happen) robbery 3</text:span><text:span text:style-name="T193">rd</text:span><text:span text:style-name="T180">. if you move someone against their will(pushing them for example) more than 3 feet in oklahoma it is kidnapping. if you urinate outside in many states it is indecent exposure and you have to register for life as a sex offender. these are just a few of the examples. our system is making a felon out of anyone it can. then once you plead guilty to some shit you really didn’t do to get your life back, it’s brought up later to fuck you again. i don’t care about labels. i booked varnell because i am not having bodies on my conscience. much of the proof regarding my criminal history and my presentation of it versus the state and my son’s mother’s presentation can be found here:<text:line-break/><text:line-break/></text:span><text:a xlink:type="simple" xlink:href="https://sixie6e.altervista.org/" text:style-name="ListLabel_20_33" text:visited-style-name="ListLabel_20_33"><text:span text:style-name="Internet_20_link"><text:span text:style-name="T207">https://sixie6e.altervista.org</text:span></text:span></text:a><text:span text:style-name="Internet_20_link"><text:span text:style-name="T23"><text:line-break/></text:span></text:span><text:a xlink:type="simple" xlink:href="https://sixie6e.altervista.org/" text:style-name="ListLabel_20_33" text:visited-style-name="ListLabel_20_33"><text:span text:style-name="Internet_20_link"><text:span text:style-name="T207">https://sixie6e.altervista.org</text:span></text:span></text:a><text:span text:style-name="Internet_20_link"><text:span text:style-name="T23">/marti.html<text:line-break/><text:line-break/></text:span></text:span><text:span text:style-name="T180">this is a victim society. if they can make you out to be the monster then they don’t have to accept responsibility for their actions. that’s a recurring issue in my ‘vigilante’ missions to not only expose injustice but rewrite the system to account for suffering. the system, by wording, provides an environment for them to indulge in their </text:span><text:soft-page-break/><text:span text:style-name="T180">depravities, unleashing their psyche-fracturing paracosm onto others. sometimes the ‘protectors’ come after to clean up and write it up so the prosecutors and state attorneys can get their numbers up. after my 2010 conviction for threatening police, i was sent to usp hazelton where i almost caused a race war because i wouldn’t be a nazi, but the black dudes wanted me to be the same in return. i will not conform my code to state, criminal, intimidation, money, or anything else. this causes problems when two groups hold the majority, therefore you are required to join one of them. criminals fuck kids and hold people hostage in their homes, they don’t go 4mph over the speed limit. criminals rob and kill, they don’t get in fist fights sometimes. everyone is being labeled a criminal. for anything. hello totalitarian utopia. there is no justice or integrity. at fault of the system, sometimes rules have to be bent to put really bad people away. the problem with this is that you get people like me. the exception to the rule. that look like really bad people but aren’t. the rules get bent to put away people based on spite, based on emotion. people are doing life sentences solely because someone or people didn’t like them. justice has been raped and ravaged, tortured, and discarded then replaced with a shell, yes, terminal. now we have a societal daycare/prison where the kids/inmates have to have their way when it comes to snacks and shows or else they won’t do their assignments.</text:span></text:p>
      <text:p text:style-name="P43"/>
      <text:p text:style-name="P48"><text:span text:style-name="T180">i guess now that the criminal label has been refuted, i should address the mental health ‘issues’ that keep being misrepresented. my son’s mother told judge jeff virgin in court i have been diagnosed with schizophrenia. false again from her. my diagnoses are as follows:</text:span></text:p>
      <text:p text:style-name="P45"/>
      <text:p text:style-name="P48"><text:span text:style-name="T181">ptsd – </text:span><text:span text:style-name="T180">from childhood</text:span></text:p>
      <text:p text:style-name="P48"><text:span text:style-name="T181">trichotillomania – </text:span><text:span text:style-name="T180">from childhood</text:span></text:p>
      <text:p text:style-name="P48"><text:span text:style-name="T181">persistent depressive disorder – </text:span><text:span text:style-name="T180">human suffering<text:tab/><text:tab/></text:span></text:p>
      <text:p text:style-name="P48"><text:span text:style-name="T181">social anxiety – </text:span><text:span text:style-name="T180">from adolescence<text:line-break/></text:span><text:span text:style-name="T181">bpd with some enhancement for manipulation – </text:span><text:span text:style-name="T180">post adoption</text:span></text:p>
      <text:p text:style-name="P48"><text:span text:style-name="T181">misanthropy – </text:span><text:span text:style-name="T180">in the worst way</text:span></text:p>
      <text:p text:style-name="P48"><text:soft-page-break/><text:span text:style-name="T180">it seems just as the criminal label is applied, mental health similarly allows people to categorize and dismiss based on it. a guy shoots up his fucking school they say mental health usually. well...of course. people who don’t have debilitating mental health issues, usually don’t bring an ar to 4th period. all people focus on is the act, not the circumstances that led up to it. kids are pushed into junior prisons. controlled movement, cafeteria, the social circles of dominance, the bullying, the policies and procedures to adhere to, the 'education' required.<text:line-break/><text:line-break/></text:span><text:span text:style-name="T10">sufferware v1.3</text:span><text:span text:style-name="T4">no matter how hard you try to convince people of verifiable things, they will hold on steadfastly to the lies, the faulty foundations their lives are built upon. we, in 2020, still hold on to mythical stories that kept children afraid and controllable. the formula for a society of debt slaves is fear, hope, and entertainment. the system sucks. yeah? well what are you going to do about it? [when i say debt slave i am referring to hourly/salary employment]<text:line-break/><text:line-break/>debt slave:<text:tab/>earth isn't sustainable like this<text:line-break/>same slave:<text:tab/>i'll have a #2, large size, with onion rings<text:line-break/>same slave:<text:tab/>why do all my paychecks go to food...<text:line-break/><text:line-break/>things cannot continue this way yet the solution is to keep doing the same thing? that's stupid.<text:line-break/><text:line-break/>i went to a hackathon where there were some really spectacular minds. the problem is, none of the projects, the coding was anything to benefit society. it was peacocking for potential employment. so you have some brilliant minds being used to create things that are not necessary except that the debt slaves will buy it. a whole society of people working to buy things they don't need. a whole earth full with excess and these bastards keep shoving mass produced waste down their throats. at this hackathon we also toured tcgplayer headquarters. the luxury and excess was disgusting. it was a working environment for slaves of a higher caste. it wasn't factory or retail or fast food, it was luxury. no sweat shop there. </text:span><text:soft-page-break/><text:span text:style-name="T4">many even work from home. the interview process is not only intense and rigorous, but elitist. they have hardwood carpet. they have glass futuristic offices and conference rooms. if you have to be a debt slave, this is the place to do it. none of it necessary for survival. they make not shelter, not food, not water, not any benefit except more entertainment for the debt slaves. how much unnecessary industry? <text:line-break/><text:line-break/>i enjoy cemeteries. they are peaceful and the dead aren't conspiring. the dead aren't trying to fuck children or blow up buildings. it amuses me the ceremony centered around and the fascination humans have with death. ancient egyptians thought, and people to this day actually think, you take stuff with you. trinkets and whatnot. how often are humans going to repeat the same cycles of suffering, not only on an individual level but on a societal scale? you can tell, show, and prove to people the path they are on, but their toys and snacks prevent them from listening. that is why it is always a huge disaster that brings people together. it doesn't bring them their humanity, it brings them back to reality. even though perception is reality i think we can agree that the purpose of our existence, if there is one, is not netflix, chickfila, and slaving over an hourly to provide both. no one can tell you the exact meaning of life. through trial and evidence people can tell you what it isn't. if you are using up emotional energy being mad at republicans, democrats, liberals, conservatives, christians, muslims, atheists, homosexuals, black people, white people, any president, you are wrong. throughout your lifetime routines become background processes. as you get older it becomes more difficult to stay socially conscious and adapt to situations, so you default to what takes as little processing power as possible. i have watched my mother turn into my grandmother at an alarming rate. it is disturbing. never, ever, ever, ever, under any circumstances can they be incorrect about anything and if they were, it was only partly or some other reason to never lose face. then the food. holy shit. the waste, the excess, the disorder that stems from trying to prevent </text:span><text:soft-page-break/><text:span text:style-name="T4">disorder. much of my anger comes from the inconsistencies, lies, and her thinking she's never wrong and never being allowed to call her on it because then i'm attacking or bullying. only she is allowed to express anger. i am not. anger in a man is wrong, anger is guilt in this society. she knows some things and got a phd, but send her out into unfamiliar territory and it's an immediate stall out. emotional struggle because your mom hurt your feelings is not struggle. all these parents making their children wear their social awkwardness. her momma before her momma cooked shrimp...humans are suffering, society is trash, humans feel guilt and no matter your caste, there are depraved people and there are saintly people. a victim society is a society where no one can do any wrong. this is a self destructive, never learning society. a combustible, emotional society. a controllable society. a society that clocks in to hourly employment and votes about things or prays to some personified being in the sky who created humans to hate them and make them suffer, and then blame it on them too while blaming all of their self inflicted problems on a different make believe monster that dwells in the center of the earth. what is the purpose of suffer? what is the purpose of conflict? through it we learn ourselves and each other. i have no time for fake polite and social pretense. i've seen the worst humans with the best faces. the timid and weak masks hiding beasts. the image people present is for survival but we all have the human condition. humans are taught that the concept of good and evil is one side versus the other, divisive. like everything else in their socially primitive but technologically advanced society. the monsters are not in all of us. the monsters are us. we cannot measure the smallest or largest anything so understanding my existence relative to the rest of existence seems impossible. i don't know what the rest of existence contains. that is why i laugh at atheists because they are just as ridiculous claiming they know one way or the other. a whole society full with people who know nothing pretending to know everything. what fascinates me the most is programmers and computer scientists who are </text:span><text:soft-page-break/><text:span text:style-name="T4">supposed to think logically with reason, place 'christ' in the center of their lives. lack of understanding while claiming definitive knowledge. that dual boot logical/irrational partitions hard drive again. the dominion over animals thing kills me. religious texts will justify any kind of brutality. mass production of animals like they are plastic toys. speaking of plastic toys, if there were not such excess and waste, i would not have the electronics and love for linux i do. if computers weren't available, neither would be linux, the open source community, or the laptop i am typing this on. everyone has their thing they protect and are emotionally attached to, mine is my laptop. linux. </text:span><text:span text:style-name="T180">there are so many people sharing bad information as factual knowledge on the internet. thousands of shares for things like 'hillary/trump committed sex crimes against children and are part of a satanic cult' or some form of 'nasa is lying, the earth is flat'. this is ridiculous. at what point does freedom of speech interfere with the intellect of the societal collective? corporations stretch wording and push fear for revenue. they don't care the intellect of the consumer as long as they remain consuming, spending their leftover wages after cost to live. food and shelter. shares and clicks and revenue. corporations don't give a fuck about content. anything and anyone can be discredited with a word. for example, all of the evidence i have gathered on sick humans abusing children, of 12 only 2 are incarcerated. i have been incarcerated just by someone saying i did something. this very well could be indicative of the imaginary line trap, or it could be indicative of the entire system. the imaginary line trap is where something is legal/illegal in one state but not in another. the state has the only exact definition of a relative concept. religion and state corner the morality market but both have committed exponentially more atrocities in its name. reading from religious texts dictating the treatment of human slaves(therefore, approving of slavery itself) to machiavelli's prince, i see nothing but control and dominance of others. is it predator and prey, survival? is it greed, desire, material lust? sadism/masochism? a combination of these things? more? slaves born into </text:span><text:soft-page-break/><text:span text:style-name="T180">slavery, when there are snacks, don't know they are slaves. incarceration is maintainable when you have snacks. society is still a prison, just with more freedoms. freedoms being sensations/experiences and choosing the times to have/do them. work shifts and licenses permitting. you can go fishing but only during non work hours. you can go play resource wasting, chemical polluting stupid ass golf as long as you belong to the club and aren't clocked in. the slaves have their own competitions with each other. looking better, having the more prestigious job title, or nicer car. people group up and when they introduce themselves and their job titles they say ridiculous shit. i'm a floor tech for 'i am a janitor''. corporations know slaves want their work to matter, to be able to be proud of it. so what do they do? change their title but they still do the same shit. it is so hard to see life from such a broad perspective and have to interact with people who have a limited scope. it just takes observing your environment without explaining it with obviously incorrect things. almost anyone can complete a puzzle. it just takes a lot of time and a lot of mental processing for many. too many are comfortable wasting their existence as cheap labor and then going to church on sunday too, as long as they get called something they think sounds magnanimous saying in front of others. a bunch of emotionally and mentally stunted humans all thinking they are more than they are. despising those who are above and constantly reaching for a carrot that isn't there while despising those below for reminding them where they came from and they don't want to get passed on the corporate ladder. everything is a competition. the slaves want what the other slaves have regardless of its actual value. we all wear black shirts and a hat, he gets a white shirt, keys, a parking spot, and doesn't have to wear a hat. he is on call and hates his job. he didn't understand, beforehand. he was enticed with things that didn't matter plus the chance at authority, not being the peon for once. a parking spot? trivial. clothes? trivial. keys to your cell? yeah, real awesome there, tom. humans want to be the boss, in control of their environments. making people feel like </text:span><text:soft-page-break/><text:span text:style-name="T180">they are the boss when they are not in control of any of the bigger picture. they don't make decisions. the paracosm of feigned authority. what a mindfuck to call people the boss and make them feel they are the boss but they have no real power except inside a small ass box with parameters given them. everything divides down into numbers. the production, the industry. profit at all cost to life and i am sick of fucking talking about it on social media. the irrational thought bound humans are worse than hydra. no matter how many you show the fallacies in their thinking, there are exponentially more dumbasses where they came from. religion is a contagious disease of the mind that exploits the fear and suffering in people. if only curing it were as easy as beating its ass and telling it to stop its behavior. it is a plague that keeps people subservient, fearful, and controllable and they defend it with everything in them. i can't do a varnell on a church. i can only write. no soapbox for me. here's the information i have, in text, and you can do whatever the fuck you want with it.<text:line-break/></text:span><text:span text:style-name="T10"><text:line-break/>sufferware v1.4&amp;&amp;5</text:span><text:span text:style-name="T4">every day on the news in every state, every county - another predator. whether it's on the elderly or youth in their care, a stranger, someone of greater or weaker strength. people who lead double lives, those who use the construct to protect themselves from the construct and the rest of society. those who prey but with a heightened sense of fear and 'danger' awareness. danger to them being anything that would bring light to or prevent them from engaging in their depravities. danger to them would not be danger to the rest of society. starting fires, wetting the bed, harming animals are usually signs of a developing one. i will go inside my own mind to show you how a person is not only bred to be a monster, but can, if they choose to do so, fight it. hopefully i can prove it is choice over genetic and environmental predisposition. biological mother was a whore, junkie, all the cliche stories of a broken system. this is not an ego or sympathy piece. this is society needs to wake the fuck up piece and i don't care what i look like in order to get it done. 'it' being explaining things where </text:span><text:soft-page-break/><text:span text:style-name="T4">it plants the seed in even the most state/religious indoctrinated. all the adventures, heroes, magic, love, battles, creatures, glamour and worlds in movies and music does it not make our own lives seem unsatisfactory or empty? are you being entertained or are you being fed a constant stream of comparison which ultimately makes our own lives seem meaningless? i know that people get lost in television and games as much as books. escape. a temporary escape can make a person long for it permanently. <text:line-break/><text:line-break/>for some reason the court and society try to pretend that the 'dark' side of humanity doesn't reside in all of us. that's why, i believe, labels are so easily misapplied and stretched to suit. motes, beams, and all. i use that phrase to show that religious text is not 100% wrong in its text. that's what muddying the waters does. let's get to it. most of us have people we love. there are times when we want to commit violent acts upon the ones we love. when people use social trickery or emotional warfare with words, what we fantasize depends on our emotional concentration. not focus, but gradient. punching them in the mouth to severing their intestines, it ranges based on the level of rage and imagination. television has given many a violent imagination. for example horror movies show the sickness in some forms. movies like law abiding citizen or unleashed that show justified, intense, feel good violence. it is okay to imagine. you can fantasize you just can't verbalize or express to others except in 'entertainment' form such as music or movies. many who have lived with rejection by those first and closest, such as myself, have emotional attachment disorders of some form. when i was 8 or 9 i used to kick the dog after it ran away from me while i was trying to show it affection. i used to set fires and wet the bed. i could have easily been a monster. in court, my adoptive mother and my son's mother use social trickery and emotional warfare - if i was going to kill i would have already. i have fantasized about doing some sick, sick (physical only, not sexual) things to bad people. child predators, bullies, my son's mother, etc. people who abuse the power they have to </text:span><text:soft-page-break/><text:span text:style-name="T4">cause suffer to others. to innocents. when i was first adopted at 6 i also used to swat butterflies with a tennis racket. that is so fucking hard to put into text. i could just as easily pretend it never happened and no one would be the wiser. i can't though. i have to stop suffer in others because i was ashamed of what i was. i can't do that without going into my own monsters. i am explaining my thought patterns, but also similar thought patterns in others who don't have a conscience. takes one to know one but i do have a conscience and i don't hurt anything living except those which cause suffer to others. i felt so bad after i hurt them out of anger. so forms a dexter that won't kill, but can only point out and feed the system garbage. i avoid running over bugs on my bike, or stepping on when walking. i either let all bugs out of the house or if they are not doing anything like certain spiders, i let them remain indoors. choice. everyone feels rage and for most it is justified. what is not justified is hurting innocent people while using it as excuse. to each, their suffering is worse because they are the ones experiencing it. less severe/extreme circumstances can cause the same type of emotional suffering as someone with horrid circumstances because in their lifetime their mental fortitude hasn't developed, neither has their tolerance for suffer. suffer is relative but to inflict it upon others is a zero tolerance policy. we must process our suffer. verbalize and verbalize but you cannot act. you cannot touch another person. you cannot make them feel fear, it is illegal. the state monopolizes fear. you would be getting in on their action and the revenue generation system absolutely cannot have that. there was an episode of dexter where the guy had a playhouse for women. a maze with no exit. a cat and a mouse. that dominion, that power, that feeling of invincibility. life or death. the thing humans contemplate and fear the most. the system allows for these beings to let their sickness grow and develop inside their own homes. some child predators are adept socially and end up in environments where trust is placed in them. sometimes even dominion over another. there are a million justifications when one is trying to rationalize illogical desires to oneself. you know this just </text:span><text:soft-page-break/><text:span text:style-name="T4">as well as anyone. every time you go buy shit you want, go somewhere you want, or fuck someone you want. these predators, they have to go, but their victims are still young. how many generations will it take? when will the consequences be severe enough that those who desire children or seniors keep it hidden. let's build a society where the only sex crimes that happen are in the person's mind. they can fantasize, but to engage in visual/audio stimulation is ___________. i'll let you fill in the blank. this seems to be the moral issue. is executing them moral? doesn't seem to be effective. make them live their lives in solitude and psychological torment? make them live a life of torture and public humiliation? what is ethical? i say volunteer them for the things we need test subjects for. space missions, medical advancements. or put them in a suit with rations and send them to p3w451. is that a waste of rations, expended for vengeance? every human in this society is addicted to something whether caffeine or child porn. that is not minimizing the severity of child porn. i am saying that the urge to do something even though you know it is bad for you. controlling a sick addiction like children or animals is in the conscience, i am talking about the addiction itself. the addictive behavior. <text:s/>my urges are violence, murder. i want to hurt bad people. i want them to know the suffer they cause. i want them to feel as their victims felt, sex excluded. i don't give in to them. i instead engage in self destructive behaviors. my lungs, my heart. if i can alter my state of mind i don't have to be me. my mind has jet li movies. not martial arts. like the film 'unleashed'. the anger and repetitive strikes to the same spot, that vicarious release. i have always lived with the emotional beast, the suffer, the despair. that feeling when you really really love a person and they cheat on you with someone else, that is similar. it's a toxin. you can never enjoy anything fully and you have to pretend socially. i was a stepdad for a while but it is a lose lose situation for most stepfathers. try to raise kids to be good humans but you aren't allowed to correct them. i coached little league and i hated it. i hated the fake parents with their dumb kids that had no respect. but i couldn't show </text:span><text:soft-page-break/><text:span text:style-name="T4">it. i had to pretend and be calm. i did so and would rage in my music later. not a healthy way to live. anyway, i have had authority over children. never fucked one of them. never raged on one of them. even in private setting. i've been mad enough at a kid to break a man's jaw but never let it out. if i was a predator those would have been perfect environments. that is horrifying. a predator will suffice with 30 seconds of sickness because as it is their life, they will remember and reflect on it later. children get so fucking agitating that it makes you want to leave them with anyone who will take them. don't.<text:line-break/><text:line-break/></text:span><text:span text:style-name="T10">sufferware v 1.6</text:span><text:span text:style-name="T24">we've all seen the matrix movie. some of us all of them. some of them many times. every time you watch it something else makes sense. the second and third i'm not going into. just the first one. you can't jump into the body of federal agents or dodge bullets, but what you can do - is no longer live in a world made of concrete and steel. there may be a god, there may not be, either way life forms and evolves regardless of how it started. life is brutal, life is eat, life is suffer. no other species, even considering we're the most advanced, does the things we do to one another, to our environment, socially, or lives this way. grocery stores for food and you are not able to obtain a home just for existing. that's the matrix. a false world is presented and things can only be coded one certain way. ingenuity is encouraged but capitalized on and often used for destruction/power/control. the totalitarian state. fishburne equates a human to a battery. that is symbolism for a power source. they keep the system running with their labor, their life force. then there's cipher and his fucking steak. restaurants, tastes, sensations, entertainment, are all feel good things in a society of suffering. people will not let those addictions go. people go to work as cheap labor, making things we/they don't need so they can buy things they don't need from other people making things we/they don't need as cheap labor while it is the men in suits who make all the money. religion is another tool to keep the batteries in their slots until they expire. make the batteries think </text:span><text:soft-page-break/><text:span text:style-name="T24">there's an acid heaven or something where there is no more drainage and exhaustion. replace the batteries instead of recharging them so they don't get heated and fry the circuit. read into that symbolism if you can. some people theorize that agent smith was the one as he was just trying to get out of the matrix. however, even if that was his intent it removes the writer's message about learning to be you, freeing your mind. agent smith's mind was not free. also, the book that neo kept his disks in - </text:span><text:span text:style-name="T10">'simulacra and simulation'</text:span><text:span text:style-name="T24"> - read it.<text:line-break/><text:line-break/>watching sir david's documentaries you cannot help but see the evolution of characteristics, defense mechanisms, and life in general. evolution doesn't answer how life started, but it does describe our environment. plants and animals all develop in ways necessary for their survival. plants with thorns and chemical warfare, animals with bright or camouflage colors. they did not start that way. some species will get separated by a volcanic eruption or something and then each half develops an entirely different way according to their new situation. so a white man born in the middle east...yeah...okay. many beings form symbiotic relationships while some beings are parasitic. use, consume, relocate. there is a tarantula and a frog https://www.youtube.com/watch?v=rw0fghjih3w that look out for each other. the frog eats the ants that eat the tarantula's eggs and in return the tarantula protects the frog at all times. they weren't just born that way to begin with. how would each know the other was not a threat? place yourself at the beginning of time. you are a frog hopping your colorful ass around and you come across this thing that looks like jequita h napoli's vagina with legs. yeah, you're probably not sticking around. did the tarantula see the ants eat the eggs and the frog eat the ants and make the connection with the ability to reason they acquired? then they also acquired interspecies communication and the tarantula was like, 'you...me...'the mighty''. the mighty was a pretty good movie. especially if you hate bullies. explain to me with your religious text how this occurs or how noah forgot all the single cell organisms.</text:span><text:span text:style-name="T10"><text:line-break/></text:span><text:soft-page-break/><text:span text:style-name="T10"><text:line-break/></text:span><text:span text:style-name="T24">life is cycles. an oak seed's expanse and growth like a lightning strike caught in a time dilation field after it unfurls, then produces its own to do the same. where and how. what exact moment is considered the recreation of self...if we are biological machines, would we not have programming. are we not in a sense, ai ourselves? look at galaxies for they themselves are cycles. constantly rotating with smaller rotations within it(solar systems). there are also the cycles of a star, or when a star gets inhaled into a black hole's rotation at such a vicious velocity that it slingshots as its matter is being disintegrated. then light-years and millenia away the dispersed matter groups up in certain places and creates one thing and others bond in other places and construct something else. most likely elements and forms we haven't heard of and/or can't perceive. is life reproduced or recycled or both. life is also cycles with subroutines. like a galaxy's solar systems. or a tree's leaves and those leaves throughout the seasons. hot and cold. balance. cycles. balance. lava cools and condenses on a planet just the correct distance from a sun and stays as that subroutine long enough for life to develop from a single cell organism into me, brent elisens, typing on this laptop i installed linux on, for you to read later. it's 'now' for you of course. or develops into a planet with rings inhabited by what we might perceive as some sort of 'insect' of an entirely different biological structure. or inhabited by no life at all. it is voluntarily ignorance to assume that anything you don't understand - some magic or being did it. that is lazy and it is an epidemic in this society. many people are not ready to lose their snacks, a/c, and xbox. symbolism says replace 'snacks', 'a/c', and 'xbox' with the material wants, comforts, and conveniences of your desire.<text:line-break/><text:line-break/>the amount of people that think ghosts and spirits are existent and/or have influence on this 'plane', is not just disturbing, but fascinating. people will swear that their cats and dogs see them, too. they'll line salt at the door, sage the house, and pray strange chants and phrases. it </text:span><text:soft-page-break/><text:span text:style-name="T24">bothers me that i am a part of a species that has enslaved its own and everything else. we are the goa'uld. put up a humanitarian image but behind closed doors, right to privacy means people can do whatever they want. they can imprint their sickness or similar behavior patterns and any critique is met with 'you don't tell me how to raise my child' or 'are you saying i am a bad parent'? </text:span><text:span text:style-name="T180">when i was in concrete and steel, one of the things i missed the most was rain, wind, feeling the elements on my body. to take that away is inhumane. so many sentient beings never experience a full existence. animals and humans. if i knew i would never feel the elements on a regular basis, i would have to exit. dark and storms are my kind of weather. is that symbolic? there are so many wondrous things to experience that are real, but are foregone for fear of things that do not. you have a society full of people who live in different variations of make believe worlds. how can you possibly reach so many minds when logic and reason is taught to be disregarded with a wave of the hand. faith. lol. 'you have to believe it to know it'. yeah, i know, that's called bad information, perception is reality, and in most educated circles worth their weight in rational thinking - schizophrenia. you can not actually believe that your grandma came back from the dead to give you a message. you can take yourself down the religious path to see how similar logic applies. or read through early pieces of sufferware. there are people who go their entire lives without experiencing the harmful elements of the planet. think about that and think about it hard. people are starving and suffering yet many are celebrating their good fortune by spending billions and eating in excess. money makes the rules to make more money to reinforce the financial construct, the matrix, the paracosm. the reality within a reality. in reality many of the things that are destructive to ourselves and others only exist because marketing and hourly employment say they need to. corporations love paracosms. it means the person can be easily influenced into some irrational line of thinking because they are already bound in one. flat earth is a lateral move from jesus, etc. how many companies do </text:span><text:soft-page-break/><text:span text:style-name="T180">you see saying they are proud christians or that they don't tolerate anti-semitism? religion sells. irrational thought sells. compulsion, consumption, cyclic... companies want you to feel as though they are a being, a friend, a valid emotional relationship. that relationship means you buy shit. you do it all the time. one brand over another. one brand or another. promoting their product with the hot health buzz word of the hour or how they are proud [insert local college team name plural here]? you freely give out your information, your spending habits, your browsing habits and corporations are as make believe a friend as your grandpops appearing to you to tell you 'everything is going to be okay' or some generic horoscope message instead of don't go to this thing on this date because you'll die. maybe like neil degrasse tyson says describe where they are and what it's like there. people will claim they have seen jesus, elvis, family members, and of course just like their chosen of a thousand deities, you can't prove they didn't except to just know they're bonkers. i say they're lying. they say they are not. i say why do you even have to try and convince me at all? if your imaginary friend is real and cares only about my submission wouldn't a deity like that let his intended subjects know the situation? if i am wrong, i can only go with the information available so what kind of fair deity would test someone on material never covered, assuming it is a 'test' at all? if you are wrong you have wasted your entire, one existence, consumed with fear. what a mindfuck.<text:line-break/><text:line-break/></text:span><text:span text:style-name="T10">sufferware v1.7</text:span><text:span text:style-name="T4">convenience is directly proportional to waste…in almost every situation regarding industry. usable, edible, and/or recyclable things that you don’t need for that convenience but could be used for other things, but instead are thrown away. we have to develop a new industrial structure that will accommodate not only the simpleminded desires of the cheap labor, but will cease the waste and excess. if not cease, at least minimize. <text:line-break/><text:line-break/>disease and germs are for the most part amplified fears </text:span><text:soft-page-break/><text:span text:style-name="T4">force-fed to consumers. a clean house and all. chemicals, steamers, etc. that is not saying that germs and disease do not exist. the word is amplified. embellished. the fear of our environment is much greater than it needs to be. fear is how you control things. society taught me that. my cat taught me that when you don’t use fear and you instead let go of trying to control, fear was never required in the first place. people can be taught how to behave individually as a society, but with different goals in mind for them. for example we are taught how to behave to keep cheap labor going. if you are submissive to a symbol you will slave your life away behind it. i’m sure example will come to you. <text:s/>we are taught to be afraid. in every day life. if you watch tv, use social media, read the paper, magazines, then that means you buy shit. a whole bunch of people working to buy shit they don’t need made by other people working to buy shit they don’t need, all so a small group of others can live in luxury. slavery works so much better when the slaves don’t know they’re slaves. factories produce waste. industry produces waste. restaurants produce waste. this list will be hard to swallow but better than the null yet sweet ‘truths’ <text:s/>we’ve been taught that fabricate our financial construct while destroying our natural one.</text:span></text:p>
      <text:p text:style-name="P35"/>
      <text:p text:style-name="P52"><text:span text:style-name="T4"><text:tab/>try_these_things = </text:span></text:p>
      <text:p text:style-name="P35"/>
      <text:p text:style-name="P52"><text:span text:style-name="T4">[people that cannot think for themselves have to be taught step by step. ‘stop using plastic and things that can never go anywhere’ though obvious, needs directives, so appears here. straws, plastic bags, styrofoam cups. you don’t need a straw to eat and if you do get metal ones. you can use canvas bags, as far as cups – use the same one. use cardboard cups if you have to. stop making new shit.],</text:span></text:p>
      <text:p text:style-name="P35"/>
      <text:p text:style-name="P52"><text:soft-page-break/><text:span text:style-name="T4">[restaurants need to be converted to kitchens. preference in food brands and flavors needs to be severely limited. humans fighting for crumbs as supposed ‘evolved’ beings is killing our advancement as a species. this conversion, removing basic needs from the economy, coupled with the housing resolution in the next item of this list, is that not enough for humans to start evolving mentally, emotionally, and intellectually? ‘wake up’ doesn’t mean do anything rebellious that coincides with your desires. it means see the world you live in. stop letting others tell you who to hate. we can find evidence on any group of people to shame them publicly. bottom line is we all are trying to eat and those who do eat are trying to keep eating. food is luxury. each can come up with a reason why our chosen group should eat because we identify with it. for the statists and capitalists thinking socialism, the military is a socialist program. capitalism and socialism are extremist options centered around basic needs as currency. this foundation is faulty.],</text:span></text:p>
      <text:p text:style-name="P35"/>
      <text:p text:style-name="P52"><text:span text:style-name="T4">[i</text:span><text:span text:style-name="T182"> do think it is possible to stop making wooden houses and build them out of plastic, metal, and tires. it just isn't profitable to make these socioeconomic changes.],</text:span></text:p>
      <text:p text:style-name="P46"/>
      <text:p text:style-name="P52"><text:span text:style-name="T182">[leave your lights off as much as possible. put on a shirt instead of turning on the heat. you can think of related things i’m sure.],</text:span></text:p>
      <text:p text:style-name="P46"/>
      <text:p text:style-name="P52"><text:span text:style-name="T182">[stop driving your fucking cars. you don’t need to go places. you think you do. you can justify anything. the religious do it with make believe all the time. doesn’t make it right. it’s okay to keep destroying yourselves because some zombie in a book that walked on water, was born to a virgin, and generated food from nothing is going to come down from space and save us all on a horse or something. that’s ridiculous and you’re an absolute fool for believing it.]</text:span></text:p>
      <text:p text:style-name="P46"/>
      <text:p text:style-name="P52"><text:soft-page-break/><text:span text:style-name="T182">[smartphones are a problem. keeping them out of children’s hands, they get broken. many have no concept of value in life. they just know mom gets them a new one. the finite resources used in smartphones is insane. stop.],<text:line-break/><text:line-break/>[stop wearing make up and sex enticing perfumes, conditioners, etc. you will never, ever be good enough to a corporation. don’t give them that power over you anyway.],<text:line-break/><text:line-break/>[think of other ways on your own]<text:line-break/><text:line-break/># in conclusion it is a choice: your wants over everyone’s needs<text:line-break/># your excess causes others to go without, that’s the law of conservation of mass<text:line-break/></text:span><text:span text:style-name="T180"># someone has to account for that deficit<text:line-break/><text:line-break/></text:span><text:span text:style-name="T10">sufferware v2.1</text:span><text:span text:style-name="T24">obedience. control. the first years humans learn by imitation and directive. what are the parents teaching and why? treat people in customer service less than human? sit still at this certain place or time but only sometimes dependent on the mood of the parent? the reward system has, from what it looks like, people thinking they should be rewarded for things they should be doing anyway. say you need to get the child to brush their teeth and they won't. what do you do? use fear and/or reward? are there other options? psychological manipulation such as a monster story about germs that grow into diseases in the mouth if they don't brush them by a certain time? are these methods acceptable to get them to do something necessary as a life skill? language creates a virtual reality for the mind. it constructs and identifies its reality with those definitions. parents often don't have the correct definition of things. they misapply labels, generalize and group humans into categories that certain characteristics don't fit each individual of that category. yes, all child predators by definition prey on children. no, all [insert race of people] don't [insert stereotype for that race]. love, freedom, and </text:span><text:soft-page-break/><text:span text:style-name="T24">peace are three of my favorite words to compare the actual definition to what the person thinks it means. <text:s/>language is one of the greatest achievements of ours. it is also one of the most abused weapons. humans are animals. animals manipulate their environment. often to obtain or control others. what was the very first deception? if your first though is something about adam and eve and you aren't learning to stop those indoctrinated thoughts - go back to v1.1 and come back.</text:span><text:span text:style-name="T10"><text:line-break/><text:line-break/></text:span><text:span text:style-name="T24">let's step forward into the courtrooms of 2008-2010(napoli/my son's mother) and 2016(napoli/holly moore/my son's mother). the same courtrooms from the adoption. the same attorney for my family who is now a judge. jequita h napoli. in cleveland county, ok. a female bias zero question and i am not saying that just because i am a man. she hates men. i'm not loud, but i don't stay quiet when people try to pass off irrational things as sound or bullshit as knowledge. online or in person. tone police is why i lost in court even though i had evidence proving my innocence. the sky is fucking blue. the sky is blue. using the word 'fucking' not in its verb tense, which is correct? the sun is a star. the sun is a big ass, hot ass star. which is factually correct? all four statements are correct. however we have been conditioned(most of us anyway) to reject information if that information has certain words in it. someone like me, when someone starts talking about god's plan for us, i tune out. i know for certain that this source is absolute garbage. however, in many situations as listed above, our filters become corrupted and we gravitate towards those with similar filters. we then become bubbles and anything that doesn't fit the filter, is rejected. the filter is a major social barrier. people who would get along wonderfully with similar views on most things, don't because of one difference in reality. everyone's reality is different. back to napoli. i recorded the court hearings and then the discussion with her secretary, herself, and a bailiff. i recorded them while pretending to delete the other recordings that i replaced with dummy files. while the sheriff held my phone, i had to delete them at her directive. i worked at brookhaven </text:span><text:soft-page-break/><text:span text:style-name="T24">extensive care where her father albert was a resident. i liked him, he liked me. i was told he got me fired because he complimented me to his daughter. napoli is a special judge with tenure. as is the judge in florida which i will get to later. walking into the courtroom i sit back and watch person after person in their feelings claiming fear for their lives just to make the other's miserable out of spite. napoli was filling out the final protective order filed by my son's mother. when they are originally filed they are granted until court. she was doing this as i was approaching the bench. i asked her why and it went downhill from there. i lost passion telling my side because i knew it didn't matter. <text:s/>so i just said the facts in a monotone voice, since anything else was taken out of context or twisted to suit. i just recorded and kept a flat voice. after this my now ex girlfriend holly moore wanted to take my son's mother down, not at my request or desire(screenshot). until we broke up. then she teamed up with my son's mother, went to court and for some reason(this was after my son's mother's original had expired) holly's was granted along with her children and my son's mother's was denied. i later found it was because another judge jeff virgin gave me weekends after filing and spending a ridiculous amount of money that wasn't even mine. that would interfere with a current case in his court, so she denied it. </text:span><text:span text:style-name="T10">so what does that say about protective orders? </text:span><text:span text:style-name="T24">they both appear together and one with kids is granted, the other isn't. if i'm going to kill them like they claim(not just threaten, they said i actually will do it) what good is a protective order other than to cover the judge's fake public image if something did happen? napoli, in 2010 was listed as a victim in my 2010 federal case which i will go into in a different section of this writing. my family retained first, gregory matt failing, who abandoned his case in favor of his political aspirations. then my family retained tyson stanek who refused to plead my case and refused to let me tell my side or speak in court. none of my attorneys have allowed me to speak except one. silence is golden. for the state and attorney's pockets. it means people can say whatever they want and people form their opinions </text:span><text:soft-page-break/><text:span text:style-name="T24">without hearing an alternative side. people who's opinions determine your guilt or not. it's witness testimony vs my evidence. witness testimony won. strength in numbers beats evidence in a system that copyrighted the word 'justice'. house wins, house rules.<text:line-break/><text:line-break/>during this time i had started working for the fbi as an undercover in a bomb sting. jerry drake varnell was a person who i linked up with online to do software development projects with. he had some decent intentions but intentions do not matter when you are trying to blow up downtown oklahoma city and kill hundreds of people. i fantasize. i didn't used to fantasize about hurting people until a string of back to back betrayals and no justice, no release. after seeing so many innocent people suffer and people claiming to care by doing absolutely nothing to help. not me, others. in other countries. i write music full with depravity. the burn off has to go somewhere. i don't just talk about bodies and blood as that's amateur, i run sufferware. torments and tortures, monsters and disorders. language is virtual reality. i don't have to hurt anyone to release. that's what everyone claims to be afraid of. being physically attacked. so you don't, then they still find a way to play victim. humans and egos can do no public wrong. anyway, varnell wanted to kill innocent people so i stopped it without becoming the monster and killing him. if you have ever taken a life, you know you don't want to even if in anger you feel like you could or want to. even after i gave them screenshots it was a months long investigation and i had to constantly urge him forward. my goal was to get him off the street or get him help and instead it became a public campaign for the fbi 'if you see something, say something'. i felt i had done my part but no. people want me to come testify and i don't want to. i know from previous experience there is no such thing as justice. the prosecution matt dillon, agent eric larsen, and a dr phil looking motherfucker went over the questions they were going to ask in a mock rehearsal. in open court, at least the defense attorney verified what the fbi had promised me regarding work. they didn't tell me </text:span><text:soft-page-break/><text:span text:style-name="T24">what to say but subtly how to construct the image they wanted to present. i was torn between saying fuck the fbi and fuck varnell. both kill innocent people. it's the trolley problem. they are both wrong. i found that varnell and his kind open up to me. or maybe it isn't me and i just happen upon individual after individual ready to hurt others and they want someone to vent to. for example:<text:line-break/><text:line-break/>it's november of 2017 and i go to melbourne, fl to trade my car for a boat and escape society. the agents pulled bullshit, varnell is bullshit, my son's mother is hellbent on burying me so fuck everything. i had a friend named aaron rickey rider i knew from oklahoma that now lived in melbourne. he works at waterline marina. steve cordell jr is the owner of waterline marina where he, the pedophile(emery), jeff gross, and myself lived. tom marx bought an engine from me, charn cardell is tom's sometimes girlfriend that he works hospice with who previously put domestic cases on him. i worked for the pedophile michael vincent emery at his shop. </text:span><text:span text:style-name="T10">this is not the sex offender of the exact same name on the florida sex offender registry!! </text:span><text:span text:style-name="T24">i brought the tapes of him to rider and jeff gross. they said to bring it to steve cordell. cordell says 'it's locker room talk'. then i find out why. he gets extra money off the books from emery. then jeff gross and aaron rider get in line and tell me to leave it alone. it isn't worth the drama to prevent him from being able to operate. i quit and demanded my last paycheck ($500. he had promised me $100 christmas extra but i told him if he just gives me the $500 i will let it go) from him so he tried to play the victim and filed extortion. i stayed at tom's house one night so the pedophile couldn't say i was somewhere i wasn't, and charn popped up. she made up a story, but i know what i'm doing. i recorded it. tom and charn are hospice workers who's patients are their easy targets. i got served with injunctions from the pedophile michael vincent emery and charn cardell. she states in the recording she is going to get everyone together and get rid of me. tom who did not know i was videoing him(but said it was okay after) explained the entire situation to </text:span><text:soft-page-break/><text:span text:style-name="T24">me. tom then went to court with charn and the pedo/ephebophile(michael vincent emery) because she would put another charge on him if he didn't - the hearing is here: https://www.youtube.com/watch?v=basddtuaivu - also in the hearing i asked tom if he texted my mother about his schizoaffective friend and he said no, no i did not(screenshot). in charn, tom, and capt pedo/ephebophile's gang up effort to hide their depravity, the dickbeans tried to paint me violent with lies. the engel drowning his dogs situation happened in the first week i was there. they don't tell that story in court though. if you are going to say i am violent, at least use factual information (pdf on the site). october 2018 they issue a material witness warrant for the varnell situation and the us marshals, state parole, cc sheriffs office, and local pd show up on my birthday in a silver soccer van. they never issued a subpoena. the case they cited to get the warrant there were seven subpoena attempts before the warrant. in my case they didn't even try. anyways, back to the</text:span><text:span text:style-name="T4"> silver soccer van pulling up with marshals and their ballistic vests and guns. i pull a knife in the garage to get their attention and then booked it out the front door. i made it to a nearby stream. four of them converged on me behind a small building. i refused to drop my phone. buyer's remorse the small one charges with his head down. i headlock him and fall on top of him. we roll down a steep embankment, the other officers jumped down after but then tried to say that all five of us did trying to stack on charges. before court, still recorded, he admitted as much because i asked if the one guy who went down the embankment with me was new because it was such a stupid move. his responses confirmed it. i sit in solitary for two weeks. as soon as i was adjusting i was transported to rensellaer county. as far as jails go, it wasn't as bad as most. i was on the mental health unit. after some days there i was transported again to mdc brooklyn at the time when they froze us out and starved us. i left three days into the power outage. i was transported by plane to oklahoma. i was in grady county jail with jerry drake varnell for a few days before the marshals realized. in those few days, i got into the </text:span><text:soft-page-break/><text:span text:style-name="T4">computer system. the kiosk on the unit is a lightweight linux distro and that uses a firefox add-on that disables all the menu and toolbars. yeah. took me a couple days. anyways, then i was sent to logan county on a unit with some aryan shitheads. the marshals again realized and was placed in a cell by myself. i had my life disassembled in federal court and still maintained my integrity against h and basehead liars and people trying to make me look like i am something i am not. the defense attorney's slogan is 'admit nothing deny everything' if that doesn't say it by itself. ad hominem the witness to death. after i am released, i am not. i am transported to brevard county florida on the extortion warrant by a 'capitalizing on dehumanization' company called 'us corrections' that gets paid to transport state inmates all around the country in a metal sardine box. google image it. five days at a time on a metal bench with too many other men, shackled legs to hands, fed fast food through a slot, no room to lay down or stand up, and an inclined forward metal backing. the bench is meant for five people to have room. to sit. i was held in layover in marlin, tx for seven days in a room with twenty males, books, clothes, and a toothbrush. nothing else. when i get to my destination, having just testified in federal court against the next wannabe mcveigh, i should not be in general population. they put me in a cell with nothing but a green turtle suit in a freezing room which is the living arrangement for people on suicide watch. i didn't need suicide watch, didn't ask for it. when i explained to him i am not a criminal he asked what my charge was, i said extortion. i then explained how i was getting bailed out. and said extortion again. slowly so he could make the connection. chapman told me my good deeds are done and it's his world now like he's ben stiller and i'm adam sandler's grandmother. he said the turtle suit isn't anywhere near as bad as it's going to get. if i hadn't made bail, he would have pushed and pushed until i reacted so he could play the victim. he made it clear. it's human nature to abuse power, it is depraved to enjoy it. i will not stand for any bullshit chapman has to offer. as i was signing my bail papers, his entire demeanor changed. i took advantage of </text:span><text:soft-page-break/><text:span text:style-name="T4">his forced behavior and explained nazi germany and detention to him so he could look in the mirror. his eyes looked like he half wanted to kill me, half kill me harder. he threatened me with charges blah blah blah, motherfucker is literally harry potter's stepbrother. dudley something or other. <text:line-break/><text:line-break/>i do not go back to oklahoma. i go to new york where i find two more predators. one is mike wilson i get him on tape getting his kid high and fucking up his girlfriend, who of course went back to him. later i get him on my phone again but this time trying to set up a guy he knows with child porn to get back at him. the audio/video is on the site.<text:line-break/><text:line-break/>also </text:span><text:span text:style-name="T160">in 2017 but before florida, a man followed me bumper to bumper for miles then boxed my car in at the mini-mart. he got out and declared, ‘i am the law!’. i was perplexed for a second then i realized he’s puzzle factory material. i told him to leave and let me out several times, then i got in my car and tried to leave. when backing up i hit his car at three quarters of a mile an hour. he called the gestapo and filed a police report [2</text:span><text:span text:style-name="T159"></text:span><text:span text:style-name="T160">]. nothing came of it. two years later i bring a child abuse situation to the auburn, ny district attorneys office and they, fred whitsett with brittany grome, tell me to not get an attorney and that my case(criminal mischief for that guy following me, boxing me in) is adjourned indefinitely [3</text:span><text:span text:style-name="T159"> recording</text:span><text:span text:style-name="T160">]. i don’t show up and i don’t get an attorney and a warrant is issued. they pull a kidnapping move and take me from the house at 11pm. they next day joshua bennett won’t release me or give me my mental health meds unless i plead guilty and continue to help them with that child abuse situation. which i was doing anyway. voluntarily. 8-13-19 i was able to withdraw my guilty plea after playing the recording in court. [4</text:span><text:span text:style-name="T159"></text:span><text:span text:style-name="T160">]</text:span><text:span text:style-name="T4"> the entire time i am in oklahoma and florida this scandalous shit is pending and i don't know it. during the time the bench warrant is active i called the police and sheriff in regards to a child endangerment situation and they kept bouncing me back and forth to each other. this was close to noon. no one </text:span><text:soft-page-break/><text:span text:style-name="T4">came because they are lazy and don't like bad words. the next court date i bring the recording and they let me withdraw my guilty plea. they say, 'look, just agree to an acd' which means in 6 months, it goes away and they can still make it look to the victim like they're doing something about crime. this motherfucker followed me and boxed me in, and in trying to remove myself i get the charge. long story short i agree to it. in the meantime i continue working around the upstate area booking the depraved. i attend the cayuga county mental health center. one day, my doctor colleen curr had a student sitting in. as soon as i saw i am like hell no i have too many things to discuss and i don't know this person. colleen persisted saying she had signed a confidentiality agreement, then i persisted back, she persisted back again with 'anything you say to me you can say in front of her'. finally she asked her to leave. i tried to file a grievance, they said come back the following monday. i saw the director michael pratts. at 1030a. i left. at 430p i am picked up by nys and cayuga sheriffs and committed as schizophrenic and delusional. i recorded at the mental health center and snuck my phone into auburn community hospital and recorded ahmad bilal mistreating his patients. causing health issues with medication mismanagement, mocking them, not giving them privacy, not seeing them, all kinds of things. i get out the following monday when a different weekly doctor released me the day he came on shift as 'depressive disorder'. i filed a civil suit which is pending. in these past 10 years 4 inside one facility or another i have been in more fights than i can count. people are stupid. they constantly beg for it. you want to be left alone and they take that as a sign of weakness that they can just keep going and look tough. i have a problem with sounds. unharmonious sounds. trains, trucks, planes, humans. i don't punch them in the mouth to be a tough guy. i punch them in the mouth to shut them the fuck up. you can see how being on all sides of the system since birth, could have such accurate perceptions of the environment we are all forced to cohabitate. my first experiences in family court where protective orders are sought as preemptive divorce </text:span><text:soft-page-break/><text:span text:style-name="T4">strategy to make the other person look like they will harm women or in some cases their children - i called the police and told them who i was and that i was going to throw a grenade in the precinct. immediately some 15 squad cars and 30+ officers looking for me. i hid and i made it clear. all the officers left, i fell for the bullshit and they left one - he called the others from around the corner. i ran and hopped fences and still got caught. dislocated my elbow, beat my ass, and i didn't throw a single punch. i wanted to break their entire maxillofuckingfacials. they took me to medical then to the hole. two weeks then transferred me to grady county for a federal indictment under section 844(e) [willfully using a telephone to communicate a threat to injure kill or intimidate an individual and/or destroy a building by means of fire or explosive]. after federal sentencing in february of 2011 receiving 30 months i was transported to cleveland county to fight the protective order violation and domestic. by fight i mean accept the deal so that i don't have to sit in concrete and steel eating snacks wasting my intellect until they decide they don't have room or some other excuse. i saw how court goes with my son's mother so i just decided to rebuild after. 4 months concurrent with 30 months is better than 18 months fighting and then going to do the 30 months. they still didn't give me credit for that time so i did 36 months total and that's with time taken off for good behavior. after accepting the stupid deal i was transported a month later to granite(osr). the time wasn't that bad except for a fight with a dude over a basketball game. a neighborhood crip named gta sneaked me from the side, swelling my eye shut. i stand back up and no one is there. later the nazis are like what do you want to do about it. i'm like fuck. how do i prevent a riot and innocent people killed yet maintain face...i said i want him, i want to fight him one on one. we met up he split my lip. medical was closed so i had to wait a couple hours to get transported to the emergency room. they sew it back and place me in a cell in protective custody. i put a coffee bag in the door and popped out after count, signed a refusal for protection. the rest of my time there was smooth. when discharged, i was transported back to </text:span><text:soft-page-break/><text:span text:style-name="T4">grady county to wait for designation and then transport for my federal time. i am there a month or so and then transported to usp hazelton. time isn't bad until the nazis come with their 'we're not nazis, we're just independent white guys that stand up for our race' bullshit. there is a guy who works in the lieutenant's office. they said he told on his case, etc and he had to go. i think the paperwork was bogus. in a him or me situation i chose me and i regretted it. it influenced a future decision that almost caused a race riot. a couple months pass and</text:span><text:span text:style-name="T10"> </text:span><text:span text:style-name="T24">i get celled up with with either weirdos or older men who are doing life and don't want a cellmate. i'm not doing life and i don't want one. one guy i had to constantly stay on his bumper about hygiene. teeth, shower, laundry. i was on a2 the program unit where many people take it upon themselves to be junior staff members. 4.9's not quite 5.0's trotting their bootlicking asses in recital of some deepak chopra junk cognition that just sounds like it has depth. <text:s/>i worked in education and taught the ged classes. i would take pieces of metal from the desks and sell them for books of stamps on the compound. i also helped 6 people get their ged. math is where many fail but it is one of my favorites. i would work on days i didn't have to and tried to stay in the education department. good things don't last. the nazis were issuing orders like i couldn't talk to black people, only mexicans. i had a guy on a different unit that also writes to release. nixed that shit. you would think. i don't care how big of an army. if i find a decent human and you say i can't associate with them based on the color of their skin - you and i have a serious problem. long story short the guy is muslim, so i start hanging out with those guys. cool. for a while. when i did my tat work and smoked weed and didn't want to piss sitting down and offer salat 5 times a day to a bullshit god, they kited me off the compound. they sent a note to the lieutenant that said i was going to get killed and cause a race war. i end up in the shu on the same range with none other than the guy i had to remove from the compound. turns out, his paperwork was clean. they just wanted his job so they could get in on the tobacco(dried dip from dip cups in the trash can). i had a conversation with rick and he </text:span><text:soft-page-break/><text:span text:style-name="T24">forgave me. i still felt like shit even though in my place he would have had to do the same. politics in prison make me hate inmates. they are almost worse than police. it's like what the hell - i have my freedom taken and have to abide by state rules, but inside that i have to follow the rules these ignorant ass nazis are laying down? i get a cellmate who, while i am talking to the mental health lady through the beanhole, pulls his dick out and says keep her talking. she slams it, i knocked him back into the bunk. i didn't have to do anything else. the back of his head hit the top rack and he went straight to sleep. i held the beanhole open with my elbow until they got a lieutenant so my cellmate could tell them he wanted to move. i got written up for holding the beanhole hostage. tampering with a lock they called it. like i'm going to pull some eugene victor tooms shit. while awaiting varnell's trial in 2019, an aryan dude is telling on all of his friends for things he did. he's doing that while trying to be king on the unit. he would communicate with one of the women through the commissary kiosk. logging into the same account and using the first letter of ordered items to spell a message. when i saw her in medical she gave me the password to give to him. i would go in and change it all the time and watch him flip the fuck out. it was satisfying. up until the release of this, he has no idea what happened. anyways i get transported from the shu at hazelton to usp coleman ii. i find out it is a compound for people who can't be in general population. after that nazi/muslim i see why i was sent there. they said it was a drop out yard. drop out gang members, people who told on their case, etc. that etc though. that etc, besides the ex gang members still trying to act like they're still in it, is the worst part. sex offenders. people that fuck with kids, trade in child porn, sell women, etc. i was cellmates with baldosarre amato. (</text:span><text:span text:style-name="T10">not a sex offender) </text:span><text:span text:style-name="T24">he told me some cool things about life but mostly just complained about black people. i didn't really like him. i did like the way he said the word explain though. eshplahin. enough about baldo. word got here and both nazis and muslims kited me out. i am so tired of being in the hole for shit i didn't do, i say i want out of the shu. it took a few days </text:span><text:soft-page-break/><text:span text:style-name="T24">but no one sweated me so the rest of my time was smooth enough. discharged to an oklahoma halfway house in tight ass jeans and a pink shirt. here i met some really sick motherfuckers and one awesome human. he always dealt with me fairly and didn't try to make things look way worse or way better than they were. my probation officer. he showed me how 'perception is reality'. that profound insight. i could not understand why people were so trapped in those religious/political paracosms until i realized the truth in those words. </text:span><text:span text:style-name="T10"><text:line-break/><text:line-break/></text:span><text:span text:style-name="T24">after becoming friends with varnell's investigator, i monitored his page often and found that for a defense attorney investigator, he was unbelievably biased for police/law enforcement/god/country while posting false articles and quotes hating 'liberals'. the man has a good heart, he just lives in a make believe world. i wouldn't want him on my defense team. anyways, he connected me with same ass captain of detectives james moore. i have found many people who are actively involved in the 'save the children from cps' movement, who are guilty. i don't mean guilty. i mean severely guilty, 'make you want to kill them' guilty. people pretending to be these stand up, moral, civilized beings. the district attorneys send marijuana people to prison while giving child predators probation. they use the excuse that they don't want the kids to testify but we have to get these predators out of here. your child has to do it for the others. i now spend my time booking predators and whittling away at my keyboard telling you stories about my life like these. humanity is often disgusting and misanthropy has me.<text:line-break/><text:line-break/></text:span><text:span text:style-name="T10">sufferware v2.2</text:span><text:span text:style-name="T24">what is morality?</text:span><text:span text:style-name="T10"> </text:span><text:span text:style-name="T24">a problem. religion and state have cornered the morality market yet both have committed an ungodly amount of atrocities in its name. politicians hide behind children, the flag, and worst of all - the bible. the quran is just as ridiculous. each geographic cultural region has its own religious/existential beliefs. all based on one thing. fear. control. submission. mental logical partition corruption. the bible says submit to government. government spends billions on drone </text:span><text:soft-page-break/><text:span text:style-name="T24">strikes that kill men, women, and children who live on less than a dollar a day. government legalized slavery. government steals revenue in transportation and housing. governments commit genocide. hitler achieved power because the german people loved him and wanted it. morality is relative of course but we all, as humans know suffer. if you know it, and cause it that is a better baseline for what is moral than a bunch of men in suits and powdered whigs debating wording and trying to paint either an atrocious picture or a sympathetic one. good or bad. 1 or 0. yes or no. the trolley problem is about a flipping a switch. on or off. there is no way to simplify morality except when it comes to things that cause acute and extended suffer. obviously don't stab people. don't kill people. unless...circumstances permit, correct? why is it acceptable to just kill all kinds of life to sustain a mass production cycle that isn't sustainable, while slowly killing the population it is feeding, but not okay to just go kill someone? is it the fear of instant, painful, or prolonged death? notice we don't notice the effects of something, even if given notice, until urgent attention is required and too late to remedy the issue. as long as we don't notice we are dying, it doesn't matter up until the point it finally matters. humans arguing about city council things dressed up in suits with expensive cars when earth is trying to get rid of us. we use consume and destroy while claiming we create because we build shit. we build shit that destroys. not only does morality include how we deal with other humans but it should absolutely include our interaction with all of life.<text:line-break/><text:line-break/></text:span><text:span text:style-name="T10">the_trolley_problem():</text:span><text:span text:style-name="T24">do not pull the switch. even after deducing what would cause the least amount of harm, there are too many unknown variables. for example, worst case scenario, the one person by himself could be the guy who finds a way to remove plastic effectively and efficiently. of the five people, 2 are child predators, 1 is going to kill a bus full of children in 3 years because he gets drunk after his wife leaves him and takes off in his chevy. make up your own scenarios. if you flip the switch you only kill one person but you cause </text:span><text:soft-page-break/><text:span text:style-name="T24">exponentially more suffer and grief and by your doing. do nothing and no harm was caused by your hand. we can't always prevent accidents and injuries. if we could, we wouldn't have them. if safety was priority we wouldn't have cars to begin with. is intentionally doing nothing making an active choice to let harm happen? maybe, but that can't be your decision so the guilt can't be yours as long as you think trying to avoid causing suffer, even if you choose to flip the switch. no matter what you do you will always be left with a 'well what if i had just....instead' situation so don't waste mental power and fortitude on it.<text:line-break/></text:span><text:span text:style-name="T10"><text:line-break/></text:span><text:span text:style-name="T24">beat up a person who hit them first. beat up a person for no reason. beat up a person for no reason and take their stuff. beat up a person, rape them, and take their stuff. severity increases. there are all sorts of variables also like the gender and age of the people involved or any physical limitations such as in a wheelchair. are the actions of battery, rape, and theft/robbery explicit in their definitions? they can't be. circumstances have to be weighed, but for what result? a lengthier or shorter 'time out' from society? if you force sex you are primitive. period. that should not be on a scale. if you force sex you get no place in society. he stuck his dick in his kids so he gets probation because the child would suffer again having to testify? there is no rehabilitation from wanting to have sex with children. if what you like is non-consensual and prepubescent you need to be removed. there is a minority report problem. how do you know that someone is a child predator if they haven't been caught yet? how do you know that a child predator after being released will decide the social sandpaper is enough for the risk to outweigh the reward, and not fuck another child? we cannot predict the future. say you get robbed but the man being honest, says he doesn't want to but no one will help him and this society is fucked. do you scream police and call for protection or do you try to tell the person if he puts his gun down, you'll help him and show him a different way. no one wants to help him. i don't want to help him. i have my life and here he is trying to steal from me with threats of violence. </text:span><text:soft-page-break/><text:span text:style-name="T24">understanding is the key to empathy. what if it was a 10 year old trying to kill you because he has to in order to be inducted into his stupid gang? do you shoot him before he can kill you? if you do, how many times is acceptable? if he is dead, then 4 more bullets won't matter and it will feel great to release, right? well wouldn't that desecrate the corpse for a funeral? possibly but death and funerals are only hard for the living. humans worship death with ridiculous rituals. then there is the issue of the over aggression, channeled into an already dead thing that tried to kill you. try to cause the least amount possible, even in situations where you causing harm is required. often there is no either or option. again, many times a wenn diagram is required. we need police, but we need them to apprehend people that rape kids not enforce city ordnance 3.13 section (e) subparagraph (a) that clearly states you owe the state money for parking your already taxed to the ass vehicle in front of their buildings($.25 for fifteen minutes now or $273 for all the time you need that day, in the mail later) and state statute 134.2 that says if a 'peace' officer sees a guy smoking weed and he's having a bad day on the beat, he can not only beat his ass and take it from him, but he can take his freedom for it, too. crimes are no longer crimes. crimes are revenue generation and the police have become palace guards. </text:span><text:span text:style-name="T4">corporations and society both are running existence in to the ground. it isn't sustainable. industry and revenue are killing us and the police have to enforce it. i can't predict the future but...i do read a lot of historical books and i pay attention to my environments long term. if you don't stop buying shit and the police don't start making a stand by only enforcing genuine laws that have victims and hurt people(rape, murder, home invasions, etc) then i think as a society - we're done. mind you, there are those who do extremely well in this system and/or are afraid so they will not have that and at your expense.<text:line-break/><text:line-break/></text:span><text:span text:style-name="T10">sufferware v2.3</text:span><text:span text:style-name="T4">humans have a created a reality inside of actual reality. our species doesn't have to experience the elements and can acquire what they perceive as 'wealth'. i will correct myself and say humans have </text:span><text:soft-page-break/><text:span text:style-name="T4">created a reality on top of actual reality. this manufactured reality is what the matrix is. <text:s/>if you are one of those people that have adopted the vibration theory culture humans have created a wavelength not only unharmonious and out of sync with the rest of life, but has overtaken it. mass production of animals, mass consumption of about ~60% of edible food while the other ~40% is trashed. people throw out a whole banana for a bruise on it. people won't eat the ends of a loaf of bread. they will eat each other's butts though. they'll put toxic chemicals in their body to feel better short term rather than change their diet/behavior long term. instant gratification again. people have to have to have to have. need to want to need to want. a cycle of perpetual suffer capitalized on by corporate executives. a dollar as incentive is a shit idea for a society unless you have a head start. which i think might have been the idea. make people think they can achieve something impossible. unless a large number of other debt slaves are willing to buy a product with their wages, thereby making it marketable for corporations. it's a 'free' market. 'voluntary labor'. they say that but an ultimatum is not a choice. if you don't participate in the system, you starve and can't own things. social conformity while choosing your job (you and your family) over all the other people because they should have jobs. the slave learns to love their slavery over time, after it becoming acceptable. if it is tolerable then is that better than going against social standards and norms? to have the attention on you for society to gang up on? if you look at society's face, its image, it appears grand, magnificent, the future. if you look at it's belly it is disgusting, writhing, and depraved. the image has to be perfect because that always unattainable state of perfectness sells. everyone has to have it but no one can actually get it. no one. ever. like the lotto, an attempt and chance sell. unlike the lotto, no one ever wins. except the manufacturers. everything is industry. it is getting to where even our nature is manufactured. the american dream is a close synonym for the matrix. you're asleep, reality is shit. they kept telling cipher he couldn't return to the matrix because you </text:span><text:soft-page-break/><text:span text:style-name="T4">can't go to sleep permanently unless you get dementia or alzheimer's or a brain injury. you can't unlearn the things that you have come to know as truth. 'truth', 'woke', and terms of that nature have taken the internet by storm in a society where deception is the name of the game. they become overused, watered down, and worst of all - when used by someone who believes in jesus or flat earth for example - now others who say they are 'woke' or sharing 'truth' look like they also believe those ridiculous things and are going to push them. so now when someone says they are 'woke' it's like great, more of those fad followers that also think tea leaves tell their future or that the stars determine their personality. neither the stars or cosmos is not responsible for your shit behavior. it is you. you and other humans are all responsible for both yours and theirs. tune out. i listen to my mother and my grandmother speak and i am dumbfounded. the things they discuss and center their lives around are not only universally trivial, but to be drawn into any kind of conversation with them is draining, predictable, and i did say trivial. the recording is on the site. the keystrokes are mine. this conversation about food and buying shit is 24/7. as i said people are starving and i can't open her refrigerator without something falling out. habitual, addicted consumers. they justify their addictions in irrational ways like all addicts do. they are both hoarders. not 'junk' of course. only a houseful of shit used once or twice, if at all.<text:line-break/><text:line-break/>how much were those shoes?</text:span></text:p>
      <text:p text:style-name="P34"/>
      <text:p text:style-name="P48"><text:span text:style-name="T4">"they were 25% off, they were only $300!!! i saved $100!!"</text:span></text:p>
      <text:p text:style-name="P34"/>
      <text:p text:style-name="P48"><text:span text:style-name="T180">no you didn't, you spent $300.</text:span></text:p>
      <text:p text:style-name="P44"/>
      <text:p text:style-name="P44"/>
      <text:p text:style-name="P44"/>
      <text:p text:style-name="P44"/>
      <text:p text:style-name="P47"><text:span text:style-name="T181"><text:line-break/></text:span><text:span text:style-name="T10">sufferware v2.4</text:span></text:p>
      <text:p text:style-name="P47"><text:soft-page-break/><text:span text:style-name="T24"><text:line-break/>mathware<text:line-break/><text:line-break/></text:span></text:p>
      <text:p text:style-name="P38"/>
      <text:p text:style-name="P48"><text:span text:style-name="T24"><text:tab/>i am working on some maths. the gist of it is </text:span></text:p>
      <text:p text:style-name="P37"/>
      <text:p text:style-name="P38"/>
      <text:p text:style-name="P47"><text:span text:style-name="T10">(n)</text:span><text:span text:style-name="T24"> to the power of</text:span></text:p>
      <text:p text:style-name="P37"/>
      <text:p text:style-name="P47"><text:span text:style-name="T10">m, mo, mop, mopq, mopqr, mopqrs, mopqrst, mopqrstu, mopqrstuv, ...</text:span></text:p>
      <text:p text:style-name="P37"/>
      <text:p text:style-name="P47"><text:span text:style-name="T24">the length of the product will maintain the following pattern:</text:span></text:p>
      <text:p text:style-name="P37"/>
      <text:p text:style-name="P47"><text:span text:style-name="T10">a, ab, abc, abcd, abcde, abcdef, abcdefg, abcdefgh, abcdefghi, ...</text:span></text:p>
      <text:p text:style-name="P37"/>
      <text:p text:style-name="P47"><text:span text:style-name="T24"><text:line-break/>python3.8&gt;&gt;&gt;</text:span></text:p>
      <text:p text:style-name="P38"/>
      <text:p text:style-name="P48"><text:span text:style-name="T10">import math</text:span></text:p>
      <text:p text:style-name="P48"><text:span text:style-name="T10">import numpy as np</text:span></text:p>
      <text:p text:style-name="P48"><text:span text:style-name="T10">varlength = int(input('which number?'))</text:span></text:p>
      <text:p text:style-name="P48"><text:span text:style-name="T10">def len_prm(varlength):</text:span></text:p>
      <text:p text:style-name="P48"><text:span text:style-name="T10"><text:tab/>print(math.floor(np.log10(varlength)) + 1)</text:span></text:p>
      <text:p text:style-name="P31"/>
      <text:p text:style-name="P48"><text:span text:style-name="T10">len_prm(varlength)</text:span></text:p>
      <text:p text:style-name="P37"/>
      <text:p text:style-name="P37"/>
      <text:p text:style-name="P48"><draw:line text:anchor-type="paragraph" draw:z-index="0" draw:name="Shape1" draw:style-name="gr1" draw:text-style-name="P63" svg:x1="0.5402in" svg:y1="0.1752in" svg:x2="3.2201in" svg:y2="0.1768in"><text:p/></draw:line><text:soft-page-break/><text:span text:style-name="T180">i cannot be content sitting on social media or watching stargate. i do those things but more importantly i learn life as much as possible, try to develop ideas that will stop our sickness, depravity, waste, consumption, etc. i think most people that want a better existence for everyone understand that society is too emotional, too materialistic, and full with consumers that focus on self and self first. i learn math and physics. i hate saying physics as it's become overused, watered down, and a fad but i have an intense fucking drive to understand my environment and why people suffer. not only is existence full with suffer to begin with, but then you have other humans compounding it. corporations own every aspect of our existence. humans are a cheap commodity, shelved at the .99 cent store. they break easily and are just as easily replaced. back on topic this math section is based on the thought that if you can rapid factor, predict lengths, find primes etc it would stop the depraved from moving their shit. </text:span><text:span text:style-name="T181"><text:line-break/><text:line-break/></text:span><text:span text:style-name="T10">sufferware v2.5</text:span><text:span text:style-name="T180">humans learn themselves and others through conflict. seems to be a common thread in the patterns of social weaving. how else are we to experience our wide variety of emotions unless we initiate events to bring them about? in this society, many have never been in a physical altercation. however, the majority have experienced the emotional equivalent. altercation is altercation. ego perceives win/loss and whether someone humiliated you with words or fists, or you humiliate them with words or fists, the common factor is still humiliation. different circumstances can cause the same effects on the psyche of different individuals. to paraquote maher, in this society sensitivity is more important than truth, and feelings are more important than facts. to quote myself for the first time, if you encroach on anyone's paracosm with iconoclastic intentions - you are a threat to the system. psychological warfare is much more effective than a whip and chains. slaves don't know they are slaves and they have make believe problems. look at the picture of the horse tied to the chair. people are fighting each other over things that aren't necessary and usually aren't </text:span><text:soft-page-break/><text:span text:style-name="T180">valid. the store didn't have their size. the guy in the drive thru took five minutes. they got onions when they requested none and will now rate their dining experience a one out of five stars. my mother has told a uniformed hourly employee, 'i'm never buying here again'. the absurdity. if a customer/consumer had to grow/gather/hunt all the ingredients to make that burger they're complaining about because they got onions when they requested none, it would take months. they complain about the extra food. on a planet, they got extra sustenance and they're complaining about it. fucking extra. they send it back and obtain a new one, wasting the original. some complain because it took extra minutes. society is garbage and they won't stop their shit behavior. corporations encourage it so they'll spend all their wages. the customer is always right because evilcorp needs that consumer's future wages as well. deep down they know something about their existence just isn't right. if two people confirm a perception it seems more real. if a whole society confirms or operates based on a perception, how could you ever challenge that 'reality'? they don't know either so they just find random people to engage in confrontations they know won't end up getting physical. do you ever watch someone who is not used to operating in emotionally charged situations stall out during a verbal confrontation? i love seeing it. the things some people say are not just memeworthy, but documentary worthy. the public freak out videos on youtube show exactly what i mean. people flip the fuck out in different degrees of severity. some people's 'flip out' is calling someone a craphead or buttmunch. some people's 'flip out' is that 4th period with an ar scenario. society is a prison, with a golden fence. many people have no outlet at all and eat shit at work, school, and home. the service industry. humans are not supposed to exist this way and everyone knows it but no one can seem to fix it. a combustible society frustrated, fearful, and fed up. receiving a constant barrage of adverts, colors, sounds, excitement leading to sensory overload. how many bipolar like cycles of instant gratification does it take for a person to find that well empty as well? how </text:span><text:soft-page-break/><text:span text:style-name="T180">many empty soda cans and pill bottles does it take for a person to realize what the cause of their suffer is and why they need conflict. what would humans be without conflict? without struggle? adversity? sitting around sipping mai tais or would time and memory cause boredom to the point they create conflict just to feel or feel alive? i've had all of my needs accounted for and i've also had a real hard time doing so. we are beings that respond to and manipulate our environments, mindstates and focuses change depending on situation and circumstance. dave pelzer(author of 'a child called it') compared to let's say that vegan who filed a lawsuit because her neighbor cooked meat or that bbq becky lady are perfect examples of relative struggle. without human struggle and adversity would i have this laptop and be typing sufferware in libreoffice? would i be listening to stargate in the background? would humans have created the things they have created without conflict? i think so. in fact i think if humans were given a fair chance at a full existence since birth which i believe is a purpose of the united states system, but only for a select few, we would not only have laptops with linux but we might very well have sentient artificial intelligence without our prejudice and bias. we may very well have energy solutions that don't burn resources and an economic structure that doesn't depend on cheap labor. watching for threats to people close to me, from me trying to do the morally sound thing which often conflicts with both/either police and/or criminal morality, is exhausting. morality is relative. who's is correct? i know both the law and thugs exploit the weak so i will accept and adopt the code of neither. the flag and bible cause good people to do bad things. <text:line-break/><text:line-break/></text:span><text:span text:style-name="T181">sufferware v 2.6</text:span><text:span text:style-name="T24">when i rage i rage. i used to have a frustration tolerance. now i have zero. i stay out of traffic. i am able to drive but don't. i try to avoid stores and anything where more than zero people are. i hate matthew aaron councill and donald deal of oklahoma. both beat 5 year old max horribly. i hate the pedo/ephebophile emery in fl. i am equal opportunity. i </text:span><text:soft-page-break/><text:span text:style-name="T24">don't hate anyone based on their race, gender, etc. if you cause suffer to others those things don't matter. you're you, not a label. my adoptive mother will blame my rage on my biological mother(which is stupid, and i hate them both equally for different reasons). my biological mother blames anyone who isn't in the room to defend themselves and fact check. when my adoptive mother's heart is not full with spite - it's generous and cares for all other life. i hate that i have to double edge describe. i am not trying to praise with barbs, i just can't sum up a human in an all positive or negative light. you can't encapsulate a being into a simple term. it is infuriating that i have to defend myself this way. instead of people owning their behaviors as evolving beings, they claim to do no wrong and try to put their shit behavior off on someone else. my son's mother lies. my mother lies. recorded on different occasions doing so. birds of a feather and all. i've had to own a lot of things i shouldn't have. my rage is compounded by that. the fractured bonds of childhood. my rage is compounded by that. humans mass produce animals and use humans as cheap labor. my rage is compounded by that. you can't hurt anyone though. society full with suffer yet they have the nerve to say don't hurt anyone. if they didn't want to hurt anyone, they wouldn't start their vehicles in the morning. if they didn't want to hurt anyone they would stop making four, five, and six copies of themselves. if they didn't want to hurt anyone they would stop calling police for ridiculous things. so no, humans just want to pretend they value life. they want to do and have their things first. that's priority for the professional consumer. back to the rageware. there are different scenarios but the majority of the mental movies start with depraved violence and end with me clenching my teeth to the breaking point wishing the movies weren't played memory style, but virtual reality. this build up and no release(conscience forbids it and i would rather die first), has its mental and emotional tolls. i am tired. jaded. i just want a clear path to learn, to see earth, to understand existence without having to pay a government business money for my identification papers like this is gestapo </text:span><text:soft-page-break/><text:span text:style-name="T24">germany. i don't want social interaction. i strive to have zero social interaction. my conscience is such that i will kill myself before i kill an innocent person. my movies are like edward's family's solution to not feed on humans. it doesn't do the same, it doesn't satisfy the same, but my mental movies at least quench my thirst. i don't get mad for no reason or usually about trivial things. my laptop is trivial. i have emotion towards it so for me it isn't. i write, make music, and code on my laptop. don't fucking touch it. it is still a trivial item. i don't get mad at any politician's politics. i hate them all for already being wealthy but then begging for millions of poor people's dollars to get 'elected'. why don't people take that money from the make believe world and feed/clothe people? i am reactive angry. people have often used my reactions to make my anger look like something it isn't. for example my son's mother loved it that i protected her. then in court she tried to use that. allen engel as described earlier got his face turned into elephant man for abusing his dogs. everyone at the marina including aaron rider, were proud to be my friend, bragged about what i had done, but then when we were at odds they grouped up behind the pedo/ephebophile. i still haven't found the link between rider and the pedo/ephebophile besides his boss steve cordell jr. i raged on allen because he exploited or abused the weak. those in his charge, entirely dependent on him. varnell wanted to kill a lot of innocent people. i couldn't have it on my conscience. i could either kill him or feed him to the process, more garbage for the system while i continue to find others that don't just think and feel as he does, but will actually do it given the opportunity. in this victim society what do you think would have happened had i killed him? i would be booked for life no matter what he had said. i'm not wasting my life for him. the media prints 'informant' like i wanted to blow up downtown with him and didn't want to face the consequences. i sent them emails calling them a cunt etc. i don't fight women. my son's mother is the one who put hands on me, but to be publicly admonished like i am the one who did it to her, losing my son temporarily in the process - now that amigo, that right there is rage. r. a. g. </text:span><text:soft-page-break/><text:span text:style-name="T24">e. not just against the machine, against everything that hurts something else. like a jain extremist. step on a bug and i break your face. not really, but i do chew their ass like well done steak. to own someone else's guilt without your permission and to not be able to fight it even with truth - i can't even explain to you the mental movies from that. actually yes i can. i</text:span><text:span text:style-name="T180">'m supposed to be a serial killer apparently. a sociopath. that just isn't the case. my violence is guided and often remorse after. i don't want to hurt people. i just want them to stop doing what they are doing. when i fight and i win i have limits. i know when to stop. in real life i would never hit someone after i already knocked them out. in rageware, i would repeatedly. society and humanity are not only broken but are slowly degrading through industry and mass consumption. the mind wrapped in <text:s/>cycle of want, elation, depression often altering their morals and corrupting their decision making process. the reward system. drugs are easy to jump into because of the reward system. sufferware is to help people understand their suffer so they do not need to rely on paracosms, deities, drugs, or others. suffering is something we all do but we all do it individually even if at the same time. our suffer is ours. we all suffer but some worse mentally and some worse physically. different circumstances can cause the same emotional suffer. <text:s/>losing a cat could cause the same feeling in one person as someone else losing their child. emotional capacity is an actual thing. different minimums and maximums for different people. different aneurysms for different organisms, to butcher the saying. most humans need therapy and not because they are mentally defective but because humans are not meant to exist this way. i'm not the ultimate determining authority but...fucking look at us. i wanted to say 'them' but i can't deny my existence. if you cannot function properly in this system, then you know inherently that there is something wrong with the way things are. the financial construct. the matrix. work, school, home, raise. kids. to. do. same. i have met a lot of people and i think since childhood i have learned to read human behavior. <text:s/>yes, i learned it out of necessity and survival, but mainly from why do i hurt? what makes </text:span><text:soft-page-break/><text:span text:style-name="T180">people work? sylar's curiosity without the killing and without the superpowers. <text:s/>of the people i have met, i have met very few content. in fact they are so few that both are absolutely memorable. neither had a car or a house. the feeling of having, owning, possessing...what is it about the material that drives us? manufacturers, corporations, and industry profit heavily from it. the rich executives know that people will often buy outside their spending capacity. this puts them further in debt and, assuming this overspending incident turns into a habit and becomes a cycle, keeps them in a lifetime of servitude as cheap labor. so many people buying unnecessary shit and throwing things away that are still usable (like a smartphone with a cracked screen) has turned industry into the number one cause of destruction on the planet. fuck corporate exploitation. take your life back, take that logo off your head and that nametag off. go find your purpose on this planet and stop wasting what little time you have slaving away for a business that will replace you tomorrow. clock out. you are a human, not a machine. you are a biological machine, but metal machines don't need to sleep. they generally can function at 100% until they break down. without rest, biological machines cannot function anywhere near 100% for an extended period. corporations see you as a metal machine, a factory bound non-automaton. a human life is a commodity. a human life is nothing more than a means to an end for the system. those who profit from the suffering are not going to go out of their way to stop the suffering, the very thing providing for their families. i may have already said that in another paper. i don't care. i would waste more time trying to find out and then fixing it. i'll tolerate a few errors for time's sake. did i however, spend more time explaining it or was it an intellectual gain for the reader to read the explanation, so not waste of time? time is exactly all we have even though it is a relative/man-made concept. you reading this is an honor for me because of the billion things you could be doing(unless you are in a cell, in which case i sincerely hate the mental struggle you're enduring) you chose to listen to what i have to say. to me what i have to say is </text:span><text:soft-page-break/><text:span text:style-name="T180">absolutely important. to have someone else read this far into sufferware either means i died or they think so too. so i will take this time to thank you. sincerely. the mind can go literally any number of places. we have to set boundaries for ourselves. we can control the places we voluntarily go. we also have to put up a firewall, an emotional shield for the things we are forced to build in our minds when others speak within their boundaries. which are probably more relaxed than yours. as i explained in a previous section of sufferware i allow my mind to voluntarily go down violent paths for cathartic release for people who are doing depraved things but the law won't allow me to act. does this make me any better than the pedophile in florida? not epstein. emery. first and middle michael vincent. to reiterate - not the one already on the florida sex offender registry. he(as far as i know) hasn't done anything sexual with children besides child porn. granted, i don't visualize violence and then go beat off. still...is fantasizing about killing any better than that motherfucker fantasizing about sex with children if everything in our environment is perception...if people can live in make believe worlds why don't/can't they choose to live in ones that are healthy in actual reality? there is no single answer. for some people, geography will construct their paracosm. christianity in the west, islam in the middle east. for others, events early in their childhood will construct theirs. which may also include religion, but in this case i am talking about pedophilia and their justifications for it. i.e. 'the child was a consensual participant, wanted it'. a depraved world to live in where beasts of humans register the behavior of a child as sexual. <text:line-break/><text:line-break/></text:span><text:span text:style-name="T181">sufferware v 2.7</text:span><text:span text:style-name="T180">no</text:span><text:span text:style-name="T4"> forgiveness and holding grudges, the mind of the devolved. i still find myself struggling. pops has a magnificent heart and ended up with someone who needed to have someone she could control. i hate her for a lot of things. i also love her for the good in her. i own my behavior so i hold others to the same standard. she doesn't own her behavior. i look at the expansion of the universe, how insignificant we are and my problems </text:span><text:soft-page-break/><text:span text:style-name="T4">are, and i realize that would be me still letting her dictate how i feel. have that control. whether you hate someone or love someone that someone owns your emotional thought process. at least the majority of it. i hate humanity. for good reason but having a good reason doesn't change the mental and physical effects from it. the coping mechanisms, the social interaction issues. why do we need social interaction? to validate our existence. to support it, experience it. when two people agree on something it becomes a reality to both of them. people have their individual reality but when it becomes social it becomes real. what is real. how do you define real? what you can sense with your five senses, what you can feel? as fishburne said, if that is what is real, then real is just a series of electrical impulses. chemical reactions. a person is potential energy. the system needs that from us. what it doesn't need is people forgiving each other and learning to cope emotionally through suffer, with each other, so they can be healthy mentally. mentally healthy people don't spend their lives as exploited energy. mentally healthy people don't dehumanize others with a flag and a cross. mentally healthy people are rare within the boundary lines of the 'country' i live in. if you forgive others, you are able to proceed with your existence. if you do not then you hold on to that emotionally destabilizing bullshit at your own expense. i've had arguments and fights with people that aren't even aware of them. from what i've observed, most people have played out scenarios of conflict with others, in their minds. whether it is pre conflict, the conflict itself, post conflict, or a conflict the other has no idea even exists. there are people who hate people they don't even know, but i've been over that. i have probably died a lot of times in people's minds. others have died often as well. many ways, same person. many ways, different people. when someone refuses, in this society of blame and victim-stance, <text:s/>to accept responsibility for their actions, how do you let them slide? what is morally sound? the prison code where you don't allow someone to get over on you lest others see it as an opening to do the same? psychological warfare is completely legal. beating an ass </text:span><text:soft-page-break/><text:span text:style-name="T4">is not. you need the value of what they stole just to keep on surviving yourself. if you are to go the legal route to retrieve the value(let's say less than $1000) you will wait two years and the state, while also getting a cut, will give them a $5 per month payment plan. if you put the mitts on them, chances are good that not only will they make it right, but will refrain from doing the same to others in the future. violence is not always the answer, but often it works. that is why some police use it. some police brutality cases are justified. do police learn to hate 'criminals' in order to do their job? i know some officers that are looking for any reason to beat an ass or shoot a 'suspect'. i know some that are outcasts in the deep blue sea because they keep rocking the fucking boat and won't allow shark humans to get away with doing shark human shit. child predators really do need their asses beat but they instead get protected. special treatment. if you do anything to them you get charged with a hate crime.<text:line-break/><text:line-break/></text:span><text:span text:style-name="T10">sufferware v 3.1</text:span><text:span text:style-name="T180">some people grow up only seeing death through television. they have never seen someone take their last breath. i have seen dead bodies but i have never actually seen someone die. that instant of breath release, where the eyes go distant. at least in the movies. you might think, how could i know for certain that it even exists, then? i have seen and felt pain, aging, suffering, and know that death is an absolute. also i have seen animals die. i hate it. it isn't right. i am angry at existence, because not only do we exist to suffer but we do so and then get met with death. no more existence. blackness or ascension, despair, purgatory, or even dare i say, dance with the devil in hell? well, any being with a half ass rational mind knows the angel/demon/god/devil shit is aesop's or just flat out fiction sans purpose. except to control. to enslave. no one knows what happens after so why are there people walking around preaching ridiculous things presenting them as absolute undeniable fact just because you can't disprove it. we are here. we don't know why or how but we need to use rational thought before we destroy ourselves with emotional ridiculousness. i.e. the zombie that was born to a virgin, </text:span><text:soft-page-break/><text:span text:style-name="T180">walked on water, and generated food from nothing will come back and save us from our self inflicted issues while we pray for trivial things instead of just changing our behavior. if i am to be a 'successful' citizen, then i would have to completely assimilate. i would have to change who i am. i would have to pretend the behaviors expected of me were also what i wanted for myself anyway. i am courteous and polite. i will stab an armed robber. knowing if and when is key. i always carry a knife. i have never stabbed anyone. it is for utility and self defense only. i will not go cook burgers to help others and myself destroy the fucking planet. i will change my person but only as i see fit. for example <text:s/>i know that no animal chose to exist (as far as we know), so to crush its existence for existing is not only morally unjust, but sadistic, entitled, and unconscious. i change my behavior. i do not step on bugs. i do not put out traditional mouse traps. i will not cut my hair shorter and tuck in my shirt so you can boast your corporate logo all over my fucking body. fuck that and fuck you. i will not change my behavior for dollars or residence. i should apparently. or maybe i fucking shouldn't. i don't know. do i depend on my family and be a nomad or do i slave over an hourly selling death to dying people? what is change? what directions or forms does it take? yes i am aware of the social injustice movements but i mean how do you get an entire conditioned society to change? fear? bribery? leverage? you can tell people they are doing shit that is killing them, but if there is no immediate negative effect then it must not be that bad, so they keep fucking doing it. emphysema or lung cancer one day, but i need this now and i'm conditioned so i'll continue and just deal with the consequences later. which usually means your loved ones deal with the consequences later. emotionally and usually financially. you just feel bad physically for a while and then don't feel anything anymore. i'm assuming. but...maybe there's a little hope in there. to feel nothing at all after a lifetime of suffer is heavenly in itself. however that would be a fucked up thing. to just happen to exist and suffer a lot for what? to die? how can i live without causing death or destruction to self or others? eat </text:span><text:soft-page-break/><text:span text:style-name="T180">beans. it isn't carnivorous abortion. people who are mentally and physically bound by a dollar through debt, people who are bound by a dollar through family members, people who are no longer people because of it - how can they escape the matrix when they are conditioned to justify and protect its existence? how do you turn a non autonomous being into a rational thought using, sentient being? how do you get that programmed being to want to process differently? plant a seed and the silicon in their membranes will envelop it, consume it like that mosquito stuck in amber molasses on jurassic park. their heads are defective and change resistant. they want what sounds like change until actual effort on their part is required then they're like nah, i'm going to sit this one out. i've beaten the dead horse of the political and religious, the hourly employee. the one that doesn't know how to do anything else but clock in, or fears that to not do so would result in immediate death and suffering. if you have never clocked out while corporate was there and gave them a moral speech on cheap labor while making the other slaves feel cheap, you don't know what you are missing.<text:line-break/><text:line-break/><text:line-break/></text:span><text:span text:style-name="T181">sufferware v 3.2</text:span><text:span text:style-name="T180">why is sex such a major issue in society? why is it so heavily focused on? if there were no stigma around it, would people just go stupid and start raping everything? would there be even more births than there are now? is the stigma healthy for society and the planet as a whole, then? i know humans are destructive and do not have discipline as a majority because they don't perceive their environment accurately or their whole environment or both. they are taught not to. if they did, they would not engage in the behaviors that makes me feel obligated to write sufferware. there is also the chance that i could be perceiving my environment inaccurately. i test it regularly, though. i try to disprove myself instead of prove myself. that is how i strive to think better. realign my own mind, rewrite my own code. the hardest thing ever i think besides trying to stop smoking weed is - admitting there was error in my code in the first place. </text:span><text:soft-page-break/><text:span text:style-name="T180">we're all programs barely functioning in the operating system of society. there is trash code in all of us intelligent design or not. the way we process and interpret gets distorted because of traumas, tragedies, and other events that heavily impact the psyche. even positively. someone's body heals itself of a gunshot wound over time leaving mottled skin but someone says it is a miracle. now his entire mental processing has been corrupted because in the mottling was the face of none other than...drum roll...jar jar binks. no, jesus. of course it was jesus. irrational processing from a traumatic event that turned out positive to end up over time, a negative. when someone's mind is corrupted with submissive doctrine, confrontation and the unpleasantness of it are to be avoided by any means necessary. master will handle the hard shit. throughout history generally it has been the males that physically rise against injustice. the slaveowners can't follow each and every male, so instead they used psychological warfare. made them afraid. fear before force. there is a book called the religious instruction of the negroes, which alone gives a perfect example. our society is full with narcissists calling each other narcissists. ego pushed in music and movies lead to everyone thinking they're all that. it's smart really. means no hierarchy would be sustainable. someone would always want more wealth or importance. gangs, the mafia, militias, civil rights movements. there will always be malcontents. without suffer and conflict what would humans do? give each other cornucopia baskets of fruit and essences for the rest of perceivable time? if everyone wants to be the boss, the man, the head bitch in charge, the figurehead, the decision maker - some similar synonym so it suits your standards - then no one will be able to fully cooperate with each other which renders those gangs and militias eventually ineffective on their own. there is always infighting. whether a street gang or an anti circumcision facebook group - infighting. everyone thinks they have all the answers based on the reality they perceive and are not usually open to things that contradict that reality regardless of the validity. did i mention i absolutely fucking hate street gangs? thugs for </text:span><text:soft-page-break/><text:span text:style-name="T180">dollars. slaves to their own ignorance. i am getting sidetracked but it still applies to the emasculation. they think they are tough but in reality they can shoot guns, maybe fist fight, and that's about it. as long as they appear tough and define what tough is to begin with. to me fighting is not tough. i can beat an ass. i've beat plenty cheeks. that's easy compared to raising a child, developing software, climbing a mountain. there are things that are tough and then there is stupid. if the potential male rioters are having sex with each other then socially would they not lose their alpha spot among other males and become less of a perceived threat? maybe it is social acceptance, maybe it is the vaccines like they say. i think it's because humans want to cum and they get tired of things. there are genuine trans and gay people. then there are the 2000's fad trans and gay people. children are conditioned by society. <text:s/>they born into an environment that determines their outcome. looking at humanity from a biological standpoint, it is frustrating to think that up until recently, there was a question: does environment influence a humans outcome or do their genes? an objective thinker understands that in most situations when given an either or choice, it is not one or the other but both or even neither. the way people's minds are conditioned to be black and white generates revenue but makes them retarded in the process. wording of commercials. listen to it. look at what is being presented to the mind of the consumer. commercials now are to the point they exactly and literally say - 'you want this product'. then the labels people identify as. whether it be 'mom' or 'athlete'. the general public has always been distracted with sports and anything that is one side vs the other, or a competition. make people think they have a choice because they get to pick the brands they consume. red vs blue gang shit, whether damus or locs, reps or dems, it's simpleminded age old tactics of divide and conquer. you need a people submissive? turn them into victims. a victim always requires the support of others, when you get them by themselves they are afraid and/or can't think very well. their values and conviction will potentially waver. the systematic division and </text:span><text:soft-page-break/><text:span text:style-name="T180">oppression of society. we are a media influenced culture. the media prints what people want to read for shock value while people pretend to be outraged at reading what they in essence, wrote themselves. a cycle of constant emotional stimulation. the entire construct has been built with the media. ego, image, shock, anger, sadness, disease, war, famine, sex, violence, fear...but peppered in are a few heartwarming stories. how fucking obvious. like police using animals and children to curry public favor. the entire construct is dependent on the taxee, the debt slave, the cheap laborer, the hourly employee. every aspect of a person's mind has, if they are of this generation, been corrupted by corporate psychological warfare. low self-esteem, medications, mental health, image, sadness, always needing and wanting more. no wonder relationships don't work. people are conditioned to place value on everything in existence and tire of it quickly which facilitates getting a new one. so why not other humans as well. i myself have thought of other humans as replaceable. when my son's mother would do dumb or intentionally aggravating shit i would say to myself, who. the fuck. does she think she is and talking to? many women would kill to have a man that was a butler during pregnancy and tried everything to be in the child's life. at least most of the poor women. seems though even the poor in america are entitled and that is a scary thought by itself. people have four or five kids with as many different people, calling sex love. clock in to hourly employment and do the parental shit, while the other does house stuff. fb games. pulling one's own weight has a fucked up definition in this society because existence is not really existence inside the financial construct. who's work is worth more seems to break relationships. what is to exist? what is the bottom line of existence? work, pay bills, and die? reproduce? kill each other for make believe things and relative ideas? what kind of existence can be had where both sexes do equal for their own home environment? one that collapses the foundation of the dollar which would benefit from and survive using the societal battle of the sexes. a woman is no longer a woman because her face is painted, her body </text:span><text:soft-page-break/><text:span text:style-name="T180">is plastic, and her character constructed by the media and others. a man is no longer a man because he gels his hair, he thinks fighting is what makes a man, depends on his mom, and is built by tv shows and the media, plus his emasculated friends trying to pretend they are not or his thugs that aren't. then there are drugs. methamphetamines, mdma, and homosexuality seem to loiter around together. they're not always hanging out with each other but often enough to raise some serious ru paul painted brows. many of those characteristics of men and women seem generalized but it was from the perspective of each doing the thing. the state/media look at groups of humans. classifies them. look at a driver's license with your what? race. look at media article headlines for groups of humans. black man accosted by white officer. woman attacked by muslim man. we are told to be divided and that is what we are.<text:line-break/><text:line-break/></text:span><text:span text:style-name="T181">sufferware v 3.3</text:span><text:span text:style-name="T4">sitting in a box with walls closing in. a confined space breeds restless thoughts. the more i sit in one place the more anxious i become. is there some great truth of myself i am afraid to face? some truth of the universe? i know the financial construct being false is truth. religion is a real thing, pokemon is real thing, but religion and pokemon are not real. the financial construct is a real thing but it is not real. this is how many people slip into irrational thought. not i. so what is real? well i feel anxiety. it is a tangible thing. jesus is not. the coffee makes my body mimic stress conditions. anxiety increases. even food lion and dollar tree coffees give me the bg's so i know that brands don't matter. people need their tastes to satisfy their dollar and vice versa. we can't stop eating that thing. we need that sensation. that taste. we'll do what we need to do to get it again, especially if it is relatively convenient. that is why corporations and industry will run the planet into the ground. picture that. running the planet into the ground. people do treat the planet like a business though. how could one find one's value or one's self in a mass market of signs and symbols? you can't. it's a layered matrix you have to wade through to realize you weren't there in the first </text:span><text:soft-page-break/><text:span text:style-name="T4">place. people try to fill the childhood void left by a shit parent, with snacks, cars, and sex as adults. we are prisoners to the construct of blood and bone. we want to feel better and we think that by somehow feeling better physically, albeit temporarily, helps us feel better emotionally and mentally. it can. not for me. not for many. anxiety though - if i smoke weed i concentrate on my problems but i don't care about them as much. if i smoke weed daily, i get a new anxiety. running out. i feel better when i smoke except when i think about having to buy it. money is the resource in this society. all other resources are secondary and becoming exhausted. i could grow my medicine but then i would get a federal charge. i could sell my medicine but again, federal case. how am i going to get my anxiety medicine has become an anxiety disorder in itself. it dictates my decisions and my movement. i need to smoke. i don't but existence is...uncomfortable. i never feel right existing especially not knowing what for. </text:span><text:span text:style-name="T180">i see so many people abandoning their individuality and their person for a corporate logo with behaviors such as repeating a phrase on camera with three other 'locals' to be replayed in a news station's self promo. clocking in to mcdonald's with a uniform. some of those fast food employees still, despite a horrible combination of social and physical working conditions, maintain positive spirits and somehow don't hate humans. after one month of fast food my misanthropy amplified when i was a fifteen. i have tried again often and have had probably thirty jobs in the last non consecutive ten years, but i rarely can tolerate it for longer than ninety days. if it was hard skills alone required for a successful career, i would have zero employment issues. it's the soft skills that push me towards my limit. having food and shelter should not be dependent on whether other people like you or not. </text:span><text:span text:style-name="T4"><text:line-break/><text:line-break/></text:span><text:span text:style-name="T10">sufferware v 3.4</text:span><text:span text:style-name="T4">what situations or circumstances permit thievery? are there times it is morally required? let's back up. what can be stolen? what is value? who determines value? a heart can be stolen both literally and figuratively. what is the value of the abstract concept of a </text:span><text:soft-page-break/><text:span text:style-name="T4">heart? what is the value of an actual heart in stasis for transplant? buyer's market? seller's market? is it stealing if, afterwards, the person decides to give it freely or is that stockholm syndrome? to me a person who steals food from a corporate warehouse is not guilty compared to someone who steals a car from someone's driveway. someone who punches a bully in the mouth is not, but the bully is. in this society it doesn't work that way. it is based on value and feelings, not morality. the route of morality police leads to the holy crusades, the route of financial police leads to capitalist corporate nightmares. the route to financial police masking as moral police leads us to where we are now. a totalitarian police state where revenue is masked as morality. seems orwell was correct. freedom is slavery. war is peace. a society of backwards definitions. the matrix. a financial construct that uses your life force and your one existence as its power source. maybe a blind life in a make believe world is more suitable for the fearful, ignorance being bliss and all. it may seem like it, but the perpetual act of abandoning your character to maintain face is called pretending and it is, over time, mentally and emotionally debilitating. no one is happy like this but no one knows why. thievery is a crime but is it? we live in a system of basic needs for profit. we don't even have the right to exist without money, even though those with money do negative work. their lifestyle costs more than their labor could ever produce while the poor do more labor than they receive in lifestyle. there are more than enough resources for everyone, but not everyone is not getting them. there are people living in excess and luxury while others live in poverty, lacking. my convenience over your suffering. there is no economy that is moral. 'capitalism is the problem' 'no, socialism is the problem'. i say you're both stupid and neither are lovely. when basic needs cost dollars, humans are secondary. i support thievery from the wealthy. if someone has numerous name brand unnecessary gas consuming vehicles and a million dollar home and you steal their tv because you need to eat, fine, but you can't go in their home to do it. violating a home is one of the worst crimes. existence is fear and to </text:span><text:soft-page-break/><text:span text:style-name="T4">make someone feel unsafe in their one safe space, is fucked. if you invade someone's home you are a threat to society and must be removed. if you break into a small business that has no employees you are a threat to society. if you break into a walmart warehouse it doesn't matter to me the amount you steal as long as a portion goes to the employees. my church theft in the past i profited from the church scam. so let me follow that logic back to the walmart situation. walmart steals from everyone. so by stealing from walmart are you hurting their exploitees? i would say yes except they get paid the same if you steal twelve or even a million dollars worth of merchandise. so no. stealing materials for a manufacturer is about as non theft as you can get. stealing bread from a baker, i'll make you put it back. stealing bread from a corporate entity - i didn't see a fucking thing. the state protects its industry and revenue so crime must be deterred through financial punishment. the poor are wrong. the poor are bad. the poor are criminals. that is how nazi germany happened. if i owned a bakery, and someone stole bread - i wouldn't press charges. i would give them an extra loaf on top of the one they liberated from my shelves. most others these days would press charges and scream victim until the court removed the hungry man's freedom. he won't be hungry in jail, right? dexter controlled his urge by choosing his victims based on the victims being the initiating guilty party. if i question my mental health by saying my current state is the effect caused by past events making me a product of environment(we all are), and by vocalizing that i don't function the same mentally or process the same emotionally as this ridiculous society of cheap labor, xenophobia, religion, sexual depravity, gangs, and doctrine - then it further cements society's view that i am the one who functions incorrectly.<text:line-break/><text:line-break/></text:span><text:span text:style-name="T10">sufferware v 3.5</text:span><text:span text:style-name="T4">it starts with someone else doing some bullshit. usually by making me out to be someone i am not. after my son's mother in family court and the media misrepresenting the varnell situation for shock value, yeah i get fucking angry. i gave the media bogus </text:span><text:soft-page-break/><text:span text:style-name="T4">information i just didn't expect them to twist it in that direction. still though, i'm not who they say so obviously it is a trigger - people accusing me of things i didn't do or misrepresenting situations. weedman is a woman and is a of the younger generation where scamming for $20 is considered acceptable behavior while trying looking like eazy e in mumble rapper pants. where concept of time is not an actual thing. one day i paid $40 for $20 worth of trees. the next day it's 'oh oh my bad' like she didn't try and pull a fast one because i don't have scales and 30min is 4hrs. the day after, the 3rd day, is the episode. i had 2 people also trying to get trees and she pulled the same shit. i called her a cunt. i walk home and as i am passing the store, my grandmother's neighbor is passing me walking. i say 'hey mr x how are you'. mr x ignores me and looks at me like i'm crazy. okay. what the fuck. i call him a cunt and keep walking. now i'm crossing the apartments and the other neighbor is picking her grandson up from the bus stop. the day previous their amazon packages were delivered to my grandmother's. i told her this and asked her if they got them. i'm standing on my grandmother's yard as they're passing. she ignores me and looks at me like i am crazy. so i call her a cunt. male female it doesn't matter. if you exhibit cunt behavior you're getting called a cunt. i learned to be polite to others when i am furious. when they shit on my effort, it makes me angry at them now. why do i even give a fuck about their acknowledgement when i did my civil duty. what am i the interaction police? why do i need validation from others, why do my pain and my work have to be recognized by others, if they don't recognize it, and i am the only one feeling what i feel(from my physical perspective) is it even real? cannot sit or stand still. i can do nothing but play out possible resolutions for whatever problem i am facing, until that problem is complete. i see many of society's problems and i cannot resolve them. this leaves me in a constant state of analytical thought. i get angry when people won't listen. i see commercials i get angry because i know people are being exploited with a byproduct of waste and excess, mass consumption. i know vehicles and preference in them are destroying </text:span><text:soft-page-break/><text:span text:style-name="T4">resources - anger. dealerships exploit old people - anger. i hear some political speech or some republican/democrat shit and i know the middle and lower classes are being exploited - anger. i see grocery stores full with food and people going without - anger. i see people working crazy hours and still barely getting by - anger. society won't listen to my valid solutions - rage. i walk around with this seething rage. it's like i want someone to get big. i don't want a grandmother or a small man, i want a big ass man that can fight me back. i want to release my rage on someone that is well acquainted with that type of human interaction already. you don't tell a 85 year old man to square up. he'd tuck in his shirt, pull up his pants, and comb his hair. the yoked up dude in the tapout t-shirt and monster energy hat with the holographic sunglasses getting in a loud ass truck with off road tires that have never been off road? he's tasting the concrete for sure if he gets mouthy. his demeanor says that is what he is looking for. like that sheriff in auburn, ny wearing the punisher hoody through walmart while looking around all paranoid. idiot.<text:line-break/><text:line-break/></text:span><text:span text:style-name="T10">sufferware v3.6</text:span><text:span text:style-name="T4">a cheetah of a fire rages after an electric spark kicks off the air/fuel combination and the rest of the pack follows. engines jump to life, engines die. in the mornings and evenings there 250+ million vehicles on the road. even more off of the road. phones also, just in greater number. the resources required to not only keep people with operational phones and vehicles but also replace them instantly were they to break, are not sustainable but people act as if that is not the case. on the shelves, on the line. in almost every city someone's phone will break today and someone's vehicle will take a shit all over itself. we view phones as so cheap and we can attribute a 'totaled value' to vehicles, so replace, replace, replace. toyota cars consist of about 30,000 parts from hood to screws. brand new. if the car is thirty thousand dollars and consists of thirty thousand parts, that's one dollar per part(for those who are more remedial than the basic math problem itself). the iphone x is ~$370 and is sold for $999. that is more than 200% </text:span><text:soft-page-break/><text:span text:style-name="T4">profit from one device sale. some resources that go into a smartphone screen are not renewable and the lives of those who mine the shit - let's just say i feel like a fucking scumbag for having a phone at all. where do these $1-3 profit per part dollars come from? me. you. often even employees of the same corporation. so daily these corporations are making a killing off earth's resources to satisfy the conditioned desires of their consumers and wage slaves. money makes the rules to make more money. when i first learned the differences between iphone and android and then the cost i went on a campaign against steve and his jobs. i was already anti-microsoft and gates' overpriced bloatware and forced updates, crashes, and stall outs - but now i was like linux only and use your cracked ass screen as long as possible. open source, community development. the only thing better about iphone is the camera. sunsets are shitty through android cameras. this instant gratification and having amazon deliver so quickly bullshit with hardly any work involved outside of what you do daily is a problem. the steps involved to build that object and the objects that build that object and their objects also. there is no thought in that when at the counter for most people. for many there is even anger that it wasn't done quicker or they got extra food. feign allergy to mask preference in taste because they know they are picky and entitled. back to the <text:s/>logical destruction of the vehicular concept. using the thirty thousand parts as an average for all cars - how many variations of the same part are now required to satisfy desire? i like this in blue and in plastic instead of metal. there is an industry for everything. everything for sale. all of the elements, people, things, animals, pictures, trees, fucking all of it. desire spends money. money is incentive for people to come up with new technology. people desire having to do nothing to get what they want in this society so all the tech required is destroying everything. if capitalism was driven to suit making the environment better for all of life instead of the convenience of a few members of one species....would it then work? capitalism or not, that needs to be the basic drive behind invention and creation - to make existence </text:span><text:soft-page-break/><text:span text:style-name="T4">better for everything existing. not for a name and a startup or for dollars because it works, or for your shit societal standing. everything is packaged for individual sale that shit is ridiculous. if you are familiar with gabriel's cake you know that the surface area infinitely increases. the lowest person on the hierarchical structure of consumerism is the one who covers the cost of these individual packages. the way the profiteering system works is...look at cakes and snacks like drugs. the best way to make money is to break everything you have down into smaller packages for the user to pay a marked up price. you have 1 cake that weighs 16oz. it is not an actual poundcake it just weighs a pound. you can sell the cake (pound) in its entirety for $100 or you can sell the cake for $10 per ounce. it is a basic concept but the end user keeps this system of profiteering steamrolling. stop buying single use, single item shit. the number of people is directly proportional to the amount of waste. if the person participates in society which most of the time is impossible not to, the waste is considerable. ridiculously considerable. so considerable that you should probably consider it. often and daily. leave no trace of your existence unless knowledge. the guy who discovered the chemicals that mollywhopped the ozone layer did not follow the leave no trace principles. the motorized vehicle industry is extremely responsible for the deterioration of society and the planet. we all have to go somewhere. all the time. for fucking what? we, as a species, were not meant to be societal, but tribal. dunbar's number. <text:line-break/><text:line-break/></text:span><text:span text:style-name="T10">sufferware 3.7</text:span><text:span text:style-name="T4">in this society anything and anyone can be discredited. from politicians to family members no one is safe from being fact checked. totalitarian states are built on fear and distrust. society is built on social relationships. ad hominem can literally be a death sentence. ego and emotion can make a person do and say anything to justify being wrong when it comes to even rudimentary concepts like gravity or religion being false. ad hominem is a usual favorite. pick a politician, any politician and there are people who worship and hate that politician. or actor. or bezos even. you shouldn't </text:span><text:soft-page-break/><text:span text:style-name="T4">refuse knowledge based on its source or presentation. there are still exceptions to that too. if a pedophile is trying to move for leniency with child marriage laws - obviously ad hominem applies to cancel out what he is saying. you can correctly assume motive. in other situations it isn't so easy. that's why we trust and distrust based on labels. it's lazy. mentally and emotionally lazy. improper speech is improper speech is of the poor is control of the masses is slavery. through and with language, inflection, word choice, labels, constant reshaping of vernacular, and emotions attached - society has divided themselves. or has found themselves divided. i don't care where blame goes because the responsibility is still in the hands of the slave to tune up their own thought process. you can't tell a slave that though without triggering an automatic ego defense. slaves have everything figured out. slaves have the world in their palms because they have an xbox. a world, yes, but not the. they have one sold to them, forced on them. with machines and 1-800 tech support - how could we trust another human over our laptops when humans do depraved things to each other and everything else? i love my laptop and in fact is the one thing i won't let anyone handle. i'll share weed or money before i'll share my laptop unless you ask more than once because you figured that out and just want free shit. i know that my laptop will not steal from me, try to kill me, it doesn't lie to me. it is reliable. dependable. when there is an issue it is easily diagnosable. easy to determine if a replacement is necessary. now, humans though...it is a monstrous big fucking 'yeah right' on all of that. take a random selection of dunbar's number from society(what seems to be the neocortex's average maximum processing of relationships) and, understanding that you can't have half of a person commit a crime, either one or two people out of that 150 will commit a violent crime. my laptop, not so much. then there are those that commit property crimes(excluding the ones who commit a property crime and violent crime). again, my laptop not so much. i have such a distrust of people that i often am amazed that people sometimes trust me without knowing me like </text:span><text:soft-page-break/><text:span text:style-name="T4">watching their stuff at the greyhound station. i have to continually re-hone my mental perspectives lest i start thinking that the world thinks and operates exactly the same as i do.<text:line-break/><text:line-break/> </text:span><text:span text:style-name="T10">sufferware v 3.8</text:span><text:span text:style-name="T180">too many, too little, not the right ones, moral ones, dietary ones, far into the future ones, combined ones, ones for others, unfair ones, sophie's ones, i know you get the picture. did you choose the right frame though? corporate, religious, and political marketing give us 'choices'. are they real life choices though? it's like a big ass commissary. your choices are given to you. so then when you decide, is it really your decision? moth ball flavored rocky mountain moth balls or an eau de anus maserati. those sound absurd and are, but there are people who would want them for various reasons. enough to warrant production. humans look for the next fad to consume. the next label, logo, or brand to attach their emotions to.<text:line-break/><text:line-break/></text:span><text:span text:style-name="T10">sufferware v4.1</text:span><text:span text:style-name="T24">crime a always equals punishment b in paracosm c. that would be awesome except for the multitude of factors that come in to play. circumstances of the situation, the perpetrators emotional state, the victim's actions, the victim's state post-incident, financial loss, x, y, z, aa, ab, ac, etc. so to give a poor man who stole a laptop from walmart the same punishment as a well enough off klepto who stole a laptop from a person's unlocked car, or the klepto the same as a person who stole from an abandoned house for whatever reason whether alcohol, opportunity, desire, necessity, or a combination of that or any others - is not morally sound. the point is, we try to apply mathematical and quantitative rules to things that we don't fully comprehend yet or know if we ever will. for obvious example - a conscience, empathy. so what does the state do with a relative term? fucks it all the way off for profit and/or control of society. 'crime', 'freedom', 'protect' - all relative terms. we have a society full of people who are conditioned to think irrationally. they are consumers. they know a three step process to life.<text:line-break/></text:span><text:soft-page-break/><text:span text:style-name="T24"><text:line-break/>step 0: go work as hourly, cheap labor<text:line-break/>step 1: buy stuff in a fictitious sense of 'needs met'<text:line-break/>step 2: repeat steps 0,1<text:line-break/><text:line-break/>if two people agree on something it becomes reality. a political candidate on tv must be a real thing, right? i laugh out loud. more than one person agrees or disagrees with that person's character so therefore the character itself is valid. people vote because they believe the state 'protects' them from 'crime' and 'protects' their 'freedom(s)'. you can already see how plea bargains start to tie in, i hope. numbers. points. stats. career elevation and progression. person feels wronged and wants justice which, let's be honest, boils down to vengeance and profit, so they contact the police. the police determine(to the best of their ability to try and word it so) if a 'crime' has been committed. 'crimes' are in the 2000's+ voted in by taxpayers trying to construct the universe to their desired specifications because they are used to corporations catering to them(more on that in phaneronware). noise complaints for example. neighbors bickering because we're all living in a shit society where people are encouraged to get back at people by taking them to court. every case opened is revenue for the state. sir, your neighbor yyyy yyyyyyy says you were louder than 90 decibels on date x/xx/xx. that is a $90 fine and a mark against your license. every crime can not only be quantified by the state but can then be...if you half-ass grasp your environment then you expected this...profited from. let's frame a second second-degree domestic assault for a second. spouse a punches the shit out of spouse b. spouses a,b are the same size. spouse b walks away instead of mollywhopping the pavement with spouse a's buttcheeks. spouse a continues to follow and closed fist spouse b in the head. spouse b drives to a place where spouse a can't find them. spouse a hits themselves in the arms and face and then calls the police. spouse b goes to jail. you're like, 'that is really fucked up' but that happens in united states courts EVERY DAY. i have not witnessed foreign courts so i cannot speak for </text:span><text:soft-page-break/><text:span text:style-name="T24">any. i can speak about many here in the united states. i do and will continue to do so. anyone can pretend to be the victim if you recall the situation with the pedo/ephebophile in florida. not the one with same name on the florida sex offender registry or epstein but another play the system predator:<text:line-break/><text:line-break/>Michael Vincent Emery<text:line-break/><text:line-break/>(recordings are here: </text:span><text:a xlink:type="simple" xlink:href="https://sixie6e.altervista.org/" text:style-name="ListLabel_20_34" text:visited-style-name="ListLabel_20_34"><text:span text:style-name="Internet_20_link"><text:span text:style-name="T10">https://sixie6e.altervista.org</text:span></text:span></text:a><text:span text:style-name="T24">)<text:line-break/><text:line-break/>i sign a plea deal for, instead of 15 years for felony extortion, it is now misdemeanor wiretapping(interception of communications), pay them $2000 and stay out of florida. for a year. for one year says loud and clear 'PLEASE COME BACK'. i think i'll pass. then there was the bond money and a shit attorney's money.<text:line-break/><text:line-break/></text:span><text:span text:style-name="T10">sufferware v4.2</text:span><text:span text:style-name="T24">regarding incarceration it is common to think "well how could giving people a bed and food for 'free' generate revenue?". taxpayers pay the basics that's why basic needs are shit. the state finds the cheapest materials and cuts cots and costs wherever possible as long as they're breathing. value foods sold ramen for $0.10 per soup. cleveland county jail charged near a dollar per soup. that's a gargantuan profit. "well they are 'criminals' though so it's acceptable!" two problems with that. it's usually the already struggling family that pays for the soups and what constitutes a 'crime'? there are people doing life for a gram of drugs, often that weren't even there. say you have a person who had a shit life so she as a physically suffering human got addicted to instantly feeling better even if temporarily, and lost the rest of her life with her mom paying for those soups and then $4-$10.00 for each 15 minute phone call. then there are the attorney fees, court costs, LEI surcharges, plus any other $5-300 fine/fee the state deems applicable. her mom is a democrat or republican voter asking for politicians to enforce even MORE laws all the time in a false sense of 'protection' which really should be reworded as complacency and revenue generation. she is </text:span><text:soft-page-break/><text:span text:style-name="T24">asking for the state to exploit her and does so willingly. that is a make believe world that has actual world consequences. someone, in this financial construct of cheap labor, suffering, and pharmaceuticals, learned how they could feel better and bought it from someone not licensed by the state. someone who no longer takes their pills is struggling in this financial construct of having to do anything for a dollar, so they make some extra dollars by getting rid of something they don't use to someone who needs it. this is not an ideal societal situation but it should certainly not be punishable by the remaining lifetime stolen from those involved. this did not happen to me but i have seen it, read it. a person would very well have two different sentencing outcomes were only one variable replaced - the judge. this is a flawed and shit system of no accountability. unless you are poor, then you are held financially accountable, morally accountable, in excess so that those of a higher societal standing get no mud on their white gloves. let's talk about prison slave labor. all you need to know is in your land of freedom with a special song and magic sky cloth you are voting and paying for other humans to do dangerous, difficult labor for less than $0.30 per hour and sometimes for no pay. some say "well, volunteer fire fighters do it for free". maybe you don't understand the definition of volunteer and should invest in one of those word books. some good people are getting lost in the system and are being dehumanized and their families exploited. you vote for it every time you vote, no matter who you vote for. all societal infractions committed lump everyone into the same jail unit. you have money thieves in with murderers. having a blunt in a backwards redneck swamp ass religious indoctrinated bible thumping ass state like oklahoma or florida will get you incarcerated in the same open cell block as individuals who have beaten humans and animals to death or near to it. they do segregate the sex offenders though. the most depraved get protected. every life is sacrosanct. except the 5 year old that just got his asshole blown out by one. or the 12 year old that was lured into prostitution. only her later symptoms. sex cases are often difficult to prosecute because they rely </text:span><text:soft-page-break/><text:span text:style-name="T24">heavily on testimony of a child, alone. many sign for fear of being able unable to DISPROVE something they had no idea was coming and what it 'looks like'. rare, but it happens. my plea agreement with florida for example. they are not trying to seek justice for a victim. they are trying to broker a deal where the state attorney gets a career point and the pedo/ephebophile says okay that's fine. meanwhile i have to pay and go away. each conviction tally no matter what it is, looks like politicians themselves are being 'tough on crime'. slave voters donate dollars for free. society is built on a protection racket. as i have said many times - the state should absolutely be hit with the RICO act.<text:line-break/><text:line-break/></text:span><text:span text:style-name="T10">sufferware v4.3</text:span><text:span text:style-name="T24">if she can't make it without his money and there's no abuse, give him the child. many women are using children as weapons and paychecks. many males do as well because they are cunts but i am telling this from my personal experience so stfu with that trying to steal victimstance business. my sons mother has 5 kids with 3 different fathers - child support on the first male and myself, the current male and his mother provide her existence while she also collects those state benefits. when i was with her she had one child sans custody. the current male is not the worst dude ever, he actually has a big heart and i somewhat like him. he is just a proud member of the boot-licking blue line gang. is ignorance guilt? when so much knowledge is presented of a totalitarian gestapo state - i think it becomes a choice. so...yes, ignorance becomes guilt. you either condone the suffering of others or you don't. courts love to separate families and enforce orders when people can't get along. every case opened is state revenue and a micro-boost for the economy. every motion filed is state revenue. every attorney's services purchased at an ass-raping rate repairs one brick in the foundation of the financial construct. state adoptions are cheaper but private adoptions are lucrative. children have become revenue generation tools and nothing more. a human life is worth exactly dollars. in my opinion that is selling humans. not much difference between adopting a dog and adopting a </text:span><text:soft-page-break/><text:span text:style-name="T24">child. a purchase agreement and your promise to do your best to not let it die or get seriously injured. anyone can adopt as long as they can pay and pass a background check. what about those who haven't been caught yet and those falsely accused? the state needs to pump its brakes on the courtroom profiteering because when it comes to morality the state is far from a good example to take notes from, unless you are providing evidence of what absolutely NOT to do with human lives and the familial unit. a life is a dollar. a life is quantified by the state. that is a scary fucking thing. if it isn't it should be. it means that a number is a name is a barcode is a slave.<text:line-break/><text:line-break/></text:span><text:span text:style-name="T10">sufferware v4.4</text:span><text:span text:style-name="T24">all police are not heroes. all police are not gestapo. all mujahideen are not heroes. all mujahideen are not terrorists. no uniform, title, or badge bestows upon the subject character perfection, honor, integrity, etc. it's just another brand or logo your corrupt mental hard drive is taught to give an automatic pass into your gyri and sulci. those who identify as any label have lost their sense of self. through snacks and electronics, many don't even concern themselves with a sense of self. if they go to work as cheap labor they get to play their xbox and society, for the most part, leaves them alone. if society tells you that you don't need a sense of self except through attire or music, external things, it is hard for many to think differently. in school how often did we hear the phrase, 'i want to be a (fireman, policeman, astronaut) when i grow up'? we have a relative idea of what a label is and spend our lives trying to find ones that fit or molding ourselves to one we have some aversion to. any kid that chose 'judge' and grew up to become one, for all intents and purposes took the path of a god on earth. you can destroy lives daily but if you get some head in your chambers you're immoral. if you are a judge and operate within the wording of the law - you are almost invincible. judges know what crimes are in a system that has its own definition of what constitutes one. there are also many types of judges. all judges keep the system going regardless of the effects to the individual. municipal judges are the worst. they are like </text:span><text:soft-page-break/><text:span text:style-name="T24">the sheriffs department of judges. they get the shit work and looked down on by their peers. more on that clusterfuck in 4.7. judges have almost zero accountability unless they commit some sort of instant severe infraction. the judge who had the dick pump under his bench, the judge that had child porn, but the ones who do long term, by the book indiscretions still profit from whatever that indiscretion was. if you even want to use the word indiscretion. they voted them in though, mob rule, idiocrasy. judges are politicians and politicians are not for us, they are for our labor, our dollar, our surrender, our adoration. judges are not interested in who is right or wrong in any given situation. they are interested in how the circumstances fit wording to protect themselves and their ruling from legal/political lashback. they are interested in the 5y573m steamrolling. they are interested pomp and stance. many have a platform and fancy themselves judge judy or joe brown, mistaking nervous titters of social conformity for approval. many want to 'stop crime' so they throw the book at people for ridiculous things. victimless crimes. the judge in my detention hearing in oklahoma city before varnell's trial was a cunt. he had his mind made up before court and tried to act like he didn't. then silenced me every time i tried to talk threatening me with returning me to my cell, like that wasn't going to happen regardless of the outcome. my attorney received some mean tones for calling him on his predetermined decision and that's when he went authoritarian dictator. my attorney was awesome for that. for her future clients, well, any judge who holds defendants liable for who their attorney is needs to be hanged, then have all those judgments overturned. no one should be able to be play games with peoples lives. especially in a position of such power. you can dress up in whatever fabric you like. you can call yourself whatever you like and have others call you that as well. you can put pieces of paper up framed in your office. none of those things mean you are free from having to do the right thing. we need to stop worshiping, fearing, paying, and submitting to these clowns in dresses, the arrogant, egotistical, pompous divisors of the familial unit. most of </text:span><text:soft-page-break/><text:span text:style-name="T24">them. they either conform with those at their peer level and above or they don't ascend the political ladder.i can name judges that are genuinely fair and i will. steven stice and jeff virgin in cleveland county. i can name others who rarely make a decision outside of the prosecution's scope of acceptable outcomes for fear of public/peer disdain like thurston in cayuga county. a judge is supposed to stand in and forbid any further action down a specific line of legal reasoning, when that legal reasoning is wrong by moral/legal standards. however, most judges rest comfortably in groove thinking by not questioning morality and instead focus only on legality. it could possibly be career ending to publicly question traditional morals and views. if your great societal position of importance is dependent on public favor AND making the 'right' decisions - that is impossible. the majority rarely makes the morally correct decision unless some disaster is affecting those they can see or touch without being able to half-ass justify the easier route of not intervening.<text:line-break/><text:line-break/></text:span><text:span text:style-name="T10">sufferware v4.5</text:span><text:span text:style-name="T24">attorneys are another group that profit from the system. they are officers of the court. you can pay them but at the end of the day - they are officers of the court. all of them. the attorneys my family has wasted money on, especially for my existence - is infuriating. i know public defenders that work harder than any paid attorney. i know paid attorneys that work harder than any public defender. they either care about the people or they care about the least amount required to stay employed because society requires us to have a job/career to justify our forced existence. plus, schools trying to get paid probably made it look much more exciting. i get the burn out but you can't play with people's lives. i get not making millions but then choose another profession. if the state is going to try to steal your life, they should pay you for your time. that's an issue also because it allows injustices and civil rights violations to continue. the state has learned that it can pretty much infringe on anyone's rights because all they have to do is, if the person makes a big enough issue, cut </text:span><text:soft-page-break/><text:span text:style-name="T24">them a check and it takes all that air out of their chest. what a fucking society we have built where grievances are acceptable after the fact if paid for with dollars. that's prostitution. people can do whatever they want to you as long as they pay you for it. also though, like many other forms of employment, you also have to do all the paperwork. i'm still in the middle of my civil suit. dr michael pratts at cayuga county mental health center had me committed to auburn community hospital with a diagnosis of acute psychosis and schizophrenia, after i tried to file a grievance against colleen curr for not respecting me wanting the sit in student to leave. i had my phone on record though. fucking bitch ass motherfuckers. if i was who they said i was i would break their body parts down individually while each individual watched me individually slice up each other individual left. good news for you and bad news for them, i am not. well, i guess not bad news for them. i know i would rather someone write a book that has a quick section about me, than turn dexter on me. so good news for them, too i guess. either way, if i had acted crazy even though they provoked heavily, i would 'prove' them correct. heavy emphasis on the light quotations around 'prove'. so i just kept my cool and filed suit on my own later. i may accept the payment and keep it because i genuinely need it. i also though want those individuals involved to be removed from their positions of power. if i don't accept the money i am in the same position i am in now, except with my needs stably met. i refuse to work for a company/logo/brand that uses people as cheap labor to do shit work making or cleaning unnecessary things. i will do physical labor but my existence will profit society much better if i do mental. i write. i get skimpy dollars from books. i also refuse to pay for a degree that permits me to financially exploit the legal situations of others like those this section of sufferware is dedicated to, do. every attorney should be a public defender. including state attorneys. they claim to be public defenders but only in image and presentation. state attorneys are about career points and political advancement like they alone are bringing city x, county y, or state z to a moral society. </text:span><text:soft-page-break/><text:span text:style-name="T24">what in the goddamn fuck. there are people right now who say rudy giuliani alone brought and held new york together after nine eleven. if people around you think that way - get them away from you. they are the totalitarian builders. they worship those that exploit them. why does an attorney refuse to take your case unless you have $1500+ but public defender fees are around $400? that's gestapo, capitalist, exploitative shit. that is inhumane. i know so many people that with every other corporation taking bites out of their weak paycheck already, they can't afford a hit like that. to many people it is less costly to just do the time. that is so unbelievably fucked up. if they pay an attorney they would have to sell their car, or couldn't afford rent, etc. this system needs a sudo init 6. it is not sustainable like this but the people who exploit them keep them believing in hope. hang attorneys that charge more than public defender fees. let the public executions of state officers that betray us be the worst of them, if at all. a victim society says one of those individuals having wronged me would use the legal chance to play the victim so i have to make it clear i am not going to kill and am not ordering anyone else to. while they are raking in dollars exploiting the system, i am racking up my word count in my walden mountains. i am trying to better society while they are busy preying on it.<text:line-break/><text:line-break/></text:span><text:span text:style-name="T10">sufferware v4.6</text:span><text:span text:style-name="T24">bail bonds are another facet of the exploitative justice system. if you pay you can go. period. regardless of your threat to society. which is what it is supposed to be about. protecting society. there are exceptions where someone is deemed too dangerous for bail. the majority of the time you get bail. the state wants revenue and figures you will re-offend. look at that. corporations have me thinking of these entities as having human characteristics. the state doesn't want. the state is a make believe world with actual world consequences. a paracosm can't want or figure. the judges though. they'll give a child predator $50,000 bail and he can afford it so he gets out. the guy in there for stealing a car stereo can't afford it so he's stuck in jail until court for his </text:span><text:soft-page-break/><text:span text:style-name="T24">misdemeanor. the greater threat is released back into society for state profit. bail bonds are state. they are so fucking gestapo they are often more gestapo than the real officers. they want to be police more than police do. they want revenue and detention so the more arrests, the more bail money. it's a network of statists for profit. the entire system is, but compartmentalized, each little butt-hair of it is as well. these bail bond butt-hairs though, are firewalls to freedom. dollars are required. i've seen people with my own eyes sit in jail for a year on a bond of less than $1000. that means it would require ~$175 and they could go home. one guy was proving a point that to this day that they still probably don't care about. i do, because i understand it. others who the state doesn't steal enough from to cause basic needs harm, probably don't. either the system is to protect us or it isn't. i think if rich people make laws and then police enforce them to steal money from the middle class and the poor, those laws become null and void. fuck what any of them are talking about at that point. i am not a threat to public safety. i am a threat to the system and those that abuse it for gain at the expense of others. of course if you challenge the financial construct and don't vote, you're crazy. of course if you don't welcome into your butt-hole the phallus of one politician/corporation or another, you're insane. is each country a corporation using the other corporations as allied 'threats' to keep their own working class fearful and submissive?<text:line-break/><text:line-break/></text:span><text:span text:style-name="T10">sufferware v4.7</text:span><text:span text:style-name="T24">nine steps to hating police and each other:<text:line-break/></text:span><text:span text:style-name="T10"><text:tab/></text:span><text:span text:style-name="T24"><text:line-break/>0. poor/middle class people vote for rich people.<text:line-break/>1. one of the rich places a future law into the hopper.<text:line-break/>2. a group of rich people discuss/edit that future law.<text:line-break/>3. another group of rich decide if they like it.<text:line-break/>4. repeat steps 2,3 on the other side.<text:line-break/>5. if the president nods go to step 6.<text:line-break/>6. poor/middle class person 'breaks' this law.<text:line-break/>7. police arrest poor/middle class person.<text:line-break/>8. fines, court costs, attorney fees, and of course - judges </text:span><text:soft-page-break/><text:span text:style-name="T24">to sign off on it all.<text:line-break/><text:line-break/>poor and middle class people vote to be exploited. all of these laws create a clusterfuck of paperwork and process. processes and process trees. all for revenue of $10 here, $1000 there. look up the local laws for your state. if you have the time look how many of those are revenue generating infractions. most of them if not all. everything is for sale from air to water, and don't let them lie to you because crime absolutely pays - the state. no society built on the foundation of a dollar and cheap labor can exist without the same patterns of collapse repeating throughout history. humans are not machines and are not meant to exist as such. this is society of slavery and mental disrepair. irrational thought sells. fear sells. people are so afraid they beg to be exploited. they beg to have a little taken if they can just FEEL safe. a false sense of security for dollars. hahaha hmmm where have we heard that bullshit before? tastes, sounds, and sensations of pleasure the financial construct often permits do not mean that the financial construct itself is a 'good' thing. it means you enjoy the bread and circus. you enjoy it so much you vote and worship and vote and worship yourself into no room to move and no one to blame. totalitarian states aren't built overnight. hey are built by votes and prayers, symbolism over substance, people abandoning not just their freedoms but their sense of self as well. behind a symbol. a make believe idea and its representation. take the land of the free for example with the number one incarceration rate in the world. there are still people in the backwoods who think that just because we aren't starving that our imaginary line is the greatest. true even our impoverished are fat, but that just means we are hoarding excess not that we are of greater importance as humans. <text:line-break/><text:line-break/></text:span><text:span text:style-name="T10">sufferware 4.8</text:span><text:span text:style-name="T24">statist doctrine, nationalism. thinking that your imaginary line is the greatest imaginary line of them all. the united states is out there in other people's lands trying to instill 'democracy' or some champion cause or another. what if they voted for the united states to leave </text:span><text:soft-page-break/><text:span text:style-name="T24">their country? would then democracy still apply from the united states perspective of continued pursuit of global domination? there are some really bad people on this planet. depravity is an understatement. i can tell you that police prevent a crime less than they do clean up after one for state revenue. there are times and i get it from police perspective of automatically being hated by half of an entitled, daycare ass society because they can't get along. the police killings and brutality are not police. it's humanity in positions of power. police have to mediate disputes. you may enjoy watching judge judy and cops but instead of clocking into your fry station you now, at staggered hours, have to deal with everyone in society's petty ass, pampered problems. almost every week, for years. you'd get fucking postal and you know it. i know i would. i would be beating the fuck out of the really bad ones and cursing out the ignorant ones. the bad ones for being depraved the ignorant ones for not understanding how depraved the bad ones are and how many of them there are. voters vote for it. when they worship rich people and vote for them, it is at that exact moment that they relinquish their power and their veto. you can hold the dummy passenger steering wheel if it makes you feel like you are doing something, but you got out of the driver's seat when you lined your dumb-ass up at a voting booth, conforming socially thinking nothing else is required of you to make a better society. that is by definition retarded. complacency, lack of personal responsibility and accountability, turning anyone with differing views into an unperson, overvaluing one's work, pride in the accomplishments of others, a logo, media disinformation, war, fear, mistrust, and turning a blind eye to protect one's own. these are the makings of a gestapo state. police(most) don't go through the academy like, 'oooooh boy i can't wait to gas me a jew'. many want to do something meaningful with their existence and/or see society's degradation and want to do what they can to help stop it. peer and upper echelon conformity filtering means if you don't go with the program you'll almost definitely hit that menial career ceiling. the 5y573m has and will continue to outlast us. the rich will </text:span><text:soft-page-break/><text:span text:style-name="T24">do what they can to keep their lifestyles. do you see executives grouping up to pool their gratuitous funds and assets to distribute? when people are struggling to get to the slave ass job that pays for your 12 cars, 2 boats, and a jet - there is a really big fucking problem there. one familial unit should not have so much. it doesn't matter what you have done. i know what humans can live on healthily and the cost(in supermarkets and in homestead labor) to do so. families that make</text:span><text:span text:style-name="T156"> ~$75,000 annually spend nearly three times as much on food compared to families pulling in under $20,000. i don't know why that is but it doesn't matter. i know healthily what i, a 6'4" 225lb hungry ass, can live on. ~$800 annually if i maintain the 'this is sustenance not pleasure' mentality. it would be less but i only recently found a suitable environment to build a garden of self sufficiency. i editorialized i know but you get the point, there is no reason for such excess and waste when so many are going without. many slaving, doing shit labor and barely getting by. you should not be harmed for being rich, you should be hanged for causing so much suffer, even if out of ignorance. there are rich people who live in small ass houses and drive fuel efficient vehicles. having a lot of money is not a crime. apathy should be. i saw a meme that had two students with dialogue bubbles. one behind adjacent saying. 'what is the difference between ignorance and apathy', the other with her eyes on her paper responds, 'don't know, don't care.' perfection. people get incited to only be angry about certain things. the media is perfect for that. in elementary school what did they always say(after the pledge of allegiance of course)? the title. it needs to be attention grabbing, shocking. buzzwords, exaggerations/embellishments, image manipulation like they're on some openstego bullshit. they tape up shit from tom clancy's paper shredder. as i am writing this, the media is making people go nutroll over the corona virus. cars are out here killing like 90 people per day but they still jump right the fuck in those plastic and metal death-bins that compose a third of the slavery triumvirate. house, job, car. a lifetime of debt slavery. taxes, insurance, and upkeep. the makings of a debt </text:span><text:soft-page-break/><text:span text:style-name="T156">slave start in the home with toys for the holidays. it starts with 'mom i want the [insert brand x, y, or z here] ones, not these. these don't taste like those. it starts when toddlers see toys the other toddlers have. it starts with parents giving in to their whiny and/or annoying ass kids because it's easier. you don't want to do what you have to do so you instead just force society do it. there are inverses to this as well. some parents really try, they've just got shit kids and no amount of love or consequence will achieve them empathy, a conscience. empathy and a conscience are not required for statists/nationalists. they have a flag, a god, an idea that tramples the dignity and respect i believe should be entitled to every human that hasn't had their genitals inside a child or animal. sexual depravity is one thing that needs to be completely eradicated from society. in this system though, impossible. background checks don't identify those that haven't been caught yet. also we have no proof except after an incident. even then, state attorneys are too cowardly to make the child testify. parents don't want their children to have to in a sense, go through it again, even knowing that in this society people walk around seeking out sympathy for things that happened in their past - so they'll probably be on repeat about how they were abused as children. this failure to testify is a failure to keep child predators as a whole off the street. the depraved often know what they can and cannot do legally so will operate their sickness within those parameters. people call the police thinking that them calling is enough to put someone away forever. without testimony they are forced to plea bargain with the predators. a fearful predator will accept a worse charge with less time. an intelligent one will force trial. a victim society. an abused, molested, neglected as youths society builds one of fear and the inability to trust. sounds like the perfect mental hard drive for the state to copy its religious, nationalist rhetoric. someone who cannot trust their peers so default to the state in matters of importance. the ultimate parental figure for the perpetual child.<text:line-break/><text:line-break/></text:span><text:span text:style-name="T21">sufferware v5.1</text:span><text:span text:style-name="T156">what is the phaneron? oversimplified it </text:span><text:soft-page-break/><text:span text:style-name="T156">is our environment filtered through our senses. there are a surprising amount more than just sight, smell, touch, taste, and hearing. i have not read peirce's works in their entirety. my key focal point is that perception is reality. can you prove that there is another consciousness in this existence? what if you're the main character(more on that <text:s/>in 5.7)? what if you are the only consciousness in this specific program? what if sufferware is really moralityware and this program is written to test our [scruples, resolve, empathy, responses, etc] to external influences and the program adapts to the user? your enemies are truly yourself in that scenario, but is that scenario a plausible scenario? if we can create artificial consciousness in a computer, then we could already be the same, no? biological machines with parts that through <text:s/>tens of thousands of years, are SLOWLY refining themselves? time is an entirely separate perception itself. <text:s text:c="2"/>animals that live briefly, a season, to them could feel like 6 of our lifetimes in only perfect weather. however, maybe temperature at that slow of a rate of time differs also, but i'm not neil degrasse tyson. i do recommend listening to him or sam harris over joel osteen and t.d. jakes. that small decision will do wonders for your phaneron. to think that we are the center of existence just because we can describe a small percentage of it, is absolute retardation, a katy perry kernel from the dunning-kruger dung and booger pile. sounds excellent but substance is trash. besides raping and killing, one of the most primitive things a person can do it blame all their problems on a devil and all their 'blessings' on a god. and then pay a representation of one or both to continue to do so. a life of submission and slavery is 'freedom' for many. processing gets fucked up early for a lot of people. osteen's kind should be hanged for their exploitation of those who are suffering. these self proclaimed saints and pastors with their self importance and passive arrogance. picture the amount of varying existences, suffers, experiences. the crippling of the phaneron and apophenia could take almost limitless forms. jesus, flat earth, nationalism...more than enough to cause concern for the mental processing of the average </text:span><text:soft-page-break/><text:span text:style-name="T156">person in society. although, the average person in society when surveyed thinks they are anything but, the average person. much of our data and statistics comes from surveying people. we know people lie. they may want or not want to look a certain way. my favorite though is that in this victimstance, chemical, and striving for sympathy society - we trust people to accurately tell us their pain level on a scale of 1-10. pain levels of 8,9, and 10 get free pills. how many people thought they were cute and said 11 or 100? many. there are honest people. i am just saying if you are surveying people, i would guesstimate about 25% would alter their answers based on how those answers would make them look. i have to guesstimate because i haven't surveyed people to find how many would be honest about being dishonest on a survey.<text:line-break/><text:line-break/></text:span><text:span text:style-name="T21">sufferware v5.2</text:span><text:span text:style-name="T156">sonder. you are not the main character on this planet. you are not the reason for everyone else existing, suffering, surviving, whatever. the universe too great and your morals/intellect too lean. you are not the center of the universe, you are not a king, your majesty. to think you are is to abandon others. kids yelling at their mom to bring them something to drink to their room. slap them upside the fucking head if after twice being told, they continue to order others about. this entitlement is a problem. treating others as if they only exist to serve you is a problem. some parents think it is cute when their children act like adults. it isn't. there have been two children in my past that have super potential for monsterhood. one was in arkansas, the other new york. both were boys of single moms. moms that were tired and gave in to everything because it was easier. both boys sleep in the bed with mom at 6 and one breastfeeds. both hurt animals. i wish both boys were both grown i would have knocked their blocks off. one threatened to 'cut her neck off', the other threatened to 'burn her up alive'. i want to make excuses for the moms but i cannot. if you give in you are putting yourself first. you're not helping them by letting it continue and you're only allowing and enabling it because it is easier. i will not name the mothers because they are decent humans </text:span><text:soft-page-break/><text:span text:style-name="T156">otherwise. their children i will name because i'm not miss cleo but i'll be goddamned if at least one of them doesn't grow up to prey on the weak(rape, kill, etc). abel matthew reed from hornell new york is the one that threatened to cut her neck off and jace [something] from hamburg arkansas is the other. if you're old enough to tell your mother you're going to kill her, you're too old to also take her titty in your mouth. i was sitting on the couch talking to abel's mother about something serious and he sounded like little lord fauntleroy demanding she return to bed. they both share the same bed. every night. both mothers are like the mom of that male model that killed cats online and then a human. both swear their children are angels with 'normal boy behaviors'. i had to leave both places(i didn't have a sexual relationship with either mother) i should not have thoughts of punching kids in the mouth. i kicked a dog when i was little. these kids get serious glee from inflicting pain on them. they don't feel bad after. it would show. i cried after i did it. watch how animals react around people. i don't mean if they are bad people your dog will bark. i mean that if their owners have a habit of beating their ass, it comes out always, often through subtle behaviors. most situations i encounter it is the parental unit that is abusing the kid, not the other way around. even rotten seeds can germinate. to these two boys, the entire world is their sandbox. to them animals don't have feelings, humans don't have feelings. their mom would go just OUTSIDE and they would wait at the door and start crying. infants and toddlers i understand the fear of abandonment but 6 years old and the mom can't leave the room? ed gein and norman bates in progress. there are people on this planet who think they are no one then there are people who think they are the only one. i would much rather have a world full of people who think they are no one than the latter. if it's eyore or chanel west coast, i choose eyore all day. it's much easier to be friends with people who don't think others should debase themselves for them, who don't think that all of existence was built for their consciousness and their's alone. i want to be equal with people, not have people as extras in my </text:span><text:soft-page-break/><text:span text:style-name="T156">movie or vice versa. these fucking rap videos. pop videos. they are conditioning the ego early. i used to think that i was meant for something special. yeah, that's ridiculous. billions of lives throughout history - but my one is important? yeah, i'll pass on that irrational thought, thanks. people who think they are the main character are a problem for society. how many czars and kings and warlords throughout history think of themselves as history's current and forever champion? at the time, as far as they know, they were the most advanced rulers in history. they were main characters if not THE main character. the world was constructed as their computer game where others are point and clickable objects. onmouseoverhuman.<text:line-break/><text:line-break/></text:span><text:span text:style-name="T21">sufferware v5.3</text:span><text:span text:style-name="T156">we've all learned from childhood that the mind by default can see things that aren't there, see things appear to be other things, and not see things that are there. when i was in elementary school it was the posters where you look at them cross-eyed and a three dimensional image pops out. now the illusions are integrity, morality, things of that nature. people are fucked up. some are just wearing a costume or playing dress up but there are some legitimate chameleons out here. i've bumped into them. i felt stupid. i thought i was seeing honesty and integrity and instead i was looking at the face of it masking ulterior motives. all a person has to do is mimic social behavior within a range of error that lends enough credibility to the personality. they can get access to almost anything. your kids. 'i just do not think it was the babysitter because i got such wonderful vibes from her'. they admit that their reading of subtle behaviors is trash. those can absolutely be projected. controlling your emotions and outward expression controls your subtle presentation of self. knowing the mind has the ability to delude and outright lie to oneself, it makes reality questionable to say the least. how do you know what you are perceiving at this very moment isn't a paracosm or just you perceiving it? can you absolutely prove that other people have sentience? conscience? how do you know this isn't a paracosm written just for you? </text:span><text:soft-page-break/><text:span text:style-name="T156">sufferware. rageware. phaneronware. i know that isn't the case but many do not. many minds are not plastic. they are already molded. in a world where reality is relative, irrational thought knows no bounds. again, here i will reference jesus, muhammed, flat earth, etc. if a person can make themselves believe a zombie was born to a virgin, walked on water, and generated food from nothing, they can make themselves believe that the suffering of others is not really real. they can make themselves believe that the country with with the number one incarceration rate is the most 'free'. they can make themselves believe that the 'greatest' nation on earth doesn't depend on the resources of people it looks down on. they can make themselves believe that rich politicians that profit from the way the system is constructed, will try and change that business model because some random person said to do so? the state knows at this point it can do whatever it wants to people. the police and society are at war because half of society hates the other half and wants them in prison, and the police have to enforce the whims of rich politicians. a vote is not power. a vote is giving your power away. you say, 'i want this person to make decisions for myself and others'. democracy does not nullify consent of the individual. i mean it does in this backwards, upside down ass system - but it shouldn't. the same group of people that thought witchcraft was real and pets were familiars. i hate the suffering the human mind causes out of active and often intentional ignorance. i can't physically do anything to stop the constant barrage of irrational thought patterns given to people by corporate directive. marketing should be called fracture the logical partition of the consumer if possible. they'll crave the deal, love the deal, make one over anything. trample and stampede for a couple rolls of toilet paper and boxes of ramen. they want their deal. even if they are paying more than they originally would. save 10% but the price is marked up 30% from the original cost. they pay 20% more because it looks and sounds good. a financial construct built on top of and throughout the real world. nature is brutal. we act as if it is not. 'those birds are sooooo cute'. those birds starve </text:span><text:soft-page-break/><text:span text:style-name="T156">each other, eat each other, eat each other's shit, eat each other's children, force foster their own children, eat each other's dead bodies - i saw chickens fucking on top of a pile of dead ones. i am no stephen j gould, but come on. that is retarded. i saw a rabbit the same day as the chicken eating the other chicken's shit pile - suck itself off and when it noticed me he picked his head up and his dick was ejaculating and he went right back to it. i have seen some disgusting things in my life but what in the goddamn fuck. i hate rabbits now. like i won't let anyone hurt them but bunny kisses...yeah right. what in the fuck, roger. illusions. the birds and the rabbits are not cute, they just look it. they are vicious and depraved...sort of like humans. humans project outward illusions, trickery, and deception to get vagina/dick. many say they put their 'best' face up front at first but for many it's a completely false face that masks a predator. men can reproduce their entire lives, women can only a during a part of theirs. a male can have as many offspring as time will allow and women only every 9 months. this allows women to be selective. men that fight over women are primitive. i was primitive. it was from a jealousy feeling from thinking of the woman as an object. if someone cheats don't make a big deal. leave. your absence does more than you know and if it doesn't you know you did the right thing anyway. getting angry and beating up the person your spouse cheated with is absolutely retarded.<text:line-break/><text:line-break/></text:span><text:span text:style-name="T21">sufferware v5.4</text:span><text:span text:style-name="T156">i try to bounce my mental and emotional thought processes off of utep's master list of logical fallacies:http://utminers.utep.edu/omwilliamson/ENGL1311/fallacies.htm thanks to owen m williamson. there are 146 logic faults listed. many on the list you will not only see in the media but law books. the state has some of the most irrational policies and procedures, usually contradictory to some other area, almost certainly when involving police officers. you can say 'constitution this, that, and the third' the state doesn't have to do shit regarding the individual when it comes to 'safety' and 'security'. i'm sure if rich people played fair, poor people </text:span><text:soft-page-break/><text:span text:style-name="T156">wouldn't dream about killing them. the poor and middle class voted for this gruelingly slow and persistent loss of freedoms for a false sense of protection. you cannot help but see that almost everything in society is illogical. i am not saying there no room for emotion. i am saying though that emotion has to be filtered through logic. people throw around the terms critical thinking, reason, logic, ad hominem, fallacy, etc but i don't think they fully grasp the depth or width of the subject. they have to use it on themselves or it doesn't really work so well. it may for one thing one time but when engaging in intellectual debate with people such as myself, i seek the irrational. there are subjects that are exhausted for me when it comes to debating. religion and politics. both of those are paracosms and they try to pull you into arguing about something INSIDE that paracosm that doesn't apply outside of it. i refuse to waste my time same as i will not engage a kid in which pokemon character is better. that is exactly the same to me as jesus or muhammed. i'll pass on religious doctrine entirely, thanks. you cannot be christian or muslim and evolved. those are mutually exclusive. you cannot believe in things that break the laws of thermodynamics and then fancy yourself a scientist of some sort. if you replace the L and G with N and M you get an actual science. it is a logic fault and a refusal to take responsibility for oneself to blame character defects on the arrangement of stars from an ego/geocentric earth perspective. each star in constellations are light-years from each other. the brightness of each star makes its distance deceptive. you're a shit person because you have not owned your person, not because stars look like they are arranged in a way that they aren't. when it comes to logic my absolute pet peeves are the tone and language police. a fact doesn't stop being a fact because you screamed it, whispered it, peppered its delivery with socially frowned upon words, farted while you did it, or because the other person thought really hard at some deity or another. i would have a prodigious proportion of poop if i pulled in a porcupine pellet every time one of the pretentious and probably political parlance police said, 'you're just angry' </text:span><text:soft-page-break/><text:span text:style-name="T156">or something similar as rebuttal like that means i am wrong. the facebook simpletons that use the word logic itself are a riot. on facebook alone i have had some unfortunate but hilarious interactions with religious nutrolls that when my questions and answers are unassailable - they hope i and my children burn/die/suffer or some other form of violent death. these people in the united states really want others to die if they think differently in regards to religion and politics. if both of those systems of corrupt processing are abandoned, we may still have a chance of recovering society. history says we are fucked. there are too many people that believe these incredible things. incredible means not credible. <text:line-break/><text:line-break/></text:span><text:span text:style-name="T21">sufferware v5.5</text:span><text:span text:style-name="T156">too many people see things as signs and connect really flimsy claims together to substantiate their fantastic boasts. i see them all the time. they usually have experienced or are experiencing something emotionally debilitating and traumatic. they do not know how to cope with suffer so they come up with all kinds of reasons why they, as gods on earth, are having this happen to them. 'the devil is testing me' or 'god is testing me'. the universe is expansive. a deity or demon probably doesn't have the time to line up all the red lights so you hit them. they probably don't have the time to conform to your specific brand of symbolism to administer a test of your character to determine if you are granted access to unending eons of servitude. television shows and commercials are problems in their own ways but for this section of sufferware i'll keep it pattern based. let's take individual x. ind x has no self esteem as is common in our society. ind x feels nothing special happens in their life and/or it is a constant barrage of stress, problems, frustration, suffering, and for what? ind x watches tv and finds the shows about underdog heroes especially attracting. vicarious living. if you can picture something in your mind, is it then...real? ind x now has all these hero narratives broken up by consumerist addiction inducing audio/visual stimuli. ind x is slowly over time sucked in to a paracosm of inactivity and buying shit. irrational thought sells. ind x now sees patterns in logos, brands, </text:span><text:soft-page-break/><text:span text:style-name="T156">and events that aren't there that make them the hero, possibly even creating those events. when asked what they do for fun there are a stupid amount of people that respond with 'i watch television'. when i watch television it is either letting stargate play in the background or watching math, science, and history videos. neurogenesis is something we all should crave. let's take individual y. ind y was molested as a child and is now religious. ind y has found solace in an 'answers now' pamphlet that promises their individual existence is that of a king instead of just another insignificant victim of child abuse. people who commit suicide can't go to work as cheap labor generating revenue. ind y sees the face of peter, paul, or mary on their toast. they say things like, 'see? something told me i was supposed to be here at this time!' why don't you cut the 'i am not schizophrenic' bullshit and say your chosen of thousands of deities told you?<text:line-break/><text:line-break/></text:span><text:span text:style-name="T21">sufferware v5.6</text:span><text:span text:style-name="T156">humans recall and reflect quickly with categorization. this can be a problem because many minds try to encapsulate complex beings into a bite size word so they have an 'easier' time processing their environment. how many people of one political party blame all of society's problems on the other political party? how many times have you seen a person who identifies as a label, blame all of society's problems on a label that is opposite the one they identify as? how many humans can you honestly say would honestly say they are a part of society's problems? these mentally retarded people want freedom of speech but forget the part where that means others get to speak freely as well. it means you have to hear shit you don't like. from people you have almost definitely have misapplied a label to. how many deaths in history caused by irrational fears from categorical thinking? really the only labels that should categorically sum up complex beings are atrocious actions. an adult has sex with a child, there is a label that lets everyone else know that this is a person with a red flag on their back and you need to absolutely be mindful of them, do not trust them with your children. labels that </text:span><text:soft-page-break/><text:span text:style-name="T156">are negative by default are necessary but people try to take words and make that word the equivalent of a child predator. democrats, republicans, christians, muslims, i'm a broken record repeating this rhetoric of mine to keep people from staying retarded. no, james is not telling you from the grave that he is 'doing just fine' wherever he is. no, the lines in your palm do not determine things except for where the skin folds when you bend your hands. no, your personality is not written in the stars. maybe celebrities with your ctrl+c, ctrl+v existences. people spend hours taking personality tests and quizzes on the internet but won't look at how the earth moves through space, or which way is down. it requires no mental processing to tap colored boxes on a phone. it takes an intense level of mental processing to picture our entire solar system as each body rotates and orbits another and how the whole system traverses the universe. they'll take a potato test and always win(or lose depending on perspective) but they won't take an agri/horticulture class to learn to be self sufficient and not dependent on our system of ultimatum labor. if you don't slave over an hourly, you can't have your own space to live. it is getting to where you can't have a space to live unless you have 2 or 3 hourly employments. banks are taking houses for under a hundred dollars. this shit society and we're all getting exploited so who do we blame? each other. if a politician is mentioned i tire instantly. that person's mental hard drive is defective, their make believe world has actual world consequences for others, and they will be an entire waste of my time. if i wanted to watch a reality tv show i could turn on the television and not have to personally interact with the dumbass. if someone tells you that a group of people are society's problem you can rest assured that that individual is a major part of society's problems. they blame instead of taking personal accountability. if someone votes, they are a major part of society's problems. if someone panic buys because of television they are a major part of society's problems.<text:line-break/><text:line-break/></text:span><text:span text:style-name="T21">sufferware v5.7</text:span><text:span text:style-name="T156">time and memory are aggravating. time is an enemy always. there is either not enough of it or it </text:span><text:soft-page-break/><text:span text:style-name="T156">takes an eternity to pass. seconds creep, hours hit c. times in the <text:s/>shu in a cell by myself or with one other person. bioblitz is 48 hours in about 4 minutes 8 seconds. <text:s/>it is a difficult if not impossible task to control the passage of time at will. the awesome things would last forever and the tedious, mundane tasks would be nothing more than a small town viewed from a formula one vehicle. recess <text:s/>was always really short and each class lasted a lifetime. it is told that monks and meditation artists can slow down time and see current passing events in slow motion at will and that is absolute horseshit from the movies. you can focus with an intensity and the mind can do some amazing things like mentally time travel to/from the past/future. it can't say, 'okay i need this time to pass at a rate 75% slower than 'normal' which would really be average'. or maybe my mind as the author is telling me that because i can't make time pass 7x faster, they can't either. this is not including drugs. pop a seroquel and watch time go stupid. shoot enough bathtub meth and apparently you'll think you can see, alter, and have sex with time.</text:span></text:p>
      <text:p text:style-name="P40"/>
      <text:p text:style-name="P48"><text:span text:style-name="T181">outroduction for v1.x-5.x:</text:span></text:p>
      <text:p text:style-name="P45"/>
      <text:p text:style-name="P53"><text:span text:style-name="T205">the beast that can reason, but beast nonetheless. we are an intelligent virus. we live in a make believe world that has actual world consequences for the rest of existence.</text:span></text:p>
      <text:p text:style-name="P48"><text:soft-page-break/><text:span text:style-name="T10">sufferware v6.1</text:span><text:span text:style-name="T24">the constant media/social media barrage of covidfear has people treating every stranger as a leper. it has people dividing themselves. fear and a totalitarian state go hand in hand. honestly, i </text:span><text:span text:style-name="T162">love</text:span><text:span text:style-name="T24"> that people are staying in their fucking houses. it makes life better for everything. no creature has to justify its own existence except ours, having to leave our domicile daily. with the ability to reason comes the ability to connive, plot, plan, scheme, hoodwink, and bamboozle. psychological warfare is not just a tactic in a lustbader novel. the human mind can be taught to fear anything. from snakes to hair to police to can't stand by themselves ass gang members to gay people to black people to credit cards to dirt to isolation to rejection to anger to blood to needles to dreams to outside to inside to soap to holes to the internet to quiet...to...self. introspection. emotions processed through rational thought wouldn't react to things in such a fashion were it not for the psychological conditioning of the media and state. when i was on the compound everyone watched the news every day. i didn't because i really don't give a shit. they would interrupt awesome movies to hear about the next thing they need to be afraid of or who just got arrested. limited mental processing required when the news goes directly into your earl tea matter. "i know how to filter out the bullshit because media outlet x, y , or z is bogus news". even the definition of fake news is relative. stations report events that happened factually. there are numerous ways to paint a picture with a set of facts. you can amplify certain ones and just omit others. omitting facts is not lying, according to the state. integrity is another question. wording, frequency, severity...the media and state have zero mercy on the human mind. the goal is to manipulate emotionally to keep people in a state of fear but feeling protected. fear sells. fear controls. people who are afraid do what they are told. every commercial is dripping with feigned sympathy and 'we are your family and we care about you'. disgusting. i guess maybe 6.x-9.x is not going to be just about the positive. i am going to contrast it. would you know what elation was were you never depressed? i'll explain situations that happened and then </text:span><text:soft-page-break/><text:span text:style-name="T24">instead of continually degrading humans like they don't already understand how i feel about them, i will try to find a major positive that occurred as a result of a situation. or i'll do both. corporations going out of business is like a wet dream for me. it is not for many others. it is a positive for me because i'm tired of seeing humans turning their bodies into corporate billboards. slaving to make businesses wealthy. in return barely getting enough to eat after paying rent. the cost to live is around 30% of what landlords and the real estate market claim it is. a scared slave is a submissive slave. the slave must fear whatever the current threat to what people </text:span><text:span text:style-name="T162">claim</text:span><text:span text:style-name="T24"> are freedoms, is. people in society will most often trade their perceived freedoms for a false sense of security. 'safe' can be an entire paracosm of thought. it means different things to different people. to me safe is being able to sleep in peace, to some safe is knowing the police are out and about. to some a gun will stop any threat others think their chosen deity will. the coronavirus is real. not arguing that. what i am arguing is the 24/7 media coverage when there are 90 people per day dying from cars. then there are 150,000 people that die from suicide, the flu, and nephrosis. around 50,000 for each. currently it is at 4,726 for the united states and 46,474 globally.<text:line-break/></text:span></text:p>
      <text:p text:style-name="P48"><text:soft-page-break/><text:span text:style-name="T10">sufferware v6.2</text:span><text:span text:style-name="T24">forrest dale from steuben, maine fancies himself jesus and forrest gump reincarnated into one. a troll, a hobbit of a man that has some subtype schizophrenia and no personal hygiene. he pretends to run a homeless shelter but what he does is allow someone to stay at his hoarder hideout if they do his work so he can play on facebook and run from ellsworth to steuben blanketing himself with some cause or another to gain self attention for the suffering of others. he'll say 'i am running for diabetes'. he'll then claim he has some loose, frail connection to each cause like "i am borderline diabetic" sometimes flat out lying. how many times have i <text:s/>heard 'i am a politician' or 'i am skill/label x, y, z'? too fucking many. long story short, i tried to fight him for his fraudulence and disrespect. instead of just squaring up, he called the police after bragging about how tough he is. he said i pulled a knife on him because if he didn't, he couldn't kick me out as i receive mail there. however if there is a threat of violence, the police will remove the one who was in the right for the one who was exploiting the system. policy demands it in a society of fake victims. he has 3 cockatiels someone asked him to watch, there were 4 but he let one freeze to death. they are ridiculous loud. he came back one day and i said with a face of morosity "dude...they wouldn't stop, i...killed them." his exact response was with a face of zero concern for the birds was "well..you have to tell them(the owners)". that is how i knew he cares not for animals out of the animal's well-being but because of how he would look if he didn't. as long as he doesn't look 'bad' their lives don't matter. his thought process and entire demeanor showed image resolution over "where are they, what the fuck! why would you do something like that?!!!" or any number of alternative responses. he, in his reality, got rid of the loud birds and didn't have to take responsibility for it. obviously i was joking and the police can verify the birds were fine when i left. i know words are hard forrest but i know you'll get someone to read this to you because you HAVE to know what people are saying about you for your image. you can try to run cross country to gain attention for yourself with the suffering of others but it is not </text:span><text:soft-page-break/><text:span text:style-name="T24">creative. "my name is forrest, forrest chump...what if i did what the guy in the movie with the same name did to act like i care for others when really i feel i am nothing, so i cloak myself with them instead?" you think that there'd validate my no hygiene or order having existence?" i met a man named sterling who always tried to help others and never demanded anything. not only did he help get me set up at a camp site but he drove me to pick up my prescriptions, get my fingerprints, and groceries. i made the trips financially worth it, but it's the time. the time is something you can't get a refund on so when someone dedicates theirs to you, it isn't to be taken lightly. there is of course dedication where they want they yams, but that doesn't apply to any part of this situation. everything in maine is long distance. forrest did some coward american shit, but sterling was fair and impartial regardless of who he knew longest or could benefit the most from being friends with. one i need to fear anyway. enemies are a dime a dozen in this corrupted society. what i didn't say was that he also would run forrest to his starting points. he is a good friend to have and a person to protect from deceitful marshmallow hearted cowards like forrest. i have an extra concern for those with mental health issues but no mental health issue gives you permission to cause the unnecessary suffering of others just because you are suffering. frail forrest feigns friendship for fruits foraged in the future. sterling shows samaritan solidarity [without needing anything in return]. forrest would always tell me stories about fights he won. sterling always told me about the environment and cool places in the area, stories about the ocean and history, engines, intelligent things. we need more sterling humans and to start deforrestation asap. the stupid name puns are tired and i apologize for continuing the trend while bashing him for it.</text:span></text:p>
      <text:p text:style-name="P37"/>
      <text:p text:style-name="P48"><text:soft-page-break/><text:span text:style-name="T10">sufferware v6.3</text:span><text:span text:style-name="T24">parents love their children and don't want them to suffer. would the child not then learn that sympathy gets them their desired things? saying no at a store is often difficult for many parents. in the familiarity of their own homes there is no one else watching so things are different. some parents go extra hard at home. others are tired and just don't want to deal with a 2000's+ child that was born into excess and waste. children that can't understand why you won't get them a toy when you bought a throw pillow for the den, contour, and name brand shit whatever it is. they are correct in wondering why. that's stupid shit. to do/buy those things. none of them necessary for survival. image, appearance, ego. for a feigned sense of identity, the lack of existence with a purpose. plastic and paint. flesh and skin mannequins with no internal engine, morals an aperture. salons closed during covid19, how many men saw their women for the first time? these children learn to not only emotionally manipulate instead of learning how to get for themselves, but they </text:span><text:span text:style-name="T162">enjoy </text:span><text:span text:style-name="T167">doing it. i would venture to say that a child that receives everything needing nothing growing up potentially ends up as fucked up as someone who had nothing needing everything. a utopia is not possible but 'parents' need to stop giving in to their kids' every whine and tantrum, whim and want, because it is easier or just fucking because. society is full of inconsiderate bastards because children </text:span><text:span text:style-name="T162">used to be </text:span><text:span text:style-name="T167">cute but parents perpetually treat them that way. teaching your child to be a decent human is worth them not liking you for a little while. being a parent is often either thankless or you don't get your respects until the child grows up and sees just how good they had it, when their child starts acting an ass. a child having experienced a trauma does not get that child a pass when it comes to harming others. it does get that child a pass when it comes to verbal communication, destruction of their own property, and self harm. victims are getting unlimited passes to behave any type of way. being abused as a child does not mean you get to falsely accuse people of things, harm your own children, or provoke and try to set others off. </text:span></text:p>
      <text:p text:style-name="P48"><text:soft-page-break/><text:span text:style-name="T10">sufferware v6.4</text:span><text:span text:style-name="T24">people get socially rewarded for words that mean nothing. people also are skeptical when you are honest but will believe anything you say if it is considered 'bad'. to paraquote bill burr "let's get oklahoma back to work!!!!". that is followed by applause from people brandishing signs of red or blue, whichever rich political gang their stockholm syndrome is founded upon as they look down on bloods and crips. another nonsense corporate attempt to bond with the viewer as if the corporation were a person. "you may not be thinking about burger king right now but just know we are thinking of you" or "state farm is a good neighbor" the lord saith the sheep will descend from the mountaintop into a valley of indoctrination for tithing and submissiveness. whoever a religious writing tells you to obey - that's who had a hand in its composition. </text:span></text:p>
      <text:p text:style-name="P37"/>
      <text:p text:style-name="P37">what do religions want?</text:p>
      <text:p text:style-name="P37">your dollar, your identity, your submissiveness.</text:p>
      <text:p text:style-name="P37"/>
      <text:p text:style-name="P37">what do corporations want?</text:p>
      <text:p text:style-name="P37">your dollar, your identity, your submissiveness.</text:p>
      <text:p text:style-name="P37"/>
      <text:p text:style-name="P37">what does the state want?</text:p>
      <text:p text:style-name="P37">your dollar, your identity, your submissiveness.</text:p>
      <text:p text:style-name="P37"/>
      <text:p text:style-name="P48"><text:span text:style-name="T24">this system of corrupt mental hard drives walking around clocking in as cheap labor is not sustainable and further than that, it is morally reprehensible. the psychological conditioning of society breaking</text:span><text:span text:style-name="T1"> their minds and bodies down for the excess dollars of a select few individuals atop a building blasted with a name on it. </text:span></text:p>
      <text:p text:style-name="P36"/>
      <text:p text:style-name="P48"><text:soft-page-break/><text:span text:style-name="T21">sufferware v6.5</text:span><text:span text:style-name="T156">music is a problem. music is a wondrous thing. humans though, as with every awesome thing we create or discover, figured out how to exploit other people with it. i'm going to preface by saying it oversimplified - rap music and country music keep people divided by race because in case of an uprising they will take many of each other out before going after the rich. is that accurate? i wouldn't say that a group of mister burns/smithers combos are plotting in a room on how to control society. i will say that as a child in oklahoma i thought being country was cool and the way to be liked and accepted by those in my environment and at school. i felt stupid, like such a fucking fool that i let someone else tell me who i was, how to dress, think, look, act. ctrl + c, ctrl + v. copies of copies, products of products, copies of copied products. copying is doubling, and doubling returns a product so you could say the copied product of produced copied products. <text:s/>i say the original product is no longer. generations of imitations leave an entire society with zero sense of self or purpose. let me frame a scenario. an individual we will call brent wore cowboy boots since a toddler. when he moved to a bigger city he felt like an outsider because everyone else was in jnco's and zonz and fubu. clothes are a piece of your image, a piece of your projected self. companies want you to lose your identity to conform socially to their business model. the business model of music companies is to agent smith as many people as possible with money, cars, clothes, women, guns, and drugs. with the entertainment industry of movies, television shows, and music forced into our phanerons daily:</text:span></text:p>
      <text:p text:style-name="P49"/>
      <text:p text:style-name="P42">how could ANYONE find their true selves?</text:p>
      <text:p text:style-name="P48"><text:soft-page-break/><text:span text:style-name="T21">sufferware v6.6</text:span><text:span text:style-name="T156">i am accustomed to comfortable. i don't care about temperature but there is a level of living that when taken away, is depression inducing because i know what i am 'losing'. i love being outdoors, i love camping, and i am always outdoors. until it is forced 24/7 then it is like - i can't use the bathroom or sleep without asking because i don't have any dollars to pay someone to do the most basic things. imagine not needing sustenance, being impervious to rain and snow, and our eyes/skin adapted to sunlight/wind. corporations and the state would not be able to profit from our existence. like brewer motor inn. i was in room 109. the motel owners want dollars not promises even though it's weekly and most people have it even worse than before because of covid19. they aren't hindi. they are white in a small town. i tried to stay at the homeless shelter but they are not taking anyone. someone i met from town told me i would not be kicked out, that they would help me stay in the motel. they gave a form to the owner. the owner said okay. the owner then switched up and said no making those people work even harder to do me a gargantuan kindness. from my point of view it's like people are dying from the flu plague, you can't accept new tenants because of government order, but you can't wait 24 hrs for 300 dollars and send someone outside knowing the shelter is taking no one? i recorded my conversations with the owner who fancies herself a cowgirl. this after the other owner spit on me from the balcony. you greedy, dirty motherfuckers. the staff are like poor people that fancy themselves elite, they speak to others with disdain and contempt. i don't have an issue with tone or language. no one in the service industry should have to pretend like they give a shit. what i do have an issue with is kicking people out in winter. before the people who helped me, helped me, i asked them to give me a tent and put someone less physically able in the room. i think am going to end up working for them. were i invulnerable to the elements, i would not have given the motel a cent, i wouldn't need a tent, i would just be free. my backpack would be fantastically light if i didn't eat, need extra clothes, or much of my survival gear. there was another </text:span><text:soft-page-break/><text:span text:style-name="T156">couple and the motel wouldn't budge an inch on their eviction. they weren't willing to let them stay on the property for another hour for a ride. they were homeless but they were people. give them an hour. i didn't have an hour so instead i gave them a blunt. having weed is necessary when times are hard. i don't have much weed. thing is, i know what it is to have zero. just having a joint is something to look forward to. humans are creatures of routine, the familiar. we become accustomed and when that familiarity is ripped away, it affects people negatively emotionally. i was adopted by a family that wasn't wealthy but got by. i have been in hospitals. i have been in psych wards, homeless, homeless shelters, prisons, halfway houses, motels, mobile homes, mansions, and in all of those things - there were common factors. those common factors are why i love being outside except when it's forced. in america our impoverished are fat. some people are born into or earn luxuries during their lives. in theory, 'work hard at the shoe store mister bundy and you can provide for a family and buy a house' works, however there are not the same jobs, the same number of available jobs, the same number of jobs, the same number of available jobs, the same number of people, etc. not everyone has the same opportunities. not everyone has the same fair chance. many start out poor because their parents reproduce KNOWING they can't afford to provide them a decent chance at life. my mother had four children. i was second. my three brothers went with family. i went into state custody. four children now a burden to others who didn't birth them. picture this on a larger scale and in that picture not everyone gets to go with family members. more than just 25% go into state custody which means foster homes, strangers, shelters, facilities. after i was adopted, my family, when i wouldn't conform, would send me to facilities and shelters. beds which could have been used for kids who had no basic needs in their homes. i ran away every time. tulsa boys home. i was always in green shorts. even when i would get in trouble my basic needs were met. when i wouldn't conform to victorian upper class socialite behaviors, they would send me away. adopted me, then send me away. </text:span><text:soft-page-break/><text:span text:style-name="T156">not to family members. to state facilities. where i had a bed, food, and a bathroom. this has conditioned me to think that ostracism is not having those things. food yes, but a bed and a bathroom are not required to exist. bare bones standard of living - a bathroom, bed, and food should be granted for everyone. regardless. that's not communist or socialist, you know what it is? not treating humans as a commodity. </text:span><text:span text:style-name="T1">she/he didn't ask to exist and if they don't want to participate in your corporate racket that exploits the basic needs of humans, they shouldn't starve or be homeless for it. how do we call ourselves an intelligent and evolved species when we won't even let others exist with paying? how do we tell ourselves that others exploit us so it's okay for us to exploit others. the cycle stops with those who don't do in return. you are not going to change them unless you stop them from being able to be in either send them to prison or make them quadriplegic. you'll kill yourself trying to get each individual to change their behavior. i know because i struggle with it. that's a major influence on my current behaviors. i avoid public interaction as much as possible and i write my book to speak to more than one person at a time. i don't want to control my outside world because i desire to. i want to control my outside world because everyone is causing everyone else suffer, substantial, unnecessary suffer and they won't stop. the religious and political paracosms allow people to abandon their senses of selves, humanity, and morality. </text:span></text:p>
      <text:p text:style-name="P40"/>
      <text:p text:style-name="P48"><text:soft-page-break/><text:span text:style-name="T21">sufferware v7.1</text:span><text:span text:style-name="T156">advertising and customer service are more than just a problem for humanity and all of life, it is the mental and emotional corruption of the species. corporations condition the consumer through marketing strategies(manipulations), corporations compete, corporations have people believing that because they are the ones giving the dollar they are never wrong. if you pay you don't have to accept personal responsibility. personal accountability falls on the employed as 'customer service' is first and foremost. even when the consumer is wrong they are right. that shows how bad corporations want your dollar. the employees have it bad as well, not just the consumers. they have to beg to work for a logo/brand that will replace them immediately, not let them eat the food they waste, and then make the employee be grateful for it. these commercials during the covid19 scare are dripping with feigned compassion and empathy. all of the commercials translate to one thing: "we know you're having a very hard time financially living paycheck to paycheck but still give us your few dollars". and people do it. people have bonded with corporations. many people trust what corporation deems moral or impermissible, but question their own friends and family. it's almost like they should remove the 'head of household' box on the tax forms. corporations are the heads of all of our households. you buy what you're told, in excess, and waste much including packaging. gas and time for shipping so you can get your mass produced items cheaply. <text:s/>with omitted cost to environment and life as a whole. environments. many people have multiple boxes to fill with multiple boxes. that means multiple houses to put all the excess shit they don't need, but hoard regardless. some of the disgustingly packed boxes i have seen. the environments. overstuffed, overstocked, out of control. doped up damsels in distress, disgusting dudes degrading them, depraved dirty dens, and derelict dining rooms of dirty dishes. baloney macaroni meals, bottled mottled milk, trash and dirt amassed dispersed, purses, sashes, silks. air jordans, mac air sporting, present an image not of filth. people are told to buy in excess so they do. people are told to fear everything so </text:span><text:soft-page-break/><text:span text:style-name="T156">they do. people are told to hate each other so they do. people with a piece of a part of a shade of morality hate people that have sex with children. often you cannot identify the depraved just by looking at them. <text:s/>you can identify a brown/white/black person by looking at them. easy, lazy hate. similar thought process with logos and brands. many people instead of looking at what they are eating, say ,'brand x, y, or z is good/bad'. it saves time and that's one thing there is never enough of. people skip through the moments trying to get to the next one and in a hurry. why? to reach the box in the dirt faster? you don't take your job title to the grave. except slave. if you think what are told you are a slave. a pleather pillowcase of paracosmic protoplasm that didn't ask to exist but get exploited for it anyway while being kept in a state of fear for the duration of it. i think about all of the pain and suffering inflicted on life for make believe bullshit and it infuriates me. i.e. the crusades, apartheid, gestapo germany. how many more societies are going to collapse with millions of deaths because of fear and lazy, programmed hate? how many more humans and animals suffer needlessly for another's cause, luxury, or rule? as hitchens said often, 'a celestial dictatorship, totalitarian thought police'. corporations corrupt people mentally. corporations destroy the mind of the consumer, their thought process replaced with subroutines that control impulses and desires. i am starting to believe that innately, humans are 'good' and want to be 'good'. single quotes for a relative societal definition, not my definition, of that word. virtuous or something similar. i have no exact figure on something that can't really be quantified anyway, even though the state tries to with things like its federal sentencing guidelines and criminal code.<text:line-break/><text:line-break/></text:span><text:span text:style-name="T21">sufferware v7.2</text:span><text:span text:style-name="T156">correlations between society and the movies 'idiocrasy' and 'the matrix'. a short section but is by itself because i try to oversimplify the construct.<text:line-break/><text:line-break/>idiocrasy - ridiculousness type tv shows, walmart/costcos, trash/recycling, entertainment over reality.<text:line-break/><text:line-break/></text:span><text:soft-page-break/><text:span text:style-name="T156">the matrix - the financial concrete and steel construct that exists on top of and inside reality. even our nature is manufactured. humans are used as cheap labor(battery, power source for the system), a disconnect with the desert of the real for a placating false reality.<text:line-break/><text:line-break/></text:span><text:span text:style-name="T21">sufferware v7.3</text:span><text:span text:style-name="T156">earth is not our slave, our master, or our friend. earth is a sphere full of organisms composed of the most common elements in the universe, rotating around the sun and spinning around its y axis. our solar system is also spinning. as is our galaxy. would it not make sense that the universe does as well? motion sickness? on sea sickness? anyway, we are not the center of anything except a lot of problems, destruction, and throw in a few humanitarian efforts we love to use to justify, while also downplaying, our depravity. to try to objectively observe such wonderful human spirit seems to downplay it instead. to put that feeling of human connection through kindness and compassion into language is like a bag phone trying to interpret your smartphone's OS. most often both parties experience this feeling. the simplest explanation is for a few fleeting moments all is right in the world. hope is not dead. humans are not all bad. misanthropy hasn't bootstrap bill'd me with barnacles, yet. would this feeling be what it was or as intense if we either experienced it all the time or we didn't suffer ourselves? where would humanity be without struggle? who knows, we haven't even tried. it isn't profitable for basic needs to be separate from the economy. it isn't profitable for corporations or the state. we are revenue generating tax batteries. i will watch tv for the commercials. i always am watching how the viewer is being coerced or subtly nudged to buy shit they don't need to keep profiteering from cheap labor ass corporations afloat. it disgusts me. the ridiculously expensive cars look fun and the buffet looks delicious but at what cost? not to my wages that slowly trickle in and geyser the fuck out, but to everything around us. shelves full to keep consumers stuffed plump while someone has to account for the deficit. single use items. waste, packaging. business and corporations have zero concern </text:span><text:soft-page-break/><text:span text:style-name="T156">for life, the planet, existence, their managers, their broompushers, they don't give a fuck about ANY OF US except as a means to and end and that end being a dollar. this fucking commercial says, "help save the restaurants" uhhh, no. burger king and dairy queen can drop down to the peasant caste with the rest of us and enjoy these boxes of macaroni and cheese from the church. take this next sentence in slowly, read twice, three times if need be: </text:span><text:span text:style-name="T21">fast food restaurants exploit cheap labor and are now pretending to be that cheap labor's best friend begging for dollars from that cheap labor...and that cheap labor fucking forks over fists of franklins fattening the fatcats further. </text:span><text:span text:style-name="T156">my fear for the future of society increases again.<text:line-break/><text:line-break/></text:span><text:span text:style-name="T21">sufferware v7.4</text:span><text:span text:style-name="T156">different paracosms for different classes. different variations of those paracosms. so easy to exit one thinking you are 'free' when all you did is dive headfirst into another, swimmingly. yeah, you were able to quit heroin but you switched it out for suboxone. didn't really quit did you? you can't say you woke up from the religious dream after learning jesus is a lie, to start preaching about how muhammed is the real dude. jesus is a combination of several stories that predate his mysterious ass. to accept such absurdity as truth, on bad/lack of evidence(faith) is to abandon any use of the 20+ tools(senses) you were given to understand your environment. they don't want to understand, they want any explanation that doesn't require them actually using critical thinking. they want pretend answers to pretend problems. there are potentially an unlimited amount of paracosms possible. the imagination is the limit. literally. if you can pretend something and a single person joins in on it - that constructs a reality for both of you fools. you can do good deed in the name of your paracosm but that doesn't make your paracosm valid or 'good'. this is how the church operates and it disgusts me i have had to rely on their handouts knowing that my presence validates their efforts. another number fed in the name of the lord. i am not ungrateful. i am anti using emotional manipulation to guilt people into saying the lord's prayer </text:span><text:soft-page-break/><text:span text:style-name="T156">with you then giving you money later. each convert is revenue long term so to a religious cult, what is the actual cost of a couple boxes of macaroni and cheese, dated bread, cans of vegetables, and expired baked goods? well, let's see - considering they are donations from grocery store leftovers or middle class people trying to pay/donate their guilt away - $0. yet, it is the first thing churches default to when labeled scammers. the scam itself has saintly connotations to it? yeah, of course. that's what thousands of years of religious fanatics and corporations preying on the innate fears of the general public does. i hate, i absolutely HATE churches and yes i will use the food they hand out(that other's bought) when i am hungry. no one likes someone asking them for free dollars, so begging is not an option. i can't steal food because most slaves will defend their corporate master's wealth to curry favor. working hourly employment as the cheap labor for someone else to get wealthy while i barely get enough to live on? i would rather STARVE SLOWLY than be a SLAVE. clock in to burger king to make his royal ass wealthy, and i can't at mark up menu cost afford to eat the food i am making for others. the waste, gluttonous behavior, and the effects of their make believe worlds are real. their make believe worlds have actual world consequences.<text:line-break/><text:line-break/></text:span><text:span text:style-name="T21">sufferware v7.5</text:span><text:span text:style-name="T156">i was almost tossed off the bus in bangor. the bus goes to walmart and then to the post office. i was going to the post office. that was his argument was that he was going to the post office after. he held everyone there for a solid minute. i logically cooked him and he sat his petty ass down. he pulls up to a woman and makes her walk a good 30 feet. she wasn't thin is being nice. then a veteran asks me what kind of books i write from an earlier conversation and i answer him. the cunt bus driver who wears his badge in his asshole told me i had to not talk or get off the bus. this was after about 15 minutes of me being quiet anyway. he had the veteran afraid to talk and <text:s/>so i kept saying to him "the driver doesn't own you" and "don't let him have that power over you, you can speak when you want to". i </text:span><text:soft-page-break/><text:span text:style-name="T156">wanted to run the steering wheel operators forehead through his windshield. detest the poor do you? let me fix it to where you don't detest anything again ever. i mean, gestapo are brain dead anyway, what's brain dead just where you can't hurt others because you can no longer process or communicate? a societal benefit, says i. i would have zero issues if the bus driver called me a cunt or yelled. my problem is fucking with me for no reason when i just need to get to the post office. provocation is okay, reactions are not. the community connector employee was like 'you called him a nazi and gestapo, you cannot do that'. okay first of all you simple ass slave, i did and secondly it was because his behavior suited the descriptor. it wasn't because like some pampered, entitled child i didn't get my way. i did get my way. society safeguards against the manipulations of the poor, and in doing so further makes them have to manipulate to get their needs met which makes society even more paranoid that someone is going to literally get a 'free ride'. it's the power/control issue. he's the bossman in his little area squared. now it's roped with caution tape though, digging in his nose ass. if you want to learn who is a 1930's german citizen look around. it is those most afraid. so many people are here against our will and so what do humans do? create a paracosm for other humans to work in, live in, play in, fuck in, think in, and kill in. use paracosm thought - we're all good at it trust me, you're lying if you say you aren't and picture a person inside one never being able to see outside of it. sort of a truman show. the problem with the truman show movie is it made it seem like there's only one main character. we are ALL living in a financial construct. finances aren't real. to misquote fishburne '...residential self image, the projected image of your commercial self.' you are commercial property. commercial property guarding and producing more commercial property. unnecessary things and children. society safeguards against the manipulations of the poor, and in doing so further makes them have to manipulate to get their needs met. if basic needs were not a commodity i don't think we would have this issue. there can be no commercial property without </text:span><text:soft-page-break/><text:span text:style-name="T156">property being commercial. if bread and roofs were not held ransom for dollars, the caste system would disintegrate. </text:span></text:p>
      <text:p text:style-name="P40"/>
      <text:p text:style-name="P48"><text:soft-page-break/><text:span text:style-name="T21">sufferware v7.6</text:span><text:span text:style-name="T156">i raged again today. i raged hard and i raged hard alone. having to maintain societal face for so long when i know i am in the right, when there is no release is...like blue balls but instead of cum it's anger. yes i keep the two separate, that's not what i mean. there is a woman next door. i don't know the extent of her issues but i have seen her talking out loud in conversations with herself. she lives in the motel room with her son who is probably approaching 30. she works at walmart. the motel charges $1200 per month. they are trying to rent a place but cannot save up the first months rent, last months rent, and a security deposit. i don't know the full extent of wording of law but landlords aren't supposed to require all three. lowball a couple hundred dollars for an apartment and say $500 per month. that's $1500 to move in. that is in addition to the $1200/mo currently owed to the motel. walmart employees don't make billions. her son has mental health issues of some sort. their situation is what made me rage. i cannot fix it for them and i know they do not deserve it. every day wears on them. so i did something irrational. i went to a grocery store, hung out in the chip/soda aisle and commented things like 'fatass americans needing their fatass snacks' and 'pampered, entitled americans needing their favorite brands of things' and 'consumers, these people devour and devour and pay and the clock in to go do it again'. i made fun of and humiliated slaves for their consumerist ignorance of the real world that the wealth gap provides. i walked around to employees and told them to quit their job, stop letting a corporation own their time, their body, their looks, their lives. everyone in that grocery store either hated me or thought i was crazy. i'm okay with either.<text:line-break/><text:line-break/></text:span><text:span text:style-name="T21">sufferware v7.7</text:span><text:span text:style-name="T156">the next day i get off the bus with no issues. i get to the post office and there are two employees talking about how certain groups of people look unhealthy, unclean, and should be immediately tested/screened. i am not going to say which race or orientation. so i do what i always do and pull out my phone and confront the neo-1930's german citizen. he </text:span><text:soft-page-break/><text:span text:style-name="T156">has his covid mask and gloves fad fear accessories on. the other does not. i explain to him that farts go through denim, breath travels farther than 6 feet, that molecules go around the plexiglass, and that when you exchange money and property it is ineffective, illogical, and he turns to me and says, 'what are you going to do take a picture for youtube?' i responded that it was a video. he said, 'these are trying times what do you want me to say i am a fucking nazi?' also it is 'trying times' for everyone. the maskless employee backed away into the p.o. box inset area. the 'unhealthy', the 'unclean', the 'undesirables'. these are the labels that divide everyone and supersede race, religion, and gender. we all get sick. we all fear death and pain and suffering. some less than others but that's for a different section. we are all treated as if we are livestock and in most cases we are nothing but, if that high an animal kingdom caste at all. we are tagged with ID, we are given shots, we are trained, we obey out of fear. there is so much fear in the general public that we are a species divided by it, controlled by it, owned by it. you can almost see it displacing oxygen in the air. you can feel it slithering across your skin. you can taste it rancid, disgusting, the norm. first instinct is to say postal employees are good guys. again, i refer you to the state actor and soldier's honor fallacies. a badge or uniform, logo or brand, is not character integrity, honor, or justice. it is simulacra and those simulacrum retard logical processing. we need to break these automatic, guaranteed either excusable or prosecutable representations of character. the mcdonald's cashier did not charge you $12 for a meal. a single politician cannot fix or break anything. this is a representative state. your votes don't matter and you asked for it, begged for it because you feared everything you were told. we all do and have done it. life and society are constructed around and built upon fear. fear is a the common denominator of humanity. compassion the other. which is stronger? well, during times of media induced panic that's when you know for sure. people can SAY anything but fear shows who they are at heart. when you are afraid, what morals/ethics will you compromise and sacrifice, and for </text:span><text:soft-page-break/><text:span text:style-name="T156">what justification(s) to ease your panic and physiological responses? when it comes to state directives you are going to cooperate or you are going to go to prison and/or die. why put your loved ones at risk when all you have to do is, like shoshanna's father in 'inglourious basterds' did, point? it is a dilemma many have faced in societies throughout history and many more will face in the future, many of those many in this very society, your society, our society. the flag represents the map and what is 'best' by profitable standards, for those in control of the map, goes. if you say no, you are a traitor to those in control of the map but they'd have you believe you are betraying your geographical region. profit rules, profit kills, profit is coerced through corporate fear tactics. marketing is not just advertising. it isn't just making a logo. 'successful' corporations prey on and manipulate the desires and/or fears of the consumer. legal subliminal emotional coercion, hijacking, and experimentation. is it word salad? if you think any section of my writing is, email me and if you are correct i will credit you. paracosmoclast@gmail.com. no links, no attachments. it is legal for corporations to do this and profit from it. it is subliminal but sometimes they will outright say some variation of, 'you know you want product x'. it is coercion to buy. it is emotional hijacking because it is controlling/altering the emotions of the consumer. experimentation. how do you figure out what things equal what outcomes? experimenting. want to confuse an american? use the exact correct definition of things or just don't engage them when they start talking about a deity's rules or a politician's stance on things. let them think you are crazy. i do. i don't care if people read my books right this moment. i would enjoy the 'told you so' later, after i caught the next plane of existence out of here. you, as a society, caused me to suffer an unnecessary existence and i will have my revenge. my revenge is me telling you about the freight train headed your way so you'll ignore it because it is me that is telling you about it. before you, as a pampered, entitled american, could even pretend you made a single error somewhere in your lifetime, you have to see what your </text:span><text:soft-page-break/><text:span text:style-name="T156">actions are/were doing to all of life and how you called me crazy to refuse introspection, to refuse changing yourself. anger doesn't make someone wrong. buying excess of things you don't need which causes destruction to all of life, does. dehumanizing others because they think differently, does. dehumanizing others because you were told to be afraid by the state and media, does.</text:span></text:p>
      <text:p text:style-name="P40"/>
      <text:p text:style-name="P48"><text:span text:style-name="T21">sufferware v7.8</text:span><text:span text:style-name="T156">i am embarrassed to wear any kind of outfit that looks like i am trying to wear an outfit. i do not dress up for court, i do not dress up for church, for work, or anything else. my clothes are universally accepted even at religious headquarters. when people wear special outfits they are removing the focus from themselves and placing it on accessories. effects. they put special effects on their body because either their personality is shit or they believe it is. picture the alternate existence that individual could have lived were they to believe they were worth acceptance. it's like they they believe their engine is a pinto so they put racing stripes on the hood and trunk then a paint job signifying something tough, cool, or edgy. it's like dude, we're all members of colonial one. we're fucking ants within a hive. we are chemical compounds and reactions that are aware that we are chemical compounds and reactions. that alone - self esteem should <text:s/>be automatic. if you fucked a child, you SHOULD have low self esteem and use that low self esteem to its maximum, ultimate potential. like carlin said or something close it, you can't stop hunger by taping sandwiches to your body. corporations(i don't care how many times i use that word in this book because they are the enemy of people and of earth) don't want people thinking critically because those that think critically are most likely not going to buy irrational shit in irrational ways.</text:span></text:p>
      <text:p text:style-name="P48"><text:soft-page-break/><text:span text:style-name="T21">sufferware v8.1</text:span><text:span text:style-name="T156">begins with a donut and 2 people mad about an unsatisfactory one, and one didn't even get to experience the donut. it wasn't the best donut, but it wasn't a piece of bread soaked in a warm turtle tank, either. person a, we'll call shelby since that was his name. person b is the deli/bakery employee at homeland or shop n save. this is a true story except my perceptions of person b's attitude/demeanor may be incorrect as i wasn't there nor in person b's domepiece. shelby spent a whole $0.79 on a custard filled donut. that donut is an abomination by itself which i hope i explained in 1x-5x regarding instant gratification, mass consumption, and the law of conservation of mass. shelby pays the meager change and exits, both a and b satisfied with their social interaction. or person b thinks. shelby eats more than half of that gluttonous fatassery including the entire central mass of gelatinous sugar and decides hey, this is america where the consumer is always right - i'm taking this back and getting almost 2 fatasseries for the price of one. all it takes is a little complaining. person b sees through the hustle immediately but corporate policy dictates that keeping the emotional state of the consumer stable enough to continue purchasing is that all the really matters, so what is a couple donuts lost when the employees mess up things daily, anyway. they want the consumer's long term dollars, a corruptly collected chunk of the consumer's allowance per week, per month, per life, for life. shelby has to pretend to be upset about the donut to make it real. person b has to placate the emotional state of shelby because their uniform demands it of them. the person with the dollars is the person who can do immoral things as long as the system provides for it with wording. person b now has had their emotional state altered by person a. negatively with the second social interaction. person b didn't even get to experience the donut. his emotional state is negatively affected while being unable to correct person a because then person b would lose their....and i use this word unwillingly -livelihood. person b learns that this behavior is acceptable and now ruins it for people who genuinely get defective product. this is a common, minuscule </text:span><text:soft-page-break/><text:span text:style-name="T156">representation of societies consumerist mentality - another make believe world that has actual world consequences. </text:span></text:p>
      <text:p text:style-name="P40"/>
      <text:p text:style-name="P40"/>
      <text:p text:style-name="P48"><text:span text:style-name="T21">sufferware v8.2</text:span><text:span text:style-name="T156">we are creatures that evolved from fish. we are fearful, we are primitive, and we are intelligent. probably not a good combination. step outside into the general public to get a glimpse and you can change that 'probably' to a 'definitely'. the species that lasts the longest on a planet of kill to survive, is the species that believes that noise in the grass was a predator as opposed to the species that thinks 'ahh, that is just that invisible thing that sweeps over me all the time(wind)' or the species that can only 'hear' by touch. the planet is evolved by, dependent on, and survived by fear, death, fear of death, and beings valuing and trying to desperately hold on to this 'life' of fear and suffering. we don't know what happens before or after so we are afraid of that. exploitable. we don't know why we are here so we are afraid of that. exploitable. we survive the fear and suffering. exploitable. </text:span></text:p>
      <text:p text:style-name="P40"/>
      <text:p text:style-name="P48"><text:span text:style-name="T21">sufferware v8.3</text:span><text:span text:style-name="T156">amoeba we are. advanced, but amoeba nonetheless. acting advanced, asshole ass amoeba. similar to a single cell organism, our brain is our nucleus and most things have an ass. kill to survive. something in life must die so that other things may exist. memory for food and memory for fear. patterns and recognition. i listen to music. i declare that because there are many who don't. i like listening to past sound projections that have a fascinating, addictive patterns inside of them. most of us know the feeling of a new song. it is an amazing thing to have our chemical reactions in the brain altered by something we didn't take in capsule or liquid form. listening to sapolsky/dawkins discuss ethology and human behavior is something i do every single day for an hour or so. humans fascinate me because of the suffering they can actively CHOOSE to inflict for non survival/fear reasons. it is rare to be attacked by an animal unless it is hungry, afraid, or being fucked with.</text:span></text:p>
      <text:p text:style-name="P48"><text:soft-page-break/><text:span text:style-name="T21">sufferware v8.4</text:span><text:span text:style-name="T156">consider a person who has spent his life seeking to feel better or subconsciously, self destruct. drugs demand this person's entire existence. he is stuck in a religious paracosm of corrupt symbolism and substance altered processing. the number of people in the room reaching a total of 5 is a pentagram being constructed to trap him forever. the wind blew north that day or the summer solstice occurred on a a tuesday and tuesday was the day he was born. anything can mean anything when it comes to religious/paracosm thought. he is hurting so bad that the pain consumed his existence. he is physically broken, he is mentally broken. he lets people know by telling them they better believe what he says because if someone else believes something is not then, a reality? burn a flag, break a cross, it does NOT mean a thing except to the individual. corrupt symbolism corrupting identities, families, and societies. the species. instead of understanding that we are biological machines with physical and mental flaws, we pretend we are perfect because some iron age doctrine for the slaves said so. go to work now, toil now, expend and burn up all your and earth's resources because there are no spiritual consequences for that. one day the laws of thermodynamics will be broken because people who used to burn epileptics(thinking they were possessed by demons) wrote it to be but said some deity of choice did. take [prophesies and blessings] but relabel those make believe things as [magick and witchcraft] and you get what? burned to death. hanged. cast out socially because no one wants to join you in drawing the attention of the authority or those who might bring the authority(the church and state work very...VERY well with each other regardless of what laws are or aren't adapted from biblical tales) for following the 'incorrect' line of irrational thought. the program is control. church is a method, state is a method. the functions, classes, objects, and attributes are variable as are the variables. garbage in, garbage out for the phaneronally retarded.</text:span></text:p>
      <text:p text:style-name="P40"/>
      <text:p text:style-name="P48"><text:soft-page-break/><text:span text:style-name="T21">sufferware v8.5</text:span><text:span text:style-name="T156">i was at work and my coworker kyle 'metro-coward' corbett tried to square up and then went and told the director that i did it. he does onboarding of new employees so i was sent home on paid administrative leave. i get home and get a text from the neighbor woman about her jerry springer shoe in, child of a boyfriend. a guy named jeremy look(or as he calls himself 'remy remy'(idiot)). he was crashing his work truck into her work vehicle. i wait in the dark for him to come back. i make sure he sees me i don't say anything for a few seconds and then in a voice that says "i'm on the pinnacle of letting you have every pain and rage i have ever felt" i ask, 'what are you doing here?' he says 'stalking my ex girlfriend'. i grab his shirt collar and his neck and force him every few feet stumbling back to his work truck. i told him next time it's his carotid. he never returned. i then see how deep-rooted the codependency is in her, i sincerely hoped she would not go back to him, you and i both know she did, and quickly. even after he texted me things like 'did you touch her pussy?' but that was just the beginning of the battle with the backyardigans on chamberlain street.</text:span></text:p>
      <text:p text:style-name="P40"/>
      <text:p text:style-name="P48"><text:soft-page-break/><text:span text:style-name="T156">this horsemouth of a woman named penny gilbert has a door. this door is feet from mine. penny makes claims to the rest of her section 8 backyardigans that i left a note on her door trying to hook up. i didn't know this. well we're sitting outside smoking. i am smoking some gorgeous botanicals they are smoking cigarettes. penny all of a sudden hits a bullet. i say to penny, 'hey i didn't know you smoked trees!'. she responds, 'are you retarded or in a coma, i'm smoking it right in front of you'. her body language was confrontational. i said, 'do you feel better having someone to take your bullshit out on?'. i could feel the vibe of the group that there was something i didn't know that they did. at that point she comes out with the note on the door bullshit. i can't say a note wasn't on her door, i can say that it wasn't me if there was one. she threw it away and can't recall the number. i know that my number is so odd that it is memorable but she was also intoxicated some. i can also say that penny stands, leans on the table, and spits on me. i have my phone on record by that point and i say after she audibly spits, 'so you spit on me, that's cool...' to which she replies, 'how do you like that?' i have to call the police at this point. anna nicole smith(my expansive neighbor) and horsemouth don't know i recorded it. they lie to the police and say i am a creep and left a note and that penny didn't spit on me. my horizontally intense neighbor also told them that i made violent statements. after i play the recording the officer refuses to charge me but also refuses to charge her. i am recording him and he confirms this refusal to do his fucking job. later friends of penny's show up in a newer black chevy truck and try to block my door(saying i was the one) and threatened me with her boyfriend's concealed carry. </text:span><text:span text:style-name="T200">horsemouth's friends take her side no matter what happened and they refuse to let me prove it, refusing to look at my phone which shows her friend is lying. she threatens me with her boyfriend's concealed carry, so i go straight to him. we start to straighten things out like adults rather quickly but here comes miss trunchbolt trying to stop any resolution. video here: </text:span><text:a xlink:type="simple" xlink:href="https://drive.google.com/file/d/12EkrtxpDdQ2yjmYNMufa6kCcfqz3nOUA/view?usp=drivesdk" office:target-frame-name="_blank" xlink:show="new" text:style-name="ListLabel_20_33" text:visited-style-name="ListLabel_20_33"><text:span text:style-name="Internet_20_link">https://drive.google.com/file/d/12Ekrtx</text:span></text:a><text:soft-page-break/><text:a xlink:type="simple" xlink:href="https://drive.google.com/file/d/12EkrtxpDdQ2yjmYNMufa6kCcfqz3nOUA/view?usp=drivesdk" office:target-frame-name="_blank" xlink:show="new" text:style-name="ListLabel_20_33" text:visited-style-name="ListLabel_20_33"><text:span text:style-name="Internet_20_link">pDdQ2yjm</text:span></text:a><text:a xlink:type="simple" xlink:href="https://drive.google.com/file/d/12EkrtxpDdQ2yjmYNMufa6kCcfqz3nOUA/view?usp=drivesdk" office:target-frame-name="_blank" xlink:show="new" text:style-name="ListLabel_20_33" text:visited-style-name="ListLabel_20_33"><text:span text:style-name="Internet_20_link">YNMufa6kCcfqz3nOUA/view?</text:span></text:a><text:a xlink:type="simple" xlink:href="https://drive.google.com/file/d/12EkrtxpDdQ2yjmYNMufa6kCcfqz3nOUA/view?usp=drivesdk" office:target-frame-name="_blank" xlink:show="new" text:style-name="ListLabel_20_33" text:visited-style-name="ListLabel_20_33"><text:span text:style-name="Internet_20_link">usp=drivesdk</text:span></text:a><text:span text:style-name="T156"> i go to the supervisor at the station, he asks me if i have the recording of her spitting on me and if he could hear it. i play it and he says call the same officer(chubbycuck) the next day and he'll get it submitted to the court. the next day the officer returned and did his job. covid19 is causing arrests to be only emergency, urgent ones. if i hadn't pushed the issue i would be in a way, way worse situation. many women have been able to slide on domestic assaults and false accusations in this country like nobody’s business. corporations and religions do portray them as sex objects but that is a separate issue entirely and no justification. to be clear i am not talking about all women. there is a double standard the size of texas and probably also in texas, where this manipulation of the system is allowed. we are a media influenced culture. how many movies does the woman strike or slap the man in the face and it goes without punishment or anyone else in the movie thinking poorly of her? how many tv shows portray the man as anger and anger as bad? look at the ‘married with children'(one of the greatest shows ever) episode called poke high 12:52 in and 17:38 in. if the roles were reversed…the amount of people trying to live out movie roles in their real lives is disturbing and just goes to show my constant speech of paracosms is not without merit. the section 8 damsel in distress gets a uniformed hero and becomes important enough to have a ‘creep’, ‘stalker’, or whatever her chosen label that equates to ‘bad guy’ is. people lose their children because of people playing the victim. control of information and perception being reality allow ample room for humans to exploit wording, tone, and body language to present an out of context argument, to create a false reality for the third party. it puts half society against police and half under their ridiculous protection(of those that involve them). how can a society that permits vindictiveness and spite as acceptable attack methods sustain itself socially? the court will back the pretend victim and make the ‘suspect’ pay the financial cost as well. the sardine_slumlord </text:span><text:soft-page-break/><text:span text:style-name="T156">thomas pendleton of winterport, maine got numerous phone calls from horsemouth, anna nicole smith, and her friends threatening to move out so he decided to evict the man to keep the henhouse irrationally content while they sit on their respective asses all day. tom...fucking tom...shows how democracy is a fat pile of section 8 horseshit. officer chubbycuck tells anna nicole smith that i was posting on facebook about her. the landlord pendleton told her i was irate. she then says i have images and videos. i have two and i posted them both because of the exact situation she created. if i hadn't recorded, it would be their word versus mine. it would be the word of group of section 8 women vs a tatted up 6'4" single male. i posted the videos and the majority decision is that officer chubbycuck should be fired. if i had spit on her i would be incarcerated without evidence. i know, because it's happened to me before. if she had spit on him, she would be arrested. jennifer hodgins has been keeping tabs on me and trying to investigate me. she found my son's mother's tactics, the golden gun with the silver bullet: protective orders. i called the station several times and told them that i am not standing for it. i am not going to allow another false accusation to bury me unjustly. i went to the station with recording on and had them clarify that i had no way to protect myself now, and made it clear that if another false accusation happened i would not allow my physical person to be moved an inch, and that i was a federal CI. i then glared at the three officers and in an intense voice said, "do what's morally sound, do the right thing" and walked away. why are police so quick to rule in favor of a woman claiming fear over a man presenting evidence? in civil court you can lie your ass off and there are no consequences. i know this, because it happened before and now it happened again. i am so tired of it. so tired of seeing the revenue generation from it. my courtdate was 6/8/2020 in bangor. i was denied entry because my job(hope house in bangor) recently had a covid19 outbreak. there is a news article about it online. i had to disclose that to the courthouse marshal. i was given a phone number to call and scheduled an over the phone hearing. the judge called a </text:span><text:soft-page-break/><text:span text:style-name="T156">short time later. he asked if i was using speakerphone. i told him the truth, i was not. then i turned my other phone on record and put him on speakerphone. he asked me if i was allowed entry into the building and i said no. he said, 'because ms. hodgins is saying you were here on the 3rd floor of the courthouse harassing her this morning...' here is the audio:<text:line-break/></text:span></text:p>
      <text:p text:style-name="P40">https://distherapy.altervista.org/false-accusers-should-get-twice-the-time/ </text:p>
      <text:p text:style-name="P40"/>
      <text:p text:style-name="P48"><text:span text:style-name="T21">sufferware v8.6</text:span><text:span text:style-name="T156">people have protested police brutality for hundreds of years. it is not going to stop because of another of hundreds of incidents happening. police duties need to be reassigned. we're a nationalist, socialist, corporate oligary where police are bodyguards for the rich and their stock. slaves. hourly employment. those who keep the system steamrolling. people who think the customer is always right and would, in a heartbeat, hand over another slave to their master to curry favor. george floyd put a pistol to a pregnant woman's belly. chauvin killed him. both have done positive things for society. does one act invalidate all the good? does all the good invalidate the one act? that is a moral, ethical dilemma people have been wrestling with for eons. so to protest the american gestapo killing the poor, what do the slaves do? loot and pillage each other. there is no possible way to build a moral society when the central foundation is a dollar. the police are going to continue killing us, their loyalties are to the system and each other. i have said it before and i'll say it as many times as necessary, if police need to kill - kill child predators. that would solve a gang of societal issues. usually creeps have money though, so that would cut into state/private incarceration revenues. </text:span><text:span text:style-name="T201">"a.c.a.b." - wrong. there are still a few andy griffiths and barney fifes stumbling about. "well if the good cops were good they would turn in the bad cops" - wrong, they are police, they are not going to be like, "hey, good cops!!! look at our activities!!"</text:span></text:p>
      <text:section text:style-name="Sect1" text:name="TextSection">
        <text:p text:style-name="P52"><text:span text:style-name="T201">there is no either/or for all humans in a category. good or bad. the police logo is a logo full with symbolism like any </text:span><text:soft-page-break/><text:span text:style-name="T201">other violent gang. also though, the feds prosecute gang members for affiliation so why not the 'misrepresented by police' punisher logo wearing gestapo officers as well? this is a fucked up era in humanity. keep your wits and your compassion and your defenses about you. don't provoke confrontation and stop getting mad over words. quit crying about messed up fast food orders and stop returning items to the dollar tree. this is a planet, people are suffering, people are angry, and they are not all mentally stable. many blame a logo/brand/gang for ALL of society's problems. do no let them lead you astray. here's </text:span><text:span text:style-name="T200">another weird thing humans in this society do instead of actually doing something. 'quaker oats' decided to remove its aunt jemima name and image because it makes people think of slavery. it's very orwellianesque isn't it? the speakwrite controls the past. remove all images and symbols and hey, where'd it go? word of mouth still exists. changing a logo to keep sales up by being publicly declared 'not racist'...there are real world solutions and then there are emotionally placating symbolic gestures like this. human mind often takes apophenia to the next level. symbolism over substance. imagery and emotional, irrational thought over logical processing. i am a broken record. again. riots don't remedy the human condition. voting doesn't remedy the human condition. praying doesn't remedy the human condition. choice after choice after choice doing every next right thing can. people cannot solve societal issues by forcing their will on others. people cannot solve societal issues by fighting each other over stupid things like parking spaces and politicians. people cannot solve societal issues period because the foundation for our existence is a dollar. economy puts self over everyone else. economy causes the grotesque system of existence you see around you. a busy streamline of overworked and underpaid packets rushing to their destinations. on the outside it looks amazing and often even paradisiacal. what we mere humans have achieved. on the inside...when you wireshark those packets, you see that the system is not built so the packet feels good. the packets keeps the processes processing. every time you </text:span><text:soft-page-break/><text:span text:style-name="T200">give birth to a new packet, the system has a revenue generating position for it. live in box A, drive box B to your job at box C. packets going back and forth in a meaningless existence to generate revenue for a select few. those select few have safety nets, the police being one of them. police are ordered to maintain this system, enforce it. they are to control the livestock or kill them or die trying. there are people talking of defunding police departments. this seems like it would be a decent way to find out who the gestapo nationalists are by who decides to stay on the force anyway. change the badge from 'police' to 'SS' and place it on the neck lapel. we are not headed for a lovely society. the state has been doing society a whole lot longer than a consumer has been a customer. before collapse happens 'totalitaria' would be the new name. while they label anti-consumerism activists gen z. resource conservation, consumer/customer unrest, foreign enemies...many reasons the state can use to lock society down and say fuck the constitution(which i need to constantly remind people says we are to never question debt, which keep this system afloat). the reichstag fire degree is a bright, burning example. fear and victimstance. the society we have built...i suggest a mulligan. stop before we do any further damage to existence for our trivial, make believe, greed, desire, and control created social problems. it isn't up to me though.</text:span></text:p>
      </text:section>
      <text:p text:style-name="P40"/>
      <text:p text:style-name="P48"><text:soft-page-break/><text:span text:style-name="T21">sufferware v8.7</text:span><text:span text:style-name="T200">humans are categorical thinkers. humans classify things in their environment. everyone does this. you cannot pretend you don’t think about someone’s color. we all do it. the way we stop the violence stemming from it, i would suggest, is accept the fact that creature A looks at creature B and sees something in its environment, another of itself but visually different from itself and </text:span><text:span text:style-name="Strong_20_Emphasis"><text:span text:style-name="T201">that’s okay</text:span></text:span><text:span text:style-name="T200">. the media is fueling anger and hatred so that blacks, whites, christians, muslims, republicans, democrats, all divided. divided societies do not stand against their oppressors, those who exploit their cheap labor and their families. participation is acceptance. your son can tell you all the pokemon characters and what happened in the show. that doesn’t make pokemon real. people get emotionally invested in a label they identify as, and will defend it. especially if there are more than 4 or 5 others that do the same. churches are gangs. political parties are gangs. gangs are gangs. stop allowing yourself to be told who to hate, how to think, how to feel. the media and state force divisional thought. they want you to choose a side. if you are sympathetic towards floyd, you are to hate police. if you are sympathetic towards chauvin you are pro police, statist, and don’t understand society. it is not black vs white, it is rich vs poor. it is government vs civilian. defunding police means that the only people who will end up being police are those willing to do so out of a bogus sense of nationalist patriotism[mostly]. there are still some andy griffiths and barney fifes stumbling about. there are many of them. just like you can’t lump up all blacks you can’t lump up all police. hate or love. humans are the problem. all of us, not just a select group so you can feel better about your own existence. the age old tactic of divide and conquer says this society will never stand against their rich oppressors. the corporate executives, bankers, and politicians. we have it so nice in the land of waste and excess that our ‘protectors'(that are used to enforce the system, our cheap labor, and our participation in it) are called because one neighbor smelled another neighbor cooking burgers or because a white woman pretended to be the victim. after taxes are </text:span><text:soft-page-break/><text:span text:style-name="T200">stolen from wages, the police steal a whole week’s worth of wages for 4mph over in traffic. this is not how we are meant to live. people do not have the same opportunities. you can’t fill out your paper application, roller skate to sonic, and then one day own your own franchise. this is a disgusting society that pretends it is civilized. the only way to stop it, is to accept it first. pretending it isn’t there or that some mythical being will fly down on a white horse and save us from our self inflicted suffering is not the route. learn yourself.</text:span></text:p>
      <text:p text:style-name="P50"/>
      <text:p text:style-name="P48"><text:span text:style-name="T202">sufferware v8.8</text:span><text:span text:style-name="T200">sufferware v9.x will be written quickly. i have court monday 6/22/20 for anna nicole smith's bogus harassment order. i want this published in case something happens where i can't get out and finish it. if you are reading this section of sufferware, just know a revision is coming if everything goes okay monday. history of the united states court system says it won't but hey, why worry when i can prepare and publish...</text:span></text:p>
      <text:p text:style-name="P50"/>
      <text:p text:style-name="P48"><text:soft-page-break/><text:span text:style-name="T202">sufferware v9.1</text:span><text:span text:style-name="T200">empathy is something we all need. acquired sociopathy as a last resort. you cannot truly understand what it is to suffer unless you have suffered. the suffering of others in society is a last resort but is chock full o' empty virtue signals. feeling for others is just the first step. how are there so many rich people making decisions for poor people when the only thing the rich know about the poor is they have to avoid it at all costs. image, presentation, victorian upperclass balls. for example people changing their profile pictures on social media to 'support' a cause. a moment of silence for so and so. more people die than moments, we don't have enough time to mourn everyone. so who's life is of more value to make a huge spectacle of posthumously? mine? no. yours? no. elvis? no. whitney houston? no. arnold palmer? no. cher? no. the moral degradation of society and the individual? absolutely. people seem to be more outraged at something a politician said than at people in their own city suffering. the division is almost complete. you have to learn to feel compassion for your enemy. who is your enemy? think about it for a second. stop reading and think about it. who is your enemy? why? what did they do? email me paracosmoclast@gmail and justify your enemy being an enemy to me, i'll show you why you're wrong. the only way society can progress mentally, evolve emotionally, is to abandon the violent, vengeful, vindictive deities and scriptures. the doctrines and tenets are of image and presentation, not of substance of character. currently, religions mix and match true and false, emotion and junk cognition with 'rational' thought. there are so many things in those books that on the face seem deep and intense but are just plastered with slick symbolism. you don't need religion to be empathetic. you don't religion to have morality. what you need is to value others first. even the ones you hate or are afraid of.</text:span></text:p>
      <text:p text:style-name="P50"/>
      <text:p text:style-name="P48"><text:soft-page-break/><text:span text:style-name="T202">sufferware v9.2</text:span><text:span text:style-name="T200">the pope tried to call dibs on the vices and virtues but i don't honor 'dibs'. abstinence is a GREAT thing. abstinence keeps the population, resource consumption, and waste production down. we all know what it is to suffer and how brutal life is....so...why do we keep having children? would you have sex if it didn't feel good? no. you put a part of your body inside someone else's and release liquid. gross. why does life have the insatiable urge to continue itself? to continue bringing about more of itself? a combination of ego, biology, and a garbage societal moral code. if you can call it that. the third only really applies to humans, but still. reproduce. bring another life into this world to slave over an hourly for a corporation and possibly get raped or murdered. wise choice. people say life is beautiful. it really isn't. brutiful maybe. there are iridescent creatures and creatures with gorgeous feathers and absurd pigmentations. there are plants of such beauty that it produces a chemical reaction in the brain that equals contentment and/or elation. the sick feeling in the abdomen temporarily subsides. still, up close, earth is brutal. for all species. americans have some ridiculous fantasy that one day all the bad and all the pain will go away. whether through intervention of their chosen of a thousand deities, or through science and technology. we have placed ourselves at the center of our universe and that is not a healthy thing to do. </text:span></text:p>
      <text:p text:style-name="P50"/>
      <text:p text:style-name="P48"><text:span text:style-name="T202">sufferware v9.3</text:span><text:span text:style-name="T200">be diligent. in certain matters. don't be diligent in hunting down a quarter paper. do be diligent in hunting down a kindness you can offer or a suffering you can alleviate. don't be diligent in complaining about your fast food order. do be diligent in making food for or serving another. don't be diligent in getting to work on time cutting people off. do be diligent in preparing and planning so you don't have to rush. </text:span></text:p>
      <text:p text:style-name="P50"/>
      <text:p text:style-name="P48"><text:soft-page-break/><text:span text:style-name="T202">sufferware v9.4</text:span><text:span text:style-name="T200">charity is only necessary in a system that values a dollar over life, where money is the central foundation for society. it is a good thing but churches corrupted it to guilt people into conforming and joining whatever jonestown congregation they call themselves. churches are businesses in the same category as stephen king and dean koontz. selling make believe. if our society was not holding basic needs hostage for dollars, we wouldn't need charity. if humans would not bind their minds and emotions to things, dollars, toys, and stuff...what would the concept of charity even be? also for the brads and karens out there, donating dollars or your old clothes to a church or organization is not 'doing your part'. you should not get rewarded for doing what you should be doing anyway. however, in this blue ribbon blue collar society, everyone is a winner and each average act is supposed to be glorified as some exceptional accomplishment. it's like dude, my son 'graduated' kindergarten, ceremony and all. graduating kindergarten is not a celebration. it is getting ridiculous. every time someone does something they get a reward. no. wrong. bad. make believe worlds with dunning-kruger consequences.</text:span></text:p>
      <text:p text:style-name="P50"/>
      <text:p text:style-name="P48"><text:soft-page-break/><text:span text:style-name="T202">sufferware v9.5</text:span><text:span text:style-name="T200">people say be patient and that patience is a virtue. it is. the problem is that we wait for things that don't matter. that 32" flatscreen, camping out the night before for a black friday sale. can we even call it black friday? with the aunt jemima business of changing the name and logo, how long before black friday becomes <text:s/>white friday? how long before they cut out black history month, too? <text:s/>jesus christ people are irrational. if their irrationality didn't have such disastrous consequences for all of life, i would sit back and laugh at them instead of writing books trying to get them to stop being stupid. patience like the girl in line in front of you is talking to the cashier about some trivial matters like some political/news tidbit. she is absolutely being inconsiderate of others. you say in a polite but not condescending tone, 'could you hurry up? some of us have places to be!' you wouldn't be wrong in doing so but consider this: she, 3 months ago, was rescued from some depraved men that sold women, and made her abort the child she conceived from one of their customers. personal interactions are hard for her. she woke up today and decided today was the day she would get gregarious and attempt opening up to people. the whole time she was in the store she was focused on making sure the interaction with the cashier went well. in her focus to have a positive interaction, she lapsed in consumer etiquette by talking extra at the checkout. you never know what someone is battling. inconsiderate people should be given an extra moment of consideration. except for the people who rev their motorcycle unnecessarily or a loud, no muffler having ass truck with an american flag posted, flying in the bed like 'little nemo'. people who are intentionally disrespectful and obnoxious without provocation should not be considered except for as far as how to curb their bullshit. the person in front of you might be able to speak properly but doesn't know how to interact. even if people appear to be coherent and rational, you may still need to give them a little room to breathe. not space necessarily, but patience. </text:span></text:p>
      <text:p text:style-name="P50"/>
      <text:p text:style-name="P48"><text:soft-page-break/><text:span text:style-name="T202">sufferware v9.6</text:span><text:span text:style-name="T200">do the next right thing. do for someone else. whether paying for their meal or picking up something they dropped. i've done for self for a long time and i promise you, if you have a conscience, it ceases being fulfilling and guilt starts to make a heavy, depressing appearance. when you understand that your life is worth no more than anyone else's(excluding child predators and their kind), you see that most of the things you have 'needed' you wanted and the way you went about it was selfish and often you have had zero concern for another. we all have. put your face down. we are animals on a planet of slavery and control, anger and hate, mis/disinformation, revenue, cheap labor, and the desire, the need to feel better. drugs, sex, and rock n' roll. landlords own 40+ properties while many families struggle to obtain and maintain </text:span><text:span text:style-name="T203">a single one</text:span><text:span text:style-name="T200">. you can't steal their houses but you can try to help the family. no one familial unit whether single man or married with 7 children should have that many properties, that much wealth. should you still be kind to them? yes. will that work? no. sadly, to sever the harp strings and the angel's wings of irrational positive thinking, if you are kind to them you are letting them know that what they are doing is acceptable. social sandpaper, if a person feels like everyone hates them for what they are doing, they will usually stop that behavior even if they don't admit it publicly. be selective with your kindness but make sure your filter isn't fucked up like based on some someone's skin color or their sexual orientation.</text:span></text:p>
      <text:p text:style-name="P50"/>
      <text:p text:style-name="P48"><text:soft-page-break/><text:span text:style-name="T202">sufferware v9.7</text:span><text:span text:style-name="T200">humility is something i struggle with. i find it easier once i forced myself to repeatedly say three words instead of being the smart guy, even when it wasn't true. three words that revolutionized my entire world some years ago. "i don't know." not having to win, be correct, or get the glory is on of the most unburdening things you can do for yourself. there is an entire planet out here. you really think you know everything? even about a certain subject? stop pretending. chances are, whether you do or don't pretend, people don't see you the way you believe they do. ostracism for our ancestors meant almost certain death. to be socially aware of your image is necessary to a certain extent but our society doesn't stop. we are all about how we look. the media, sports, and entertainment industries don't help. they tell people they aren't worth shit so that they will go buy stuff in an vain effort to become worth something in the eyes of...who? how many corporations would go out of business if people learned to value themselves as beings and not as the bodies they mistreat? if women knew they were beautiful just existing, revlon and its lateral competitors would tank down. ass up, that's the way corporations fuck.</text:span></text:p>
      <text:p text:style-name="P50"/>
      <text:p text:style-name="P48"><text:soft-page-break/><text:span text:style-name="T202">sufferware v9.8</text:span><text:span text:style-name="T200">temperance is not necessary, discipline however, is. if you cannot ration yourself in whatever it is, you should then, not do that thing. you do not need 10 pairs of shoes. you do not need 3 cars, you do not need a rolls royce. you do not need 4 tv's, an iphone, or to eat fast food every day. if you boil down the average individual's needs in society until all the bullshit burns off, you'll find that most things you really don't need them. you are just conditioned to want. if you want it, you think you need it. you can justify anything to yourself. "well, i </text:span><text:span text:style-name="T204">need</text:span><text:span text:style-name="T200"> this dirt bike for motocross, </text:span><text:span text:style-name="T204">this one</text:span><text:span text:style-name="T200"> for supercross, and </text:span><text:span text:style-name="T204">this one</text:span><text:span text:style-name="T200"> for enduro." substitute your own item and your own activity. you can find plenty, i am certain. just think of items you have more than one of. a heroin addict follows many of the same thought processes as a fast food junkie or a coffee head. you have a chemical your body is used to having and you want it. you need it. you crave it. crave often has the urgency and intensity of need. corporations want us to need things. items. conveniences. comforts. luxuries. the chemical rush of obtaining a new thing. there can still be a meaningful, comfortable existence without your pack of cookies that is now resealable and has two extra chips per cookie, boasting 33% more. r&amp;d departments aren't really advancing vehicles as much as they are making cosmetic adjustments. you don't need heated seats, you don't need a turbo or supercharger. they are nice to have, but ultimately and i ask you to ponder this here quandary, do your features and accessories not make it so that some people can't even afford a base model? instead of needing a phone, you need an iphone. instead of needing transportation, you need an srt10. instead of a home you need an estate and instead of a meal you need red lobster. the first world and their desires are killing everything. </text:span></text:p>
      <text:p text:style-name="P50"/>
      <text:p text:style-name="P51">limit yourself before earth and the state do it for all of us. there's no customer is always right when dealing with mother nature, father time, and uncle sam.</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Narrow" svg:font-family="'Arial Narrow'" style:font-family-generic="roman" style:font-pitch="variable"/>
    <style:font-face style:name="Arial Unicode MS1" svg:font-family="'Arial Unicode MS', 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lassGarmnd BT" svg:font-family="'ClassGarmnd BT'"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Wingdings" svg:font-family="Wingdings" style:font-family-generic="roman" style:font-pitch="variable"/>
    <style:font-face style:name="Arial Unicode MS" svg:font-family="'Arial Unicode MS', 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Arial Narrow1" svg:font-family="'Arial Narrow'" style:font-family-generic="system" style:font-pitch="variable"/>
    <style:font-face style:name="Arial Unicode MS2" svg:font-family="'Arial Unicode MS', Arial" style:font-family-generic="system" style:font-pitch="variable"/>
    <style:font-face style:name="Book Antiqua1" svg:font-family="'Book Antiqua'" style:font-family-generic="system" style:font-pitch="variable"/>
    <style:font-face style:name="Calibri1" svg:font-family="Calibri" style:font-family-generic="system" style:font-pitch="variable"/>
    <style:font-face style:name="ClassGarmnd BT1" svg:font-family="'ClassGarmnd B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Liberation Serif1" svg:font-family="'Liberation Serif', 'Times New Roman'" style:font-family-generic="system" style:font-pitch="variable"/>
    <style:font-face style:name="Linux Libertine Mono O" svg:font-family="'Linux Libertine Mono O'"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WenQuanYi Micro Hei"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false" style:font-name-asian="WenQuanYi Micro Hei"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keep-together="always" fo:orphans="0" fo:widows="0" fo:hyphenation-ladder-count="no-limit" style:punctuation-wrap="hanging" style:writing-mode="lr-tb"/>
      <style:text-properties fo:color="#00000a" style:font-name="Book Antiqua" fo:font-family="'Book Antiqua'"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Book Antiqua1" style:font-family-complex="'Book Antiqua'"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1.9689in" fo:margin-bottom="0in" loext:contextual-spacing="false" fo:text-align="end" style:justify-single-word="false" fo:orphans="2" fo:widows="2" fo:hyphenation-ladder-count="no-limit" style:punctuation-wrap="hanging" style:writing-mode="lr-tb"/>
      <style:text-properties fo:color="#00000a" style:font-name="Arial Narrow" fo:font-family="'Arial Narrow'" style:font-family-generic="roman" style:font-pitch="variable" fo:font-size="36pt" fo:language="en" fo:country="AU" fo:font-weight="bold" style:letter-kerning="true" style:font-name-asian="Times New Roman1" style:font-family-asian="'Times New Roman'" style:font-family-generic-asian="system" style:font-pitch-asian="variable" style:font-size-asian="36pt" style:language-asian="zh" style:country-asian="CN" style:font-weight-asian="bold" style:font-name-complex="Arial Narrow1" style:font-family-complex="'Arial Narrow'" style:font-family-generic-complex="system" style:font-pitch-complex="variable" style:font-size-complex="10pt" style:language-complex="ar" style:country-complex="SA" fo:hyphenate="false" fo:hyphenation-remain-char-count="2" fo:hyphenation-push-char-count="2"/>
    </style:style>
    <style:style style:name="Text_20_body" style:display-name="Text body" style:family="paragraph" style:parent-style-name="Standard" style:default-outline-level="" style:class="text">
      <style:paragraph-properties fo:margin-left="0.7902in" fo:margin-right="0in" fo:margin-top="0in" fo:margin-bottom="0.1043in" loext:contextual-spacing="false" fo:text-align="start" style:justify-single-word="false" fo:keep-together="always" fo:orphans="0" fo:widows="0" fo:hyphenation-ladder-count="no-limit" fo:text-indent="0in" style:auto-text-indent="false" style:punctuation-wrap="hanging" style:writing-mode="lr-tb"/>
      <style:text-properties fo:color="#00000a" style:font-name="Times New Roman" fo:font-family="'Times New Roman'" style:font-family-generic="roman" style:font-pitch="variable" fo:font-size="12pt" fo:language="en" fo:country="AU"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left="1.3335in" fo:margin-right="0in" fo:margin-top="0.0417in" fo:margin-bottom="0.1665in" loext:contextual-spacing="false" style:line-height-at-least="0.139in" fo:keep-together="auto" fo:orphans="2" fo:widows="2" fo:text-indent="-0.0835in" style:auto-text-indent="false" fo:keep-with-next="always"/>
      <style:text-properties style:font-name="Garamond" fo:font-family="Garamond" style:font-family-generic="roman" style:font-pitch="variable" fo:font-size="10pt" fo:letter-spacing="0.0035in" fo:font-style="italic" style:font-size-asian="10pt" style:font-style-asian="italic" style:font-name-complex="Garamond1" style:font-family-complex="Garamond" style:font-family-generic-complex="system" style:font-pitch-complex="variable"/>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in" fo:margin-bottom="0.139in" loext:contextual-spacing="false" fo:text-align="start" style:justify-single-word="false" fo:keep-together="always" fo:orphans="0" fo:widows="0" fo:hyphenation-ladder-count="no-limit" fo:keep-with-next="always" style:punctuation-wrap="hanging" style:writing-mode="lr-tb"/>
      <style:text-properties fo:color="#00000a" style:font-name="Arial Unicode MS" fo:font-family="'Arial Unicode MS', Arial" style:font-family-generic="swiss" style:font-pitch="variable" fo:font-size="22pt" fo:language="en" fo:country="AU" fo:font-weight="bold" style:letter-kerning="true" style:font-name-asian="Arial Unicode MS2" style:font-family-asian="'Arial Unicode MS', Arial" style:font-family-generic-asian="system" style:font-pitch-asian="variable" style:font-size-asian="22pt" style:language-asian="zh" style:country-asian="CN" style:font-weight-asian="bold" style:font-name-complex="Arial Unicode MS2" style:font-family-complex="'Arial Unicode MS', Arial" style:font-family-generic-complex="system"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Heading_20_1" style:default-outline-level="2" style:class="text">
      <style:paragraph-properties fo:margin-top="0.389in" fo:margin-bottom="0.139in" loext:contextual-spacing="false" fo:padding-left="0in" fo:padding-right="0in" fo:padding-top="0.0138in" fo:padding-bottom="0in" fo:border-left="none" fo:border-right="none" fo:border-top="3pt solid #c0c0c0" fo:border-bottom="none"/>
      <style:text-properties fo:font-size="16pt" style:font-size-asian="16pt"/>
    </style:style>
    <style:style style:name="Heading_20_3" style:display-name="Heading 3" style:family="paragraph" style:parent-style-name="Heading_20_2" style:default-outline-level="3" style:class="text">
      <style:paragraph-properties fo:margin-left="0.3937in" fo:margin-right="0in" fo:text-indent="0in" style:auto-text-indent="false"/>
      <style:text-properties fo:font-size="14pt" style:font-size-asian="14pt"/>
    </style:style>
    <style:style style:name="Heading_20_4" style:display-name="Heading 4" style:family="paragraph" style:parent-style-name="Heading_20_3" style:default-outline-level="4" style:class="text">
      <style:paragraph-properties fo:margin-left="0.7874in" fo:margin-right="0in" fo:margin-top="0.3335in" fo:margin-bottom="0.139in" loext:contextual-spacing="false" fo:text-indent="0in" style:auto-text-indent="false"/>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roman" style:font-pitch="variable" fo:language="en" fo:country="US" style:font-name-complex="Calibri1" style:font-family-complex="Calibri" style:font-family-generic-complex="system" style:font-pitch-complex="variable" style:font-size-complex="12pt"/>
    </style:style>
    <style:style style:name="Text_20_body_20_indent" style:display-name="Text body indent" style:family="paragraph" style:parent-style-name="Text_20_body" style:default-outline-level="" style:class="text">
      <style:paragraph-properties fo:margin-left="0in" fo:margin-right="0in" fo:margin-top="0in" fo:margin-bottom="0.0835in" loext:contextual-spacing="false" fo:text-indent="0.1457in" style:auto-text-indent="false"/>
      <style:text-properties style:font-name="Book Antiqua" fo:font-family="'Book Antiqua'" style:font-family-generic="roman" style:font-pitch="variable" style:font-name-complex="Book Antiqua1" style:font-family-complex="'Book Antiqua'" style:font-family-generic-complex="system" style:font-pitch-complex="variable"/>
    </style:style>
    <style:style style:name="Cover_20_SubHeads" style:display-name="Cover SubHeads" style:family="paragraph" style:parent-style-name="Heading" style:default-outline-level="">
      <style:paragraph-properties fo:margin-top="0.3937in" fo:margin-bottom="0in" loext:contextual-spacing="false" fo:text-align="start" style:justify-single-word="false"/>
      <style:text-properties fo:font-size="16pt" style:font-size-asian="16pt"/>
    </style:style>
    <style:style style:name="Header" style:family="paragraph" style:parent-style-name="Standard" style:default-outline-level="" style:class="extra">
      <style:paragraph-properties fo:padding-left="0in" fo:padding-right="0in" fo:padding-top="0in" fo:padding-bottom="0.028in" fo:border-left="none" fo:border-right="none" fo:border-top="none" fo:border-bottom="0.26pt solid #000001" style:punctuation-wrap="simple" style:vertical-align="baseline">
        <style:tab-stops>
          <style:tab-stop style:position="2.9535in"/>
          <style:tab-stop style:position="5.9063in" style:type="right"/>
        </style:tab-stops>
      </style:paragraph-properties>
      <style:text-properties style:font-name="Arial Unicode MS1" fo:font-family="'Arial Unicode MS', Arial" style:font-family-generic="roman" style:font-pitch="variable" fo:font-size="9pt" fo:language="en" fo:country="AU" style:font-size-asian="9pt" style:font-name-complex="Arial Unicode MS2" style:font-family-complex="'Arial Unicode MS', Arial" style:font-family-generic-complex="system" style:font-pitch-complex="variable"/>
    </style:style>
    <style:style style:name="Footer" style:family="paragraph" style:parent-style-name="Header" style:default-outline-level="" style:class="extra">
      <style:paragraph-properties fo:padding-left="0in" fo:padding-right="0in" fo:padding-top="0.028in" fo:padding-bottom="0.028in" fo:border-left="none" fo:border-right="none" fo:border-top="0.26pt solid #000001" fo:border-bottom="0.26pt solid #000001"/>
      <style:text-properties fo:font-weight="bold" style:font-name-asian="Arial Unicode MS2" style:font-family-asian="'Arial Unicode MS', Arial" style:font-family-generic-asian="system" style:font-pitch-asian="variable" style:font-weight-asian="bold"/>
    </style:style>
    <style:style style:name="Index_20_1" style:display-name="Index 1" style:family="paragraph" style:parent-style-name="Standard" style:next-style-name="Standard" style:default-outline-level="" style:class="index">
      <style:paragraph-properties fo:margin-top="0in" fo:margin-bottom="0.0693in" loext:contextual-spacing="false" fo:keep-together="auto" fo:orphans="2" fo:widows="2" style:punctuation-wrap="simple" style:vertical-align="baseline">
        <style:tab-stops>
          <style:tab-stop style:position="2.678in" style:type="right" style:leader-style="dotted" style:leader-text="."/>
        </style:tab-stops>
      </style:paragraph-properties>
      <style:text-properties fo:language="en" fo:country="AU"/>
    </style:style>
    <style:style style:name="Index_20_2" style:display-name="Index 2" style:family="paragraph" style:parent-style-name="Index_20_1" style:next-style-name="Standard" style:default-outline-level="" style:class="index">
      <style:paragraph-properties fo:margin-left="0.2752in" fo:margin-right="0in" fo:margin-top="0in" fo:margin-bottom="0.028in" loext:contextual-spacing="false" fo:text-indent="-0.1374in" style:auto-text-indent="false">
        <style:tab-stops>
          <style:tab-stop style:position="2.6953in" style:type="right" style:leader-style="dotted" style:leader-text="."/>
        </style:tab-stops>
      </style:paragraph-properties>
    </style:style>
    <style:style style:name="List_20_Bullet" style:display-name="List Bullet" style:family="paragraph" style:parent-style-name="Text_20_body" style:default-outline-level="">
      <style:paragraph-properties fo:margin-top="0in" fo:margin-bottom="0.0693in" loext:contextual-spacing="false" fo:keep-with-next="always"/>
    </style:style>
    <style:style style:name="List_20_Bullet_20_2" style:display-name="List Bullet 2" style:family="paragraph" style:parent-style-name="List_20_Bullet" style:default-outline-level="">
      <style:paragraph-properties>
        <style:tab-stops>
          <style:tab-stop style:position="1.2689in"/>
        </style:tab-stops>
      </style:paragraph-properties>
    </style:style>
    <style:style style:name="List_20_Bullet_20_3" style:display-name="List Bullet 3" style:family="paragraph" style:parent-style-name="Standard" style:default-outline-level="">
      <style:paragraph-properties fo:margin-top="0in" fo:margin-bottom="0.0693in" loext:contextual-spacing="false" fo:keep-together="auto" fo:orphans="2" fo:widows="2"/>
      <style:text-properties fo:language="en" fo:country="AU"/>
    </style:style>
    <style:style style:name="List_20_Number" style:display-name="List Number" style:family="paragraph" style:parent-style-name="Text_20_body" style:default-outline-level="">
      <style:paragraph-properties fo:margin-top="0in" fo:margin-bottom="0.0693in" loext:contextual-spacing="false"/>
    </style:style>
    <style:style style:name="List_20_Number_20_2" style:display-name="List Number 2" style:family="paragraph" style:parent-style-name="List_20_Number" style:default-outline-level="">
      <style:paragraph-properties fo:margin-top="0in" fo:margin-bottom="0.0417in" loext:contextual-spacing="false"/>
    </style:style>
    <style:style style:name="List_20_Number_20_3" style:display-name="List Number 3" style:family="paragraph" style:parent-style-name="List_20_Number_20_2" style:default-outline-level=""/>
    <style:style style:name="Picture" style:family="paragraph" style:parent-style-name="Standard" style:next-style-name="Standard" style:default-outline-level="">
      <style:paragraph-properties fo:margin-left="0.7874in" fo:margin-right="0in" fo:margin-top="0in" fo:margin-bottom="0.139in" loext:contextual-spacing="false" fo:text-indent="0in" style:auto-text-indent="false"/>
      <style:text-properties fo:language="en" fo:country="AU"/>
    </style:style>
    <style:style style:name="Picture_20_Wide" style:display-name="Picture Wide" style:family="paragraph" style:parent-style-name="Picture" style:default-outline-level="">
      <style:paragraph-properties fo:margin-left="0in" fo:margin-right="0in" fo:text-align="center" style:justify-single-word="false" fo:text-indent="0in" style:auto-text-indent="false"/>
    </style:style>
    <style:style style:name="Subtitle" style:family="paragraph" style:parent-style-name="Heading" style:default-outline-level="" style:class="chapter">
      <style:paragraph-properties fo:margin-top="0.7874in" fo:margin-bottom="0.0417in" loext:contextual-spacing="false"/>
      <style:text-properties fo:font-size="22pt" fo:font-weight="normal" style:font-size-asian="22pt" style:font-weight-asian="normal"/>
    </style:style>
    <style:style style:name="Table_20_Body_20_Text" style:display-name="Table Body Text" style:family="paragraph" style:parent-style-name="Text_20_body" style:default-outline-level="">
      <style:paragraph-properties fo:margin-left="0in" fo:margin-right="0in" fo:margin-top="0.0417in" fo:margin-bottom="0.0417in" loext:contextual-spacing="false" fo:text-indent="0in" style:auto-text-indent="false"/>
      <style:text-properties fo:font-size="10pt" style:font-size-asian="10pt"/>
    </style:style>
    <style:style style:name="Table_20_Bullet" style:display-name="Table Bullet" style:family="paragraph" style:parent-style-name="Standard" style:default-outline-level="">
      <style:paragraph-properties fo:margin-left="1.5335in" fo:margin-right="0in" fo:margin-top="0.0417in" fo:margin-bottom="0.139in" loext:contextual-spacing="false" fo:text-indent="-0.25in" style:auto-text-indent="false">
        <style:tab-stops>
          <style:tab-stop style:position="1.5335in"/>
        </style:tab-stops>
      </style:paragraph-properties>
      <style:text-properties fo:color="#000000" style:font-name="ClassGarmnd BT" fo:font-family="'ClassGarmnd BT'" style:font-family-generic="roman" style:font-pitch="variable" fo:font-size="11pt" fo:language="en" fo:country="AU" style:font-size-asian="11pt" style:font-name-complex="ClassGarmnd BT1" style:font-family-complex="'ClassGarmnd BT'"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0547in" fo:margin-right="0in" fo:margin-top="0.0555in" fo:margin-bottom="0.0555in" loext:contextual-spacing="false" fo:text-indent="0in" style:auto-text-indent="false"/>
      <style:text-properties fo:font-size="10pt" style:font-size-asian="10pt"/>
    </style:style>
    <style:style style:name="Contents_20_1" style:display-name="Contents 1" style:family="paragraph" style:parent-style-name="Index" style:next-style-name="Standard" style:default-outline-level="" style:class="index">
      <style:paragraph-properties fo:margin-top="0in" fo:margin-bottom="0.1252in" loext:contextual-spacing="false" fo:text-align="start" style:justify-single-word="false" fo:orphans="2" fo:widows="2" fo:hyphenation-ladder-count="no-limit" style:punctuation-wrap="hanging" style:writing-mode="lr-tb">
        <style:tab-stops>
          <style:tab-stop style:position="5.5126in" style:leader-style="dotted" style:leader-text="."/>
          <style:tab-stop style:position="5.9063in" style:type="right"/>
        </style:tab-stops>
      </style:paragraph-properties>
      <style:text-properties fo:color="#00000a" style:font-name="Arial" fo:font-family="Arial" style:font-family-generic="roman" style:font-pitch="variable" fo:font-size="12pt" fo:language="en" fo:country="AU" fo:font-weight="bold" style:font-name-asian="Times New Roman1" style:font-family-asian="'Times New Roman'" style:font-family-generic-asian="system" style:font-pitch-asian="variable" style:font-size-asian="12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Contents_20_2" style:display-name="Contents 2" style:family="paragraph" style:parent-style-name="Contents_20_1" style:next-style-name="Standard" style:default-outline-level="" style:class="index">
      <style:paragraph-properties fo:margin-left="0.4925in" fo:margin-right="0in" fo:margin-top="0in" fo:margin-bottom="0.0555in" loext:contextual-spacing="false" fo:text-indent="-0.2953in" style:auto-text-indent="false"/>
    </style:style>
    <style:style style:name="Contents_20_3" style:display-name="Contents 3" style:family="paragraph" style:parent-style-name="Contents_20_2" style:next-style-name="Standard" style:default-outline-level="" style:class="index">
      <style:paragraph-properties fo:margin-left="0.689in" fo:margin-right="0in" fo:text-indent="-0.2953in" style:auto-text-indent="false"/>
      <style:text-properties style:font-name="Book Antiqua" fo:font-family="'Book Antiqua'" style:font-family-generic="roman" style:font-pitch="variable" fo:font-weight="normal" style:font-weight-asian="normal" style:font-name-complex="Book Antiqua1" style:font-family-complex="'Book Antiqua'" style:font-family-generic-complex="system" style:font-pitch-complex="variable"/>
    </style:style>
    <style:style style:name="Contents_20_4" style:display-name="Contents 4" style:family="paragraph" style:parent-style-name="Standard" style:next-style-name="Standard" style:default-outline-level="" style:class="index">
      <style:paragraph-properties fo:margin-left="0.3055in" fo:margin-right="0in" fo:margin-top="0in" fo:margin-bottom="0.139in" loext:contextual-spacing="false" fo:text-indent="0in" style:auto-text-indent="false">
        <style:tab-stops>
          <style:tab-stop style:position="6.4299in" style:type="right"/>
        </style:tab-stops>
      </style:paragraph-properties>
      <style:text-properties fo:font-size="10pt" fo:language="en" fo:country="AU" style:font-size-asian="10pt"/>
    </style:style>
    <style:style style:name="Normal_20__28_Web_29_" style:display-name="Normal (Web)" style:family="paragraph" style:parent-style-name="Standard" style:default-outline-level="">
      <style:paragraph-properties fo:margin-top="0.0693in" fo:margin-bottom="0.0693in" loext:contextual-spacing="false" fo:keep-together="auto" fo:orphans="2" fo:widows="2"/>
      <style:text-properties style:font-name="Arial" fo:font-family="Arial" style:font-family-generic="roman" style:font-pitch="variable" fo:font-size="10pt" fo:language="en" fo:country="AU" style:font-name-asian="Arial Unicode MS2" style:font-family-asian="'Arial Unicode MS', Arial" style:font-family-generic-asian="system" style:font-pitch-asian="variable" style:font-size-asian="10pt" style:font-name-complex="Arial1" style:font-family-complex="Arial" style:font-family-generic-complex="system" style:font-pitch-complex="variable"/>
    </style:style>
    <style:style style:name="Block_20_Quotation" style:display-name="Block Quotation" style:family="paragraph" style:parent-style-name="Text_20_body" style:default-outline-level="">
      <style:paragraph-properties fo:margin-left="0.5in" fo:margin-right="0.5in" fo:margin-top="0.1665in" fo:margin-bottom="0.1665in" loext:contextual-spacing="false" fo:text-align="justify" style:justify-single-word="false" fo:orphans="2" fo:widows="2" fo:text-indent="0in" style:auto-text-indent="false" fo:padding="0.1945in" fo:border="0.74pt solid #808080"/>
      <style:text-properties style:font-name="Arial" fo:font-family="Arial" style:font-family-generic="roman" style:font-pitch="variable" fo:language="en" fo:country="US" fo:font-style="italic" style:font-style-asian="italic" style:font-name-complex="Arial1" style:font-family-complex="Arial" style:font-family-generic-complex="system" style:font-pitch-complex="variable" style:font-size-complex="11pt"/>
    </style:style>
    <style:style style:name="Heading_20_Base" style:display-name="Heading Base" style:family="paragraph" style:parent-style-name="Text_20_body" style:default-outline-level="">
      <style:paragraph-properties fo:margin-left="0in" fo:margin-right="0in" fo:margin-top="0in" fo:margin-bottom="0in" loext:contextual-spacing="false" fo:orphans="2" fo:widows="2" fo:text-indent="0in" style:auto-text-indent="false" fo:keep-with-next="always"/>
      <style:text-properties style:font-name="Arial" fo:font-family="Arial" style:font-family-generic="roman" style:font-pitch="variable" fo:language="en" fo:country="US" style:letter-kerning="true" style:font-name-complex="Arial1" style:font-family-complex="Arial" style:font-family-generic-complex="system" style:font-pitch-complex="variable" style:font-size-complex="12pt"/>
    </style:style>
    <style:style style:name="Footnote_20_Base" style:display-name="Footnote Base" style:family="paragraph" style:parent-style-name="Text_20_body" style:default-outline-level="">
      <style:paragraph-properties fo:margin-left="0in" fo:margin-right="0in" fo:margin-top="0in" fo:margin-bottom="0.1665in" loext:contextual-spacing="false" style:line-height-at-least="0.139in" fo:text-align="justify" style:justify-single-word="false" fo:orphans="2" fo:widows="2" fo:text-indent="0in" style:auto-text-indent="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12pt"/>
    </style:style>
    <style:style style:name="Footnote" style:family="paragraph" style:parent-style-name="Footnote_20_Base" style:default-outline-level="" style:class="extra">
      <style:text-properties fo:language="en" fo:country="US"/>
    </style:style>
    <style:style style:name="Title_20_Cover" style:display-name="Title Cover" style:family="paragraph" style:parent-style-name="Heading_20_Base" style:default-outline-level="">
      <style:paragraph-properties fo:margin-top="0in" fo:margin-bottom="0.1665in" loext:contextual-spacing="false" style:line-height-at-least="0.5in" fo:text-align="center" style:justify-single-word="false"/>
      <style:text-properties fo:text-transform="uppercase" fo:font-size="32pt" fo:letter-spacing="0.0453in" style:font-size-asian="32pt"/>
    </style:style>
    <style:style style:name="Subtitle_20_Cover" style:display-name="Subtitle Cover" style:family="paragraph" style:parent-style-name="Title_20_Cover"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Caption_20__2b__20_Centered_20_Before_3a__20__20_12_20_pt_20__2b__20_No_20_underl..." style:display-name="Caption + Centered Before:  12 pt + No underl..." style:family="paragraph" style:parent-style-name="Standard" style:default-outline-level="">
      <style:paragraph-properties fo:margin-top="0.1665in" fo:margin-bottom="0in" loext:contextual-spacing="false" fo:text-align="center" style:justify-single-word="false" fo:keep-together="auto" fo:orphans="2" fo:widows="2" fo:keep-with-next="always"/>
      <style:text-properties style:font-name="Arial" fo:font-family="Arial" style:font-family-generic="roman" style:font-pitch="variable" fo:font-size="8pt" fo:letter-spacing="0.0035in" style:text-underline-style="solid" style:text-underline-width="auto" style:text-underline-color="font-color" fo:font-weight="bold" style:font-size-asian="8pt" style:font-weight-asian="bold" style:font-name-complex="Arial1" style:font-family-complex="Arial" style:font-family-generic-complex="system" style:font-pitch-complex="variable" style:font-size-complex="8pt" style:font-weight-complex="bold"/>
    </style:style>
    <style:style style:name="No_20_Spacing" style:display-name="No Spacing" style:family="paragraph" style:default-outline-level="">
      <style:paragraph-properties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n" fo:country="US" style:letter-kerning="false" style:font-name-asian="Times New Roman1" style:font-family-asian="'Times New Roman'"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3z0" style:family="text">
      <style:text-properties fo:font-weight="bold" style:font-weight-asian="bold"/>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a"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4z1" style:family="text">
      <style:text-properties fo:color="#00000a"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10z0" style:family="text"/>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4z0"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text-properties style:font-name="ClassGarmnd BT" fo:font-family="'ClassGarmnd BT'" style:font-family-generic="roman" style:font-pitch="variable" style:font-name-complex="ClassGarmnd BT1" style:font-family-complex="'ClassGarmnd BT'" style:font-family-generic-complex="system" style:font-pitch-complex="variable"/>
    </style:style>
    <style:style style:name="WW8Num1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7z0" style:family="text">
      <style:text-properties fo:font-weight="bold" style:font-weight-asian="bold"/>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0" style:family="text">
      <style:text-properties fo:color="#00000a"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19z1" style:family="text">
      <style:text-properties fo:color="#00000a"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19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9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9z4"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0" style:family="text">
      <style:text-properties fo:color="#00000a" style:font-name="Symbol" fo:font-family="Symbol" style:font-family-generic="roman" style:font-pitch="variable" fo:font-size="12pt" style:font-size-asian="12pt" style:font-name-complex="Symbol1" style:font-family-complex="Symbol" style:font-family-generic-complex="system" style:font-pitch-complex="variable"/>
    </style:style>
    <style:style style:name="WW8Num22z1" style:family="text">
      <style:text-properties fo:color="#00000a" style:font-name="Symbol" fo:font-family="Symbol" style:font-family-generic="roman" style:font-pitch="variable" fo:font-size="10pt" style:font-size-asian="10pt" style:font-name-complex="Symbol1" style:font-family-complex="Symbol" style:font-family-generic-complex="system" style:font-pitch-complex="variable"/>
    </style:style>
    <style:style style:name="WW8Num2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Default_20_Paragraph_20_Font" style:display-name="Default Paragraph Font" style:family="text"/>
    <style:style style:name="Page_20_Number" style:display-name="Page Number" style:family="text">
      <style:text-properties fo:font-size="12pt" fo:font-weight="bold" style:font-size-asian="12pt" style:font-weight-asian="bold" style:font-size-complex="12pt"/>
    </style:style>
    <style:style style:name="Internet_20_link" style:display-name="Internet link" style:family="text">
      <style:text-properties fo:color="#ff8700" style:text-underline-style="none" fo:font-weight="bold" style:font-weight-asian="bold"/>
    </style:style>
    <style:style style:name="Heading_20_7_20_Char" style:display-name="Heading 7 Char" style:family="tex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text-properties fo:font-size="12pt" fo:language="en" fo:country="AU" style:font-size-asian="12pt" style:language-complex="ar" style:country-complex="SA"/>
    </style:style>
    <style:style style:name="Body_20_Text_20_First_20_Indent_20_Char" style:display-name="Body Text First Indent Char" style:family="text">
      <style:text-properties style:font-name="Book Antiqua" fo:font-family="'Book Antiqua'" style:font-family-generic="roman" style:font-pitch="variable" fo:font-size="12pt" fo:language="en" fo:country="AU" style:font-size-asian="12pt" style:font-name-complex="Book Antiqua1" style:font-family-complex="'Book Antiqua'" style:font-family-generic-complex="system" style:font-pitch-complex="variable"/>
    </style:style>
    <style:style style:name="Footnote_20_Symbol" style:display-name="Footnote Symbol" style:family="text">
      <style:text-properties style:text-position="super 58%"/>
    </style:style>
    <style:style style:name="Footnote_20_Text_20_Char" style:display-name="Footnote Text Ch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12pt"/>
    </style:style>
    <style:style style:name="Emphasis" style:family="text">
      <style:text-properties fo:text-transform="uppercase" fo:font-size="9pt" style:font-size-asian="9pt"/>
    </style:style>
    <style:style style:name="Heading_20_Base_20_Char" style:display-name="Heading Base Char" style:family="text">
      <style:text-properties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2pt"/>
    </style:style>
    <style:style style:name="No_20_Spacing_20_Char" style:display-name="No Spacing Char"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language-complex="ar" style:country-complex="SA"/>
    </style:style>
    <style:style style:name="Header_20_Char" style:display-name="Header Char" style:family="text">
      <style:text-properties style:font-name="Arial Unicode MS1" fo:font-family="'Arial Unicode MS', Arial" style:font-family-generic="roman" style:font-pitch="variable" fo:font-size="9pt" fo:language="en" fo:country="AU" style:font-size-asian="9pt" style:font-name-complex="Arial Unicode MS2" style:font-family-complex="'Arial Unicode MS', Arial" style:font-family-generic-complex="system" style:font-pitch-complex="variable"/>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lassGarmnd BT1" style:font-family-complex="'ClassGarmnd BT'"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color="#00000a" fo:font-size="12pt" style:font-size-asian="12pt" style:font-name-complex="Symbol1" style:font-family-complex="Symbol" style:font-family-generic-complex="system" style:font-pitch-complex="variable"/>
    </style:style>
    <style:style style:name="ListLabel_20_14" style:display-name="ListLabel 14" style:family="text">
      <style:text-properties fo:color="#00000a" fo:font-size="10pt" style:font-size-asian="10pt" style:font-name-complex="Symbol1" style:font-family-complex="Symbol"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style:style style:name="ListLabel_20_17" style:display-name="ListLabel 17" style:family="text">
      <style:text-properties style:font-name="Verdana1" fo:font-family="Verdana" style:font-family-generic="roman" style:font-pitch="variable" fo:font-size="9pt" style:font-size-asian="9pt" style:font-name-complex="Verdana2" style:font-family-complex="Verdana" style:font-family-generic-complex="system" style:font-pitch-complex="variable" style:font-size-complex="9pt"/>
    </style:style>
    <style:style style:name="ListLabel_20_18" style:display-name="ListLabel 18" style:family="text">
      <style:text-properties fo:color="#ffffff"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style:style style:name="ListLabel_20_19" style:display-name="ListLabel 19" style:family="text">
      <style:text-properties fo:color="#ffffff" style:font-name="Verdana1" fo:font-family="Verdana" style:font-family-generic="roman" style:font-pitch="variable" fo:font-size="9pt" fo:font-weight="normal" style:font-name-asian="DejaVu Sans" style:font-family-asian="'DejaVu Sans'" style:font-family-generic-asian="system" style:font-pitch-asian="variable" style:font-size-asian="9pt" style:font-weight-asian="normal" style:font-name-complex="Verdana2" style:font-family-complex="Verdana" style:font-family-generic-complex="system" style:font-pitch-complex="variable" style:font-size-complex="9pt" style:font-weight-complex="normal"/>
    </style:style>
    <style:style style:name="ListLabel_20_20" style:display-name="ListLabel 20" style:family="text">
      <style:text-properties style:font-name="Verdana1" fo:font-family="Verdana" style:font-family-generic="roman" style:font-pitch="variable" fo:font-size="9pt" fo:font-weight="bold" style:font-name-asian="DejaVu Sans" style:font-family-asian="'DejaVu Sans'" style:font-family-generic-asian="system" style:font-pitch-asian="variable" style:font-size-asian="9pt" style:font-weight-asian="bold" style:font-name-complex="Verdana2" style:font-family-complex="Verdana" style:font-family-generic-complex="system" style:font-pitch-complex="variable" style:font-size-complex="9pt" style:font-weight-complex="bold"/>
    </style:style>
    <style:style style:name="ListLabel_20_21" style:display-name="ListLabel 21" style:family="text">
      <style:text-properties fo:color="#ffffff"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style:style style:name="ListLabel_20_22" style:display-name="ListLabel 22" style:family="text">
      <style:text-properties fo:color="#ffffff" style:font-name="Verdana1" fo:font-family="Verdana" style:font-family-generic="roman" style:font-pitch="variable" fo:font-size="9pt" style:font-size-asian="9pt" style:font-name-complex="Verdana2" style:font-family-complex="Verdana" style:font-family-generic-complex="system" style:font-pitch-complex="variable" style:font-size-complex="9pt"/>
    </style:style>
    <style:style style:name="ListLabel_20_23" style:display-name="ListLabel 23" style:family="text">
      <style:text-properties fo:color="#ffffff" style:font-name="Verdana1" fo:font-family="Verdana" style:font-family-generic="roman" style:font-pitch="variable" fo:font-size="9pt" fo:font-weight="normal" style:font-name-asian="DejaVu Sans" style:font-family-asian="'DejaVu Sans'" style:font-family-generic-asian="system" style:font-pitch-asian="variable" style:font-size-asian="9pt" style:font-weight-asian="normal" style:font-name-complex="Verdana2" style:font-family-complex="Verdana" style:font-family-generic-complex="system" style:font-pitch-complex="variable" style:font-size-complex="9pt" style:font-weight-complex="normal"/>
    </style:style>
    <style:style style:name="ListLabel_20_24" style:display-name="ListLabel 24" style:family="text">
      <style:text-properties fo:color="#ffffff" style:font-name="Verdana1" fo:font-family="Verdana" style:font-family-generic="roman" style:font-pitch="variable" fo:font-size="9pt" fo:font-weight="bold" style:font-name-asian="DejaVu Sans" style:font-family-asian="'DejaVu Sans'" style:font-family-generic-asian="system" style:font-pitch-asian="variable" style:font-size-asian="9pt" style:font-weight-asian="bold" style:font-name-complex="Verdana2" style:font-family-complex="Verdana" style:font-family-generic-complex="system" style:font-pitch-complex="variable" style:font-size-complex="9pt" style:font-weight-complex="bold"/>
    </style:style>
    <style:style style:name="ListLabel_20_25" style:display-name="ListLabel 25" style:family="text">
      <style:text-properties fo:color="#ffffff" style:font-name="Verdana1" fo:font-family="Verdana" style:font-family-generic="roman" style:font-pitch="variable" fo:font-size="9pt" fo:font-weight="bold" style:font-name-asian="DejaVu Sans" style:font-family-asian="'DejaVu Sans'" style:font-family-generic-asian="system" style:font-pitch-asian="variable" style:font-size-asian="9pt" style:font-weight-asian="bold" style:font-name-complex="Verdana2" style:font-family-complex="Verdana" style:font-family-generic-complex="system" style:font-pitch-complex="variable" style:font-size-complex="9pt" style:font-weight-complex="bold"/>
    </style:style>
    <style:style style:name="ListLabel_20_26" style:display-name="ListLabel 26" style:family="text">
      <style:text-properties fo:color="#000000"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style:style style:name="ListLabel_20_27" style:display-name="ListLabel 27" style:family="text">
      <style:text-properties fo:color="#ffffff" style:font-name="Verdana1" fo:font-family="Verdana" style:font-family-generic="roman" style:font-pitch="variable" fo:font-size="9pt" fo:font-weight="bold" style:font-name-asian="DejaVu Sans" style:font-family-asian="'DejaVu Sans'" style:font-family-generic-asian="system" style:font-pitch-asian="variable" style:font-size-asian="9pt" style:font-weight-asian="bold" style:font-name-complex="Verdana2" style:font-family-complex="Verdana" style:font-family-generic-complex="system" style:font-pitch-complex="variable" style:font-size-complex="9pt" style:font-weight-complex="bold"/>
    </style:style>
    <style:style style:name="ListLabel_20_28" style:display-name="ListLabel 28" style:family="text">
      <style:text-properties fo:color="#000000"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style:style style:name="ListLabel_20_29" style:display-name="ListLabel 29" style:family="text">
      <style:text-properties fo:color="#ffffff" style:font-name="Verdana1" fo:font-family="Verdana" style:font-family-generic="roman" style:font-pitch="variable" fo:font-size="9pt" fo:font-weight="bold" style:font-name-asian="DejaVu Sans" style:font-family-asian="'DejaVu Sans'" style:font-family-generic-asian="system" style:font-pitch-asian="variable" style:font-size-asian="9pt" style:font-weight-asian="bold" style:font-name-complex="Verdana2" style:font-family-complex="Verdana" style:font-family-generic-complex="system" style:font-pitch-complex="variable" style:font-size-complex="9pt" style:font-weight-complex="bold"/>
    </style:style>
    <style:style style:name="ListLabel_20_30" style:display-name="ListLabel 30" style:family="text">
      <style:text-properties fo:color="#000000"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31" style:display-name="ListLabel 31" style:family="text">
      <style:text-properties fo:color="#000000" style:font-name="Verdana1" fo:font-family="Verdana" style:font-family-generic="roman" style:font-pitch="variable" fo:font-size="9pt" style:font-size-asian="9pt" style:font-size-complex="9pt"/>
    </style:style>
    <style:style style:name="ListLabel_20_32" style:display-name="ListLabel 32" style:family="text">
      <style:text-properties fo:color="#000000"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style:style style:name="ListLabel_20_33" style:display-name="ListLabel 33" style:family="text"/>
    <style:style style:name="ListLabel_20_34" style:display-name="ListLabel 34" style:family="text">
      <style:text-properties fo:color="#000000" style:font-name="Verdana1" fo:font-family="Verdana" style:font-family-generic="roman" style:font-pitch="variable" fo:font-size="9pt" fo:font-weight="bold" style:font-size-asian="9pt" style:font-weight-asian="bold" style:font-name-complex="Verdana2" style:font-family-complex="Verdana" style:font-family-generic-complex="system" style:font-pitch-complex="variable" style:font-size-complex="9pt" style:font-weight-complex="bold"/>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ffffff"/>
    </style:style>
    <style:page-layout style:name="Mpm1" style:page-usage="mirrored">
      <style:page-layout-properties fo:page-width="5.0598in" fo:page-height="7.8098in" style:num-format="1" style:print-orientation="portrait" fo:margin-top="0.35in" fo:margin-bottom="0.35in" fo:margin-left="0.8799in" fo:margin-right="0.5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MP1"/>
      </style:footer-left>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9:09:00</meta:creation-date>
    <dc:language>en-US</dc:language>
    <dc:date>2020-09-14T12:02:55.911587478</dc:date>
    <meta:editing-cycles>513</meta:editing-cycles>
    <meta:editing-duration>P2DT17H19M57S</meta:editing-duration>
    <meta:generator>LibreOffice/6.0.1.1$Linux_X86_64 LibreOffice_project/00m0$Build-1</meta:generator>
    <meta:document-statistic meta:table-count="0" meta:image-count="0" meta:object-count="0" meta:page-count="177" meta:paragraph-count="105" meta:word-count="63026" meta:character-count="358028" meta:non-whitespace-character-count="294933"/>
  </office:meta>
</office:document-meta>
</file>